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573cm" table:align="left"/>
    </style:style>
    <style:style style:name="Table1.A" style:family="table-column">
      <style:table-column-properties style:column-width="2.279cm"/>
    </style:style>
    <style:style style:name="Table1.B" style:family="table-column">
      <style:table-column-properties style:column-width="8.294cm"/>
    </style:style>
    <style:style style:name="Table1.A1" style:family="table-cell">
      <style:table-cell-properties style:vertical-align="middle" fo:padding="0.212cm" fo:border="0.05pt solid #000000"/>
    </style:style>
    <style:style style:name="Table2" style:family="table">
      <style:table-properties style:width="17cm" table:align="left"/>
    </style:style>
    <style:style style:name="Table2.A" style:family="table-column">
      <style:table-column-properties style:column-width="0.826cm"/>
    </style:style>
    <style:style style:name="Table2.B" style:family="table-column">
      <style:table-column-properties style:column-width="5.86cm"/>
    </style:style>
    <style:style style:name="Table2.C" style:family="table-column">
      <style:table-column-properties style:column-width="10.315cm"/>
    </style:style>
    <style:style style:name="Table2.A1" style:family="table-cell">
      <style:table-cell-properties style:vertical-align="middle" fo:padding="0.212cm" fo:border="0.05pt solid #000000"/>
    </style:style>
    <style:style style:name="Table2.C1" style:family="table-cell">
      <style:table-cell-properties fo:padding="0.049cm" fo:border="none"/>
    </style:style>
    <style:style style:name="Table3" style:family="table">
      <style:table-properties style:width="11.465cm" table:align="left"/>
    </style:style>
    <style:style style:name="Table3.A" style:family="table-column">
      <style:table-column-properties style:column-width="7.274cm"/>
    </style:style>
    <style:style style:name="Table3.B" style:family="table-column">
      <style:table-column-properties style:column-width="4.191cm"/>
    </style:style>
    <style:style style:name="Table3.A1" style:family="table-cell">
      <style:table-cell-properties style:vertical-align="middle" fo:padding="0.212cm" fo:border="0.05pt solid #000000"/>
    </style:style>
    <style:style style:name="Table3.B1" style:family="table-cell">
      <style:table-cell-properties fo:padding="0.049cm" fo:border="none"/>
    </style:style>
    <style:style style:name="Table4" style:family="table">
      <style:table-properties style:width="17cm" table:align="left"/>
    </style:style>
    <style:style style:name="Table4.A" style:family="table-column">
      <style:table-column-properties style:column-width="0.649cm"/>
    </style:style>
    <style:style style:name="Table4.B" style:family="table-column">
      <style:table-column-properties style:column-width="16.351cm"/>
    </style:style>
    <style:style style:name="Table4.A1" style:family="table-cell">
      <style:table-cell-properties style:vertical-align="middle" fo:padding="0.212cm" fo:border="0.05pt solid #000000"/>
    </style:style>
    <style:style style:name="Table5" style:family="table">
      <style:table-properties style:width="17cm" table:align="left"/>
    </style:style>
    <style:style style:name="Table5.A" style:family="table-column">
      <style:table-column-properties style:column-width="0.637cm"/>
    </style:style>
    <style:style style:name="Table5.B" style:family="table-column">
      <style:table-column-properties style:column-width="16.364cm"/>
    </style:style>
    <style:style style:name="Table5.A1" style:family="table-cell">
      <style:table-cell-properties style:vertical-align="middle" fo:padding="0.212cm" fo:border="0.05pt solid #000000"/>
    </style:style>
    <style:style style:name="Table6" style:family="table">
      <style:table-properties style:width="17cm" table:align="left"/>
    </style:style>
    <style:style style:name="Table6.A" style:family="table-column">
      <style:table-column-properties style:column-width="0.637cm"/>
    </style:style>
    <style:style style:name="Table6.B" style:family="table-column">
      <style:table-column-properties style:column-width="16.364cm"/>
    </style:style>
    <style:style style:name="Table6.A1" style:family="table-cell">
      <style:table-cell-properties style:vertical-align="middle" fo:padding="0.212cm" fo:border="0.05pt solid #000000"/>
    </style:style>
    <style:style style:name="Table7" style:family="table">
      <style:table-properties style:width="17cm" table:align="left"/>
    </style:style>
    <style:style style:name="Table7.A" style:family="table-column">
      <style:table-column-properties style:column-width="0.637cm"/>
    </style:style>
    <style:style style:name="Table7.B" style:family="table-column">
      <style:table-column-properties style:column-width="16.364cm"/>
    </style:style>
    <style:style style:name="Table7.A1" style:family="table-cell">
      <style:table-cell-properties style:vertical-align="middle" fo:padding="0.212cm" fo:border="0.05pt solid #000000"/>
    </style:style>
    <style:style style:name="Table8" style:family="table">
      <style:table-properties style:width="17cm" table:align="left"/>
    </style:style>
    <style:style style:name="Table8.A" style:family="table-column">
      <style:table-column-properties style:column-width="0.425cm"/>
    </style:style>
    <style:style style:name="Table8.B" style:family="table-column">
      <style:table-column-properties style:column-width="16.575cm"/>
    </style:style>
    <style:style style:name="Table8.A1" style:family="table-cell">
      <style:table-cell-properties style:vertical-align="middle" fo:padding="0.212cm" fo:border="0.05pt solid #000000"/>
    </style:style>
    <style:style style:name="Table9" style:family="table">
      <style:table-properties style:width="7.586cm" table:align="left"/>
    </style:style>
    <style:style style:name="Table9.A" style:family="table-column">
      <style:table-column-properties style:column-width="1.632cm"/>
    </style:style>
    <style:style style:name="Table9.B" style:family="table-column">
      <style:table-column-properties style:column-width="5.955cm"/>
    </style:style>
    <style:style style:name="Table9.A1" style:family="table-cell">
      <style:table-cell-properties style:vertical-align="middle" fo:padding="0.212cm" fo:border="0.05pt solid #000000"/>
    </style:style>
    <style:style style:name="Table10" style:family="table">
      <style:table-properties style:width="17cm" table:align="left"/>
    </style:style>
    <style:style style:name="Table10.A" style:family="table-column">
      <style:table-column-properties style:column-width="1.632cm"/>
    </style:style>
    <style:style style:name="Table10.B" style:family="table-column">
      <style:table-column-properties style:column-width="15.369cm"/>
    </style:style>
    <style:style style:name="Table10.A1" style:family="table-cell">
      <style:table-cell-properties style:vertical-align="middle" fo:padding="0.212cm" fo:border="0.05pt solid #000000"/>
    </style:style>
    <style:style style:name="P1" style:family="paragraph" style:parent-style-name="Preformatted_20_Text">
      <style:text-properties fo:font-variant="normal" fo:text-transform="none" fo:color="#000000" style:font-name="monospace" fo:font-size="12pt" fo:letter-spacing="normal" fo:font-style="normal" fo:font-weight="normal" officeooo:paragraph-rsid="004e1c71"/>
    </style:style>
    <style:style style:name="P2" style:family="paragraph" style:parent-style-name="Preformatted_20_Text">
      <style:text-properties fo:font-variant="normal" fo:text-transform="none" fo:color="#000000" style:font-name="monospace" fo:font-size="12pt" fo:letter-spacing="normal" fo:font-style="normal" fo:font-weight="normal" officeooo:rsid="005df45f" officeooo:paragraph-rsid="005df45f"/>
    </style:style>
    <style:style style:name="P3" style:family="paragraph" style:parent-style-name="Preformatted_20_Text">
      <style:text-properties fo:font-variant="normal" fo:text-transform="none" fo:color="#000000" style:font-name="monospace" fo:font-size="12pt" fo:letter-spacing="normal" fo:font-style="normal" fo:font-weight="normal" officeooo:rsid="013cf06d" officeooo:paragraph-rsid="013cf06d"/>
    </style:style>
    <style:style style:name="P4" style:family="paragraph" style:parent-style-name="Preformatted_20_Text">
      <style:text-properties fo:font-variant="normal" fo:text-transform="none" fo:color="#000000" style:font-name="monospace" fo:font-size="12pt" fo:letter-spacing="normal" fo:font-style="normal" fo:font-weight="normal" officeooo:paragraph-rsid="01621c62"/>
    </style:style>
    <style:style style:name="P5"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19f0d" officeooo:paragraph-rsid="00319f0d" style:font-size-asian="12pt" style:font-weight-asian="bold" style:font-size-complex="12pt" style:font-weight-complex="bold"/>
    </style:style>
    <style:style style:name="P6"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65a838" officeooo:paragraph-rsid="0065a838" style:font-size-asian="12pt" style:font-weight-asian="bold" style:font-size-complex="12pt" style:font-weight-complex="bold"/>
    </style:style>
    <style:style style:name="P7"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8"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9" style:family="paragraph" style:parent-style-name="Preformatted_20_Text">
      <style:text-properties fo:font-variant="normal" fo:text-transform="none" fo:color="#000000" style:font-name="monospace"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10" style:family="paragraph" style:parent-style-name="Preformatted_20_Text">
      <style:text-properties fo:font-variant="normal" fo:text-transform="none" fo:color="#000000" style:font-name="monospace"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11" style:family="paragraph" style:parent-style-name="Preformatted_20_Text">
      <style:text-properties fo:font-variant="normal" fo:text-transform="none" fo:color="#000000" style:font-name="monospace" fo:font-size="12pt" fo:letter-spacing="normal" fo:font-style="normal" style:text-underline-style="none" fo:font-weight="normal" officeooo:rsid="0072fcb1" officeooo:paragraph-rsid="0072fcb1" style:font-size-asian="12pt" style:font-weight-asian="normal" style:font-size-complex="12pt" style:font-weight-complex="normal"/>
    </style:style>
    <style:style style:name="P12" style:family="paragraph" style:parent-style-name="Preformatted_20_Text">
      <style:text-properties fo:font-variant="normal" fo:text-transform="none" fo:color="#000000" style:font-name="monospace"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13" style:family="paragraph" style:parent-style-name="Preformatted_20_Text">
      <style:text-properties fo:font-variant="normal" fo:text-transform="none" fo:color="#000000" style:font-name="monospace"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14" style:family="paragraph" style:parent-style-name="Preformatted_20_Text">
      <style:text-properties fo:font-variant="normal" fo:text-transform="none" fo:color="#000000" style:font-name="monospace" fo:font-size="12pt" fo:letter-spacing="normal" fo:font-style="normal" style:text-underline-style="none" fo:font-weight="normal" officeooo:rsid="0079b376" officeooo:paragraph-rsid="0079b376" style:font-size-asian="12pt" style:font-weight-asian="normal" style:font-size-complex="12pt" style:font-weight-complex="normal"/>
    </style:style>
    <style:style style:name="P15" style:family="paragraph" style:parent-style-name="Preformatted_20_Text">
      <style:text-properties fo:font-variant="normal" fo:text-transform="none" fo:color="#000000" style:font-name="monospace" fo:font-size="12pt" fo:letter-spacing="normal" fo:font-style="normal" style:text-underline-style="none" fo:font-weight="normal" officeooo:rsid="0136ed27" officeooo:paragraph-rsid="0136ed27" style:font-weight-asian="normal" style:font-weight-complex="normal"/>
    </style:style>
    <style:style style:name="P16" style:family="paragraph" style:parent-style-name="Preformatted_20_Text">
      <style:text-properties fo:font-variant="normal" fo:text-transform="none" fo:color="#000000" style:font-name="monospace" fo:font-size="12pt" fo:letter-spacing="normal" fo:font-style="normal" style:text-underline-style="none" fo:font-weight="normal" officeooo:rsid="013a1d4b" officeooo:paragraph-rsid="013a1d4b" style:font-weight-asian="bold" style:font-weight-complex="bold"/>
    </style:style>
    <style:style style:name="P17" style:family="paragraph" style:parent-style-name="Preformatted_20_Text">
      <style:text-properties fo:font-variant="normal" fo:text-transform="none" fo:color="#000000" style:font-name="monospace"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18" style:family="paragraph" style:parent-style-name="Preformatted_20_Text">
      <style:text-properties fo:font-variant="normal" fo:text-transform="none" fo:color="#000000" fo:letter-spacing="normal" officeooo:paragraph-rsid="005d4deb"/>
    </style:style>
    <style:style style:name="P19" style:family="paragraph" style:parent-style-name="Preformatted_20_Text">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20" style:family="paragraph" style:parent-style-name="Preformatted_20_Text">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loext:padding="0cm" loext:border="none"/>
    </style:style>
    <style:style style:name="P21" style:family="paragraph" style:parent-style-name="Preformatted_20_Text">
      <style:text-properties fo:font-variant="normal" fo:text-transform="none" fo:color="#000000" style:font-name="Verdana" fo:font-size="12pt" fo:letter-spacing="normal" fo:font-style="normal" style:text-underline-style="none" fo:font-weight="normal" officeooo:rsid="017b12d7" officeooo:paragraph-rsid="017b12d7" style:font-size-asian="15pt" style:font-weight-asian="bold" style:font-size-complex="15pt" style:font-weight-complex="bold" loext:padding="0cm" loext:border="none"/>
    </style:style>
    <style:style style:name="P22" style:family="paragraph" style:parent-style-name="Preformatted_20_Text">
      <style:text-properties fo:font-variant="normal" fo:text-transform="none" fo:color="#1c1c1c" fo:letter-spacing="normal" officeooo:paragraph-rsid="00624712"/>
    </style:style>
    <style:style style:name="P23" style:family="paragraph" style:parent-style-name="Preformatted_20_Text">
      <style:text-properties fo:font-variant="normal" fo:text-transform="none" fo:color="#1c1c1c" style:font-name="monospace" fo:font-size="12pt" fo:letter-spacing="normal" fo:font-style="normal" style:text-underline-style="none" fo:font-weight="normal" officeooo:rsid="005df45f" officeooo:paragraph-rsid="005df45f" style:font-size-asian="12pt" style:font-weight-asian="bold" style:font-size-complex="12pt" style:font-weight-complex="bold" loext:padding="0cm" loext:border="none"/>
    </style:style>
    <style:style style:name="P24" style:family="paragraph" style:parent-style-name="Preformatted_20_Text">
      <style:text-properties fo:font-variant="normal" fo:text-transform="none" fo:color="#1c1c1c" style:font-name="monospace" fo:font-size="12pt" fo:letter-spacing="normal" fo:font-style="normal" style:text-underline-style="none" fo:font-weight="normal" officeooo:rsid="005fe223" officeooo:paragraph-rsid="005fe223" style:font-size-asian="12pt" style:font-weight-asian="bold" style:font-size-complex="12pt" style:font-weight-complex="bold" loext:padding="0cm" loext:border="none"/>
    </style:style>
    <style:style style:name="P25" style:family="paragraph" style:parent-style-name="Preformatted_20_Text">
      <style:text-properties fo:font-variant="normal" fo:text-transform="none" fo:color="#880000" style:font-name="monospace" fo:font-size="12pt" fo:letter-spacing="normal" fo:font-style="normal" style:text-underline-style="none" fo:font-weight="normal" officeooo:rsid="018ce663" officeooo:paragraph-rsid="018ce663" style:font-size-asian="15pt" style:font-weight-asian="bold" style:font-size-complex="15pt" style:font-weight-complex="bold" loext:padding="0cm" loext:border="none"/>
    </style:style>
    <style:style style:name="P26" style:family="paragraph" style:parent-style-name="Preformatted_20_Text">
      <style:text-properties fo:font-variant="normal" fo:text-transform="none" fo:color="#666600" style:font-name="monospace" fo:font-size="12pt" fo:letter-spacing="normal" fo:font-style="normal" style:text-underline-style="none" fo:font-weight="normal" officeooo:rsid="005df45f" officeooo:paragraph-rsid="005d4deb" style:font-size-asian="12pt" style:font-weight-asian="bold" style:font-size-complex="12pt" style:font-weight-complex="bold" loext:padding="0cm" loext:border="none"/>
    </style:style>
    <style:style style:name="P27" style:family="paragraph" style:parent-style-name="Preformatted_20_Text">
      <style:text-properties fo:font-variant="normal" fo:text-transform="none" fo:color="#000088" style:font-name="monospace" fo:font-size="16pt" fo:letter-spacing="normal" fo:font-style="normal" style:text-underline-style="solid" style:text-underline-width="auto" style:text-underline-color="font-color" fo:font-weight="bold" officeooo:rsid="01621c62" officeooo:paragraph-rsid="01621c62" style:font-size-asian="16pt" style:font-weight-asian="bold" style:font-size-complex="16pt" style:font-weight-complex="bold" loext:padding="0cm" loext:border="none"/>
    </style:style>
    <style:style style:name="P28"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8c7ed" officeooo:paragraph-rsid="0018c7ed"/>
    </style:style>
    <style:style style:name="P29"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cb63a" officeooo:paragraph-rsid="001cb63a"/>
    </style:style>
    <style:style style:name="P30"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31"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b11af5"/>
    </style:style>
    <style:style style:name="P32"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8ede45" loext:padding="0cm" loext:border="none"/>
    </style:style>
    <style:style style:name="P33"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5cdbf" officeooo:paragraph-rsid="0085cdbf" style:font-weight-asian="bold" style:font-weight-complex="bold"/>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8e9ad" officeooo:paragraph-rsid="0088e9ad" style:font-weight-asian="bold" style:font-weight-complex="bold"/>
    </style:style>
    <style:style style:name="P35"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c5682" officeooo:paragraph-rsid="008c5682" style:font-weight-asian="bold" style:font-weight-complex="bold"/>
    </style:style>
    <style:style style:name="P36"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96f12" officeooo:paragraph-rsid="00a96f12" style:font-weight-asian="bold" style:font-weight-complex="bold"/>
    </style:style>
    <style:style style:name="P37"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eb755" officeooo:paragraph-rsid="00aeb755" style:font-weight-asian="bold" style:font-weight-complex="bold"/>
    </style:style>
    <style:style style:name="P38"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fo:font-weight="normal" officeooo:paragraph-rsid="008ede45" loext:padding="0cm" loext:border="none"/>
    </style:style>
    <style:style style:name="P39"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style:text-underline-style="none" fo:font-weight="normal" officeooo:rsid="008c5682" officeooo:paragraph-rsid="008c5682" style:font-size-asian="12pt" style:font-weight-asian="bold" style:font-size-complex="12pt" style:font-weight-complex="bold" loext:padding="0cm" loext:border="none"/>
    </style:style>
    <style:style style:name="P40"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weight-asian="bold" style:font-weight-complex="bold" loext:padding="0cm" loext:border="none"/>
    </style:style>
    <style:style style:name="P41"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size-asian="12pt" style:font-weight-asian="bold" style:font-size-complex="12pt" style:font-weight-complex="bold" loext:padding="0cm" loext:border="none"/>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660066" style:font-name="inherit" fo:font-size="11.25pt" fo:letter-spacing="normal" fo:font-style="normal" fo:font-weight="normal" officeooo:rsid="008ede45" officeooo:paragraph-rsid="008ede45" style:font-size-asian="12pt" style:font-size-complex="12pt" loext:padding="0cm" loext:border="none"/>
    </style:style>
    <style:style style:name="P43" style:family="paragraph" style:parent-style-name="Preformatted_20_Text">
      <style:paragraph-properties fo:margin-left="0cm" fo:margin-right="0cm" fo:orphans="2" fo:widows="2" fo:text-indent="0cm" style:auto-text-indent="false"/>
      <style:text-properties fo:font-variant="normal" fo:text-transform="none" fo:color="#660066" style:font-name="monospace" fo:font-size="12pt" fo:letter-spacing="normal" fo:font-style="normal" fo:font-weight="normal" officeooo:paragraph-rsid="008ede45" style:font-size-asian="12pt" style:font-size-complex="12pt" loext:padding="0cm" loext:border="none"/>
    </style:style>
    <style:style style:name="P44" style:family="paragraph" style:parent-style-name="Preformatted_20_Text">
      <style:paragraph-properties fo:margin-left="0cm" fo:margin-right="0cm" fo:orphans="2" fo:widows="2" fo:text-indent="0cm" style:auto-text-indent="false"/>
      <style:text-properties fo:font-variant="normal" fo:text-transform="none" fo:color="#666600" style:font-name="monospace" fo:font-size="12pt" fo:letter-spacing="normal" fo:font-style="normal" fo:font-weight="normal" officeooo:paragraph-rsid="008ede45" style:font-size-asian="12pt" style:font-size-complex="12pt" loext:padding="0cm" loext:border="none"/>
    </style:style>
    <style:style style:name="P45" style:family="paragraph" style:parent-style-name="Preformatted_20_Text">
      <style:paragraph-properties fo:margin-left="0cm" fo:margin-right="0cm" fo:orphans="2" fo:widows="2" fo:text-indent="0cm" style:auto-text-indent="false"/>
      <style:text-properties officeooo:paragraph-rsid="00d20d67"/>
    </style:style>
    <style:style style:name="P46" style:family="paragraph" style:parent-style-name="Preformatted_20_Text">
      <style:paragraph-properties fo:margin-left="0cm" fo:margin-right="0cm" fo:orphans="2" fo:widows="2" fo:text-indent="0cm" style:auto-text-indent="false"/>
      <style:text-properties officeooo:paragraph-rsid="00dd9608"/>
    </style:style>
    <style:style style:name="P47" style:family="paragraph" style:parent-style-name="Preformatted_20_Text">
      <style:paragraph-properties fo:margin-left="0cm" fo:margin-right="0cm" fo:orphans="2" fo:widows="2" fo:text-indent="0cm" style:auto-text-indent="false"/>
      <style:text-properties officeooo:paragraph-rsid="00e204d2"/>
    </style:style>
    <style:style style:name="P48" style:family="paragraph" style:parent-style-name="Preformatted_20_Text">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4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5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style:style>
    <style:style style:name="P5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officeooo:paragraph-rsid="0025d89d"/>
    </style:style>
    <style:style style:name="P5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5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54"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2pt" fo:letter-spacing="normal" fo:font-style="normal" fo:font-weight="normal" loext:padding="0cm" loext:border="none"/>
    </style:style>
    <style:style style:name="P5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56"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880000" style:font-name="monospace" fo:font-size="12pt" fo:letter-spacing="normal" fo:font-style="normal" fo:font-weight="normal" loext:padding="0cm" loext:border="none"/>
    </style:style>
    <style:style style:name="P57"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0066" style:font-name="monospace" fo:font-size="12pt" fo:letter-spacing="normal" fo:font-style="normal" fo:font-weight="normal" officeooo:rsid="00b0ef3e" officeooo:paragraph-rsid="00b0ef3e" loext:padding="0cm" loext:border="none"/>
    </style:style>
    <style:style style:name="P5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style>
    <style:style style:name="P5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officeooo:paragraph-rsid="01108412"/>
    </style:style>
    <style:style style:name="P6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color="#880000" officeooo:paragraph-rsid="01108412" loext:padding="0cm" loext:border="none"/>
    </style:style>
    <style:style style:name="P6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2"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63"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inherit" fo:font-weight="bold"/>
    </style:style>
    <style:style style:name="P64"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inherit" fo:font-weight="bold"/>
    </style:style>
    <style:style style:name="P65"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Verdana" fo:font-size="11pt" fo:letter-spacing="normal" fo:font-style="normal" fo:font-weight="normal" officeooo:rsid="01329ab3" officeooo:paragraph-rsid="01329ab3" style:font-size-asian="11pt" style:font-weight-asian="normal" style:font-size-complex="11pt" style:font-weight-complex="normal"/>
    </style:style>
    <style:style style:name="P66"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paragraph-rsid="00f30cfd"/>
    </style:style>
    <style:style style:name="P67"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rsid="01585058" officeooo:paragraph-rsid="01585058" style:font-weight-asian="bold" style:font-weight-complex="bold"/>
    </style:style>
    <style:style style:name="P68"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69"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rsid="00f8ac48" officeooo:paragraph-rsid="00f8ac48"/>
    </style:style>
    <style:style style:name="P7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ee226f"/>
    </style:style>
    <style:style style:name="P7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30cfd"/>
    </style:style>
    <style:style style:name="P7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47c03"/>
    </style:style>
    <style:style style:name="P7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04196"/>
    </style:style>
    <style:style style:name="P7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49720"/>
    </style:style>
    <style:style style:name="P7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66c5e"/>
    </style:style>
    <style:style style:name="P7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f2244"/>
    </style:style>
    <style:style style:name="P7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39932"/>
    </style:style>
    <style:style style:name="P7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47521"/>
    </style:style>
    <style:style style:name="P7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cc1c2"/>
    </style:style>
    <style:style style:name="P8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f03f0"/>
    </style:style>
    <style:style style:name="P8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241a3"/>
    </style:style>
    <style:style style:name="P8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e78d8"/>
    </style:style>
    <style:style style:name="P8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30c1f4"/>
    </style:style>
    <style:style style:name="P8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3441e"/>
    </style:style>
    <style:style style:name="P8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7d42"/>
    </style:style>
    <style:style style:name="P8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de6a"/>
    </style:style>
    <style:style style:name="P8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b5323"/>
    </style:style>
    <style:style style:name="P8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1f6e0"/>
    </style:style>
    <style:style style:name="P8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cbbc9"/>
    </style:style>
    <style:style style:name="P9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d4ec9"/>
    </style:style>
    <style:style style:name="P9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e8bb"/>
    </style:style>
    <style:style style:name="P9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fe8c"/>
    </style:style>
    <style:style style:name="P93" style:family="paragraph" style:parent-style-name="Preformatted_20_Text">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inherit" fo:font-size="11.25pt" fo:letter-spacing="normal" fo:font-style="normal" fo:font-weight="normal"/>
    </style:style>
    <style:style style:name="P94"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onospace" fo:font-size="12pt" fo:letter-spacing="normal" fo:font-style="normal" fo:font-weight="normal"/>
    </style:style>
    <style:style style:name="P9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097fd55" officeooo:paragraph-rsid="0097fd55" style:font-weight-asian="bold" style:font-weight-complex="bold"/>
    </style:style>
    <style:style style:name="P96"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80000" style:font-name="monospace" fo:font-size="12pt" fo:letter-spacing="normal" fo:font-style="normal" fo:font-weight="normal" loext:padding="0cm" loext:border="none"/>
    </style:style>
    <style:style style:name="P9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loext:padding="0cm" loext:border="none"/>
    </style:style>
    <style:style style:name="P9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officeooo:paragraph-rsid="00c89a4a" loext:padding="0cm" loext:border="none"/>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tyle>
    <style:style style:name="P10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style:font-weight-asian="bold" style:font-weight-complex="bold"/>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officeooo:paragraph-rsid="00c89a4a" style:font-weight-asian="bold" style:font-weight-complex="bold"/>
    </style:style>
    <style:style style:name="P10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10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10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paragraph-rsid="0198d150"/>
    </style:style>
    <style:style style:name="P10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93b978" officeooo:paragraph-rsid="0093b978"/>
    </style:style>
    <style:style style:name="P10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60cd6" officeooo:paragraph-rsid="00960cd6" style:font-weight-asian="bold" style:font-weight-complex="bold"/>
    </style:style>
    <style:style style:name="P10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7fd55" officeooo:paragraph-rsid="0097fd55" style:font-weight-asian="bold" style:font-weight-complex="bold"/>
    </style:style>
    <style:style style:name="P10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10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normal" officeooo:rsid="01975a67" officeooo:paragraph-rsid="0198d150" style:font-size-asian="15pt" style:font-weight-asian="bold" style:font-size-complex="15pt" style:font-weight-complex="bold" loext:padding="0cm" loext:border="none"/>
    </style:style>
    <style:style style:name="P1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none" fo:font-weight="normal" officeooo:rsid="00960cd6" officeooo:paragraph-rsid="00960cd6" style:font-weight-asian="bold" style:font-weight-complex="bold"/>
    </style:style>
    <style:style style:name="P1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fo:letter-spacing="normal" officeooo:paragraph-rsid="0198d150"/>
    </style:style>
    <style:style style:name="P1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weight-asian="bold" style:font-weight-complex="bold" loext:padding="0cm" loext:border="none"/>
    </style:style>
    <style:style style:name="P1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114" style:family="paragraph" style:parent-style-name="Text_20_body">
      <style:paragraph-properties fo:margin-left="0cm" fo:margin-right="0cm" fo:margin-top="0cm" fo:margin-bottom="0cm" loext:contextual-spacing="false" fo:text-indent="0cm" style:auto-text-indent="false"/>
    </style:style>
    <style:style style:name="P1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paragraph-rsid="01558b12"/>
    </style:style>
    <style:style style:name="P1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rsid="01585058" officeooo:paragraph-rsid="01585058" style:font-weight-asian="bold" style:font-weight-complex="bold"/>
    </style:style>
    <style:style style:name="P1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Verdana" fo:font-size="12pt" fo:letter-spacing="normal" fo:font-style="normal" fo:font-weight="normal" officeooo:paragraph-rsid="01147521"/>
    </style:style>
    <style:style style:name="P1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1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1558b12"/>
    </style:style>
    <style:style style:name="P1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85058" officeooo:paragraph-rsid="01585058" style:font-weight-asian="bold" style:font-weight-complex="bold"/>
    </style:style>
    <style:style style:name="P1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9d6f5" officeooo:paragraph-rsid="01585058" style:font-weight-asian="bold" style:font-weight-complex="bold"/>
    </style:style>
    <style:style style:name="P1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bold" officeooo:rsid="01585058" officeooo:paragraph-rsid="01585058" style:font-weight-asian="bold" style:font-weight-complex="bold"/>
    </style:style>
    <style:style style:name="P123" style:family="paragraph" style:parent-style-name="Text_20_body">
      <style:paragraph-properties fo:margin-left="0cm" fo:margin-right="0cm" fo:margin-top="0cm" fo:margin-bottom="0cm" loext:contextual-spacing="false" fo:orphans="2" fo:widows="2" fo:text-indent="0cm" style:auto-text-indent="false"/>
    </style:style>
    <style:style style:name="P12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e226f"/>
    </style:style>
    <style:style style:name="P12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9d744"/>
    </style:style>
    <style:style style:name="P12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bed87"/>
    </style:style>
    <style:style style:name="P12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04196"/>
    </style:style>
    <style:style style:name="P12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49720"/>
    </style:style>
    <style:style style:name="P12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66c5e"/>
    </style:style>
    <style:style style:name="P13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f2244"/>
    </style:style>
    <style:style style:name="P13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1ce95"/>
    </style:style>
    <style:style style:name="P13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39932"/>
    </style:style>
    <style:style style:name="P13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47521"/>
    </style:style>
    <style:style style:name="P13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bb681"/>
    </style:style>
    <style:style style:name="P13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cc1c2"/>
    </style:style>
    <style:style style:name="P13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d4ffc"/>
    </style:style>
    <style:style style:name="P13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f03f0"/>
    </style:style>
    <style:style style:name="P13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241a3"/>
    </style:style>
    <style:style style:name="P13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5a6be"/>
    </style:style>
    <style:style style:name="P14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7b58a"/>
    </style:style>
    <style:style style:name="P14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b0b6c"/>
    </style:style>
    <style:style style:name="P14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e78d8"/>
    </style:style>
    <style:style style:name="P14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30c1f4"/>
    </style:style>
    <style:style style:name="P14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3441e"/>
    </style:style>
    <style:style style:name="P14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67d42"/>
    </style:style>
    <style:style style:name="P14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b5323"/>
    </style:style>
    <style:style style:name="P14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1f6e0"/>
    </style:style>
    <style:style style:name="P14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58b12"/>
    </style:style>
    <style:style style:name="P14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d4ec9"/>
    </style:style>
    <style:style style:name="P15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e324c"/>
    </style:style>
    <style:style style:name="P15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e8bb"/>
    </style:style>
    <style:style style:name="P15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fe8c"/>
    </style:style>
    <style:style style:name="P1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1147521"/>
    </style:style>
    <style:style style:name="P154" style:family="paragraph" style:parent-style-name="Text_20_body">
      <style:paragraph-properties fo:margin-left="0cm" fo:margin-right="0cm" fo:margin-top="0cm" fo:margin-bottom="0cm" loext:contextual-spacing="false" fo:orphans="2" fo:widows="2" fo:text-indent="0cm" style:auto-text-indent="false"/>
      <style:text-properties style:text-underline-style="solid" style:text-underline-width="auto" style:text-underline-color="font-color" fo:font-weight="bold" officeooo:rsid="01585058" officeooo:paragraph-rsid="01585058" style:font-weight-asian="bold" style:font-weight-complex="bold"/>
    </style:style>
    <style:style style:name="P15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14cae4"/>
    </style:style>
    <style:style style:name="P15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8702b"/>
    </style:style>
    <style:style style:name="P15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93403"/>
    </style:style>
    <style:style style:name="P15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50edd" officeooo:paragraph-rsid="00150edd"/>
    </style:style>
    <style:style style:name="P15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64988" officeooo:paragraph-rsid="00164988"/>
    </style:style>
    <style:style style:name="P16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89374"/>
    </style:style>
    <style:style style:name="P16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be372"/>
    </style:style>
    <style:style style:name="P16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c7ed" officeooo:paragraph-rsid="0018c7ed"/>
    </style:style>
    <style:style style:name="P16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cb63a" officeooo:paragraph-rsid="001cb63a"/>
    </style:style>
    <style:style style:name="P16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fc85a" officeooo:paragraph-rsid="001fc85a"/>
    </style:style>
    <style:style style:name="P16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1b37e" officeooo:paragraph-rsid="0021b37e"/>
    </style:style>
    <style:style style:name="P16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6dd34" officeooo:paragraph-rsid="0026dd34"/>
    </style:style>
    <style:style style:name="P16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93403" officeooo:paragraph-rsid="00293403"/>
    </style:style>
    <style:style style:name="P16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4cae4" officeooo:paragraph-rsid="0014cae4"/>
    </style:style>
    <style:style style:name="P16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e837c" officeooo:paragraph-rsid="002c0bd0"/>
    </style:style>
    <style:style style:name="P17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d051a" officeooo:paragraph-rsid="002c0bd0"/>
    </style:style>
    <style:style style:name="P17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cb63a" officeooo:paragraph-rsid="001cb63a" style:font-weight-asian="bold" style:font-weight-complex="bold"/>
    </style:style>
    <style:style style:name="P17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93403" officeooo:paragraph-rsid="00293403" style:font-weight-asian="bold" style:font-weight-complex="bold"/>
    </style:style>
    <style:style style:name="P17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6dd34" officeooo:paragraph-rsid="0026dd34" style:font-weight-asian="bold" style:font-weight-complex="bold"/>
    </style:style>
    <style:style style:name="P17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e3176" officeooo:paragraph-rsid="001e3176" style:font-weight-asian="bold" style:font-weight-complex="bold"/>
    </style:style>
    <style:style style:name="P17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cb63a" officeooo:paragraph-rsid="001cb63a" style:font-weight-asian="bold" style:font-weight-complex="bold"/>
    </style:style>
    <style:style style:name="P17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fc85a" officeooo:paragraph-rsid="001fc85a" style:font-weight-asian="bold" style:font-weight-complex="bold"/>
    </style:style>
    <style:style style:name="P17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89374" officeooo:paragraph-rsid="00189374" style:font-weight-asian="bold" style:font-weight-complex="bold"/>
    </style:style>
    <style:style style:name="P17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8702b" officeooo:paragraph-rsid="0028702b" style:font-weight-asian="bold" style:font-weight-complex="bold"/>
    </style:style>
    <style:style style:name="P17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normal" officeooo:rsid="00189374" officeooo:paragraph-rsid="00164988"/>
    </style:style>
    <style:style style:name="P180" style:family="paragraph" style:parent-style-name="Standard">
      <style:paragraph-properties fo:margin-left="0cm" fo:margin-right="0cm" fo:orphans="2" fo:widows="2" fo:text-indent="0cm" style:auto-text-indent="false"/>
      <style:text-properties fo:font-variant="normal" fo:text-transform="none" fo:color="#000000" style:font-name="Vardana-sans" fo:font-size="12pt" fo:letter-spacing="normal" fo:font-style="normal" fo:font-weight="normal" officeooo:rsid="00293403" officeooo:paragraph-rsid="00293403"/>
    </style:style>
    <style:style style:name="P181" style:family="paragraph" style:parent-style-name="Standard">
      <style:paragraph-properties fo:margin-left="0cm" fo:margin-right="0cm" fo:orphans="2" fo:widows="2" fo:text-indent="0cm" style:auto-text-indent="false"/>
      <style:text-properties fo:font-variant="normal" fo:text-transform="none" fo:color="#6a9955" style:font-name="Droid Sans Mono" fo:font-size="10.5pt" fo:letter-spacing="normal" fo:font-style="normal" fo:font-weight="bold" officeooo:rsid="001cb63a" officeooo:paragraph-rsid="001cb63a" fo:background-color="#1f1f1f" style:font-weight-asian="bold" style:font-weight-complex="bold"/>
    </style:style>
    <style:style style:name="P182" style:family="paragraph" style:parent-style-name="Standard">
      <style:paragraph-properties fo:margin-left="0cm" fo:margin-right="0cm" fo:orphans="2" fo:widows="2" fo:text-indent="0cm" style:auto-text-indent="false"/>
      <style:text-properties officeooo:paragraph-rsid="00293403"/>
    </style:style>
    <style:style style:name="P183" style:family="paragraph" style:parent-style-name="Standard">
      <style:paragraph-properties fo:margin-left="0cm" fo:margin-right="0cm" fo:orphans="2" fo:widows="2" fo:text-indent="0cm" style:auto-text-indent="false"/>
      <style:text-properties officeooo:paragraph-rsid="002c0bd0"/>
    </style:style>
    <style:style style:name="P184" style:family="paragraph" style:parent-style-name="Standard">
      <style:paragraph-properties fo:margin-left="0cm" fo:margin-right="0cm" fo:orphans="2" fo:widows="2" fo:text-indent="0cm" style:auto-text-indent="false"/>
      <style:text-properties officeooo:rsid="002c0bd0" officeooo:paragraph-rsid="002c0bd0"/>
    </style:style>
    <style:style style:name="P185" style:family="paragraph" style:parent-style-name="Standard">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18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paragraph-rsid="0025d89d" style:font-weight-asian="bold" style:font-weight-complex="bold"/>
    </style:style>
    <style:style style:name="P18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180d" officeooo:paragraph-rsid="0081180d" style:font-weight-asian="bold" style:font-weight-complex="bold"/>
    </style:style>
    <style:style style:name="P18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b385" officeooo:paragraph-rsid="0081b385" style:font-weight-asian="bold" style:font-weight-complex="bold"/>
    </style:style>
    <style:style style:name="P18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weight-asian="bold" style:font-weight-complex="bold"/>
    </style:style>
    <style:style style:name="P19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weight-asian="bold" style:font-weight-complex="bold"/>
    </style:style>
    <style:style style:name="P19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96f12" officeooo:paragraph-rsid="00a96f12" style:font-weight-asian="bold" style:font-weight-complex="bold"/>
    </style:style>
    <style:style style:name="P19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b11af5" officeooo:paragraph-rsid="00b11af5" style:font-weight-asian="bold" style:font-weight-complex="bold"/>
    </style:style>
    <style:style style:name="P19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size-asian="12pt" style:font-weight-asian="bold" style:font-size-complex="12pt" style:font-weight-complex="bold" loext:padding="0cm" loext:border="none"/>
    </style:style>
    <style:style style:name="P19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8e9ad" officeooo:paragraph-rsid="0088e9ad" style:font-size-asian="12pt" style:font-weight-asian="bold" style:font-size-complex="12pt" style:font-weight-complex="bold" loext:padding="0cm" loext:border="none"/>
    </style:style>
    <style:style style:name="P19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size-asian="12pt" style:font-weight-asian="bold" style:font-size-complex="12pt" style:font-weight-complex="bold" loext:padding="0cm" loext:border="none"/>
    </style:style>
    <style:style style:name="P19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ede45" officeooo:paragraph-rsid="008ede45" style:font-size-asian="12pt" style:font-weight-asian="bold" style:font-size-complex="12pt" style:font-weight-complex="bold" loext:padding="0cm" loext:border="none"/>
    </style:style>
    <style:style style:name="P19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048fe" officeooo:paragraph-rsid="00a048fe" style:font-size-asian="12pt" style:font-weight-asian="bold" style:font-size-complex="12pt" style:font-weight-complex="bold" loext:padding="0cm" loext:border="none"/>
    </style:style>
    <style:style style:name="P19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eb755" officeooo:paragraph-rsid="00aeb755" style:font-size-asian="12pt" style:font-weight-asian="bold" style:font-size-complex="12pt" style:font-weight-complex="bold" loext:padding="0cm" loext:border="none"/>
    </style:style>
    <style:style style:name="P19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20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a048fe"/>
    </style:style>
    <style:style style:name="P20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b9d851"/>
    </style:style>
    <style:style style:name="P20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188c025"/>
    </style:style>
    <style:style style:name="P20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0b11af5"/>
    </style:style>
    <style:style style:name="P20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913dc8" officeooo:paragraph-rsid="00913dc8" style:font-weight-asian="bold" style:font-weight-complex="bold" loext:padding="0cm" loext:border="none"/>
    </style:style>
    <style:style style:name="P20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eb755" officeooo:paragraph-rsid="00aeb755" style:font-weight-asian="bold" style:font-weight-complex="bold"/>
    </style:style>
    <style:style style:name="P20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b50c57" officeooo:paragraph-rsid="00b50c57" style:font-weight-asian="bold" style:font-weight-complex="bold"/>
    </style:style>
    <style:style style:name="P20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81b385" officeooo:paragraph-rsid="0081b385" style:font-size-asian="12pt" style:font-weight-asian="normal" style:font-size-complex="12pt" style:font-weight-complex="normal" loext:padding="0cm" loext:border="none"/>
    </style:style>
    <style:style style:name="P20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20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048fe" officeooo:paragraph-rsid="00a048fe" style:font-size-asian="12pt" style:font-weight-asian="bold" style:font-size-complex="12pt" style:font-weight-complex="bold" loext:padding="0cm" loext:border="none"/>
    </style:style>
    <style:style style:name="P2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96f12" officeooo:paragraph-rsid="00a96f12" style:font-size-asian="12pt" style:font-weight-asian="bold" style:font-size-complex="12pt" style:font-weight-complex="bold" loext:padding="0cm" loext:border="none"/>
    </style:style>
    <style:style style:name="P2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96f12" officeooo:paragraph-rsid="00a96f12" style:font-weight-asian="bold" style:font-weight-complex="bold"/>
    </style:style>
    <style:style style:name="P21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eb755" officeooo:paragraph-rsid="00aeb755" style:font-weight-asian="bold" style:font-weight-complex="bold"/>
    </style:style>
    <style:style style:name="P213"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5d89d"/>
    </style:style>
    <style:style style:name="P214" style:family="paragraph" style:parent-style-name="Text_20_body">
      <style:paragraph-properties fo:margin-left="0cm" fo:margin-right="0cm" fo:orphans="2" fo:widows="2" fo:text-indent="0cm" style:auto-text-indent="false"/>
      <style:text-properties fo:font-variant="normal" fo:text-transform="none" fo:color="#660066" style:font-name="Verdana" fo:font-size="12pt" fo:letter-spacing="normal" fo:font-style="normal" fo:font-weight="normal" officeooo:paragraph-rsid="008ede45" style:font-size-asian="12pt" style:font-size-complex="12pt" loext:padding="0cm" loext:border="none"/>
    </style:style>
    <style:style style:name="P215" style:family="paragraph" style:parent-style-name="Text_20_body">
      <style:paragraph-properties fo:margin-left="0cm" fo:margin-right="0cm" fo:orphans="2" fo:widows="2" fo:text-indent="0cm" style:auto-text-indent="false"/>
      <style:text-properties officeooo:paragraph-rsid="00b9d851"/>
    </style:style>
    <style:style style:name="P216" style:family="paragraph" style:parent-style-name="Text_20_body">
      <style:paragraph-properties fo:margin-left="0cm" fo:margin-right="0cm" fo:orphans="2" fo:widows="2" fo:text-indent="0cm" style:auto-text-indent="false"/>
      <style:text-properties officeooo:paragraph-rsid="00d20d67"/>
    </style:style>
    <style:style style:name="P217" style:family="paragraph" style:parent-style-name="Text_20_body">
      <style:paragraph-properties fo:margin-left="0cm" fo:margin-right="0cm" fo:orphans="2" fo:widows="2" fo:text-indent="0cm" style:auto-text-indent="false"/>
      <style:text-properties officeooo:paragraph-rsid="00d8effa"/>
    </style:style>
    <style:style style:name="P218" style:family="paragraph" style:parent-style-name="Text_20_body">
      <style:paragraph-properties fo:margin-left="0cm" fo:margin-right="0cm" fo:orphans="2" fo:widows="2" fo:text-indent="0cm" style:auto-text-indent="false"/>
      <style:text-properties officeooo:paragraph-rsid="00e204d2"/>
    </style:style>
    <style:style style:name="P219" style:family="paragraph" style:parent-style-name="Text_20_body">
      <style:paragraph-properties fo:margin-left="0cm" fo:margin-right="0cm" fo:orphans="2" fo:widows="2" fo:text-indent="0cm" style:auto-text-indent="false"/>
      <style:text-properties officeooo:paragraph-rsid="0188c025"/>
    </style:style>
    <style:style style:name="P220" style:family="paragraph" style:parent-style-name="Text_20_body">
      <style:paragraph-properties fo:margin-left="0cm" fo:margin-right="0cm" fo:orphans="2" fo:widows="2" fo:text-indent="0cm" style:auto-text-indent="false"/>
      <style:text-properties officeooo:rsid="00b487e2" officeooo:paragraph-rsid="00b487e2"/>
    </style:style>
    <style:style style:name="P221"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50c57" style:font-weight-asian="bold" style:font-weight-complex="bold"/>
    </style:style>
    <style:style style:name="P222"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87bfc" style:font-weight-asian="bold" style:font-weight-complex="bold"/>
    </style:style>
    <style:style style:name="P223"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9d851" style:font-weight-asian="bold" style:font-weight-complex="bold"/>
    </style:style>
    <style:style style:name="P224"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225"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20d67" style:font-weight-asian="bold" style:font-weight-complex="bold"/>
    </style:style>
    <style:style style:name="P226"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227"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loext:padding="0cm" loext:border="none"/>
    </style:style>
    <style:style style:name="P228"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229"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230"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231" style:family="paragraph" style:parent-style-name="Table_20_Contents">
      <style:paragraph-properties fo:margin-top="0cm" fo:margin-bottom="0cm" loext:contextual-spacing="false" fo:text-align="start" style:justify-single-word="false"/>
    </style:style>
    <style:style style:name="P232" style:family="paragraph" style:parent-style-name="Preformatted_20_Text">
      <style:paragraph-properties fo:margin-top="0cm" fo:margin-bottom="0cm" loext:contextual-spacing="false" style:line-height-at-least="0.635cm" fo:orphans="2" fo:widows="2" fo:padding="0cm" fo:border="none"/>
      <style:text-properties officeooo:paragraph-rsid="01333ae2"/>
    </style:style>
    <style:style style:name="P23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style:style>
    <style:style style:name="P23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329ab3" officeooo:paragraph-rsid="01329ab3"/>
    </style:style>
    <style:style style:name="P23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974c9" officeooo:paragraph-rsid="011974c9" style:font-weight-asian="bold" style:font-weight-complex="bold"/>
    </style:style>
    <style:style style:name="P23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b6694" officeooo:paragraph-rsid="011b6694" style:font-weight-asian="bold" style:font-weight-complex="bold"/>
    </style:style>
    <style:style style:name="P23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8c802e" officeooo:paragraph-rsid="018c802e" style:font-weight-asian="bold" style:font-weight-complex="bold"/>
    </style:style>
    <style:style style:name="P23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96eb59" officeooo:paragraph-rsid="0196eb59" style:font-weight-asian="bold" style:font-weight-complex="bold"/>
    </style:style>
    <style:style style:name="P23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3pt" fo:letter-spacing="normal" fo:font-style="normal" style:text-underline-style="solid" style:text-underline-width="auto" style:text-underline-color="font-color" fo:font-weight="bold" officeooo:rsid="0198f2ed" officeooo:paragraph-rsid="0198f2ed" style:font-size-asian="13pt" style:font-weight-asian="bold" style:font-size-complex="13pt" style:font-weight-complex="bold"/>
    </style:style>
    <style:style style:name="P24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974c9" officeooo:paragraph-rsid="011974c9" style:font-weight-asian="bold" style:font-weight-complex="bold"/>
    </style:style>
    <style:style style:name="P241"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b6694" officeooo:paragraph-rsid="011b6694" style:font-weight-asian="bold" style:font-weight-complex="bold"/>
    </style:style>
    <style:style style:name="P242"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style:style>
    <style:style style:name="P24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officeooo:paragraph-rsid="01333ae2"/>
    </style:style>
    <style:style style:name="P24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style:style>
    <style:style style:name="P24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officeooo:rsid="0199738a" officeooo:paragraph-rsid="0199738a"/>
    </style:style>
    <style:style style:name="P24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font-size="14pt" fo:letter-spacing="normal" style:text-underline-style="solid" style:text-underline-width="auto" style:text-underline-color="font-color" fo:font-weight="bold" officeooo:rsid="0199738a" officeooo:paragraph-rsid="0199738a" style:font-size-asian="14pt" style:font-weight-asian="bold" style:font-size-complex="14pt" style:font-weight-complex="bold"/>
    </style:style>
    <style:style style:name="P24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33ae2" officeooo:paragraph-rsid="01333ae2" style:font-weight-asian="bold" style:font-weight-complex="bold"/>
    </style:style>
    <style:style style:name="P24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62aad" officeooo:paragraph-rsid="01362aad" style:font-weight-asian="bold" style:font-weight-complex="bold"/>
    </style:style>
    <style:style style:name="P249" style:family="paragraph" style:parent-style-name="Preformatted_20_Text">
      <style:paragraph-properties fo:margin-top="0cm" fo:margin-bottom="0cm" loext:contextual-spacing="false" style:line-height-at-least="0.635cm" fo:orphans="2" fo:widows="2" fo:padding="0cm" fo:border="none"/>
      <style:text-properties fo:font-weight="bold" officeooo:rsid="01362aad" officeooo:paragraph-rsid="01362aad" style:font-weight-asian="bold" style:font-weight-complex="bold"/>
    </style:style>
    <style:style style:name="P250"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style:style>
    <style:style style:name="P251"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96eb59" officeooo:paragraph-rsid="0196eb59"/>
    </style:style>
    <style:style style:name="P252" style:family="paragraph" style:parent-style-name="Table_20_Contents">
      <style:text-properties fo:font-size="2pt" style:font-size-asian="2pt" style:font-size-complex="2pt"/>
    </style:style>
    <style:style style:name="P253" style:family="paragraph" style:parent-style-name="Text_20_body">
      <style:text-properties style:font-name="Vardana-sans" fo:font-size="12pt" style:text-underline-style="none" fo:font-weight="normal" officeooo:rsid="0030fffe" officeooo:paragraph-rsid="0030fffe" style:font-size-asian="12pt" style:font-weight-asian="normal" style:font-size-complex="12pt" style:font-weight-complex="normal"/>
    </style:style>
    <style:style style:name="P254" style:family="paragraph" style:parent-style-name="Text_20_body">
      <style:text-properties style:font-name="Vardana-sans" fo:font-size="12pt" style:text-underline-style="none" fo:font-weight="bold" officeooo:rsid="00319f0d" officeooo:paragraph-rsid="00319f0d" style:font-size-asian="12pt" style:font-weight-asian="bold" style:font-size-complex="12pt" style:font-weight-complex="bold"/>
    </style:style>
    <style:style style:name="P255" style:family="paragraph" style:parent-style-name="Text_20_body">
      <style:text-properties style:font-name="Vardana-sans" fo:font-size="12pt"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256" style:family="paragraph" style:parent-style-name="Text_20_body">
      <style:text-properties fo:font-variant="normal" fo:text-transform="none" fo:color="#000000" style:font-name="Verdana" fo:font-size="12pt" fo:letter-spacing="normal" fo:font-style="normal" style:text-underline-style="none" fo:font-weight="normal" officeooo:rsid="0030fffe" officeooo:paragraph-rsid="0030fffe" style:font-size-asian="12pt" style:font-weight-asian="normal" style:font-size-complex="12pt" style:font-weight-complex="normal"/>
    </style:style>
    <style:style style:name="P257"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258" style:family="paragraph" style:parent-style-name="Text_20_body">
      <style:text-properties fo:font-variant="normal" fo:text-transform="none" fo:color="#000000" style:font-name="Verdana" fo:font-size="12pt" fo:letter-spacing="normal" fo:font-style="normal" style:text-underline-style="none" fo:font-weight="normal" officeooo:rsid="003c2717" officeooo:paragraph-rsid="003c2717" style:font-size-asian="12pt" style:font-weight-asian="normal" style:font-size-complex="12pt" style:font-weight-complex="normal"/>
    </style:style>
    <style:style style:name="P259" style:family="paragraph" style:parent-style-name="Text_20_body">
      <style:text-properties fo:font-variant="normal" fo:text-transform="none" fo:color="#000000" style:font-name="Verdana" fo:font-size="12pt" fo:letter-spacing="normal" fo:font-style="normal" style:text-underline-style="none" fo:font-weight="normal" officeooo:rsid="003f5b9c" officeooo:paragraph-rsid="003f5b9c" style:font-size-asian="12pt" style:font-weight-asian="normal" style:font-size-complex="12pt" style:font-weight-complex="normal"/>
    </style:style>
    <style:style style:name="P260" style:family="paragraph" style:parent-style-name="Text_20_body">
      <style:text-properties fo:font-variant="normal" fo:text-transform="none" fo:color="#000000" style:font-name="Verdana" fo:font-size="12pt" fo:letter-spacing="normal" fo:font-style="normal" style:text-underline-style="none" fo:font-weight="normal" officeooo:rsid="0041a968" officeooo:paragraph-rsid="0041a968" style:font-size-asian="12pt" style:font-weight-asian="normal" style:font-size-complex="12pt" style:font-weight-complex="normal"/>
    </style:style>
    <style:style style:name="P261" style:family="paragraph" style:parent-style-name="Text_20_body">
      <style:text-properties fo:font-variant="normal" fo:text-transform="none" fo:color="#000000" style:font-name="Verdana" fo:font-size="12pt" fo:letter-spacing="normal" fo:font-style="normal" style:text-underline-style="none" fo:font-weight="normal" officeooo:rsid="004233bb" officeooo:paragraph-rsid="004233bb" style:font-size-asian="12pt" style:font-weight-asian="normal" style:font-size-complex="12pt" style:font-weight-complex="normal"/>
    </style:style>
    <style:style style:name="P262" style:family="paragraph" style:parent-style-name="Text_20_body">
      <style:text-properties fo:font-variant="normal" fo:text-transform="none" fo:color="#000000" style:font-name="Verdana" fo:font-size="12pt" fo:letter-spacing="normal" fo:font-style="normal" style:text-underline-style="none" fo:font-weight="normal" officeooo:rsid="0043dd1c" officeooo:paragraph-rsid="0043dd1c" style:font-size-asian="12pt" style:font-weight-asian="normal" style:font-size-complex="12pt" style:font-weight-complex="normal"/>
    </style:style>
    <style:style style:name="P263" style:family="paragraph" style:parent-style-name="Text_20_body">
      <style:text-properties fo:font-variant="normal" fo:text-transform="none" fo:color="#000000" style:font-name="Verdana" fo:font-size="12pt" fo:letter-spacing="normal" fo:font-style="normal" style:text-underline-style="none" fo:font-weight="normal" officeooo:rsid="00399d81" officeooo:paragraph-rsid="00399d81" style:font-size-asian="12pt" style:font-weight-asian="normal" style:font-size-complex="12pt" style:font-weight-complex="normal"/>
    </style:style>
    <style:style style:name="P264" style:family="paragraph" style:parent-style-name="Text_20_body">
      <style:text-properties fo:font-variant="normal" fo:text-transform="none" fo:color="#000000" style:font-name="Verdana" fo:font-size="12pt" fo:letter-spacing="normal" fo:font-style="normal" style:text-underline-style="none" fo:font-weight="normal" officeooo:rsid="0044686d" officeooo:paragraph-rsid="0044686d" style:font-size-asian="12pt" style:font-weight-asian="normal" style:font-size-complex="12pt" style:font-weight-complex="normal"/>
    </style:style>
    <style:style style:name="P265" style:family="paragraph" style:parent-style-name="Text_20_body">
      <style:text-properties fo:font-variant="normal" fo:text-transform="none" fo:color="#000000" style:font-name="Verdana" fo:font-size="12pt" fo:letter-spacing="normal" fo:font-style="normal" style:text-underline-style="none" fo:font-weight="normal" officeooo:rsid="00456b1a" officeooo:paragraph-rsid="00456b1a" style:font-size-asian="12pt" style:font-weight-asian="normal" style:font-size-complex="12pt" style:font-weight-complex="normal"/>
    </style:style>
    <style:style style:name="P266"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487f69" style:font-size-asian="12pt" style:font-weight-asian="normal" style:font-size-complex="12pt" style:font-weight-complex="normal"/>
    </style:style>
    <style:style style:name="P267"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5307d0" style:font-size-asian="12pt" style:font-weight-asian="normal" style:font-size-complex="12pt" style:font-weight-complex="normal"/>
    </style:style>
    <style:style style:name="P268" style:family="paragraph" style:parent-style-name="Text_20_body">
      <style:text-properties fo:font-variant="normal" fo:text-transform="none" fo:color="#000000" style:font-name="Verdana" fo:font-size="12pt" fo:letter-spacing="normal" fo:font-style="normal" style:text-underline-style="none" fo:font-weight="normal" officeooo:rsid="005afc8a" officeooo:paragraph-rsid="005afc8a" style:font-size-asian="12pt" style:font-weight-asian="normal" style:font-size-complex="12pt" style:font-weight-complex="normal"/>
    </style:style>
    <style:style style:name="P269" style:family="paragraph" style:parent-style-name="Text_20_body">
      <style:text-properties fo:font-variant="normal" fo:text-transform="none" fo:color="#000000" style:font-name="Verdana" fo:font-size="12pt" fo:letter-spacing="normal" fo:font-style="normal" style:text-underline-style="none" fo:font-weight="normal" officeooo:rsid="005d4deb" officeooo:paragraph-rsid="005d4deb" style:font-size-asian="12pt" style:font-weight-asian="normal" style:font-size-complex="12pt" style:font-weight-complex="normal"/>
    </style:style>
    <style:style style:name="P270"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271"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loext:padding="0cm" loext:border="none"/>
    </style:style>
    <style:style style:name="P272"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273"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loext:padding="0cm" loext:border="none"/>
    </style:style>
    <style:style style:name="P274"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275"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loext:padding="0cm" loext:border="none"/>
    </style:style>
    <style:style style:name="P276"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277"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loext:padding="0cm" loext:border="none"/>
    </style:style>
    <style:style style:name="P278" style:family="paragraph" style:parent-style-name="Text_20_body">
      <style:text-properties fo:font-variant="normal" fo:text-transform="none" fo:color="#000000" style:font-name="Verdana" fo:font-size="12pt" fo:letter-spacing="normal" fo:font-style="normal" style:text-underline-style="none" fo:font-weight="normal" officeooo:rsid="0072fcb1" officeooo:paragraph-rsid="0072fcb1" style:font-size-asian="12pt" style:font-weight-asian="normal" style:font-size-complex="12pt" style:font-weight-complex="normal" loext:padding="0cm" loext:border="none"/>
    </style:style>
    <style:style style:name="P279" style:family="paragraph" style:parent-style-name="Text_20_body">
      <style:text-properties fo:font-variant="normal" fo:text-transform="none" fo:color="#000000" style:font-name="Verdana" fo:font-size="12pt" fo:letter-spacing="normal" fo:font-style="normal" style:text-underline-style="none" fo:font-weight="normal" officeooo:rsid="007926be" officeooo:paragraph-rsid="007926be" style:font-size-asian="12pt" style:font-weight-asian="normal" style:font-size-complex="12pt" style:font-weight-complex="normal" loext:padding="0cm" loext:border="none"/>
    </style:style>
    <style:style style:name="P280" style:family="paragraph" style:parent-style-name="Text_20_body">
      <style:text-properties fo:font-variant="normal" fo:text-transform="none" fo:color="#000000" style:font-name="Verdana" fo:font-size="12pt" fo:letter-spacing="normal" fo:font-style="normal" style:text-underline-style="none" fo:font-weight="normal" officeooo:rsid="0079b376" officeooo:paragraph-rsid="0079b376" style:font-size-asian="12pt" style:font-weight-asian="normal" style:font-size-complex="12pt" style:font-weight-complex="normal" loext:padding="0cm" loext:border="none"/>
    </style:style>
    <style:style style:name="P281" style:family="paragraph" style:parent-style-name="Text_20_body">
      <style:text-properties fo:font-variant="normal" fo:text-transform="none" fo:color="#000000" style:font-name="Verdana" fo:font-size="12pt" fo:letter-spacing="normal" fo:font-style="normal" style:text-underline-style="none" fo:font-weight="normal" officeooo:rsid="00319f0d" officeooo:paragraph-rsid="00319f0d" style:font-size-asian="12pt" style:font-weight-asian="bold" style:font-size-complex="12pt" style:font-weight-complex="bold"/>
    </style:style>
    <style:style style:name="P282" style:family="paragraph" style:parent-style-name="Text_20_body">
      <style:text-properties fo:font-variant="normal" fo:text-transform="none" fo:color="#000000" style:font-name="Verdana" fo:font-size="12pt" fo:letter-spacing="normal" fo:font-style="normal" style:text-underline-style="none" fo:font-weight="normal" officeooo:rsid="0035646a" officeooo:paragraph-rsid="0035646a" style:font-size-asian="12pt" style:font-weight-asian="bold" style:font-size-complex="12pt" style:font-weight-complex="bold"/>
    </style:style>
    <style:style style:name="P283"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284"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5492b9" style:font-size-asian="12pt" style:font-weight-asian="bold" style:font-size-complex="12pt" style:font-weight-complex="bold"/>
    </style:style>
    <style:style style:name="P285"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286"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287"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loext:padding="0cm" loext:border="none"/>
    </style:style>
    <style:style style:name="P288" style:family="paragraph" style:parent-style-name="Text_20_body">
      <style:text-properties fo:font-variant="normal" fo:text-transform="none" fo:color="#000000" style:font-name="Verdana" fo:font-size="12pt" fo:letter-spacing="normal" fo:font-style="normal" style:text-underline-style="none" fo:font-weight="normal" officeooo:rsid="01827232" officeooo:paragraph-rsid="01827232" style:font-size-asian="15pt" style:font-weight-asian="bold" style:font-size-complex="15pt" style:font-weight-complex="bold"/>
    </style:style>
    <style:style style:name="P289" style:family="paragraph" style:parent-style-name="Text_20_body">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style:style>
    <style:style style:name="P290" style:family="paragraph" style:parent-style-name="Text_20_body">
      <style:text-properties fo:font-variant="normal" fo:text-transform="none" fo:color="#000000" style:font-name="Verdana" fo:font-size="12pt" fo:letter-spacing="normal" fo:font-style="normal" style:text-underline-style="none" fo:font-weight="normal" officeooo:rsid="018f68c0" officeooo:paragraph-rsid="018f68c0" style:font-size-asian="15pt" style:font-weight-asian="bold" style:font-size-complex="15pt" style:font-weight-complex="bold" loext:padding="0cm" loext:border="none"/>
    </style:style>
    <style:style style:name="P291" style:family="paragraph" style:parent-style-name="Text_20_body">
      <style:text-properties fo:font-variant="normal" fo:text-transform="none" fo:color="#000000" style:font-name="Verdana" fo:font-size="12pt" fo:letter-spacing="normal" fo:font-style="normal" style:text-underline-style="none" fo:font-weight="normal" officeooo:rsid="0136ed27" officeooo:paragraph-rsid="0136ed27" style:font-weight-asian="normal" style:font-weight-complex="normal" loext:padding="0cm" loext:border="none"/>
    </style:style>
    <style:style style:name="P292" style:family="paragraph" style:parent-style-name="Text_20_body">
      <style:text-properties fo:font-variant="normal" fo:text-transform="none" fo:color="#000000" style:font-name="Verdana" fo:font-size="12pt" fo:letter-spacing="normal" fo:font-style="normal" style:text-underline-style="none" fo:font-weight="normal" officeooo:rsid="013a1d4b" officeooo:paragraph-rsid="013a1d4b" style:font-weight-asian="bold" style:font-weight-complex="bold" loext:padding="0cm" loext:border="none"/>
    </style:style>
    <style:style style:name="P293" style:family="paragraph" style:parent-style-name="Text_20_body">
      <style:text-properties fo:font-variant="normal" fo:text-transform="none" fo:color="#000000" style:font-name="Verdana" fo:font-size="12pt" fo:letter-spacing="normal" fo:font-style="normal" style:text-underline-style="none" fo:font-weight="bold" officeooo:rsid="005492b9" officeooo:paragraph-rsid="005492b9" style:font-size-asian="12pt" style:font-weight-asian="bold" style:font-size-complex="12pt" style:font-weight-complex="bold"/>
    </style:style>
    <style:style style:name="P294" style:family="paragraph" style:parent-style-name="Text_20_body">
      <style:text-properties fo:font-variant="normal" fo:text-transform="none" fo:color="#000000" style:font-name="Verdana" fo:font-size="12pt" fo:letter-spacing="normal" fo:font-style="normal" style:text-underline-style="none" fo:font-weight="bold" officeooo:rsid="0172bd08" officeooo:paragraph-rsid="0172bd08" style:font-size-asian="15pt" style:font-weight-asian="bold" style:font-size-complex="15pt" style:font-weight-complex="bold" loext:padding="0cm" loext:border="none"/>
    </style:style>
    <style:style style:name="P295" style:family="paragraph" style:parent-style-name="Text_20_body">
      <style:text-properties fo:font-variant="normal" fo:text-transform="none" fo:color="#000000" style:font-name="Verdana" fo:font-size="12pt" fo:letter-spacing="normal" fo:font-style="normal" style:text-underline-style="none" fo:font-weight="bold" officeooo:rsid="017b12d7" officeooo:paragraph-rsid="017b12d7" style:font-size-asian="15pt" style:font-weight-asian="bold" style:font-size-complex="15pt" style:font-weight-complex="bold" loext:padding="0cm" loext:border="none"/>
    </style:style>
    <style:style style:name="P29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29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4bdc9" officeooo:paragraph-rsid="0034bdc9" style:font-size-asian="12pt" style:font-weight-asian="bold" style:font-size-complex="12pt" style:font-weight-complex="bold"/>
    </style:style>
    <style:style style:name="P29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5646a" officeooo:paragraph-rsid="0035646a" style:font-size-asian="12pt" style:font-weight-asian="bold" style:font-size-complex="12pt" style:font-weight-complex="bold"/>
    </style:style>
    <style:style style:name="P29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officeooo:paragraph-rsid="00383521" style:font-size-asian="12pt" style:font-weight-asian="bold" style:font-size-complex="12pt" style:font-weight-complex="bold"/>
    </style:style>
    <style:style style:name="P30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c2717" officeooo:paragraph-rsid="003c2717" style:font-size-asian="12pt" style:font-weight-asian="bold" style:font-size-complex="12pt" style:font-weight-complex="bold"/>
    </style:style>
    <style:style style:name="P30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f55fe" officeooo:paragraph-rsid="003f55fe" style:font-size-asian="12pt" style:font-weight-asian="bold" style:font-size-complex="12pt" style:font-weight-complex="bold"/>
    </style:style>
    <style:style style:name="P30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1a968" officeooo:paragraph-rsid="0041a968" style:font-size-asian="12pt" style:font-weight-asian="bold" style:font-size-complex="12pt" style:font-weight-complex="bold"/>
    </style:style>
    <style:style style:name="P30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233bb" officeooo:paragraph-rsid="004233bb" style:font-size-asian="12pt" style:font-weight-asian="bold" style:font-size-complex="12pt" style:font-weight-complex="bold"/>
    </style:style>
    <style:style style:name="P30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3dd1c" officeooo:paragraph-rsid="0043dd1c" style:font-size-asian="12pt" style:font-weight-asian="bold" style:font-size-complex="12pt" style:font-weight-complex="bold"/>
    </style:style>
    <style:style style:name="P30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22bac" officeooo:paragraph-rsid="00322bac" style:font-size-asian="12pt" style:font-weight-asian="bold" style:font-size-complex="12pt" style:font-weight-complex="bold"/>
    </style:style>
    <style:style style:name="P30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4686d" officeooo:paragraph-rsid="0044686d" style:font-size-asian="12pt" style:font-weight-asian="bold" style:font-size-complex="12pt" style:font-weight-complex="bold"/>
    </style:style>
    <style:style style:name="P30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56b1a" officeooo:paragraph-rsid="00456b1a" style:font-size-asian="12pt" style:font-weight-asian="bold" style:font-size-complex="12pt" style:font-weight-complex="bold"/>
    </style:style>
    <style:style style:name="P30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87f69" officeooo:paragraph-rsid="00487f69" style:font-size-asian="12pt" style:font-weight-asian="bold" style:font-size-complex="12pt" style:font-weight-complex="bold"/>
    </style:style>
    <style:style style:name="P30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b288d" officeooo:paragraph-rsid="004b288d" style:font-size-asian="12pt" style:font-weight-asian="bold" style:font-size-complex="12pt" style:font-weight-complex="bold"/>
    </style:style>
    <style:style style:name="P31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16b3e" officeooo:paragraph-rsid="00516b3e" style:font-size-asian="12pt" style:font-weight-asian="bold" style:font-size-complex="12pt" style:font-weight-complex="bold"/>
    </style:style>
    <style:style style:name="P31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492b9" officeooo:paragraph-rsid="005492b9" style:font-size-asian="12pt" style:font-weight-asian="bold" style:font-size-complex="12pt" style:font-weight-complex="bold"/>
    </style:style>
    <style:style style:name="P31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afc8a" officeooo:paragraph-rsid="005afc8a" style:font-size-asian="12pt" style:font-weight-asian="bold" style:font-size-complex="12pt" style:font-weight-complex="bold"/>
    </style:style>
    <style:style style:name="P31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cf496" officeooo:paragraph-rsid="005cf496" style:font-size-asian="12pt" style:font-weight-asian="bold" style:font-size-complex="12pt" style:font-weight-complex="bold"/>
    </style:style>
    <style:style style:name="P31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5a838" officeooo:paragraph-rsid="0065a838" style:font-size-asian="12pt" style:font-weight-asian="bold" style:font-size-complex="12pt" style:font-weight-complex="bold" loext:padding="0cm" loext:border="none"/>
    </style:style>
    <style:style style:name="P31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7954" officeooo:paragraph-rsid="00677954" style:font-size-asian="12pt" style:font-weight-asian="bold" style:font-size-complex="12pt" style:font-weight-complex="bold" loext:padding="0cm" loext:border="none"/>
    </style:style>
    <style:style style:name="P31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0a6b" officeooo:paragraph-rsid="00670a6b" style:font-size-asian="12pt" style:font-weight-asian="bold" style:font-size-complex="12pt" style:font-weight-complex="bold" loext:padding="0cm" loext:border="none"/>
    </style:style>
    <style:style style:name="P31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3a1d4b" officeooo:paragraph-rsid="013a1d4b" style:font-weight-asian="bold" style:font-weight-complex="bold" loext:padding="0cm" loext:border="none"/>
    </style:style>
    <style:style style:name="P31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40c805" officeooo:paragraph-rsid="0140c805" style:font-weight-asian="bold" style:font-weight-complex="bold"/>
    </style:style>
    <style:style style:name="P31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6cb0df" officeooo:paragraph-rsid="016cb0df" style:font-size-asian="16pt" style:font-weight-asian="bold" style:font-size-complex="16pt" style:font-weight-complex="bold" loext:padding="0cm" loext:border="none"/>
    </style:style>
    <style:style style:name="P32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11126" officeooo:paragraph-rsid="01711126" style:font-size-asian="16pt" style:font-weight-asian="bold" style:font-size-complex="16pt" style:font-weight-complex="bold" loext:padding="0cm" loext:border="none"/>
    </style:style>
    <style:style style:name="P32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b12d7" officeooo:paragraph-rsid="017b12d7" style:font-size-asian="15pt" style:font-weight-asian="bold" style:font-size-complex="15pt" style:font-weight-complex="bold" loext:padding="0cm" loext:border="none"/>
    </style:style>
    <style:style style:name="P32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cb59f" officeooo:paragraph-rsid="017cb59f" style:font-size-asian="15pt" style:font-weight-asian="bold" style:font-size-complex="15pt" style:font-weight-complex="bold" loext:padding="0cm" loext:border="none"/>
    </style:style>
    <style:style style:name="P32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27232" officeooo:paragraph-rsid="01827232" style:font-size-asian="15pt" style:font-weight-asian="bold" style:font-size-complex="15pt" style:font-weight-complex="bold" loext:padding="0cm" loext:border="none"/>
    </style:style>
    <style:style style:name="P32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ce663" officeooo:paragraph-rsid="018ce663" style:font-size-asian="15pt" style:font-weight-asian="bold" style:font-size-complex="15pt" style:font-weight-complex="bold" loext:padding="0cm" loext:border="none"/>
    </style:style>
    <style:style style:name="P32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f68c0" officeooo:paragraph-rsid="018f68c0" style:font-size-asian="15pt" style:font-weight-asian="bold" style:font-size-complex="15pt" style:font-weight-complex="bold" loext:padding="0cm" loext:border="none"/>
    </style:style>
    <style:style style:name="P32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9f45c0" officeooo:paragraph-rsid="019f45c0" style:font-size-asian="15pt" style:font-weight-asian="bold" style:font-size-complex="15pt" style:font-weight-complex="bold" loext:padding="0cm" loext:border="none"/>
    </style:style>
    <style:style style:name="P32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normal" officeooo:rsid="00383521" officeooo:paragraph-rsid="00399d81" style:font-size-asian="12pt" style:font-weight-asian="normal" style:font-size-complex="12pt" style:font-weight-complex="normal"/>
    </style:style>
    <style:style style:name="P328" style:family="paragraph" style:parent-style-name="Text_20_body">
      <style:text-properties fo:font-variant="normal" fo:text-transform="none" fo:color="#000000" style:font-name="Verdana" fo:font-size="12pt" fo:letter-spacing="normal" fo:font-style="normal" fo:font-weight="normal" officeooo:paragraph-rsid="004e1c71"/>
    </style:style>
    <style:style style:name="P329" style:family="paragraph" style:parent-style-name="Text_20_body">
      <style:text-properties fo:font-variant="normal" fo:text-transform="none" fo:color="#000000" style:font-name="Verdana" fo:font-size="12pt" fo:letter-spacing="normal" fo:font-style="normal" fo:font-weight="normal" officeooo:paragraph-rsid="007926be"/>
    </style:style>
    <style:style style:name="P330" style:family="paragraph" style:parent-style-name="Text_20_body">
      <style:text-properties fo:font-variant="normal" fo:text-transform="none" fo:color="#000000" style:font-name="Verdana" fo:font-size="12pt" fo:letter-spacing="normal" fo:font-style="normal" fo:font-weight="normal" officeooo:rsid="01333ae2" style:font-weight-asian="bold" style:font-weight-complex="bold"/>
    </style:style>
    <style:style style:name="P331" style:family="paragraph" style:parent-style-name="Text_20_body">
      <style:text-properties fo:font-variant="normal" fo:text-transform="none" fo:color="#000000" style:font-name="Verdana" fo:font-size="12pt" fo:letter-spacing="normal" fo:font-style="normal" fo:font-weight="normal" officeooo:rsid="013cf06d" officeooo:paragraph-rsid="013cf06d" style:font-weight-asian="bold" style:font-weight-complex="bold"/>
    </style:style>
    <style:style style:name="P332" style:family="paragraph" style:parent-style-name="Text_20_body">
      <style:text-properties fo:font-variant="normal" fo:text-transform="none" fo:color="#000000" style:font-name="Verdana" fo:font-size="14pt" fo:letter-spacing="normal" fo:font-style="normal" style:text-underline-style="solid" style:text-underline-width="auto" style:text-underline-color="font-color" fo:font-weight="bold" officeooo:rsid="0172bd08" officeooo:paragraph-rsid="0172bd08" style:font-size-asian="14pt" style:font-weight-asian="bold" style:font-size-complex="14pt" style:font-weight-complex="bold"/>
    </style:style>
    <style:style style:name="P333" style:family="paragraph" style:parent-style-name="Text_20_body">
      <style:text-properties fo:font-variant="normal" fo:text-transform="none" fo:color="#000000" style:font-name="inter-regular" fo:font-size="12pt" fo:letter-spacing="normal" fo:font-style="normal" fo:font-weight="normal" officeooo:paragraph-rsid="01362aad" loext:padding="0cm" loext:border="none"/>
    </style:style>
    <style:style style:name="P334" style:family="paragraph" style:parent-style-name="Text_20_body">
      <style:text-properties fo:font-variant="normal" fo:text-transform="none" fo:color="#000000" style:font-name="inter-regular" fo:font-size="12pt" fo:letter-spacing="normal" fo:font-style="normal" style:text-underline-style="solid" style:text-underline-width="auto" style:text-underline-color="font-color" fo:font-weight="bold" officeooo:rsid="0136ed27" officeooo:paragraph-rsid="0136ed27" style:font-weight-asian="bold" style:font-weight-complex="bold" loext:padding="0cm" loext:border="none"/>
    </style:style>
    <style:style style:name="P335" style:family="paragraph" style:parent-style-name="Text_20_body">
      <style:text-properties fo:font-variant="normal" fo:text-transform="none" fo:color="#000000" style:font-name="inter-regular" fo:font-size="12pt" fo:letter-spacing="normal" fo:font-style="normal" style:text-underline-style="none" fo:font-weight="normal" officeooo:rsid="0136ed27" officeooo:paragraph-rsid="0136ed27" style:font-weight-asian="normal" style:font-weight-complex="normal" loext:padding="0cm" loext:border="none"/>
    </style:style>
    <style:style style:name="P336" style:family="paragraph" style:parent-style-name="Text_20_body">
      <style:text-properties fo:font-variant="normal" fo:text-transform="none" fo:color="#1c1c1c" style:font-name="Vansana:serif" fo:font-size="12pt" fo:letter-spacing="normal" fo:font-style="normal" style:text-underline-style="none" fo:font-weight="normal" officeooo:rsid="00650833" officeooo:paragraph-rsid="00650833" style:font-size-asian="12pt" style:font-weight-asian="bold" style:font-size-complex="12pt" style:font-weight-complex="bold" loext:padding="0cm" loext:border="none"/>
    </style:style>
    <style:style style:name="P337" style:family="paragraph" style:parent-style-name="Text_20_body">
      <style:text-properties style:text-underline-style="solid" style:text-underline-width="auto" style:text-underline-color="font-color" fo:font-weight="bold" officeooo:rsid="00487f69" officeooo:paragraph-rsid="00487f69" style:font-weight-asian="bold" style:font-weight-complex="bold"/>
    </style:style>
    <style:style style:name="P338" style:family="paragraph" style:parent-style-name="Text_20_body">
      <style:text-properties style:text-underline-style="solid" style:text-underline-width="auto" style:text-underline-color="font-color" fo:font-weight="bold" officeooo:rsid="013cf06d" officeooo:paragraph-rsid="013cf06d" style:font-weight-asian="bold" style:font-weight-complex="bold"/>
    </style:style>
    <style:style style:name="P339" style:family="paragraph" style:parent-style-name="Text_20_body">
      <style:text-properties officeooo:paragraph-rsid="00399d81"/>
    </style:style>
    <style:style style:name="P340" style:family="paragraph" style:parent-style-name="Text_20_body">
      <style:text-properties officeooo:paragraph-rsid="003f1fe5"/>
    </style:style>
    <style:style style:name="P341" style:family="paragraph" style:parent-style-name="Text_20_body">
      <style:text-properties fo:font-size="14pt" style:text-underline-style="solid" style:text-underline-width="auto" style:text-underline-color="font-color" fo:font-weight="bold" officeooo:rsid="0030fffe" officeooo:paragraph-rsid="0030fffe" style:font-size-asian="14pt" style:font-weight-asian="bold" style:font-size-complex="14pt" style:font-weight-complex="bold"/>
    </style:style>
    <style:style style:name="P342" style:family="paragraph" style:parent-style-name="Text_20_body">
      <style:text-properties officeooo:rsid="0038e461" officeooo:paragraph-rsid="0038e461"/>
    </style:style>
    <style:style style:name="P343" style:family="paragraph" style:parent-style-name="Text_20_body">
      <style:text-properties officeooo:rsid="0038e461" officeooo:paragraph-rsid="00399d81"/>
    </style:style>
    <style:style style:name="P344" style:family="paragraph" style:parent-style-name="Text_20_body">
      <style:paragraph-properties style:line-height-at-least="0.503cm"/>
      <style:text-properties officeooo:paragraph-rsid="00dba4c9"/>
    </style:style>
    <style:style style:name="P345" style:family="paragraph" style:parent-style-name="Text_20_body">
      <style:text-properties officeooo:paragraph-rsid="00e6e2fc"/>
    </style:style>
    <style:style style:name="P346" style:family="paragraph" style:parent-style-name="Text_20_body">
      <style:text-properties officeooo:paragraph-rsid="01362aad"/>
    </style:style>
    <style:style style:name="P347" style:family="paragraph" style:parent-style-name="Text_20_body">
      <style:text-properties style:text-underline-style="none" fo:font-weight="normal" officeooo:rsid="016742a2" officeooo:paragraph-rsid="016742a2" style:font-weight-asian="normal" style:font-weight-complex="normal"/>
    </style:style>
    <style:style style:name="P348" style:family="paragraph" style:parent-style-name="Text_20_body">
      <style:text-properties style:text-underline-style="none" fo:font-weight="bold" officeooo:rsid="0140c805" officeooo:paragraph-rsid="0140c805" style:font-weight-asian="bold" style:font-weight-complex="bold"/>
    </style:style>
    <style:style style:name="P349" style:family="paragraph" style:parent-style-name="Text_20_body">
      <style:text-properties officeooo:rsid="013cf06d" officeooo:paragraph-rsid="013cf06d"/>
    </style:style>
    <style:style style:name="P350" style:family="paragraph" style:parent-style-name="Text_20_body">
      <style:text-properties officeooo:paragraph-rsid="01621c62"/>
    </style:style>
    <style:style style:name="P351" style:family="paragraph" style:parent-style-name="Text_20_body">
      <style:text-properties officeooo:rsid="0165f2ea" officeooo:paragraph-rsid="0165f2ea"/>
    </style:style>
    <style:style style:name="P352" style:family="paragraph" style:parent-style-name="Text_20_body">
      <style:text-properties fo:font-size="16pt" style:text-underline-style="solid" style:text-underline-width="auto" style:text-underline-color="font-color" fo:font-weight="bold" officeooo:rsid="016cb0df" officeooo:paragraph-rsid="016cb0df" style:font-size-asian="16pt" style:font-weight-asian="bold" style:font-size-complex="16pt" style:font-weight-complex="bold"/>
    </style:style>
    <style:style style:name="P353" style:family="paragraph" style:parent-style-name="Text_20_body">
      <style:text-properties fo:font-size="16pt" style:text-underline-style="solid" style:text-underline-width="auto" style:text-underline-color="font-color" fo:font-weight="bold" officeooo:rsid="01621c62" officeooo:paragraph-rsid="01621c62" style:font-size-asian="16pt" style:font-weight-asian="bold" style:font-size-complex="16pt" style:font-weight-complex="bold"/>
    </style:style>
    <style:style style:name="P354" style:family="paragraph" style:parent-style-name="Text_20_body">
      <style:text-properties fo:font-size="16pt" style:text-underline-style="none" fo:font-weight="bold" officeooo:rsid="01711126" officeooo:paragraph-rsid="01711126" style:font-size-asian="16pt" style:font-weight-asian="bold" style:font-size-complex="16pt" style:font-weight-complex="bold"/>
    </style:style>
    <style:style style:name="P355" style:family="paragraph" style:parent-style-name="Text_20_body">
      <style:text-properties fo:font-size="15pt" style:text-underline-style="none" fo:font-weight="bold" officeooo:rsid="0172bd08" officeooo:paragraph-rsid="0172bd08" style:font-size-asian="15pt" style:font-weight-asian="bold" style:font-size-complex="15pt" style:font-weight-complex="bold"/>
    </style:style>
    <style:style style:name="P356" style:family="paragraph" style:parent-style-name="Standard">
      <style:text-properties fo:font-variant="normal" fo:text-transform="none" fo:color="#cccccc" style:font-name="Droid Sans Mono" fo:font-size="10.5pt" fo:letter-spacing="normal" fo:font-weight="normal" officeooo:paragraph-rsid="005d4deb" fo:background-color="#1f1f1f"/>
    </style:style>
    <style:style style:name="P357" style:family="paragraph" style:parent-style-name="Standard">
      <style:paragraph-properties style:line-height-at-least="0.503cm"/>
      <style:text-properties fo:color="#cccccc" style:font-name="Droid Sans Mono" fo:font-size="10.5pt" fo:font-weight="normal" fo:background-color="#1f1f1f"/>
    </style:style>
    <style:style style:name="P358" style:family="paragraph" style:parent-style-name="Standard">
      <style:paragraph-properties style:line-height-at-least="0.503cm"/>
      <style:text-properties fo:color="#c586c0" style:font-name="Droid Sans Mono" fo:font-size="10.5pt" fo:font-weight="normal" fo:background-color="#1f1f1f"/>
    </style:style>
    <style:style style:name="P359" style:family="paragraph" style:parent-style-name="Standard">
      <style:paragraph-properties style:line-height-at-least="0.503cm"/>
      <style:text-properties fo:color="#6a9955" style:font-name="Droid Sans Mono" fo:font-size="10.5pt" fo:font-weight="normal" fo:background-color="#1f1f1f"/>
    </style:style>
    <style:style style:name="P360" style:family="paragraph" style:parent-style-name="Text_20_body">
      <style:paragraph-properties fo:margin-left="0cm" fo:margin-right="0.529cm" fo:orphans="2" fo:widows="2" fo:text-indent="0cm" style:auto-text-indent="false"/>
    </style:style>
    <style:style style:name="P361" style:family="paragraph" style:parent-style-name="Heading_20_2">
      <style:text-properties fo:font-variant="normal" fo:text-transform="none" fo:color="#000000" style:font-name="Verdana"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loext:padding="0cm" loext:border="none"/>
    </style:style>
    <style:style style:name="P362" style:family="paragraph" style:parent-style-name="Heading_20_2">
      <style:text-properties fo:font-variant="normal" fo:text-transform="none" fo:color="#000000" style:font-name="var ff-lato"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style:style>
    <style:style style:name="P363" style:family="paragraph" style:parent-style-name="Heading_20_3">
      <style:text-properties fo:font-variant="normal" fo:text-transform="none" fo:color="#000000" style:font-name="Verdana" fo:font-size="12pt" fo:letter-spacing="normal" fo:font-style="normal" style:text-underline-style="solid" style:text-underline-width="auto" style:text-underline-color="font-color" fo:font-weight="bold" officeooo:rsid="01a73574" officeooo:paragraph-rsid="01a73574" style:font-size-asian="15pt" style:font-weight-asian="bold" style:font-size-complex="15pt" style:font-weight-complex="bold" loext:padding="0cm" loext:border="none"/>
    </style:style>
    <style:style style:name="P364" style:family="paragraph" style:parent-style-name="Heading_20_4">
      <style:text-properties officeooo:paragraph-rsid="004b288d"/>
    </style:style>
    <style:style style:name="P365"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5646a" officeooo:paragraph-rsid="0035646a" style:font-size-asian="12pt" style:font-weight-asian="bold" style:font-size-complex="12pt" style:font-weight-complex="bold"/>
    </style:style>
    <style:style style:name="P366"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1b76710" officeooo:paragraph-rsid="01b76710" style:font-size-asian="12pt" style:font-weight-asian="bold" style:font-size-complex="12pt" style:font-weight-complex="bold"/>
    </style:style>
    <style:style style:name="P367"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1b9f130" officeooo:paragraph-rsid="01b9f130" style:font-size-asian="12pt" style:font-weight-asian="bold" style:font-size-complex="12pt" style:font-weight-complex="bold"/>
    </style:style>
    <style:style style:name="P368"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1bb3f4e" officeooo:paragraph-rsid="01bb3f4e" style:font-size-asian="12pt" style:font-weight-asian="bold" style:font-size-complex="12pt" style:font-weight-complex="bold"/>
    </style:style>
    <style:style style:name="P369" style:family="paragraph" style:parent-style-name="Standard">
      <style:paragraph-properties fo:margin-left="0cm" fo:margin-right="0cm" fo:orphans="2" fo:widows="2" fo:text-indent="0cm" style:auto-text-indent="false"/>
      <style:text-properties fo:color="#000000" style:font-name="Verdana" fo:font-size="12pt" fo:font-weight="bold" officeooo:paragraph-rsid="0028702b"/>
    </style:style>
    <style:style style:name="P370" style:family="paragraph" style:parent-style-name="Standard">
      <style:paragraph-properties fo:margin-left="0cm" fo:margin-right="0cm" fo:orphans="2" fo:widows="2" fo:text-indent="0cm" style:auto-text-indent="false"/>
      <style:text-properties officeooo:paragraph-rsid="01a3fba6"/>
    </style:style>
    <style:style style:name="P371" style:family="paragraph" style:parent-style-name="Text_20_body" style:list-style-name="L2">
      <style:text-properties officeooo:paragraph-rsid="004e1c71"/>
    </style:style>
    <style:style style:name="P372" style:family="paragraph" style:parent-style-name="Text_20_body" style:list-style-name="L9"/>
    <style:style style:name="P373" style:family="paragraph" style:parent-style-name="Text_20_body" style:list-style-name="L10"/>
    <style:style style:name="P374" style:family="paragraph" style:parent-style-name="Text_20_body" style:list-style-name="L13"/>
    <style:style style:name="P37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9f45c0" officeooo:paragraph-rsid="019f45c0" style:font-size-asian="15pt" style:font-weight-asian="bold" style:font-size-complex="15pt" style:font-weight-complex="bold" loext:padding="0cm" loext:border="none"/>
    </style:style>
    <style:style style:name="P37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a73574" officeooo:paragraph-rsid="01a73574" style:font-size-asian="15pt" style:font-weight-asian="bold" style:font-size-complex="15pt" style:font-weight-complex="bold" loext:padding="0cm" loext:border="none"/>
    </style:style>
    <style:style style:name="P37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a8187e" officeooo:paragraph-rsid="01a8187e" style:font-size-asian="15pt" style:font-weight-asian="bold" style:font-size-complex="15pt" style:font-weight-complex="bold" loext:padding="0cm" loext:border="none"/>
    </style:style>
    <style:style style:name="P378" style:family="paragraph" style:parent-style-name="Text_20_body">
      <style:text-properties fo:font-variant="normal" fo:text-transform="none" fo:color="#000000" style:font-name="Verdana" fo:font-size="12pt" fo:letter-spacing="normal" fo:font-style="normal" style:text-underline-style="none" fo:font-weight="bold" officeooo:rsid="01a95942" officeooo:paragraph-rsid="01a95942" style:font-size-asian="15pt" style:font-weight-asian="bold" style:font-size-complex="15pt" style:font-weight-complex="bold" loext:padding="0cm" loext:border="none"/>
    </style:style>
    <style:style style:name="P379" style:family="paragraph" style:parent-style-name="Text_20_body">
      <style:text-properties fo:font-variant="normal" fo:text-transform="none" fo:color="#000000" style:font-name="Verdana" fo:font-size="12pt" fo:letter-spacing="normal" fo:font-style="normal" style:text-underline-style="none" fo:font-weight="bold" officeooo:rsid="01ad4d46" officeooo:paragraph-rsid="01ad4d46" style:font-size-asian="15pt" style:font-weight-asian="bold" style:font-size-complex="15pt" style:font-weight-complex="bold" loext:padding="0cm" loext:border="none"/>
    </style:style>
    <style:style style:name="P380" style:family="paragraph" style:parent-style-name="Text_20_body">
      <style:text-properties fo:font-variant="normal" fo:text-transform="none" fo:color="#000000" style:font-name="Verdana" fo:font-size="12pt" fo:letter-spacing="normal" fo:font-style="normal" style:text-underline-style="none" fo:font-weight="bold" officeooo:rsid="01aedbfa" officeooo:paragraph-rsid="01aedbfa" style:font-size-asian="15pt" style:font-weight-asian="bold" style:font-size-complex="15pt" style:font-weight-complex="bold" loext:padding="0cm" loext:border="none"/>
    </style:style>
    <style:style style:name="P381" style:family="paragraph" style:parent-style-name="Text_20_body">
      <style:text-properties fo:font-variant="normal" fo:text-transform="none" fo:color="#000000" style:font-name="Verdana" fo:font-size="12pt" fo:letter-spacing="normal" fo:font-style="normal" style:text-underline-style="none" fo:font-weight="normal" officeooo:rsid="01a81d78" officeooo:paragraph-rsid="01a81d78" style:font-size-asian="15pt" style:font-weight-asian="normal" style:font-size-complex="15pt" style:font-weight-complex="normal" loext:padding="0cm" loext:border="none"/>
    </style:style>
    <style:style style:name="P382" style:family="paragraph" style:parent-style-name="Text_20_body">
      <style:text-properties fo:font-variant="normal" fo:text-transform="none" fo:color="#000000" style:font-name="Verdana" fo:font-size="12pt" fo:letter-spacing="normal" fo:font-style="normal" style:text-underline-style="none" fo:font-weight="normal" officeooo:rsid="01a8868a" officeooo:paragraph-rsid="01a8868a" style:font-size-asian="15pt" style:font-weight-asian="normal" style:font-size-complex="15pt" style:font-weight-complex="normal" loext:padding="0cm" loext:border="none"/>
    </style:style>
    <style:style style:name="P383" style:family="paragraph" style:parent-style-name="Text_20_body">
      <style:text-properties fo:font-variant="normal" fo:text-transform="none" fo:color="#000000" style:font-name="Verdana" fo:font-size="12pt" fo:letter-spacing="normal" fo:font-style="normal" style:text-underline-style="none" fo:font-weight="normal" officeooo:rsid="01a95942" officeooo:paragraph-rsid="01a95942" style:font-size-asian="15pt" style:font-weight-asian="normal" style:font-size-complex="15pt" style:font-weight-complex="normal" loext:padding="0cm" loext:border="none"/>
    </style:style>
    <style:style style:name="P384" style:family="paragraph" style:parent-style-name="Text_20_body">
      <style:text-properties fo:font-variant="normal" fo:text-transform="none" fo:color="#000000" style:font-name="Verdana" fo:font-size="12pt" fo:letter-spacing="normal" fo:font-style="normal" style:text-underline-style="none" fo:font-weight="normal" officeooo:rsid="01ab4ed5" officeooo:paragraph-rsid="01ab4ed5" style:font-size-asian="15pt" style:font-weight-asian="normal" style:font-size-complex="15pt" style:font-weight-complex="normal" loext:padding="0cm" loext:border="none"/>
    </style:style>
    <style:style style:name="P385" style:family="paragraph" style:parent-style-name="Text_20_body">
      <style:text-properties fo:font-variant="normal" fo:text-transform="none" fo:color="#000000" style:font-name="Verdana" fo:font-size="12pt" fo:letter-spacing="normal" fo:font-style="normal" style:text-underline-style="none" fo:font-weight="normal" officeooo:rsid="01ad4d46" officeooo:paragraph-rsid="01ad4d46" style:font-size-asian="15pt" style:font-weight-asian="normal" style:font-size-complex="15pt" style:font-weight-complex="normal" loext:padding="0cm" loext:border="none"/>
    </style:style>
    <style:style style:name="P386" style:family="paragraph" style:parent-style-name="Text_20_body">
      <style:text-properties fo:font-variant="normal" fo:text-transform="none" fo:color="#000000" style:font-name="Verdana" fo:font-size="12pt" fo:letter-spacing="normal" fo:font-style="normal" style:text-underline-style="none" fo:font-weight="normal" officeooo:rsid="01aedbfa" officeooo:paragraph-rsid="01aedbfa" style:font-size-asian="15pt" style:font-weight-asian="normal" style:font-size-complex="15pt" style:font-weight-complex="normal" loext:padding="0cm" loext:border="none"/>
    </style:style>
    <style:style style:name="P387" style:family="paragraph" style:parent-style-name="Text_20_body">
      <style:text-properties fo:font-variant="normal" fo:text-transform="none" fo:color="#000000" style:font-name="Verdana" fo:font-size="12pt" fo:letter-spacing="normal" fo:font-style="normal" style:text-underline-style="none" fo:font-weight="normal" officeooo:rsid="01b0dde3" officeooo:paragraph-rsid="01b0dde3" style:font-size-asian="15pt" style:font-weight-asian="normal" style:font-size-complex="15pt" style:font-weight-complex="normal" loext:padding="0cm" loext:border="none"/>
    </style:style>
    <style:style style:name="P388" style:family="paragraph" style:parent-style-name="Text_20_body">
      <style:text-properties fo:font-variant="normal" fo:text-transform="none" fo:color="#000000" style:font-name="Verdana" fo:font-size="12pt" fo:letter-spacing="normal" fo:font-style="normal" style:text-underline-style="none" fo:font-weight="normal" officeooo:rsid="01b22da5" officeooo:paragraph-rsid="01b22da5" style:font-size-asian="15pt" style:font-weight-asian="normal" style:font-size-complex="15pt" style:font-weight-complex="normal" loext:padding="0cm" loext:border="none"/>
    </style:style>
    <style:style style:name="P389" style:family="paragraph" style:parent-style-name="Text_20_body">
      <style:text-properties fo:font-variant="normal" fo:text-transform="none" fo:color="#000000" style:font-name="Verdana" fo:font-size="12pt" fo:letter-spacing="normal" fo:font-style="normal" style:text-underline-style="none" fo:font-weight="normal" officeooo:rsid="01b2757a" officeooo:paragraph-rsid="01b2757a" style:font-size-asian="15pt" style:font-weight-asian="normal" style:font-size-complex="15pt" style:font-weight-complex="normal" loext:padding="0cm" loext:border="none"/>
    </style:style>
    <style:style style:name="P390" style:family="paragraph" style:parent-style-name="Text_20_body">
      <style:text-properties fo:font-variant="normal" fo:text-transform="none" fo:color="#000000" style:font-name="Verdana" fo:font-size="12pt" fo:letter-spacing="normal" fo:font-style="normal" style:text-underline-style="none" fo:font-weight="normal" officeooo:rsid="01b63d41" officeooo:paragraph-rsid="01b63d41" style:font-size-asian="15pt" style:font-weight-asian="normal" style:font-size-complex="15pt" style:font-weight-complex="normal" loext:padding="0cm" loext:border="none"/>
    </style:style>
    <style:style style:name="P391" style:family="paragraph" style:parent-style-name="Text_20_body" style:list-style-name="L14"/>
    <style:style style:name="P392" style:family="paragraph" style:parent-style-name="Text_20_body" style:list-style-name="L15"/>
    <style:style style:name="P393"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94"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95"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96" style:family="paragraph" style:parent-style-name="Text_20_body" style:list-style-name="L1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97"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9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d4ffc"/>
    </style:style>
    <style:style style:name="P39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bbd247"/>
    </style:style>
    <style:style style:name="P40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bdc262"/>
    </style:style>
    <style:style style:name="P401" style:family="paragraph" style:parent-style-name="Text_20_body" style:list-style-name="L2">
      <style:paragraph-properties fo:margin-top="0cm" fo:margin-bottom="0cm" loext:contextual-spacing="false"/>
    </style:style>
    <style:style style:name="P402" style:family="paragraph" style:parent-style-name="Text_20_body" style:list-style-name="L5">
      <style:paragraph-properties fo:margin-top="0cm" fo:margin-bottom="0cm" loext:contextual-spacing="false"/>
    </style:style>
    <style:style style:name="P403" style:family="paragraph" style:parent-style-name="Text_20_body" style:list-style-name="L6">
      <style:paragraph-properties fo:margin-top="0cm" fo:margin-bottom="0cm" loext:contextual-spacing="false"/>
    </style:style>
    <style:style style:name="P404" style:family="paragraph" style:parent-style-name="Text_20_body" style:list-style-name="L7">
      <style:paragraph-properties fo:margin-top="0cm" fo:margin-bottom="0cm" loext:contextual-spacing="false"/>
    </style:style>
    <style:style style:name="P405" style:family="paragraph" style:parent-style-name="Text_20_body" style:list-style-name="L8">
      <style:paragraph-properties fo:margin-top="0cm" fo:margin-bottom="0cm" loext:contextual-spacing="false"/>
    </style:style>
    <style:style style:name="P406" style:family="paragraph" style:parent-style-name="Text_20_body" style:list-style-name="L13">
      <style:paragraph-properties fo:margin-top="0cm" fo:margin-bottom="0cm" loext:contextual-spacing="false"/>
    </style:style>
    <style:style style:name="P407" style:family="paragraph" style:parent-style-name="Text_20_body" style:list-style-name="L14">
      <style:paragraph-properties fo:margin-top="0cm" fo:margin-bottom="0cm" loext:contextual-spacing="false"/>
    </style:style>
    <style:style style:name="P408" style:family="paragraph" style:parent-style-name="Text_20_body" style:list-style-name="L15">
      <style:paragraph-properties fo:margin-top="0cm" fo:margin-bottom="0cm" loext:contextual-spacing="false"/>
    </style:style>
    <style:style style:name="T1" style:family="text">
      <style:text-properties officeooo:rsid="0017d6aa"/>
    </style:style>
    <style:style style:name="T2" style:family="text">
      <style:text-properties officeooo:rsid="00189374"/>
    </style:style>
    <style:style style:name="T3" style:family="text">
      <style:text-properties officeooo:rsid="00199f80"/>
    </style:style>
    <style:style style:name="T4" style:family="text">
      <style:text-properties fo:font-variant="normal" fo:text-transform="none" fo:color="#000000" style:font-name="Verdana" fo:font-size="12pt" fo:letter-spacing="normal" fo:font-style="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000000" style:font-name="Verdana" fo:font-size="12pt" fo:letter-spacing="normal" fo:font-style="normal" fo:font-weight="normal" officeooo:rsid="00293403"/>
    </style:style>
    <style:style style:name="T7" style:family="text">
      <style:text-properties fo:font-variant="normal" fo:text-transform="none" fo:color="#000000" style:font-name="Verdana" fo:font-size="12pt" fo:letter-spacing="normal" fo:font-style="normal" fo:font-weight="normal" officeooo:rsid="002a5d38"/>
    </style:style>
    <style:style style:name="T8" style:family="text">
      <style:text-properties fo:font-variant="normal" fo:text-transform="none" fo:color="#000000" style:font-name="Verdana" fo:font-size="12pt" fo:letter-spacing="normal" fo:font-style="normal" fo:font-weight="normal" officeooo:rsid="002c6e4b"/>
    </style:style>
    <style:style style:name="T9" style:family="text">
      <style:text-properties fo:font-variant="normal" fo:text-transform="none" fo:color="#000000" style:font-name="Verdana" fo:font-size="12pt" fo:letter-spacing="normal" fo:font-style="normal" fo:font-weight="normal" officeooo:rsid="002d051a"/>
    </style:style>
    <style:style style:name="T10" style:family="text">
      <style:text-properties fo:font-variant="normal" fo:text-transform="none" fo:color="#000000" style:font-name="Verdana" fo:font-size="12pt" fo:letter-spacing="normal" fo:font-style="normal" fo:font-weight="normal" officeooo:rsid="002c0bd0"/>
    </style:style>
    <style:style style:name="T11" style:family="text">
      <style:text-properties fo:font-variant="normal" fo:text-transform="none" fo:color="#000000" style:font-name="Verdana" fo:font-size="12pt" fo:letter-spacing="normal" fo:font-style="normal" fo:font-weight="normal" officeooo:rsid="002e837c"/>
    </style:style>
    <style:style style:name="T12" style:family="text">
      <style:text-properties fo:font-variant="normal" fo:text-transform="none" fo:color="#000000" style:font-name="Verdana" fo:font-size="12pt" fo:letter-spacing="normal" fo:font-style="normal" fo:font-weight="normal" officeooo:rsid="00302250"/>
    </style:style>
    <style:style style:name="T13" style:family="text">
      <style:text-properties fo:font-variant="normal" fo:text-transform="none" fo:color="#000000" style:font-name="Verdana" fo:font-size="12pt" fo:letter-spacing="normal" fo:font-style="normal" fo:font-weight="normal" officeooo:rsid="00d20d67" style:font-size-asian="12pt" style:font-size-complex="12pt"/>
    </style:style>
    <style:style style:name="T14" style:family="text">
      <style:text-properties fo:font-variant="normal" fo:text-transform="none" fo:color="#000000" style:font-name="Verdana" fo:font-size="12pt" fo:letter-spacing="normal" fo:font-style="normal" fo:font-weight="normal" officeooo:rsid="00d8effa" style:font-size-asian="12pt" style:font-size-complex="12pt"/>
    </style:style>
    <style:style style:name="T15" style:family="text">
      <style:text-properties fo:font-variant="normal" fo:text-transform="none" fo:color="#000000" style:font-name="Verdana" fo:font-size="12pt" fo:letter-spacing="normal" fo:font-style="normal" fo:font-weight="normal" officeooo:rsid="00dac787" style:font-size-asian="12pt" style:font-size-complex="12pt" loext:padding="0cm" loext:border="none"/>
    </style:style>
    <style:style style:name="T16" style:family="text">
      <style:text-properties fo:font-variant="normal" fo:text-transform="none" fo:color="#000000" style:font-name="Verdana" fo:font-size="12pt" fo:letter-spacing="normal" fo:font-style="normal" fo:font-weight="normal" officeooo:rsid="00dd9608" style:font-size-asian="12pt" style:font-size-complex="12pt" loext:padding="0cm" loext:border="none"/>
    </style:style>
    <style:style style:name="T17" style:family="text">
      <style:text-properties fo:font-variant="normal" fo:text-transform="none" fo:color="#000000" style:font-name="Verdana" fo:font-size="12pt" fo:letter-spacing="normal" fo:font-style="normal" fo:font-weight="normal" officeooo:rsid="00de7f01" style:font-size-asian="12pt" style:font-size-complex="12pt" loext:padding="0cm" loext:border="none"/>
    </style:style>
    <style:style style:name="T18" style:family="text">
      <style:text-properties fo:font-variant="normal" fo:text-transform="none" fo:color="#000000" style:font-name="Verdana" fo:font-size="12pt" fo:letter-spacing="normal" fo:font-style="normal" fo:font-weight="normal" officeooo:rsid="004df54b"/>
    </style:style>
    <style:style style:name="T19" style:family="text">
      <style:text-properties fo:font-variant="normal" fo:text-transform="none" fo:color="#000000" style:font-name="Verdana" fo:font-size="12pt" fo:letter-spacing="normal" fo:font-style="normal" fo:font-weight="normal" loext:padding="0cm" loext:border="none"/>
    </style:style>
    <style:style style:name="T20" style:family="text">
      <style:text-properties fo:font-variant="normal" fo:text-transform="none" fo:color="#000000" style:font-name="Verdana" fo:font-size="12pt" fo:letter-spacing="normal" fo:font-style="normal" fo:font-weight="normal" officeooo:rsid="00b25df3"/>
    </style:style>
    <style:style style:name="T21" style:family="text">
      <style:text-properties fo:font-variant="normal" fo:text-transform="none" fo:color="#000000" style:font-name="Verdana" fo:font-size="12pt" fo:letter-spacing="normal" fo:font-style="normal" fo:font-weight="normal" officeooo:rsid="00b48d12"/>
    </style:style>
    <style:style style:name="T22" style:family="text">
      <style:text-properties fo:font-variant="normal" fo:text-transform="none" fo:color="#000000" style:font-name="Verdana" fo:font-size="12pt" fo:letter-spacing="normal" fo:font-style="normal" fo:font-weight="normal" officeooo:rsid="0116a44e"/>
    </style:style>
    <style:style style:name="T23" style:family="text">
      <style:text-properties fo:font-variant="normal" fo:text-transform="none" fo:color="#000000" style:font-name="Verdana" fo:font-size="12pt" fo:letter-spacing="normal" fo:font-style="normal" fo:font-weight="normal" style:font-weight-asian="bold" style:font-weight-complex="bold"/>
    </style:style>
    <style:style style:name="T24" style:family="text">
      <style:text-properties fo:font-variant="normal" fo:text-transform="none" fo:color="#000000" style:font-name="Verdana" fo:font-size="12pt" fo:letter-spacing="normal" fo:font-style="normal" fo:font-weight="normal" officeooo:rsid="01333ae2" style:font-weight-asian="bold" style:font-weight-complex="bold"/>
    </style:style>
    <style:style style:name="T25" style:family="text">
      <style:text-properties fo:font-variant="normal" fo:text-transform="none" fo:color="#000000" style:font-name="Verdana" fo:font-size="12pt" fo:letter-spacing="normal" fo:font-style="normal" fo:font-weight="normal" officeooo:rsid="01333ae2" style:font-weight-asian="bold" style:font-weight-complex="bold" loext:padding="0cm" loext:border="none"/>
    </style:style>
    <style:style style:name="T26" style:family="text">
      <style:text-properties fo:font-variant="normal" fo:text-transform="none" fo:color="#000000" style:font-name="Verdana" fo:font-size="12pt" fo:letter-spacing="normal" fo:font-style="normal" fo:font-weight="normal" officeooo:rsid="016e07a4"/>
    </style:style>
    <style:style style:name="T27" style:family="text">
      <style:text-properties fo:font-variant="normal" fo:text-transform="none" fo:color="#000000" style:font-name="Verdana" fo:font-size="12pt" fo:letter-spacing="normal" fo:font-style="normal" fo:font-weight="normal" officeooo:rsid="01a18889"/>
    </style:style>
    <style:style style:name="T28" style:family="text">
      <style:text-properties fo:font-variant="normal" fo:text-transform="none" fo:color="#000000" style:font-name="Verdana" fo:font-size="12pt" fo:letter-spacing="normal" fo:font-style="normal" fo:font-weight="normal" officeooo:rsid="01a37302"/>
    </style:style>
    <style:style style:name="T29" style:family="text">
      <style:text-properties fo:font-variant="normal" fo:text-transform="none" fo:color="#000000" style:font-name="Verdana" fo:font-size="12pt" fo:letter-spacing="normal" fo:font-style="normal" fo:font-weight="normal" officeooo:rsid="01a3fba6"/>
    </style:style>
    <style:style style:name="T30" style:family="text">
      <style:text-properties fo:font-variant="normal" fo:text-transform="none" fo:color="#000000" style:font-name="Verdana" fo:font-size="12pt" fo:letter-spacing="normal" fo:font-style="normal" fo:font-weight="normal" officeooo:rsid="01a5ee91"/>
    </style:style>
    <style:style style:name="T31"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style:font-size-asian="12pt" style:font-weight-asian="bold" style:font-size-complex="12pt" style:font-weight-complex="bold"/>
    </style:style>
    <style:style style:name="T32"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99d81" style:font-size-asian="12pt" style:font-weight-asian="bold" style:font-size-complex="12pt" style:font-weight-complex="bold"/>
    </style:style>
    <style:style style:name="T33"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204d2" style:font-size-asian="12pt" style:font-weight-asian="bold" style:font-size-complex="12pt" style:font-weight-complex="bold"/>
    </style:style>
    <style:style style:name="T34"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6e2fc" style:font-size-asian="12pt" style:font-weight-asian="bold" style:font-size-complex="12pt" style:font-weight-complex="bold"/>
    </style:style>
    <style:style style:name="T35"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19f91b7" style:font-weight-asian="bold" style:font-weight-complex="bold"/>
    </style:style>
    <style:style style:name="T36" style:family="text">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T37" style:family="text">
      <style:text-properties fo:font-variant="normal" fo:text-transform="none" fo:color="#000000" style:font-name="Verdana" fo:font-size="12pt" fo:letter-spacing="normal" fo:font-style="normal" style:text-underline-style="none" fo:font-weight="normal" officeooo:rsid="003de78b" style:font-size-asian="12pt" style:font-weight-asian="normal" style:font-size-complex="12pt" style:font-weight-complex="normal"/>
    </style:style>
    <style:style style:name="T38" style:family="text">
      <style:text-properties fo:font-variant="normal" fo:text-transform="none" fo:color="#000000" style:font-name="Verdana" fo:font-size="12pt" fo:letter-spacing="normal" fo:font-style="normal" style:text-underline-style="none" fo:font-weight="normal" officeooo:rsid="003f1fe5" style:font-size-asian="12pt" style:font-weight-asian="normal" style:font-size-complex="12pt" style:font-weight-complex="normal"/>
    </style:style>
    <style:style style:name="T39" style:family="text">
      <style:text-properties fo:font-variant="normal" fo:text-transform="none" fo:color="#000000" style:font-name="Verdana" fo:font-size="12pt" fo:letter-spacing="normal" fo:font-style="normal" style:text-underline-style="none" fo:font-weight="normal" officeooo:rsid="0040b8e1" style:font-size-asian="12pt" style:font-weight-asian="normal" style:font-size-complex="12pt" style:font-weight-complex="normal"/>
    </style:style>
    <style:style style:name="T40" style:family="text">
      <style:text-properties fo:font-variant="normal" fo:text-transform="none" fo:color="#000000" style:font-name="Verdana" fo:font-size="12pt" fo:letter-spacing="normal" fo:font-style="normal" style:text-underline-style="none" fo:font-weight="normal" officeooo:rsid="004149d6" style:font-size-asian="12pt" style:font-weight-asian="normal" style:font-size-complex="12pt" style:font-weight-complex="normal"/>
    </style:style>
    <style:style style:name="T41" style:family="text">
      <style:text-properties fo:font-variant="normal" fo:text-transform="none" fo:color="#000000" style:font-name="Verdana" fo:font-size="12pt" fo:letter-spacing="normal" fo:font-style="normal" style:text-underline-style="none" fo:font-weight="normal" officeooo:rsid="004b288d" style:font-size-asian="12pt" style:font-weight-asian="normal" style:font-size-complex="12pt" style:font-weight-complex="normal"/>
    </style:style>
    <style:style style:name="T42" style:family="text">
      <style:text-properties fo:font-variant="normal" fo:text-transform="none" fo:color="#000000" style:font-name="Verdana" fo:font-size="12pt" fo:letter-spacing="normal" fo:font-style="normal" style:text-underline-style="none" fo:font-weight="normal" officeooo:rsid="00519f69" style:font-size-asian="12pt" style:font-weight-asian="normal" style:font-size-complex="12pt" style:font-weight-complex="normal"/>
    </style:style>
    <style:style style:name="T43" style:family="text">
      <style:text-properties fo:font-variant="normal" fo:text-transform="none" fo:color="#000000" style:font-name="Verdana" fo:font-size="12pt" fo:letter-spacing="normal" fo:font-style="normal" style:text-underline-style="none" fo:font-weight="normal" officeooo:rsid="0052370b" style:font-size-asian="12pt" style:font-weight-asian="normal" style:font-size-complex="12pt" style:font-weight-complex="normal"/>
    </style:style>
    <style:style style:name="T44" style:family="text">
      <style:text-properties fo:font-variant="normal" fo:text-transform="none" fo:color="#000000" style:font-name="Verdana" fo:font-size="12pt" fo:letter-spacing="normal" fo:font-style="normal" style:text-underline-style="none" fo:font-weight="normal" officeooo:rsid="0079b376" style:font-size-asian="12pt" style:font-weight-asian="normal" style:font-size-complex="12pt" style:font-weight-complex="normal" loext:padding="0cm" loext:border="none"/>
    </style:style>
    <style:style style:name="T45" style:family="text">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T46" style:family="text">
      <style:text-properties fo:font-variant="normal" fo:text-transform="none" fo:color="#000000" style:font-name="Verdana" fo:font-size="12pt" fo:letter-spacing="normal" fo:font-style="normal" style:text-underline-style="none" fo:font-weight="normal" officeooo:rsid="00e204d2" style:font-size-asian="12pt" style:font-weight-asian="normal" style:font-size-complex="12pt" style:font-weight-complex="normal"/>
    </style:style>
    <style:style style:name="T47" style:family="text">
      <style:text-properties fo:font-variant="normal" fo:text-transform="none" fo:color="#000000" style:font-name="Verdana" fo:font-size="12pt" fo:letter-spacing="normal" fo:font-style="normal" style:text-underline-style="none" fo:font-weight="normal" officeooo:rsid="00bee15b" style:font-size-asian="12pt" style:font-size-complex="12pt"/>
    </style:style>
    <style:style style:name="T48" style:family="text">
      <style:text-properties fo:font-variant="normal" fo:text-transform="none" fo:color="#000000" style:font-name="Verdana" fo:font-size="12pt" fo:letter-spacing="normal" fo:font-style="normal" style:text-underline-style="none" fo:font-weight="normal" officeooo:rsid="00bf6e8b" style:font-size-asian="12pt" style:font-size-complex="12pt"/>
    </style:style>
    <style:style style:name="T49" style:family="text">
      <style:text-properties fo:font-variant="normal" fo:text-transform="none" fo:color="#000000" style:font-name="Verdana" fo:font-size="12pt" fo:letter-spacing="normal" fo:font-style="normal" style:text-underline-style="none" fo:font-weight="normal" officeooo:rsid="00d20d67" style:font-size-asian="12pt" style:font-weight-asian="bold" style:font-size-complex="12pt" style:font-weight-complex="bold"/>
    </style:style>
    <style:style style:name="T50" style:family="text">
      <style:text-properties fo:font-variant="normal" fo:text-transform="none" fo:color="#000000" style:font-name="Verdana" fo:font-size="12pt" fo:letter-spacing="normal" fo:font-style="normal" style:text-underline-style="none" fo:font-weight="normal" officeooo:rsid="00b11af5" style:font-weight-asian="normal" style:font-weight-complex="normal"/>
    </style:style>
    <style:style style:name="T51" style:family="text">
      <style:text-properties fo:font-variant="normal" fo:text-transform="none" fo:color="#000000" style:font-name="Verdana" fo:font-size="12pt" fo:letter-spacing="normal" fo:font-style="normal" style:text-underline-style="none" fo:font-weight="bold" officeooo:rsid="00e204d2" style:font-size-asian="12pt" style:font-weight-asian="bold" style:font-size-complex="12pt" style:font-weight-complex="bold"/>
    </style:style>
    <style:style style:name="T52" style:family="text">
      <style:text-properties fo:font-variant="normal" fo:text-transform="none" fo:color="#000000" style:font-name="Verdana" fo:font-size="12pt" fo:letter-spacing="normal" fo:font-style="normal" officeooo:rsid="00d20d67" style:font-size-asian="12pt" style:font-size-complex="12pt"/>
    </style:style>
    <style:style style:name="T53" style:family="text">
      <style:text-properties fo:font-variant="normal" fo:text-transform="none" fo:color="#000000" style:font-name="Verdana" fo:font-size="12pt" fo:letter-spacing="normal" fo:font-style="normal" officeooo:rsid="00d5e561" style:font-size-asian="12pt" style:font-size-complex="12pt"/>
    </style:style>
    <style:style style:name="T54" style:family="text">
      <style:text-properties fo:font-variant="normal" fo:text-transform="none" fo:color="#000000" style:font-name="Verdana" fo:font-size="12pt" fo:letter-spacing="normal" fo:font-style="normal" fo:font-weight="bold" officeooo:rsid="01362aad" style:font-weight-asian="bold" style:font-weight-complex="bold"/>
    </style:style>
    <style:style style:name="T55" style:family="text">
      <style:text-properties fo:font-variant="normal" fo:text-transform="none" fo:color="#000000" style:font-name="Verdana" fo:font-size="12pt" fo:letter-spacing="normal" fo:font-style="normal" loext:padding="0cm" loext:border="none"/>
    </style:style>
    <style:style style:name="T56" style:family="text">
      <style:text-properties fo:font-variant="normal" fo:text-transform="none" fo:color="#000000" style:font-name="Verdana" fo:font-size="12pt" fo:letter-spacing="normal" fo:font-style="normal" officeooo:rsid="00b48d12"/>
    </style:style>
    <style:style style:name="T57" style:family="text">
      <style:text-properties fo:font-variant="normal" fo:text-transform="none" fo:color="#000000" style:font-name="Verdana" fo:font-size="12pt" fo:letter-spacing="normal" fo:font-style="normal" officeooo:rsid="00b52760"/>
    </style:style>
    <style:style style:name="T58" style:family="text">
      <style:text-properties fo:font-variant="normal" fo:text-transform="none" fo:color="#000000" style:font-name="Verdana" fo:font-size="12pt" fo:letter-spacing="normal" fo:font-style="normal" officeooo:rsid="00b940c9"/>
    </style:style>
    <style:style style:name="T59" style:family="text">
      <style:text-properties fo:font-variant="normal" fo:text-transform="none" fo:color="#000000" style:font-name="Verdana" fo:font-size="12pt" fo:letter-spacing="normal" fo:font-style="normal" officeooo:rsid="01333ae2"/>
    </style:style>
    <style:style style:name="T60" style:family="text">
      <style:text-properties fo:font-variant="normal" fo:text-transform="none" fo:color="#000000" style:font-name="Verdana" fo:font-size="12pt" fo:letter-spacing="normal" fo:font-style="normal" style:font-size-asian="16pt" style:font-size-complex="16pt"/>
    </style:style>
    <style:style style:name="T61" style:family="text">
      <style:text-properties fo:font-variant="normal" fo:text-transform="none" fo:color="#000000" style:font-name="Verdana" fo:font-size="12pt" fo:letter-spacing="normal" fo:font-style="normal" officeooo:rsid="016e07a4" loext:padding="0cm" loext:border="none"/>
    </style:style>
    <style:style style:name="T62" style:family="text">
      <style:text-properties fo:font-variant="normal" fo:text-transform="none" fo:color="#000000" style:font-name="Verdana" fo:font-size="12pt" fo:letter-spacing="normal" fo:font-style="italic" style:text-underline-style="none" fo:font-weight="normal" officeooo:rsid="0079b376" style:font-size-asian="12pt" style:font-weight-asian="normal" style:font-size-complex="12pt" style:font-weight-complex="normal" loext:padding="0cm" loext:border="none"/>
    </style:style>
    <style:style style:name="T63" style:family="text">
      <style:text-properties fo:font-variant="normal" fo:text-transform="none" fo:color="#000000" style:font-name="Verdana" fo:font-size="12pt" fo:letter-spacing="normal" fo:font-style="italic" style:text-underline-style="none" fo:font-weight="normal" officeooo:rsid="007a12ac" style:font-size-asian="12pt" style:font-weight-asian="normal" style:font-size-complex="12pt" style:font-weight-complex="normal" loext:padding="0cm" loext:border="none"/>
    </style:style>
    <style:style style:name="T64" style:family="text">
      <style:text-properties fo:font-variant="normal" fo:text-transform="none" fo:color="#000000" style:font-name="Verdana" fo:font-size="12pt" fo:letter-spacing="normal" fo:font-style="italic" fo:font-weight="normal" loext:padding="0cm" loext:border="none"/>
    </style:style>
    <style:style style:name="T65" style:family="text">
      <style:text-properties fo:font-variant="normal" fo:text-transform="none" fo:color="#000000" style:font-name="Verdana" fo:font-size="12pt" fo:letter-spacing="normal" fo:font-style="italic" fo:font-weight="normal" officeooo:rsid="01333ae2" style:font-weight-asian="bold" style:font-weight-complex="bold" loext:padding="0cm" loext:border="none"/>
    </style:style>
    <style:style style:name="T66" style:family="text">
      <style:text-properties fo:font-variant="normal" fo:text-transform="none" fo:color="#000000" style:font-name="Verdana" fo:font-size="12pt" fo:letter-spacing="normal" fo:font-style="italic" fo:font-weight="normal" style:font-weight-asian="bold" style:font-weight-complex="bold" loext:padding="0cm" loext:border="none"/>
    </style:style>
    <style:style style:name="T67" style:family="text">
      <style:text-properties fo:font-variant="normal" fo:text-transform="none" fo:color="#000000" style:font-name="Verdana" fo:letter-spacing="normal" fo:font-style="normal" fo:font-weight="normal"/>
    </style:style>
    <style:style style:name="T68" style:family="text">
      <style:text-properties fo:font-variant="normal" fo:text-transform="none" fo:color="#000000" style:font-name="Verdana" fo:letter-spacing="normal" fo:font-style="normal" fo:font-weight="normal" loext:padding="0cm" loext:border="none"/>
    </style:style>
    <style:style style:name="T69" style:family="text">
      <style:text-properties fo:font-variant="normal" fo:text-transform="none" fo:color="#000000" style:font-name="Verdana" fo:letter-spacing="normal" fo:font-style="normal" fo:font-weight="normal" officeooo:rsid="0031e905"/>
    </style:style>
    <style:style style:name="T70" style:family="text">
      <style:text-properties fo:font-variant="normal" fo:text-transform="none" fo:color="#000000" style:font-name="Verdana" fo:letter-spacing="normal" fo:font-style="italic" fo:font-weight="normal" loext:padding="0cm" loext:border="none"/>
    </style:style>
    <style:style style:name="T71" style:family="text">
      <style:text-properties fo:font-variant="normal" fo:text-transform="none" fo:color="#000000" style:font-name="Verdana" fo:font-size="11.25pt" fo:letter-spacing="normal" fo:font-style="normal" fo:font-weight="normal"/>
    </style:style>
    <style:style style:name="T72" style:family="text">
      <style:text-properties fo:font-variant="normal" fo:text-transform="none" fo:color="#000000" style:font-name="Verdana" fo:font-size="11.25pt" fo:letter-spacing="normal" fo:font-style="normal" fo:font-weight="normal" officeooo:rsid="003f1fe5"/>
    </style:style>
    <style:style style:name="T73" style:family="text">
      <style:text-properties fo:font-variant="normal" fo:text-transform="none" fo:color="#000000" style:font-name="Verdana" fo:font-size="16pt" fo:letter-spacing="normal" fo:font-style="italic" style:font-size-asian="16pt" style:font-size-complex="16pt" loext:padding="0cm" loext:border="none"/>
    </style:style>
    <style:style style:name="T74" style:family="text">
      <style:text-properties fo:font-variant="normal" fo:text-transform="none" fo:color="#000000" style:font-name="Vardana-sans" fo:font-size="12pt" fo:letter-spacing="normal" fo:font-style="normal" fo:font-weight="normal" officeooo:rsid="002c0bd0"/>
    </style:style>
    <style:style style:name="T75" style:family="text">
      <style:text-properties fo:font-variant="normal" fo:text-transform="none" fo:color="#000000" style:font-name="Vardana-sans" fo:font-size="12pt" fo:letter-spacing="normal" fo:font-style="normal" fo:font-weight="normal" officeooo:rsid="00302250"/>
    </style:style>
    <style:style style:name="T76"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77" style:family="text">
      <style:text-properties fo:font-variant="normal" fo:text-transform="none" fo:color="#000000" fo:font-size="12pt" fo:letter-spacing="normal" fo:font-style="normal" style:text-underline-style="none" fo:font-weight="normal" officeooo:rsid="004b288d"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style:text-underline-style="none" fo:font-weight="bold" officeooo:rsid="00e204d2" style:font-size-asian="12pt" style:font-weight-asian="bold" style:font-size-complex="12pt" style:font-weight-complex="bold"/>
    </style:style>
    <style:style style:name="T79" style:family="text">
      <style:text-properties fo:font-variant="normal" fo:text-transform="none" fo:color="#000000" style:font-name="inherit" fo:font-size="11.25pt" fo:letter-spacing="normal" fo:font-style="normal"/>
    </style:style>
    <style:style style:name="T80" style:family="text">
      <style:text-properties fo:font-variant="normal" fo:text-transform="none" fo:color="#000000" style:font-name="inherit" fo:font-size="11.25pt" fo:letter-spacing="normal" fo:font-style="normal" fo:font-weight="normal"/>
    </style:style>
    <style:style style:name="T81" style:family="text">
      <style:text-properties fo:font-variant="normal" fo:text-transform="none" fo:color="#000000" style:font-name="inherit" fo:font-size="11.25pt" fo:letter-spacing="normal" fo:font-style="normal" style:text-underline-style="none" fo:font-weight="normal" officeooo:rsid="00b9d851" style:font-weight-asian="normal" style:font-weight-complex="normal"/>
    </style:style>
    <style:style style:name="T82" style:family="text">
      <style:text-properties fo:font-variant="normal" fo:text-transform="none" fo:color="#000000" style:font-name="inherit" fo:font-size="11.25pt" fo:letter-spacing="normal" fo:font-style="normal" fo:font-weight="bold" officeooo:rsid="01333ae2" style:font-weight-asian="bold" style:font-weight-complex="bold" loext:padding="0cm" loext:border="none"/>
    </style:style>
    <style:style style:name="T83" style:family="text">
      <style:text-properties fo:font-variant="normal" fo:text-transform="none" fo:color="#000000" style:font-name="inherit" fo:font-size="11.25pt" fo:letter-spacing="normal" fo:font-style="normal" officeooo:rsid="0159d6f5"/>
    </style:style>
    <style:style style:name="T84" style:family="text">
      <style:text-properties fo:font-variant="normal" fo:text-transform="none" fo:color="#000000" style:font-name="monospace" fo:font-size="12pt" fo:letter-spacing="normal" fo:font-style="normal" style:text-underline-style="none" fo:font-weight="normal" officeooo:rsid="00bee15b" style:font-size-asian="12pt" style:font-size-complex="12pt" loext:padding="0cm" loext:border="none"/>
    </style:style>
    <style:style style:name="T85" style:family="text">
      <style:text-properties fo:font-variant="normal" fo:text-transform="none" fo:color="#000000" style:font-name="monospace" fo:font-size="12pt" fo:letter-spacing="normal" fo:font-style="normal" fo:font-weight="normal" officeooo:rsid="00d20d67" style:font-size-asian="12pt" style:font-size-complex="12pt" loext:padding="0cm" loext:border="none"/>
    </style:style>
    <style:style style:name="T86" style:family="text">
      <style:text-properties fo:font-variant="normal" fo:text-transform="none" fo:color="#000000" style:font-name="monospace" fo:font-size="12pt" fo:letter-spacing="normal" fo:font-style="normal" fo:font-weight="normal" officeooo:rsid="00dac787" style:font-size-asian="12pt" style:font-size-complex="12pt" loext:padding="0cm" loext:border="none"/>
    </style:style>
    <style:style style:name="T87" style:family="text">
      <style:text-properties fo:font-variant="normal" fo:text-transform="none" fo:color="#000000" style:font-name="monospace" fo:font-size="12pt" fo:letter-spacing="normal" fo:font-style="normal" fo:font-weight="normal" officeooo:rsid="00dd9608" style:font-size-asian="12pt" style:font-size-complex="12pt" loext:padding="0cm" loext:border="none"/>
    </style:style>
    <style:style style:name="T88" style:family="text">
      <style:text-properties fo:font-variant="normal" fo:text-transform="none" fo:color="#000000" style:font-name="monospace" fo:font-size="12pt" fo:letter-spacing="normal" fo:font-style="normal" fo:font-weight="normal" loext:padding="0cm" loext:border="none"/>
    </style:style>
    <style:style style:name="T89" style:family="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9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a0bb5" style:text-blinking="false" style:font-size-asian="12pt" style:font-weight-asian="bold" style:font-size-complex="12pt" style:font-weight-complex="bold" loext:padding="0cm" loext:border="none"/>
    </style:style>
    <style:style style:name="T9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e226f" style:text-blinking="false" style:font-size-asian="12pt" style:font-weight-asian="bold" style:font-size-complex="12pt" style:font-weight-complex="bold" loext:padding="0cm" loext:border="none"/>
    </style:style>
    <style:style style:name="T9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9d744" style:text-blinking="false" style:font-size-asian="12pt" style:font-weight-asian="bold" style:font-size-complex="12pt" style:font-weight-complex="bold" loext:padding="0cm" loext:border="none"/>
    </style:style>
    <style:style style:name="T9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bed87" style:text-blinking="false" style:font-size-asian="12pt" style:font-weight-asian="bold" style:font-size-complex="12pt" style:font-weight-complex="bold" loext:padding="0cm" loext:border="none"/>
    </style:style>
    <style:style style:name="T9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04196" style:text-blinking="false" style:font-size-asian="12pt" style:font-weight-asian="bold" style:font-size-complex="12pt" style:font-weight-complex="bold" loext:padding="0cm" loext:border="none"/>
    </style:style>
    <style:style style:name="T9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49720" style:text-blinking="false" style:font-size-asian="12pt" style:font-weight-asian="bold" style:font-size-complex="12pt" style:font-weight-complex="bold" loext:padding="0cm" loext:border="none"/>
    </style:style>
    <style:style style:name="T9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66c5e" style:text-blinking="false" style:font-size-asian="12pt" style:font-weight-asian="bold" style:font-size-complex="12pt" style:font-weight-complex="bold" loext:padding="0cm" loext:border="none"/>
    </style:style>
    <style:style style:name="T9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f2244" style:text-blinking="false" style:font-size-asian="12pt" style:font-weight-asian="bold" style:font-size-complex="12pt" style:font-weight-complex="bold" loext:padding="0cm" loext:border="none"/>
    </style:style>
    <style:style style:name="T9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39932" style:text-blinking="false" style:font-size-asian="12pt" style:font-weight-asian="bold" style:font-size-complex="12pt" style:font-weight-complex="bold" loext:padding="0cm" loext:border="none"/>
    </style:style>
    <style:style style:name="T9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47521" style:text-blinking="false" style:font-size-asian="12pt" style:font-weight-asian="bold" style:font-size-complex="12pt" style:font-weight-complex="bold" loext:padding="0cm" loext:border="none"/>
    </style:style>
    <style:style style:name="T10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bb681" style:text-blinking="false" style:font-size-asian="12pt" style:font-weight-asian="bold" style:font-size-complex="12pt" style:font-weight-complex="bold" loext:padding="0cm" loext:border="none"/>
    </style:style>
    <style:style style:name="T10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cc1c2" style:text-blinking="false" style:font-size-asian="12pt" style:font-weight-asian="bold" style:font-size-complex="12pt" style:font-weight-complex="bold" loext:padding="0cm" loext:border="none"/>
    </style:style>
    <style:style style:name="T10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d4ffc" style:text-blinking="false" style:font-size-asian="12pt" style:font-weight-asian="bold" style:font-size-complex="12pt" style:font-weight-complex="bold" loext:padding="0cm" loext:border="none"/>
    </style:style>
    <style:style style:name="T10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f03f0" style:text-blinking="false" style:font-size-asian="12pt" style:font-weight-asian="bold" style:font-size-complex="12pt" style:font-weight-complex="bold" loext:padding="0cm" loext:border="none"/>
    </style:style>
    <style:style style:name="T10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2241a3" style:text-blinking="false" style:font-size-asian="12pt" style:font-weight-asian="bold" style:font-size-complex="12pt" style:font-weight-complex="bold" loext:padding="0cm" loext:border="none"/>
    </style:style>
    <style:style style:name="T10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30c1f4" style:text-blinking="false" style:font-size-asian="12pt" style:font-weight-asian="bold" style:font-size-complex="12pt" style:font-weight-complex="bold" loext:padding="0cm" loext:border="none"/>
    </style:style>
    <style:style style:name="T10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3441e" style:text-blinking="false" style:font-size-asian="12pt" style:font-weight-asian="bold" style:font-size-complex="12pt" style:font-weight-complex="bold" loext:padding="0cm" loext:border="none"/>
    </style:style>
    <style:style style:name="T10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67d42" style:text-blinking="false" style:font-size-asian="12pt" style:font-weight-asian="bold" style:font-size-complex="12pt" style:font-weight-complex="bold" loext:padding="0cm" loext:border="none"/>
    </style:style>
    <style:style style:name="T10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ba110" style:text-blinking="false" style:font-size-asian="12pt" style:font-weight-asian="bold" style:font-size-complex="12pt" style:font-weight-complex="bold" loext:padding="0cm" loext:border="none"/>
    </style:style>
    <style:style style:name="T10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bd247" style:text-blinking="false" style:font-size-asian="12pt" style:font-weight-asian="bold" style:font-size-complex="12pt" style:font-weight-complex="bold" loext:padding="0cm" loext:border="none"/>
    </style:style>
    <style:style style:name="T11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dc262" style:text-blinking="false" style:font-size-asian="12pt" style:font-weight-asian="bold" style:font-size-complex="12pt" style:font-weight-complex="bold" loext:padding="0cm" loext:border="none"/>
    </style:style>
    <style:style style:name="T11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d4ec9" style:text-blinking="false" style:font-size-asian="12pt" style:font-style-asian="normal" style:font-weight-asian="bold" style:font-size-complex="12pt" style:font-style-complex="normal" style:font-weight-complex="bold" loext:padding="0cm" loext:border="none"/>
    </style:style>
    <style:style style:name="T11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e324c" style:text-blinking="false" style:font-size-asian="12pt" style:font-style-asian="normal" style:font-weight-asian="bold" style:font-size-complex="12pt" style:font-style-complex="normal" style:font-weight-complex="bold" loext:padding="0cm" loext:border="none"/>
    </style:style>
    <style:style style:name="T11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e8bb" style:text-blinking="false" style:font-size-asian="12pt" style:font-style-asian="normal" style:font-weight-asian="bold" style:font-size-complex="12pt" style:font-style-complex="normal" style:font-weight-complex="bold" loext:padding="0cm" loext:border="none"/>
    </style:style>
    <style:style style:name="T11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fe8c" style:text-blinking="false" style:font-size-asian="12pt" style:font-style-asian="normal" style:font-weight-asian="bold" style:font-size-complex="12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d2ade" style:text-blinking="false" style:font-name-asian="Noto Sans Mono CJK SC" style:font-size-asian="12pt" style:font-weight-asian="bold" style:font-name-complex="Liberation Mono" style:font-size-complex="12pt" style:font-weight-complex="bold" loext:padding="0cm" loext:border="none"/>
    </style:style>
    <style:style style:name="T11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11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18"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66c5e" style:text-blinking="false" style:font-size-asian="12pt" style:font-weight-asian="bold" style:font-size-complex="12pt" style:font-weight-complex="bold" loext:padding="0cm" loext:border="none"/>
    </style:style>
    <style:style style:name="T119"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ee7ef" style:text-blinking="false" style:font-size-asian="12pt" style:font-weight-asian="bold" style:font-size-complex="12pt" style:font-weight-complex="bold" loext:padding="0cm" loext:border="none"/>
    </style:style>
    <style:style style:name="T120"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bb681" style:text-blinking="false" style:font-size-asian="12pt" style:font-weight-asian="bold" style:font-size-complex="12pt" style:font-weight-complex="bold" loext:padding="0cm" loext:border="none"/>
    </style:style>
    <style:style style:name="T121"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f03f0" style:text-blinking="false" style:font-size-asian="12pt" style:font-weight-asian="bold" style:font-size-complex="12pt" style:font-weight-complex="bold" loext:padding="0cm" loext:border="none"/>
    </style:style>
    <style:style style:name="T122"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241a3" style:text-blinking="false" style:font-size-asian="12pt" style:font-weight-asian="bold" style:font-size-complex="12pt" style:font-weight-complex="bold" loext:padding="0cm" loext:border="none"/>
    </style:style>
    <style:style style:name="T123"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7b58a" style:text-blinking="false" style:font-size-asian="12pt" style:font-weight-asian="bold" style:font-size-complex="12pt" style:font-weight-complex="bold" loext:padding="0cm" loext:border="none"/>
    </style:style>
    <style:style style:name="T124"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b0b6c" style:text-blinking="false" style:font-size-asian="12pt" style:font-weight-asian="bold" style:font-size-complex="12pt" style:font-weight-complex="bold" loext:padding="0cm" loext:border="none"/>
    </style:style>
    <style:style style:name="T125"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e78d8" style:text-blinking="false" style:font-size-asian="12pt" style:font-weight-asian="bold" style:font-size-complex="12pt" style:font-weight-complex="bold" loext:padding="0cm" loext:border="none"/>
    </style:style>
    <style:style style:name="T126"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30c1f4" style:text-blinking="false" style:font-size-asian="12pt" style:font-weight-asian="bold" style:font-size-complex="12pt" style:font-weight-complex="bold" loext:padding="0cm" loext:border="none"/>
    </style:style>
    <style:style style:name="T127"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3441e" style:text-blinking="false" style:font-size-asian="12pt" style:font-weight-asian="bold" style:font-size-complex="12pt" style:font-weight-complex="bold" loext:padding="0cm" loext:border="none"/>
    </style:style>
    <style:style style:name="T128"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b5323" style:text-blinking="false" style:font-size-asian="12pt" style:font-weight-asian="bold" style:font-size-complex="12pt" style:font-weight-complex="bold" loext:padding="0cm" loext:border="none"/>
    </style:style>
    <style:style style:name="T12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6e2fc" style:text-blinking="false" style:font-size-asian="12pt" style:font-weight-asian="bold" style:font-size-complex="12pt" style:font-weight-complex="bold" loext:padding="0cm" loext:border="none"/>
    </style:style>
    <style:style style:name="T13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3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d2aa" style:text-blinking="false" style:font-size-asian="12pt" style:font-weight-asian="bold" style:font-size-complex="12pt" style:font-weight-complex="bold" loext:padding="0cm" loext:border="none"/>
    </style:style>
    <style:style style:name="T13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3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bed87" style:text-blinking="false" style:font-size-asian="12pt" style:font-weight-asian="bold" style:font-size-complex="12pt" style:font-weight-complex="bold" loext:padding="0cm" loext:border="none"/>
    </style:style>
    <style:style style:name="T13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f1a29" style:text-blinking="false" style:font-size-asian="12pt" style:font-weight-asian="bold" style:font-size-complex="12pt" style:font-weight-complex="bold" loext:padding="0cm" loext:border="none"/>
    </style:style>
    <style:style style:name="T13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3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3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47521" style:text-blinking="false" style:font-size-asian="12pt" style:font-weight-asian="bold" style:font-size-complex="12pt" style:font-weight-complex="bold" loext:padding="0cm" loext:border="none"/>
    </style:style>
    <style:style style:name="T13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3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d4ffc" style:text-blinking="false" style:font-size-asian="12pt" style:font-weight-asian="bold" style:font-size-complex="12pt" style:font-weight-complex="bold" loext:padding="0cm" loext:border="none"/>
    </style:style>
    <style:style style:name="T14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4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4105" style:text-blinking="false" style:font-size-asian="12pt" style:font-weight-asian="bold" style:font-size-complex="12pt" style:font-weight-complex="bold" loext:padding="0cm" loext:border="none"/>
    </style:style>
    <style:style style:name="T14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b255" style:text-blinking="false" style:font-size-asian="12pt" style:font-weight-asian="bold" style:font-size-complex="12pt" style:font-weight-complex="bold" loext:padding="0cm" loext:border="none"/>
    </style:style>
    <style:style style:name="T14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5a6be" style:text-blinking="false" style:font-size-asian="12pt" style:font-weight-asian="bold" style:font-size-complex="12pt" style:font-weight-complex="bold" loext:padding="0cm" loext:border="none"/>
    </style:style>
    <style:style style:name="T14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532b" style:text-blinking="false" style:font-size-asian="12pt" style:font-weight-asian="bold" style:font-size-complex="12pt" style:font-weight-complex="bold" loext:padding="0cm" loext:border="none"/>
    </style:style>
    <style:style style:name="T14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b58a" style:text-blinking="false" style:font-size-asian="12pt" style:font-weight-asian="bold" style:font-size-complex="12pt" style:font-weight-complex="bold" loext:padding="0cm" loext:border="none"/>
    </style:style>
    <style:style style:name="T14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b0b6c" style:text-blinking="false" style:font-size-asian="12pt" style:font-weight-asian="bold" style:font-size-complex="12pt" style:font-weight-complex="bold" loext:padding="0cm" loext:border="none"/>
    </style:style>
    <style:style style:name="T14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caaac" style:text-blinking="false" style:font-size-asian="12pt" style:font-weight-asian="bold" style:font-size-complex="12pt" style:font-weight-complex="bold" loext:padding="0cm" loext:border="none"/>
    </style:style>
    <style:style style:name="T14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4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5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5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5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de6a" style:text-blinking="false" style:font-size-asian="12pt" style:font-weight-asian="bold" style:font-size-complex="12pt" style:font-weight-complex="bold" loext:padding="0cm" loext:border="none"/>
    </style:style>
    <style:style style:name="T15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5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normal" style:font-size-complex="12pt" style:font-weight-complex="normal" loext:padding="0cm" loext:border="none"/>
    </style:style>
    <style:style style:name="T15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bfd63" style:text-blinking="false" style:font-size-asian="12pt" style:font-weight-asian="normal" style:font-size-complex="12pt" style:font-weight-complex="normal" loext:padding="0cm" loext:border="none"/>
    </style:style>
    <style:style style:name="T15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f2244" style:text-blinking="false" style:font-size-asian="12pt" style:font-weight-asian="normal" style:font-size-complex="12pt" style:font-weight-complex="normal" loext:padding="0cm" loext:border="none"/>
    </style:style>
    <style:style style:name="T15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39932" style:text-blinking="false" style:font-size-asian="12pt" style:font-weight-asian="normal" style:font-size-complex="12pt" style:font-weight-complex="normal" loext:padding="0cm" loext:border="none"/>
    </style:style>
    <style:style style:name="T15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bb681" style:text-blinking="false" style:font-size-asian="12pt" style:font-weight-asian="normal" style:font-size-complex="12pt" style:font-weight-complex="normal" loext:padding="0cm" loext:border="none"/>
    </style:style>
    <style:style style:name="T15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normal" style:font-size-complex="12pt" style:font-weight-complex="normal" loext:padding="0cm" loext:border="none"/>
    </style:style>
    <style:style style:name="T16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normal" style:font-size-complex="12pt" style:font-weight-complex="normal" loext:padding="0cm" loext:border="none"/>
    </style:style>
    <style:style style:name="T16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62" style:family="text">
      <style:text-properties fo:font-variant="normal" fo:text-transform="none" fo:color="#000000" style:text-line-through-style="none" style:text-line-through-type="none" style:font-name="Verdana" fo:font-size="12pt" fo:letter-spacing="normal" fo:font-style="normal" style:text-underline-style="none" officeooo:rsid="00ea0bb5" style:text-blinking="false" style:font-size-asian="12pt" style:font-size-complex="12pt" loext:padding="0cm" loext:border="none"/>
    </style:style>
    <style:style style:name="T163"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0ee226f" style:text-blinking="false" style:font-size-asian="12pt" style:font-weight-asian="bold" style:font-size-complex="12pt" style:font-weight-complex="bold" loext:padding="0cm" loext:border="none"/>
    </style:style>
    <style:style style:name="T164"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066c5e" style:text-blinking="false" style:font-size-asian="12pt" style:font-weight-asian="bold" style:font-size-complex="12pt" style:font-weight-complex="bold" loext:padding="0cm" loext:border="none"/>
    </style:style>
    <style:style style:name="T165"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d4ffc" style:text-blinking="false" style:font-size-asian="12pt" style:font-weight-asian="bold" style:font-size-complex="12pt" style:font-weight-complex="bold" loext:padding="0cm" loext:border="none"/>
    </style:style>
    <style:style style:name="T166"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241a3" style:text-blinking="false" style:font-size-asian="12pt" style:font-weight-asian="bold" style:font-size-complex="12pt" style:font-weight-complex="bold" loext:padding="0cm" loext:border="none"/>
    </style:style>
    <style:style style:name="T167"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b0b6c" style:text-blinking="false" style:font-size-asian="12pt" style:font-weight-asian="bold" style:font-size-complex="12pt" style:font-weight-complex="bold" loext:padding="0cm" loext:border="none"/>
    </style:style>
    <style:style style:name="T168"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e78d8" style:text-blinking="false" style:font-size-asian="12pt" style:font-weight-asian="bold" style:font-size-complex="12pt" style:font-weight-complex="bold" loext:padding="0cm" loext:border="none"/>
    </style:style>
    <style:style style:name="T169"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30c1f4" style:text-blinking="false" style:font-size-asian="12pt" style:font-weight-asian="bold" style:font-size-complex="12pt" style:font-weight-complex="bold" loext:padding="0cm" loext:border="none"/>
    </style:style>
    <style:style style:name="T170"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3441e" style:text-blinking="false" style:font-size-asian="12pt" style:font-weight-asian="bold" style:font-size-complex="12pt" style:font-weight-complex="bold" loext:padding="0cm" loext:border="none"/>
    </style:style>
    <style:style style:name="T171"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b5323" style:text-blinking="false" style:font-size-asian="12pt" style:font-weight-asian="bold" style:font-size-complex="12pt" style:font-weight-complex="bold" loext:padding="0cm" loext:border="none"/>
    </style:style>
    <style:style style:name="T172"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39932" style:text-blinking="false" style:font-size-asian="12pt" style:font-weight-asian="normal" style:font-size-complex="12pt" style:font-weight-complex="normal" loext:padding="0cm" loext:border="none"/>
    </style:style>
    <style:style style:name="T173"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74" style:family="text">
      <style:text-properties fo:font-variant="normal" fo:text-transform="none" fo:color="#000000" style:text-line-through-style="none" style:text-line-through-type="none" style:font-name="Verdana" fo:font-size="12pt" fo:letter-spacing="normal" fo:font-style="italic"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75" style:family="text">
      <style:text-properties fo:font-variant="normal" fo:text-transform="none" fo:color="#000000" style:text-line-through-style="none" style:text-line-through-type="none" fo:font-size="12pt" fo:letter-spacing="normal" fo:font-style="normal" style:text-underline-style="none" officeooo:rsid="00ea0bb5" style:text-blinking="false" style:font-size-asian="12pt" style:font-size-complex="12pt" loext:padding="0cm" loext:border="none"/>
    </style:style>
    <style:style style:name="T176"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77"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78"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47c03" style:text-blinking="false" style:font-size-asian="12pt" style:font-weight-asian="bold" style:font-size-complex="12pt" style:font-weight-complex="bold" loext:padding="0cm" loext:border="none"/>
    </style:style>
    <style:style style:name="T179"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80"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81"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ffe8c" style:text-blinking="false" style:font-size-asian="12pt" style:font-style-asian="normal" style:font-weight-asian="bold" style:font-size-complex="12pt" style:font-style-complex="normal" style:font-weight-complex="bold" loext:padding="0cm" loext:border="none"/>
    </style:style>
    <style:style style:name="T182" style:family="text">
      <style:text-properties fo:font-variant="normal" fo:text-transform="none" fo:color="#000000" style:text-line-through-style="none" style:text-line-through-type="none" style:font-name="inherit" fo:font-size="11.25pt" fo:letter-spacing="normal" fo:font-style="normal" style:text-underline-style="solid" style:text-underline-width="auto" style:text-underline-color="font-color" fo:font-weight="bold" officeooo:rsid="015cbbc9" style:text-blinking="false" style:font-size-asian="12pt" style:font-style-asian="normal" style:font-weight-asian="bold" style:font-size-complex="12pt" style:font-style-complex="normal" style:font-weight-complex="bold" loext:padding="0cm" loext:border="none"/>
    </style:style>
    <style:style style:name="T183"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84"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85"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186"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87"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88"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89"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90"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91"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92"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193"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194"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95"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196"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197" style:family="text">
      <style:text-properties fo:font-variant="normal" fo:text-transform="none" fo:color="#000000" style:text-line-through-style="none" style:text-line-through-type="none" style:font-name="Vasandana-serif" fo:font-size="12pt" fo:letter-spacing="normal" fo:font-style="normal" style:text-underline-style="none" fo:font-weight="bold" officeooo:rsid="015319ba" style:text-blinking="false" style:font-size-asian="12pt" style:font-style-asian="normal" style:font-weight-asian="bold" style:font-size-complex="12pt" style:font-style-complex="normal" style:font-weight-complex="bold" loext:padding="0cm" loext:border="none"/>
    </style:style>
    <style:style style:name="T198" style:family="text">
      <style:text-properties fo:font-variant="normal" fo:text-transform="none" fo:color="#000000" style:text-line-through-style="none" style:text-line-through-type="none" style:font-name="Vasandana-serif" fo:font-size="12pt" fo:letter-spacing="normal" fo:font-style="normal" style:text-underline-style="solid" style:text-underline-width="auto" style:text-underline-color="font-color" fo:font-weight="bold" officeooo:rsid="0151f6e0" style:text-blinking="false" style:font-size-asian="12pt" style:font-style-asian="normal" style:font-weight-asian="bold" style:font-size-complex="12pt" style:font-style-complex="normal" style:font-weight-complex="bold" loext:padding="0cm" loext:border="none"/>
    </style:style>
    <style:style style:name="T199" style:family="text">
      <style:text-properties fo:font-variant="normal" fo:text-transform="none" fo:color="#000000" style:font-name="var ff-lato" fo:letter-spacing="normal" fo:font-style="normal" fo:font-weight="bold"/>
    </style:style>
    <style:style style:name="T200" style:family="text">
      <style:text-properties fo:font-variant="normal" fo:text-transform="none" fo:color="#000088" style:font-name="monospace" fo:font-size="12pt" fo:letter-spacing="normal" fo:font-style="normal" style:text-underline-style="none" fo:font-weight="normal" officeooo:rsid="00bee15b" style:font-size-asian="12pt" style:font-size-complex="12pt" loext:padding="0cm" loext:border="none"/>
    </style:style>
    <style:style style:name="T201" style:family="text">
      <style:text-properties fo:font-variant="normal" fo:text-transform="none" fo:color="#000088" style:font-name="monospace" fo:font-size="12pt" fo:letter-spacing="normal" fo:font-style="normal" fo:font-weight="normal" officeooo:rsid="00d20d67" style:font-size-asian="12pt" style:font-size-complex="12pt" loext:padding="0cm" loext:border="none"/>
    </style:style>
    <style:style style:name="T202" style:family="text">
      <style:text-properties fo:font-variant="normal" fo:text-transform="none" fo:color="#000088" style:font-name="monospace" fo:font-size="12pt" fo:letter-spacing="normal" fo:font-style="normal" fo:font-weight="normal" officeooo:rsid="00dac787" style:font-size-asian="12pt" style:font-size-complex="12pt" loext:padding="0cm" loext:border="none"/>
    </style:style>
    <style:style style:name="T203" style:family="text">
      <style:text-properties fo:font-variant="normal" fo:text-transform="none" fo:color="#000088" style:font-name="monospace" fo:font-size="12pt" fo:letter-spacing="normal" fo:font-style="normal" fo:font-weight="normal" officeooo:rsid="00dd9608" style:font-size-asian="12pt" style:font-size-complex="12pt" loext:padding="0cm" loext:border="none"/>
    </style:style>
    <style:style style:name="T204"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05"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06"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07"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08"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09"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10"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11"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fe8bb" style:text-blinking="false" style:font-size-asian="12pt" style:font-style-asian="normal" style:font-weight-asian="bold" style:font-size-complex="12pt" style:font-style-complex="normal" style:font-weight-complex="bold" loext:padding="0cm" loext:border="none"/>
    </style:style>
    <style:style style:name="T212" style:family="text">
      <style:text-properties fo:font-variant="normal" fo:text-transform="none" fo:color="#006666" style:font-name="monospace" fo:font-size="12pt" fo:letter-spacing="normal" fo:font-style="normal" fo:font-weight="normal" officeooo:rsid="00d20d67" style:font-size-asian="12pt" style:font-size-complex="12pt" loext:padding="0cm" loext:border="none"/>
    </style:style>
    <style:style style:name="T213" style:family="text">
      <style:text-properties fo:font-variant="normal" fo:text-transform="none" fo:color="#006666" style:font-name="monospace" fo:font-size="12pt" fo:letter-spacing="normal" fo:font-style="normal" fo:font-weight="normal" officeooo:rsid="00dac787" style:font-size-asian="12pt" style:font-size-complex="12pt" loext:padding="0cm" loext:border="none"/>
    </style:style>
    <style:style style:name="T214" style:family="text">
      <style:text-properties fo:font-variant="normal" fo:text-transform="none" fo:color="#006666" style:font-name="monospace" fo:font-size="12pt" fo:letter-spacing="normal" fo:font-style="normal" fo:font-weight="normal" officeooo:rsid="00dd9608" style:font-size-asian="12pt" style:font-size-complex="12pt" loext:padding="0cm" loext:border="none"/>
    </style:style>
    <style:style style:name="T215"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16"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17"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18"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19" style:family="text">
      <style:text-properties fo:font-variant="normal" fo:text-transform="none" fo:color="#666600" style:font-name="monospace" fo:font-size="12pt" fo:letter-spacing="normal" fo:font-style="normal" style:text-underline-style="none" fo:font-weight="normal" officeooo:rsid="00bee15b" style:font-size-asian="12pt" style:font-size-complex="12pt" loext:padding="0cm" loext:border="none"/>
    </style:style>
    <style:style style:name="T220" style:family="text">
      <style:text-properties fo:font-variant="normal" fo:text-transform="none" fo:color="#666600" style:font-name="monospace" fo:font-size="12pt" fo:letter-spacing="normal" fo:font-style="normal" style:text-underline-style="none" fo:font-weight="normal" officeooo:rsid="00c09aec" style:font-size-asian="12pt" style:font-size-complex="12pt" loext:padding="0cm" loext:border="none"/>
    </style:style>
    <style:style style:name="T221" style:family="text">
      <style:text-properties fo:font-variant="normal" fo:text-transform="none" fo:color="#666600" style:font-name="monospace" fo:font-size="12pt" fo:letter-spacing="normal" fo:font-style="normal" fo:font-weight="normal" officeooo:rsid="00d20d67" style:font-size-asian="12pt" style:font-size-complex="12pt" loext:padding="0cm" loext:border="none"/>
    </style:style>
    <style:style style:name="T222" style:family="text">
      <style:text-properties fo:font-variant="normal" fo:text-transform="none" fo:color="#666600" style:font-name="monospace" fo:font-size="12pt" fo:letter-spacing="normal" fo:font-style="normal" fo:font-weight="normal" officeooo:rsid="00dac787" style:font-size-asian="12pt" style:font-size-complex="12pt" loext:padding="0cm" loext:border="none"/>
    </style:style>
    <style:style style:name="T223" style:family="text">
      <style:text-properties fo:font-variant="normal" fo:text-transform="none" fo:color="#666600" style:font-name="monospace" fo:font-size="12pt" fo:letter-spacing="normal" fo:font-style="normal" fo:font-weight="normal" officeooo:rsid="00dbadb4" style:font-size-asian="12pt" style:font-size-complex="12pt" loext:padding="0cm" loext:border="none"/>
    </style:style>
    <style:style style:name="T224" style:family="text">
      <style:text-properties fo:font-variant="normal" fo:text-transform="none" fo:color="#666600" style:font-name="monospace" fo:font-size="12pt" fo:letter-spacing="normal" fo:font-style="normal" fo:font-weight="normal" officeooo:rsid="00dc27ee" style:font-size-asian="12pt" style:font-size-complex="12pt" loext:padding="0cm" loext:border="none"/>
    </style:style>
    <style:style style:name="T225" style:family="text">
      <style:text-properties fo:font-variant="normal" fo:text-transform="none" fo:color="#666600" style:font-name="monospace" fo:font-size="12pt" fo:letter-spacing="normal" fo:font-style="normal" fo:font-weight="normal" officeooo:rsid="00dd9608" style:font-size-asian="12pt" style:font-size-complex="12pt" loext:padding="0cm" loext:border="none"/>
    </style:style>
    <style:style style:name="T226" style:family="text">
      <style:text-properties fo:font-variant="normal" fo:text-transform="none" fo:color="#666600" style:font-name="monospace" fo:font-size="12pt" fo:letter-spacing="normal" fo:font-style="normal" fo:font-weight="normal" officeooo:rsid="00e05582" style:font-size-asian="12pt" style:font-size-complex="12pt" loext:padding="0cm" loext:border="none"/>
    </style:style>
    <style:style style:name="T227" style:family="text">
      <style:text-properties fo:font-variant="normal" fo:text-transform="none" fo:color="#666600" style:font-name="monospace" fo:font-size="12pt" fo:letter-spacing="normal" fo:font-style="normal" fo:font-weight="normal" officeooo:rsid="00e20306" style:font-size-asian="12pt" style:font-size-complex="12pt" loext:padding="0cm" loext:border="none"/>
    </style:style>
    <style:style style:name="T228" style:family="text">
      <style:text-properties fo:font-variant="normal" fo:text-transform="none" fo:color="#666600" style:font-name="monospace" fo:font-size="12pt" fo:letter-spacing="normal" fo:font-style="normal" fo:font-weight="normal" loext:padding="0cm" loext:border="none"/>
    </style:style>
    <style:style style:name="T229" style:family="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30"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31"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32"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33"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34"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35"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36"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1cf80" style:text-blinking="false" style:font-size-asian="12pt" style:font-weight-asian="bold" style:font-size-complex="12pt" style:font-weight-complex="bold" loext:padding="0cm" loext:border="none"/>
    </style:style>
    <style:style style:name="T237"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38"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39"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40"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41"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42"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43"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44" style:family="text">
      <style:text-properties fo:font-variant="normal" fo:text-transform="none" fo:color="#008800" style:font-name="monospace" fo:font-size="12pt" fo:letter-spacing="normal" fo:font-style="normal" style:text-underline-style="none" fo:font-weight="normal" officeooo:rsid="00bee15b" style:font-size-asian="12pt" style:font-size-complex="12pt" loext:padding="0cm" loext:border="none"/>
    </style:style>
    <style:style style:name="T245" style:family="text">
      <style:text-properties fo:font-variant="normal" fo:text-transform="none" fo:color="#008800" style:font-name="monospace" fo:font-size="12pt" fo:letter-spacing="normal" fo:font-style="normal" fo:font-weight="normal" officeooo:rsid="00dac787" style:font-size-asian="12pt" style:font-size-complex="12pt" loext:padding="0cm" loext:border="none"/>
    </style:style>
    <style:style style:name="T246" style:family="text">
      <style:text-properties fo:font-variant="normal" fo:text-transform="none" fo:color="#0088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47"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48"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49"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50"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51"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52" style:family="text">
      <style:text-properties fo:font-variant="normal" fo:text-transform="none" fo:color="#0088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53" style:family="text">
      <style:text-properties fo:font-variant="normal" fo:text-transform="none" fo:color="#660066" style:font-name="monospace" fo:font-size="12pt" fo:letter-spacing="normal" fo:font-style="normal" style:text-underline-style="none" fo:font-weight="normal" officeooo:rsid="00bee15b" style:font-size-asian="12pt" style:font-size-complex="12pt" loext:padding="0cm" loext:border="none"/>
    </style:style>
    <style:style style:name="T254" style:family="text">
      <style:text-properties fo:font-variant="normal" fo:text-transform="none" fo:color="#660066" style:font-name="monospace" fo:font-size="12pt" fo:letter-spacing="normal" fo:font-style="normal" fo:font-weight="normal" officeooo:rsid="00d20d67" style:font-size-asian="12pt" style:font-size-complex="12pt" loext:padding="0cm" loext:border="none"/>
    </style:style>
    <style:style style:name="T255" style:family="text">
      <style:text-properties fo:font-variant="normal" fo:text-transform="none" fo:color="#660066" style:font-name="monospace" fo:font-size="12pt" fo:letter-spacing="normal" fo:font-style="normal" fo:font-weight="normal" officeooo:rsid="00dac787" style:font-size-asian="12pt" style:font-size-complex="12pt" loext:padding="0cm" loext:border="none"/>
    </style:style>
    <style:style style:name="T256" style:family="text">
      <style:text-properties fo:font-variant="normal" fo:text-transform="none" fo:color="#660066" style:font-name="monospace" fo:font-size="12pt" fo:letter-spacing="normal" fo:font-style="normal" fo:font-weight="normal" officeooo:rsid="00dd9608" style:font-size-asian="12pt" style:font-size-complex="12pt" loext:padding="0cm" loext:border="none"/>
    </style:style>
    <style:style style:name="T257"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58"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59"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60"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61" style:family="text">
      <style:text-properties fo:font-variant="normal" fo:text-transform="none" fo:color="#660066"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62" style:family="text">
      <style:text-properties fo:font-variant="normal" fo:text-transform="none" fo:color="#cccccc" style:font-name="Droid Sans Mono" fo:font-size="10.5pt" fo:letter-spacing="normal" fo:font-style="normal" fo:font-weight="normal" officeooo:rsid="00d5e561" fo:background-color="#1f1f1f" loext:char-shading-value="0" style:font-size-asian="12pt" style:font-size-complex="12pt"/>
    </style:style>
    <style:style style:name="T263" style:family="text">
      <style:text-properties fo:font-variant="normal" fo:text-transform="none" fo:color="#dcdcaa" style:font-name="Droid Sans Mono" fo:font-size="10.5pt" fo:letter-spacing="normal" fo:font-style="normal" fo:font-weight="normal" officeooo:rsid="00d5e561" fo:background-color="#1f1f1f" loext:char-shading-value="0" style:font-size-asian="12pt" style:font-size-complex="12pt"/>
    </style:style>
    <style:style style:name="T264" style:family="text">
      <style:text-properties fo:font-variant="normal" fo:text-transform="none" fo:color="#ce9178" style:font-name="Droid Sans Mono" fo:font-size="10.5pt" fo:letter-spacing="normal" fo:font-style="normal" fo:font-weight="normal" officeooo:rsid="00d5e561" fo:background-color="#1f1f1f" loext:char-shading-value="0" style:font-size-asian="12pt" style:font-size-complex="12pt"/>
    </style:style>
    <style:style style:name="T265"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266"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49720" style:text-blinking="false" style:font-size-asian="12pt" style:font-weight-asian="bold" style:font-size-complex="12pt" style:font-weight-complex="bold" loext:padding="0cm" loext:border="none"/>
    </style:style>
    <style:style style:name="T267"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68"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69" style:family="text">
      <style:text-properties fo:font-variant="normal" fo:text-transform="none" fo:color="#88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70" style:family="text">
      <style:text-properties fo:font-variant="normal" fo:text-transform="none" fo:color="#880000" style:font-name="monospace" fo:font-size="12pt" fo:letter-spacing="normal" fo:font-style="normal" fo:font-weight="normal" loext:padding="0cm" loext:border="none"/>
    </style:style>
    <style:style style:name="T271" style:family="text">
      <style:text-properties fo:font-variant="normal" fo:text-transform="none" fo:color="#ffffff" style:text-line-through-style="none" style:text-line-through-type="none" style:font-name="inherit" fo:font-size="12pt" fo:letter-spacing="normal" fo:font-style="normal" style:text-underline-style="none" fo:font-weight="normal" style:text-blinking="false" loext:padding="0cm" loext:border="none"/>
    </style:style>
    <style:style style:name="T272" style:family="text">
      <style:text-properties fo:font-variant="normal" fo:text-transform="none" fo:color="#1c1c1c" style:text-line-through-style="none" style:text-line-through-type="none" style:font-name="monospace" fo:font-size="12pt" fo:letter-spacing="normal" fo:font-style="normal" style:text-underline-style="solid" style:text-underline-width="auto" style:text-underline-color="font-color" fo:font-weight="bold" officeooo:rsid="0146de6a" style:text-blinking="false" style:font-size-asian="12pt" style:font-weight-asian="bold" style:font-size-complex="12pt" style:font-weight-complex="bold" loext:padding="0cm" loext:border="none"/>
    </style:style>
    <style:style style:name="T273" style:family="text">
      <style:text-properties fo:font-variant="normal" fo:text-transform="none" fo:letter-spacing="normal" fo:font-style="normal" style:text-underline-style="solid" style:text-underline-width="auto" style:text-underline-color="font-color" officeooo:rsid="0028702b" style:font-weight-asian="bold" style:font-weight-complex="bold"/>
    </style:style>
    <style:style style:name="T274" style:family="text">
      <style:text-properties fo:font-variant="normal" fo:text-transform="none" fo:color="#6a9955" style:font-name="Droid Sans Mono" fo:font-size="10.5pt" fo:letter-spacing="normal" fo:font-style="normal" fo:font-weight="normal" officeooo:rsid="002e837c" fo:background-color="#1f1f1f" loext:char-shading-value="0"/>
    </style:style>
    <style:style style:name="T275" style:family="text">
      <style:text-properties fo:font-variant="normal" fo:text-transform="none" fo:color="#6a9955" style:font-name="Droid Sans Mono" fo:font-size="10.5pt" fo:letter-spacing="normal" fo:font-style="normal" fo:font-weight="normal" officeooo:rsid="019f91b7" fo:background-color="#1f1f1f" loext:char-shading-value="0"/>
    </style:style>
    <style:style style:name="T276" style:family="text">
      <style:text-properties fo:color="#000000" style:font-name="Verdana" fo:font-size="12pt" fo:letter-spacing="normal" fo:font-style="italic" fo:font-weight="normal" officeooo:rsid="01333ae2" style:font-weight-asian="bold" style:font-weight-complex="bold" loext:padding="0cm" loext:border="none"/>
    </style:style>
    <style:style style:name="T277" style:family="text">
      <style:text-properties fo:color="#000000" style:font-name="Verdana" fo:font-size="12pt" fo:letter-spacing="normal" fo:font-style="italic" style:font-size-asian="16pt" style:font-size-complex="16pt" loext:padding="0cm" loext:border="none"/>
    </style:style>
    <style:style style:name="T278" style:family="text">
      <style:text-properties fo:color="#000000" style:font-name="Verdana" fo:letter-spacing="normal" fo:font-style="italic" fo:font-weight="normal" loext:padding="0cm" loext:border="none"/>
    </style:style>
    <style:style style:name="T279" style:family="text">
      <style:text-properties fo:color="#000000" style:font-name="monospace" fo:font-size="12pt" fo:font-style="normal" style:text-underline-style="none" fo:font-weight="normal" style:font-size-asian="12pt" style:font-weight-asian="bold" style:font-size-complex="12pt" style:font-weight-complex="bold" loext:padding="0cm" loext:border="none"/>
    </style:style>
    <style:style style:name="T280" style:family="text">
      <style:text-properties style:font-name="Verdana" loext:padding="0cm" loext:border="none"/>
    </style:style>
    <style:style style:name="T281" style:family="text">
      <style:text-properties style:font-name="Verdana" officeooo:rsid="004fc49b" loext:padding="0cm" loext:border="none"/>
    </style:style>
    <style:style style:name="T282" style:family="text">
      <style:text-properties style:font-name="Verdana" style:text-underline-style="none" officeooo:rsid="007a12ac" style:font-size-asian="12pt" style:font-weight-asian="normal" style:font-size-complex="12pt" style:font-weight-complex="normal" loext:padding="0cm" loext:border="none"/>
    </style:style>
    <style:style style:name="T283" style:family="text">
      <style:text-properties style:font-name="Verdana" officeooo:rsid="00b25df3" loext:padding="0cm" loext:border="none"/>
    </style:style>
    <style:style style:name="T284" style:family="text">
      <style:text-properties style:font-name="Verdana" officeooo:rsid="01333ae2" style:font-weight-asian="bold" style:font-weight-complex="bold" loext:padding="0cm" loext:border="none"/>
    </style:style>
    <style:style style:name="T285" style:family="text">
      <style:text-properties style:font-name="Verdana" style:font-weight-asian="bold" style:font-weight-complex="bold" loext:padding="0cm" loext:border="none"/>
    </style:style>
    <style:style style:name="T286" style:family="text">
      <style:text-properties style:font-name="Verdana" officeooo:rsid="01943b79" loext:padding="0cm" loext:border="none"/>
    </style:style>
    <style:style style:name="T287" style:family="text">
      <style:text-properties loext:padding="0cm" loext:border="none"/>
    </style:style>
    <style:style style:name="T288" style:family="text">
      <style:text-properties officeooo:rsid="001b7cc4"/>
    </style:style>
    <style:style style:name="T289" style:family="text">
      <style:text-properties fo:color="#000088" loext:padding="0cm" loext:border="none"/>
    </style:style>
    <style:style style:name="T290" style:family="text">
      <style:text-properties fo:color="#000088" style:font-name="monospace" fo:font-size="12pt" fo:font-style="normal" fo:font-weight="normal" loext:padding="0cm" loext:border="none"/>
    </style:style>
    <style:style style:name="T291" style:family="text">
      <style:text-properties fo:color="#000088" style:font-name="monospace" loext:padding="0cm" loext:border="none"/>
    </style:style>
    <style:style style:name="T292" style:family="text">
      <style:text-properties fo:color="#000088" style:font-name="Verdana" loext:padding="0cm" loext:border="none"/>
    </style:style>
    <style:style style:name="T293" style:family="text">
      <style:text-properties fo:color="#000088" style:font-name="Verdana" style:text-underline-style="none" officeooo:rsid="007a12ac" style:font-size-asian="12pt" style:font-weight-asian="normal" style:font-size-complex="12pt" style:font-weight-complex="normal" loext:padding="0cm" loext:border="none"/>
    </style:style>
    <style:style style:name="T294" style:family="text">
      <style:text-properties fo:color="#000088" style:font-name="Verdana" officeooo:rsid="00b25df3" loext:padding="0cm" loext:border="none"/>
    </style:style>
    <style:style style:name="T295" style:family="text">
      <style:text-properties fo:color="#000088" style:font-name="Verdana" officeooo:rsid="01333ae2" style:font-weight-asian="bold" style:font-weight-complex="bold" loext:padding="0cm" loext:border="none"/>
    </style:style>
    <style:style style:name="T296" style:family="text">
      <style:text-properties fo:color="#000088" style:font-name="Verdana" style:font-weight-asian="bold" style:font-weight-complex="bold" loext:padding="0cm" loext:border="none"/>
    </style:style>
    <style:style style:name="T297" style:family="text">
      <style:text-properties fo:color="#000088" style:font-size-asian="12pt" style:font-size-complex="12pt"/>
    </style:style>
    <style:style style:name="T298" style:family="text">
      <style:text-properties fo:color="#000088" style:font-size-asian="12pt" style:font-size-complex="12pt" loext:padding="0cm" loext:border="none"/>
    </style:style>
    <style:style style:name="T299" style:family="text">
      <style:text-properties fo:color="#000088" officeooo:rsid="0085cdbf" loext:padding="0cm" loext:border="none"/>
    </style:style>
    <style:style style:name="T300" style:family="text">
      <style:text-properties fo:color="#000088" style:font-name="inherit" fo:font-size="11.25pt" loext:padding="0cm" loext:border="none"/>
    </style:style>
    <style:style style:name="T301" style:family="text">
      <style:text-properties fo:color="#000088"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302" style:family="text">
      <style:text-properties fo:color="#666600" loext:padding="0cm" loext:border="none"/>
    </style:style>
    <style:style style:name="T303" style:family="text">
      <style:text-properties fo:color="#666600" style:font-name="monospace" fo:font-size="12pt" fo:font-style="normal" fo:font-weight="normal" loext:padding="0cm" loext:border="none"/>
    </style:style>
    <style:style style:name="T304" style:family="text">
      <style:text-properties fo:color="#666600" style:font-name="monospace" fo:font-size="12pt" fo:font-style="normal" style:text-underline-style="none" fo:font-weight="normal" officeooo:rsid="005df45f" style:font-size-asian="12pt" style:font-weight-asian="bold" style:font-size-complex="12pt" style:font-weight-complex="bold" loext:padding="0cm" loext:border="none"/>
    </style:style>
    <style:style style:name="T305" style:family="text">
      <style:text-properties fo:color="#666600" style:font-name="monospace" fo:font-size="12pt" fo:font-style="normal" style:text-underline-style="none" fo:font-weight="normal" style:font-size-asian="12pt" style:font-weight-asian="bold" style:font-size-complex="12pt" style:font-weight-complex="bold" loext:padding="0cm" loext:border="none"/>
    </style:style>
    <style:style style:name="T306" style:family="text">
      <style:text-properties fo:color="#666600" style:font-name="monospace" loext:padding="0cm" loext:border="none"/>
    </style:style>
    <style:style style:name="T307" style:family="text">
      <style:text-properties fo:color="#666600" style:font-name="Verdana" loext:padding="0cm" loext:border="none"/>
    </style:style>
    <style:style style:name="T308" style:family="text">
      <style:text-properties fo:color="#666600" style:font-name="Verdana" style:text-underline-style="none" officeooo:rsid="007a12ac" style:font-size-asian="12pt" style:font-weight-asian="normal" style:font-size-complex="12pt" style:font-weight-complex="normal" loext:padding="0cm" loext:border="none"/>
    </style:style>
    <style:style style:name="T309" style:family="text">
      <style:text-properties fo:color="#666600" style:font-name="Verdana" style:text-underline-style="none" officeooo:rsid="00838f7d" style:font-size-asian="12pt" style:font-weight-asian="normal" style:font-size-complex="12pt" style:font-weight-complex="normal" loext:padding="0cm" loext:border="none"/>
    </style:style>
    <style:style style:name="T310" style:family="text">
      <style:text-properties fo:color="#666600" style:font-name="Verdana" officeooo:rsid="01333ae2" style:font-weight-asian="bold" style:font-weight-complex="bold" loext:padding="0cm" loext:border="none"/>
    </style:style>
    <style:style style:name="T311" style:family="text">
      <style:text-properties fo:color="#666600" style:font-name="Verdana" style:font-weight-asian="bold" style:font-weight-complex="bold" loext:padding="0cm" loext:border="none"/>
    </style:style>
    <style:style style:name="T312" style:family="text">
      <style:text-properties fo:color="#666600" style:font-size-asian="12pt" style:font-size-complex="12pt"/>
    </style:style>
    <style:style style:name="T313" style:family="text">
      <style:text-properties fo:color="#666600" style:font-size-asian="12pt" style:font-size-complex="12pt" loext:padding="0cm" loext:border="none"/>
    </style:style>
    <style:style style:name="T314" style:family="text">
      <style:text-properties fo:color="#666600" style:text-underline-style="none" style:font-size-asian="12pt" style:font-weight-asian="bold" style:font-size-complex="12pt" style:font-weight-complex="bold" loext:padding="0cm" loext:border="none"/>
    </style:style>
    <style:style style:name="T315" style:family="text">
      <style:text-properties fo:color="#666600" officeooo:rsid="00982803" loext:padding="0cm" loext:border="none"/>
    </style:style>
    <style:style style:name="T316" style:family="text">
      <style:text-properties fo:color="#666600" style:font-name="inherit" fo:font-size="11.25pt" loext:padding="0cm" loext:border="none"/>
    </style:style>
    <style:style style:name="T317" style:family="text">
      <style:text-properties fo:color="#666600" officeooo:rsid="0141cd32" loext:padding="0cm" loext:border="none"/>
    </style:style>
    <style:style style:name="T318" style:family="text">
      <style:text-properties fo:color="#666600"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319" style:family="text">
      <style:text-properties fo:color="#666600" officeooo:rsid="01b923ee" loext:padding="0cm" loext:border="none"/>
    </style:style>
    <style:style style:name="T320" style:family="text">
      <style:text-properties fo:color="#008800" loext:padding="0cm" loext:border="none"/>
    </style:style>
    <style:style style:name="T321" style:family="text">
      <style:text-properties fo:color="#008800" style:font-name="monospace" fo:font-size="12pt" fo:font-style="normal" fo:font-weight="normal" loext:padding="0cm" loext:border="none"/>
    </style:style>
    <style:style style:name="T322" style:family="text">
      <style:text-properties fo:color="#008800" style:font-name="Verdana" style:text-underline-style="none" officeooo:rsid="007a12ac" style:font-size-asian="12pt" style:font-weight-asian="normal" style:font-size-complex="12pt" style:font-weight-complex="normal" loext:padding="0cm" loext:border="none"/>
    </style:style>
    <style:style style:name="T323" style:family="text">
      <style:text-properties fo:color="#008800" style:font-name="Verdana" officeooo:rsid="01333ae2" style:font-weight-asian="bold" style:font-weight-complex="bold" loext:padding="0cm" loext:border="none"/>
    </style:style>
    <style:style style:name="T324" style:family="text">
      <style:text-properties fo:color="#008800" style:font-name="Verdana" style:font-weight-asian="bold" style:font-weight-complex="bold" loext:padding="0cm" loext:border="none"/>
    </style:style>
    <style:style style:name="T325" style:family="text">
      <style:text-properties fo:color="#008800" style:font-name="Verdana" loext:padding="0cm" loext:border="none"/>
    </style:style>
    <style:style style:name="T326" style:family="text">
      <style:text-properties fo:color="#008800" officeooo:rsid="00838f7d" loext:padding="0cm" loext:border="none"/>
    </style:style>
    <style:style style:name="T327" style:family="text">
      <style:text-properties fo:color="#008800" style:font-size-asian="12pt" style:font-size-complex="12pt" loext:padding="0cm" loext:border="none"/>
    </style:style>
    <style:style style:name="T328" style:family="text">
      <style:text-properties fo:color="#008800" style:font-name="inherit" fo:font-size="11.25pt" loext:padding="0cm" loext:border="none"/>
    </style:style>
    <style:style style:name="T329" style:family="text">
      <style:text-properties fo:color="#880000" loext:padding="0cm" loext:border="none"/>
    </style:style>
    <style:style style:name="T330" style:family="text">
      <style:text-properties fo:color="#880000" officeooo:rsid="001d6e77" loext:padding="0cm" loext:border="none"/>
    </style:style>
    <style:style style:name="T331" style:family="text">
      <style:text-properties fo:color="#880000" style:font-name="Verdana" loext:padding="0cm" loext:border="none"/>
    </style:style>
    <style:style style:name="T332" style:family="text">
      <style:text-properties fo:color="#880000" style:font-name="monospace" fo:font-size="12pt" fo:font-style="normal" fo:font-weight="normal" loext:padding="0cm" loext:border="none"/>
    </style:style>
    <style:style style:name="T333" style:family="text">
      <style:text-properties style:font-name="monospace" fo:font-size="12pt" fo:font-style="normal" fo:font-weight="normal"/>
    </style:style>
    <style:style style:name="T334" style:family="text">
      <style:text-properties style:font-name="monospace" fo:font-size="12pt" fo:font-style="normal" fo:font-weight="normal" loext:padding="0cm" loext:border="none"/>
    </style:style>
    <style:style style:name="T335" style:family="text">
      <style:text-properties style:font-name="monospace" fo:font-size="12pt" fo:font-style="normal" fo:font-weight="normal" officeooo:rsid="009c1d84" loext:padding="0cm" loext:border="none"/>
    </style:style>
    <style:style style:name="T336" style:family="text">
      <style:text-properties style:font-name="monospace" fo:font-size="12pt" fo:font-style="normal" fo:font-weight="normal" officeooo:rsid="00a325db" loext:padding="0cm" loext:border="none"/>
    </style:style>
    <style:style style:name="T337" style:family="text">
      <style:text-properties style:font-name="monospace" fo:font-size="12pt" fo:font-style="normal" fo:font-weight="normal" officeooo:rsid="00ae416e" loext:padding="0cm" loext:border="none"/>
    </style:style>
    <style:style style:name="T338" style:family="text">
      <style:text-properties style:font-name="monospace" fo:font-size="12pt" fo:font-style="normal" style:text-underline-style="none" fo:font-weight="normal" officeooo:rsid="005d4deb" style:font-size-asian="12pt" style:font-weight-asian="bold" style:font-size-complex="12pt" style:font-weight-complex="bold" loext:padding="0cm" loext:border="none"/>
    </style:style>
    <style:style style:name="T339" style:family="text">
      <style:text-properties style:font-name="monospace" fo:font-size="12pt" fo:font-style="normal" style:text-underline-style="none" fo:font-weight="normal" officeooo:rsid="005fe223" style:font-size-asian="12pt" style:font-weight-asian="bold" style:font-size-complex="12pt" style:font-weight-complex="bold" loext:padding="0cm" loext:border="none"/>
    </style:style>
    <style:style style:name="T340" style:family="text">
      <style:text-properties style:font-name="monospace" fo:font-size="12pt" fo:font-style="normal" style:text-underline-style="none" fo:font-weight="normal" officeooo:rsid="00624712" style:font-size-asian="12pt" style:font-weight-asian="bold" style:font-size-complex="12pt" style:font-weight-complex="bold" loext:padding="0cm" loext:border="none"/>
    </style:style>
    <style:style style:name="T341" style:family="text">
      <style:text-properties style:font-name="monospace" fo:font-size="12pt" fo:font-style="normal" style:text-underline-style="none" fo:font-weight="normal" officeooo:rsid="00635d69" style:font-size-asian="12pt" style:font-weight-asian="bold" style:font-size-complex="12pt" style:font-weight-complex="bold" loext:padding="0cm" loext:border="none"/>
    </style:style>
    <style:style style:name="T342" style:family="text">
      <style:text-properties style:font-name="monospace" fo:font-size="12pt" fo:font-style="normal" style:text-underline-style="none" officeooo:rsid="005df45f" style:font-size-asian="12pt" style:font-weight-asian="bold" style:font-size-complex="12pt" style:font-weight-complex="bold" loext:padding="0cm" loext:border="none"/>
    </style:style>
    <style:style style:name="T343" style:family="text">
      <style:text-properties style:font-name="monospace" loext:padding="0cm" loext:border="none"/>
    </style:style>
    <style:style style:name="T344" style:family="text">
      <style:text-properties officeooo:rsid="00233ee5"/>
    </style:style>
    <style:style style:name="T345" style:family="text">
      <style:text-properties officeooo:rsid="00244bcb"/>
    </style:style>
    <style:style style:name="T346" style:family="text">
      <style:text-properties officeooo:rsid="0025d89d"/>
    </style:style>
    <style:style style:name="T347" style:family="text">
      <style:text-properties fo:color="#660066" style:font-name="monospace" fo:font-size="12pt" fo:font-style="normal" fo:font-weight="normal" loext:padding="0cm" loext:border="none"/>
    </style:style>
    <style:style style:name="T348" style:family="text">
      <style:text-properties fo:color="#660066" style:font-size-asian="12pt" style:font-size-complex="12pt"/>
    </style:style>
    <style:style style:name="T349" style:family="text">
      <style:text-properties fo:color="#660066" style:font-size-asian="12pt" style:font-size-complex="12pt" loext:padding="0cm" loext:border="none"/>
    </style:style>
    <style:style style:name="T350" style:family="text">
      <style:text-properties fo:color="#660066" officeooo:rsid="008ede45" style:font-size-asian="12pt" style:font-size-complex="12pt"/>
    </style:style>
    <style:style style:name="T351" style:family="text">
      <style:text-properties fo:color="#660066" loext:padding="0cm" loext:border="none"/>
    </style:style>
    <style:style style:name="T352" style:family="text">
      <style:text-properties fo:color="#660066" style:font-name="inherit" fo:font-size="11.25pt" loext:padding="0cm" loext:border="none"/>
    </style:style>
    <style:style style:name="T353" style:family="text">
      <style:text-properties fo:color="#660066" style:font-name="Verdana" officeooo:rsid="01333ae2" style:font-weight-asian="bold" style:font-weight-complex="bold" loext:padding="0cm" loext:border="none"/>
    </style:style>
    <style:style style:name="T354" style:family="text">
      <style:text-properties fo:color="#660066" style:font-name="Verdana" style:font-weight-asian="bold" style:font-weight-complex="bold" loext:padding="0cm" loext:border="none"/>
    </style:style>
    <style:style style:name="T355" style:family="text">
      <style:text-properties fo:color="#660066" style:font-name="Verdana" loext:padding="0cm" loext:border="none"/>
    </style:style>
    <style:style style:name="T356" style:family="text">
      <style:text-properties fo:color="#006666" style:font-name="monospace" fo:font-size="12pt" fo:font-style="normal" fo:font-weight="normal" loext:padding="0cm" loext:border="none"/>
    </style:style>
    <style:style style:name="T357" style:family="text">
      <style:text-properties fo:color="#006666" style:font-name="monospace" fo:font-size="12pt" fo:font-style="normal" style:text-underline-style="none" fo:font-weight="normal" style:font-size-asian="12pt" style:font-weight-asian="bold" style:font-size-complex="12pt" style:font-weight-complex="bold" loext:padding="0cm" loext:border="none"/>
    </style:style>
    <style:style style:name="T358" style:family="text">
      <style:text-properties fo:color="#006666" style:font-name="monospace" loext:padding="0cm" loext:border="none"/>
    </style:style>
    <style:style style:name="T359" style:family="text">
      <style:text-properties fo:color="#006666" loext:padding="0cm" loext:border="none"/>
    </style:style>
    <style:style style:name="T360" style:family="text">
      <style:text-properties fo:color="#006666" style:text-underline-style="none" style:font-size-asian="12pt" style:font-weight-asian="bold" style:font-size-complex="12pt" style:font-weight-complex="bold" loext:padding="0cm" loext:border="none"/>
    </style:style>
    <style:style style:name="T361" style:family="text">
      <style:text-properties fo:font-weight="bold" style:font-weight-asian="bold" style:font-weight-complex="bold"/>
    </style:style>
    <style:style style:name="T362" style:family="text">
      <style:text-properties fo:font-weight="bold" officeooo:rsid="0025d89d" style:font-weight-asian="bold" style:font-weight-complex="bold"/>
    </style:style>
    <style:style style:name="T363" style:family="text">
      <style:text-properties fo:font-weight="bold" officeooo:rsid="01333ae2" style:font-weight-asian="bold" style:font-weight-complex="bold"/>
    </style:style>
    <style:style style:name="T364" style:family="text">
      <style:text-properties fo:font-weight="bold" officeooo:rsid="01b63d41" style:font-weight-asian="bold" style:font-weight-complex="bold"/>
    </style:style>
    <style:style style:name="T365" style:family="text">
      <style:text-properties fo:font-weight="bold" officeooo:rsid="01b6fb7f" style:font-weight-asian="bold" style:font-weight-complex="bold"/>
    </style:style>
    <style:style style:name="T366" style:family="text">
      <style:text-properties fo:font-weight="bold" loext:padding="0cm" loext:border="none"/>
    </style:style>
    <style:style style:name="T367" style:family="text">
      <style:text-properties fo:font-weight="bold" officeooo:rsid="017e43d0" loext:padding="0cm" loext:border="none"/>
    </style:style>
    <style:style style:name="T368" style:family="text">
      <style:text-properties officeooo:rsid="0028702b"/>
    </style:style>
    <style:style style:name="T369" style:family="text">
      <style:text-properties officeooo:rsid="002a3ac2"/>
    </style:style>
    <style:style style:name="T370" style:family="text">
      <style:text-properties style:font-name="Vardana-sans"/>
    </style:style>
    <style:style style:name="T371" style:family="text">
      <style:text-properties style:font-name="inherit" fo:font-weight="bold" loext:padding="0cm" loext:border="none"/>
    </style:style>
    <style:style style:name="T372" style:family="text">
      <style:text-properties style:font-name="inherit" fo:font-weight="bold" officeooo:rsid="0030fffe" loext:padding="0cm" loext:border="none"/>
    </style:style>
    <style:style style:name="T373" style:family="text">
      <style:text-properties style:font-name="inherit" fo:font-size="11.25pt"/>
    </style:style>
    <style:style style:name="T374" style:family="text">
      <style:text-properties style:font-name="inherit" fo:font-size="11.25pt" fo:font-style="normal" fo:font-weight="normal"/>
    </style:style>
    <style:style style:name="T375" style:family="text">
      <style:text-properties style:font-name="inherit" fo:font-size="11.25pt" fo:font-style="normal" style:text-underline-style="solid" style:text-underline-width="auto" style:text-underline-color="font-color" fo:font-weight="normal" officeooo:rsid="01975a67" style:font-size-asian="15pt" style:font-weight-asian="bold" style:font-size-complex="15pt" style:font-weight-complex="bold" loext:padding="0cm" loext:border="none"/>
    </style:style>
    <style:style style:name="T376" style:family="text">
      <style:text-properties style:font-name="inherit" fo:font-size="11.25pt" loext:padding="0cm" loext:border="none"/>
    </style:style>
    <style:style style:name="T377" style:family="text">
      <style:text-properties style:font-name="inherit" fo:font-size="11.25pt" fo:font-style="italic" loext:padding="0cm" loext:border="none"/>
    </style:style>
    <style:style style:name="T378" style:family="text">
      <style:text-properties officeooo:rsid="00322bac"/>
    </style:style>
    <style:style style:name="T379" style:family="text">
      <style:text-properties officeooo:rsid="0033a85a"/>
    </style:style>
    <style:style style:name="T380" style:family="text">
      <style:text-properties officeooo:rsid="00428f79"/>
    </style:style>
    <style:style style:name="T381" style:family="text">
      <style:text-properties officeooo:rsid="0044183d"/>
    </style:style>
    <style:style style:name="T382" style:family="text">
      <style:text-properties officeooo:rsid="004fc49b" loext:padding="0cm" loext:border="none"/>
    </style:style>
    <style:style style:name="T383" style:family="text">
      <style:text-properties fo:font-weight="normal"/>
    </style:style>
    <style:style style:name="T384" style:family="text">
      <style:text-properties fo:font-weight="normal" style:font-size-asian="12pt" style:font-size-complex="12pt" loext:padding="0cm" loext:border="none"/>
    </style:style>
    <style:style style:name="T385" style:family="text">
      <style:text-properties fo:font-weight="normal" style:font-weight-asian="normal" style:font-weight-complex="normal"/>
    </style:style>
    <style:style style:name="T386" style:family="text">
      <style:text-properties style:font-size-asian="12pt" style:font-size-complex="12pt"/>
    </style:style>
    <style:style style:name="T387" style:family="text">
      <style:text-properties officeooo:rsid="007a12ac" style:font-size-asian="12pt" style:font-size-complex="12pt" loext:padding="0cm" loext:border="none"/>
    </style:style>
    <style:style style:name="T388" style:family="text">
      <style:text-properties style:font-size-asian="12pt" style:font-size-complex="12pt" loext:padding="0cm" loext:border="none"/>
    </style:style>
    <style:style style:name="T389" style:family="text">
      <style:text-properties officeooo:rsid="008432e3" style:font-size-asian="12pt" style:font-size-complex="12pt" loext:padding="0cm" loext:border="none"/>
    </style:style>
    <style:style style:name="T390" style:family="text">
      <style:text-properties officeooo:rsid="008c9f0c" style:font-size-asian="12pt" style:font-size-complex="12pt" loext:padding="0cm" loext:border="none"/>
    </style:style>
    <style:style style:name="T391" style:family="text">
      <style:text-properties officeooo:rsid="008ede45" style:font-size-asian="12pt" style:font-size-complex="12pt"/>
    </style:style>
    <style:style style:name="T392" style:family="text">
      <style:text-properties officeooo:rsid="009989b5" style:font-size-asian="12pt" style:font-size-complex="12pt"/>
    </style:style>
    <style:style style:name="T393" style:family="text">
      <style:text-properties officeooo:rsid="009ae8ad" style:font-size-asian="12pt" style:font-size-complex="12pt"/>
    </style:style>
    <style:style style:name="T394" style:family="text">
      <style:text-properties officeooo:rsid="009e4b8f" style:font-size-asian="12pt" style:font-size-complex="12pt"/>
    </style:style>
    <style:style style:name="T395" style:family="text">
      <style:text-properties officeooo:rsid="00a048fe" style:font-size-asian="12pt" style:font-size-complex="12pt" loext:padding="0cm" loext:border="none"/>
    </style:style>
    <style:style style:name="T396" style:family="text">
      <style:text-properties fo:color="#c586c0"/>
    </style:style>
    <style:style style:name="T397" style:family="text">
      <style:text-properties fo:color="#c586c0" style:font-name="monospace" fo:font-size="12pt" fo:font-style="normal" style:text-underline-style="none" officeooo:rsid="005df45f" style:font-size-asian="12pt" style:font-weight-asian="bold" style:font-size-complex="12pt" style:font-weight-complex="bold" loext:padding="0cm" loext:border="none"/>
    </style:style>
    <style:style style:name="T398" style:family="text">
      <style:text-properties fo:color="#d4d4d4"/>
    </style:style>
    <style:style style:name="T399" style:family="text">
      <style:text-properties fo:color="#d4d4d4" style:font-name="monospace" fo:font-size="12pt" fo:font-style="normal" style:text-underline-style="none" officeooo:rsid="005df45f" style:font-size-asian="12pt" style:font-weight-asian="bold" style:font-size-complex="12pt" style:font-weight-complex="bold" loext:padding="0cm" loext:border="none"/>
    </style:style>
    <style:style style:name="T400" style:family="text">
      <style:text-properties fo:color="#b5cea8"/>
    </style:style>
    <style:style style:name="T401" style:family="text">
      <style:text-properties fo:color="#b5cea8" style:font-name="monospace" fo:font-size="12pt" fo:font-style="normal" style:text-underline-style="none" officeooo:rsid="005df45f" style:font-size-asian="12pt" style:font-weight-asian="bold" style:font-size-complex="12pt" style:font-weight-complex="bold" loext:padding="0cm" loext:border="none"/>
    </style:style>
    <style:style style:name="T402" style:family="text">
      <style:text-properties fo:color="#dcdcaa"/>
    </style:style>
    <style:style style:name="T403" style:family="text">
      <style:text-properties fo:color="#ce9178"/>
    </style:style>
    <style:style style:name="T404" style:family="text">
      <style:text-properties style:text-underline-style="none" style:font-size-asian="12pt" style:font-weight-asian="bold" style:font-size-complex="12pt" style:font-weight-complex="bold" loext:padding="0cm" loext:border="none"/>
    </style:style>
    <style:style style:name="T405" style:family="text">
      <style:text-properties style:text-underline-style="none" officeooo:rsid="00a048fe" style:font-size-asian="12pt" style:font-weight-asian="bold" style:font-size-complex="12pt" style:font-weight-complex="bold" loext:padding="0cm" loext:border="none"/>
    </style:style>
    <style:style style:name="T406" style:family="text">
      <style:text-properties style:text-underline-style="none" officeooo:rsid="007a12ac" style:font-size-asian="12pt" style:font-weight-asian="normal" style:font-size-complex="12pt" style:font-weight-complex="normal" loext:padding="0cm" loext:border="none"/>
    </style:style>
    <style:style style:name="T407" style:family="text">
      <style:text-properties style:text-underline-style="none" officeooo:rsid="007f6862" style:font-size-asian="12pt" style:font-weight-asian="normal" style:font-size-complex="12pt" style:font-weight-complex="normal" loext:padding="0cm" loext:border="none"/>
    </style:style>
    <style:style style:name="T408" style:family="text">
      <style:text-properties style:text-underline-style="none" officeooo:rsid="008432e3" style:font-size-asian="12pt" style:font-weight-asian="normal" style:font-size-complex="12pt" style:font-weight-complex="normal" loext:padding="0cm" loext:border="none"/>
    </style:style>
    <style:style style:name="T409" style:family="text">
      <style:text-properties style:text-underline-style="none" officeooo:rsid="0085a2f1" style:font-size-asian="12pt" style:font-weight-asian="normal" style:font-size-complex="12pt" style:font-weight-complex="normal" loext:padding="0cm" loext:border="none"/>
    </style:style>
    <style:style style:name="T410" style:family="text">
      <style:text-properties style:text-underline-style="none" fo:font-weight="normal" style:font-weight-asian="normal" style:font-weight-complex="normal"/>
    </style:style>
    <style:style style:name="T411" style:family="text">
      <style:text-properties style:text-underline-style="none" fo:font-weight="normal" officeooo:rsid="00b87bfc" style:font-weight-asian="normal" style:font-weight-complex="normal"/>
    </style:style>
    <style:style style:name="T412" style:family="text">
      <style:text-properties style:text-underline-style="none" fo:font-weight="normal" officeooo:rsid="00b9d851" style:font-weight-asian="normal" style:font-weight-complex="normal"/>
    </style:style>
    <style:style style:name="T413" style:family="text">
      <style:text-properties style:text-underline-style="none" officeooo:rsid="00b50c57" style:font-weight-asian="bold" style:font-weight-complex="bold"/>
    </style:style>
    <style:style style:name="T414" style:family="text">
      <style:text-properties officeooo:rsid="006138b6" loext:padding="0cm" loext:border="none"/>
    </style:style>
    <style:style style:name="T415" style:family="text">
      <style:text-properties fo:font-style="italic" loext:padding="0cm" loext:border="none"/>
    </style:style>
    <style:style style:name="T416" style:family="text">
      <style:text-properties fo:font-style="italic" officeooo:rsid="006a8a22" loext:padding="0cm" loext:border="none"/>
    </style:style>
    <style:style style:name="T417" style:family="text">
      <style:text-properties fo:font-style="italic" officeooo:rsid="007488b1" loext:padding="0cm" loext:border="none"/>
    </style:style>
    <style:style style:name="T418" style:family="text">
      <style:text-properties fo:font-style="italic" officeooo:rsid="00762594" loext:padding="0cm" loext:border="none"/>
    </style:style>
    <style:style style:name="T419" style:family="text">
      <style:text-properties fo:font-style="italic" style:text-underline-style="none" officeooo:rsid="007a12ac" style:font-size-asian="12pt" style:font-weight-asian="normal" style:font-size-complex="12pt" style:font-weight-complex="normal" loext:padding="0cm" loext:border="none"/>
    </style:style>
    <style:style style:name="T420" style:family="text">
      <style:text-properties fo:font-style="italic" style:font-size-asian="12pt" style:font-size-complex="12pt"/>
    </style:style>
    <style:style style:name="T421" style:family="text">
      <style:text-properties fo:font-style="italic" fo:font-weight="normal" loext:padding="0cm" loext:border="none"/>
    </style:style>
    <style:style style:name="T422" style:family="text">
      <style:text-properties officeooo:rsid="0071af40" loext:padding="0cm" loext:border="none"/>
    </style:style>
    <style:style style:name="T423" style:family="text">
      <style:text-properties officeooo:rsid="007bf12d" loext:padding="0cm" loext:border="none"/>
    </style:style>
    <style:style style:name="T424" style:family="text">
      <style:text-properties officeooo:rsid="00838f7d"/>
    </style:style>
    <style:style style:name="T425" style:family="text">
      <style:text-properties officeooo:rsid="00876494" loext:padding="0cm" loext:border="none"/>
    </style:style>
    <style:style style:name="T426" style:family="text">
      <style:text-properties officeooo:rsid="00938a09"/>
    </style:style>
    <style:style style:name="T427" style:family="text">
      <style:text-properties officeooo:rsid="00960cd6"/>
    </style:style>
    <style:style style:name="T428" style:family="text">
      <style:text-properties officeooo:rsid="009d2b8f"/>
    </style:style>
    <style:style style:name="T429" style:family="text">
      <style:text-properties officeooo:rsid="00a233c9"/>
    </style:style>
    <style:style style:name="T430" style:family="text">
      <style:text-properties officeooo:rsid="00b87bfc"/>
    </style:style>
    <style:style style:name="T431" style:family="text">
      <style:text-properties officeooo:rsid="00b9d851"/>
    </style:style>
    <style:style style:name="T432" style:family="text">
      <style:text-properties style:font-name="Vasandana-serif" fo:font-size="12pt" officeooo:rsid="00bee15b" style:font-size-asian="12pt" style:font-size-complex="12pt"/>
    </style:style>
    <style:style style:name="T433" style:family="text">
      <style:text-properties officeooo:rsid="00cc976e"/>
    </style:style>
    <style:style style:name="T434" style:family="text">
      <style:text-properties officeooo:rsid="00cccc2b"/>
    </style:style>
    <style:style style:name="T435" style:family="text">
      <style:text-properties fo:color="#6a9955"/>
    </style:style>
    <style:style style:name="T436" style:family="text">
      <style:text-properties fo:color="#6a9955" style:font-name="Droid Sans Mono" fo:font-size="10.5pt" fo:font-weight="normal" fo:background-color="#1f1f1f" loext:char-shading-value="0"/>
    </style:style>
    <style:style style:name="T437" style:family="text">
      <style:text-properties fo:color="#6a9955" fo:font-size="10.5pt" fo:background-color="#1f1f1f" loext:char-shading-value="0"/>
    </style:style>
    <style:style style:name="T438" style:family="text">
      <style:text-properties fo:color="#4ec9b0"/>
    </style:style>
    <style:style style:name="T439" style:family="text">
      <style:text-properties officeooo:rsid="0107ba66" loext:padding="0cm" loext:border="none"/>
    </style:style>
    <style:style style:name="T440" style:family="text">
      <style:text-properties officeooo:rsid="012efa80"/>
    </style:style>
    <style:style style:name="T441" style:family="text">
      <style:text-properties officeooo:rsid="015ffe8c"/>
    </style:style>
    <style:style style:name="T442" style:family="text">
      <style:text-properties fo:font-size="16pt" style:font-size-asian="16pt" style:font-size-complex="16pt"/>
    </style:style>
    <style:style style:name="T443" style:family="text">
      <style:text-properties fo:font-size="16pt" officeooo:rsid="0166e606" style:font-size-asian="16pt" style:font-size-complex="16pt"/>
    </style:style>
    <style:style style:name="T444"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style:style>
    <style:style style:name="T445"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446" style:family="text">
      <style:text-properties fo:font-size="16pt" style:text-underline-style="solid" style:text-underline-width="auto" style:text-underline-color="font-color" fo:font-weight="bold" officeooo:rsid="0162d9a1" style:font-size-asian="16pt" style:font-weight-asian="bold" style:font-size-complex="16pt" style:font-weight-complex="bold"/>
    </style:style>
    <style:style style:name="T447" style:family="text">
      <style:text-properties fo:font-size="16pt" style:text-underline-style="solid" style:text-underline-width="auto" style:text-underline-color="font-color" fo:font-weight="bold" officeooo:rsid="01646ae7" style:font-size-asian="16pt" style:font-weight-asian="bold" style:font-size-complex="16pt" style:font-weight-complex="bold"/>
    </style:style>
    <style:style style:name="T448" style:family="text">
      <style:text-properties fo:font-size="16pt" style:text-underline-style="solid" style:text-underline-width="auto" style:text-underline-color="font-color" fo:font-weight="bold" officeooo:rsid="0166e606" style:font-size-asian="16pt" style:font-weight-asian="bold" style:font-size-complex="16pt" style:font-weight-complex="bold"/>
    </style:style>
    <style:style style:name="T449" style:family="text">
      <style:text-properties officeooo:rsid="01699f8f"/>
    </style:style>
    <style:style style:name="T450" style:family="text">
      <style:text-properties style:font-name="var ff-lato" fo:font-size="12pt" fo:font-style="normal" style:text-underline-style="solid" style:text-underline-width="auto" style:text-underline-color="font-color" fo:font-weight="bold" officeooo:rsid="01924f5f" style:font-size-asian="15pt" style:font-weight-asian="bold" style:font-size-complex="15pt" style:font-weight-complex="bold" loext:padding="0cm" loext:border="none"/>
    </style:style>
    <style:style style:name="T451" style:family="text">
      <style:text-properties officeooo:rsid="01b08701"/>
    </style:style>
    <style:style style:name="T452" style:family="text">
      <style:text-properties officeooo:rsid="01b22da5"/>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Ruby</text:p>
      <text:p text:style-name="P176"/>
      <text:p text:style-name="P176">#class creation</text:p>
      <text:p text:style-name="P164"><text:s/>class Customer</text:p>
      <text:p text:style-name="P165">#can’t define variable like sum = 6 but can instance and class</text:p>
      <text:p text:style-name="P164">end</text:p>
      <text:p text:style-name="P155"/>
      <text:p text:style-name="P155">class as a combination of characteristics and functions.</text:p>
      <text:p text:style-name="P155"/>
      <text:p text:style-name="P155"/>
      <text:p text:style-name="P158"><text:span text:style-name="T344">#</text:span>Instance variable declaration start from @</text:p>
      <text:p text:style-name="P158"><text:span text:style-name="T344">#</text:span>The global variables are always preceded by the dollar sign ($).</text:p>
      <text:p text:style-name="P159"><text:span text:style-name="T344">#</text:span>class variable start with @@ <text:span text:style-name="T1">need to initalize at the top of class</text:span></text:p>
      <text:p text:style-name="P179"/>
      <text:p text:style-name="P177"><text:span text:style-name="T288">#</text:span>The method <text:span text:style-name="T288">new </text:span>is a unique type of method, which is predefined in the Ruby library.</text:p>
      <text:p text:style-name="P161">vehicle1 = vehicle. <text:span text:style-name="T3">n</text:span>ew object creation</text:p>
      <text:p text:style-name="P161"/>
      <text:p text:style-name="P186"><text:span text:style-name="T346">#t</text:span><text:span text:style-name="T2">o declare the </text:span><text:span text:style-name="T345">new </text:span><text:span text:style-name="T2">method with parameters, declare the </text:span><text:span text:style-name="T346">special type of </text:span><text:span text:style-name="T2">method </text:span><text:span text:style-name="T345">initialize </text:span><text:span text:style-name="T2">at the time of the class creation </text:span><text:span text:style-name="T346">which execute at time of new method with parameter is called</text:span></text:p>
      <text:p text:style-name="P213"><text:span text:style-name="T290">class</text:span><text:span text:style-name="T334"> </text:span><text:span text:style-name="T347">Customer</text:span></text:p>
      <text:p text:style-name="P213"><text:span text:style-name="T303"><text:s text:c="2"/>@</text:span><text:span text:style-name="T356">@no_of_customers</text:span><text:span text:style-name="T334"> </text:span><text:span text:style-name="T303">=</text:span><text:span text:style-name="T334"> </text:span><text:span text:style-name="T356">0</text:span></text:p>
      <text:p text:style-name="P51"><text:span text:style-name="T287"><text:s text:c="3"/></text:span><text:span text:style-name="T290">def</text:span><text:span text:style-name="T334"> initialize</text:span><text:span text:style-name="T303">(</text:span><text:span text:style-name="T334">id</text:span><text:span text:style-name="T303">,</text:span><text:span text:style-name="T334"> name</text:span><text:span text:style-name="T303">,</text:span><text:span text:style-name="T334"> addr</text:span><text:span text:style-name="T303">)</text:span></text:p>
      <text:p text:style-name="P50"><text:span text:style-name="T287"><text:s text:c="6"/></text:span><text:span text:style-name="T356">@cust_id</text:span><text:span text:style-name="T334"> </text:span><text:span text:style-name="T303">=</text:span><text:span text:style-name="T334"> id</text:span></text:p>
      <text:p text:style-name="P50"><text:span text:style-name="T287"><text:s text:c="6"/></text:span><text:span text:style-name="T356">@cust_name</text:span><text:span text:style-name="T334"> </text:span><text:span text:style-name="T303">=</text:span><text:span text:style-name="T334"> name</text:span></text:p>
      <text:p text:style-name="P50"><text:span text:style-name="T287"><text:s text:c="6"/></text:span><text:span text:style-name="T356">@cust_addr</text:span><text:span text:style-name="T334"> </text:span><text:span text:style-name="T303">=</text:span><text:span text:style-name="T334"> addr</text:span></text:p>
      <text:p text:style-name="P51"><text:span text:style-name="T287"><text:s text:c="3"/></text:span><text:span text:style-name="T290">end</text:span></text:p>
      <text:p text:style-name="Text_20_body"><text:span text:style-name="T362">end</text:span><text:line-break/></text:p>
      <text:p text:style-name="P160"/>
      <text:p text:style-name="P162">#to get class name of object </text:p>
      <text:p text:style-name="P162">puts(object.class)</text:p>
      <text:p text:style-name="P162"/>
      <text:p text:style-name="P175">#to print we can use<text:span text:style-name="T380">(‘doesn’t take new line and space)</text:span></text:p>
      <text:p text:style-name="P163">puts “hello world”</text:p>
      <text:p text:style-name="P163">puts(“hello world”)</text:p>
      <text:p text:style-name="P28"><text:span text:style-name="T289">print</text:span><text:span text:style-name="T287"> </text:span><text:span text:style-name="T302">&lt;&lt;</text:span><text:span text:style-name="T320">"foo"</text:span><text:span text:style-name="T302">,</text:span><text:span text:style-name="T287"> </text:span><text:span text:style-name="T302">&lt;&lt;</text:span><text:span text:style-name="T320">"bar"</text:span><text:span text:style-name="T287"> <text:s/></text:span><text:span text:style-name="T329"># you can stack them </text:span><text:span text:style-name="T330">#can write &lt;&lt;EOF,&lt;&lt;`EOF`</text:span></text:p>
      <text:p text:style-name="P50"><text:span text:style-name="T287"><text:s text:c="8"/></text:span><text:span text:style-name="T334">I said foo</text:span><text:span text:style-name="T303">.</text:span></text:p>
      <text:p text:style-name="P227">foo</text:p>
      <text:p text:style-name="P50"><text:span text:style-name="T287"><text:s text:c="8"/></text:span><text:span text:style-name="T334">I said bar</text:span><text:span text:style-name="T303">.</text:span></text:p>
      <text:p text:style-name="P227">bar</text:p>
      <text:p text:style-name="P162"/>
      <text:p text:style-name="P171">#single line comment</text:p>
      <text:p text:style-name="P181"/>
      <text:p text:style-name="P171">=begin</text:p>
      <text:p text:style-name="P171"><text:tab/>this is multiline comment</text:p>
      <text:p text:style-name="P171"><text:soft-page-break/>=end</text:p>
      <text:p text:style-name="P163"/>
      <text:p text:style-name="P174">#Begin and end <text:span text:style-name="T428">block </text:span>statement to execute at first and last</text:p>
      <text:p text:style-name="P29"><text:span text:style-name="T289">END</text:span><text:span text:style-name="T287"> </text:span><text:span text:style-name="T302">{</text:span></text:p>
      <text:p text:style-name="P50"><text:span text:style-name="T287"><text:s text:c="3"/></text:span><text:span text:style-name="T334">puts </text:span><text:span text:style-name="T321">"Terminating Ruby Program"</text:span></text:p>
      <text:p text:style-name="P54">}</text:p>
      <text:p text:style-name="P49"><text:span text:style-name="T289">BEGIN</text:span><text:span text:style-name="T287"> </text:span><text:span text:style-name="T302">{</text:span></text:p>
      <text:p text:style-name="P50"><text:span text:style-name="T287"><text:s text:c="3"/></text:span><text:span text:style-name="T334">puts </text:span><text:span text:style-name="T321">"Initializing Ruby Program"</text:span></text:p>
      <text:p text:style-name="P54">}</text:p>
      <text:p text:style-name="P163"/>
      <text:p text:style-name="P173">#method</text:p>
      <text:p text:style-name="P166">keyword def followed by the method name.</text:p>
      <text:p text:style-name="P166"/>
      <text:p text:style-name="P166">def sum </text:p>
      <text:p text:style-name="P166">end #end of method</text:p>
      <text:p text:style-name="P166"/>
      <text:p text:style-name="P369"><text:span text:style-name="T273">#type of variables</text:span></text:p>
      <text:p text:style-name="P178"/>
      <text:p text:style-name="P156"><text:span text:style-name="T368">1. </text:span>Global variables begin with $. Uninitialized global variables have the value nil and produce warnings with the -w option. <text:span text:style-name="T368">GV not recommended</text:span></text:p>
      <text:p text:style-name="P156"/>
      <text:p text:style-name="P182"><text:span text:style-name="T6">2.</text:span><text:span text:style-name="T5">Instance variables begin with @. Uninitialized instance variables have the value </text:span><text:span text:style-name="T7">nil </text:span><text:span text:style-name="T5">and produce warnings with the -w option.</text:span><text:span text:style-name="T29">(uninitialized return nil)</text:span></text:p>
      <text:p text:style-name="P157"/>
      <text:p text:style-name="P370"><text:span text:style-name="T10">3.</text:span><text:span text:style-name="T5">Local variables begin with a lowercase letter or _ .</text:span><text:span text:style-name="T11">message = “ok” ,accessing,printing uninitialize variable try to call method with same name if not exist gives an error</text:span><text:span text:style-name="T35">(u</text:span><text:span text:style-name="T274">ninitalize variable accesss suppose to be method with no argument and gives an error</text:span><text:span text:style-name="T275">)</text:span></text:p>
      <text:p text:style-name="P169"/>
      <text:p text:style-name="P184"><text:span text:style-name="T5">4.class variable @@ </text:span><text:span text:style-name="T8">must be initialized,</text:span><text:span text:style-name="T9">shared among descendent,uninitialize produce error</text:span><text:span text:style-name="T27">(count the number of object created</text:span><text:span text:style-name="T28">)</text:span><text:span text:style-name="T30">(class is constant)</text:span></text:p>
      <text:p text:style-name="P170"/>
      <text:p text:style-name="P183"><text:span text:style-name="T10">5.c</text:span><text:span text:style-name="T74">onstant variable </text:span><text:span text:style-name="T75">can be declare with upperclase in class or module may not be in method,uninitialized constant gives an error,assignment to a constant that is already initialized produces a warnin</text:span><text:span text:style-name="T12">g.</text:span><text:span text:style-name="T30">(unintialized get error)</text:span></text:p>
      <text:p text:style-name="P167"/>
      <text:p text:style-name="P167"/>
      <text:p text:style-name="P167"/>
      <text:p text:style-name="P172">#accessing variable anywhere whether inside method</text:p>
      <text:p text:style-name="P167"><text:tab/><text:span text:style-name="T370">CAN access value of any variable or constant by putting a hash (#) character just before that variable or constant.</text:span></text:p>
      <text:p text:style-name="P180"><text:span text:style-name="T369"><text:tab/>#</text:span>$global_variable</text:p>
      <text:p text:style-name="P167"/>
      <text:p text:style-name="P341">#pseudo-variables</text:p>
      <text:p text:style-name="P253">special type of variables that appears as local variable but behave as constant </text:p>
      <text:p text:style-name="P256"><text:span text:style-name="T371"><text:s text:c="8"/>self</text:span>− The receiver object of the current method.</text:p>
      <text:list xml:id="list2757749093" text:style-name="L1">
        <text:list-item>
          <text:p text:style-name="P393"><text:span text:style-name="T372">t</text:span><text:span text:style-name="T371">rue </text:span>− Value representing true.</text:p>
        </text:list-item>
        <text:list-item>
          <text:p text:style-name="P393"><text:span text:style-name="T371">false</text:span>− Value representing false.</text:p>
        </text:list-item>
        <text:list-item>
          <text:p text:style-name="P393"><text:span text:style-name="T371">nil</text:span>− Value representing undefined.</text:p>
        </text:list-item>
        <text:list-item>
          <text:p text:style-name="P393"><text:soft-page-break/><text:span text:style-name="T371">__FILE__</text:span>− The name of the current source file.</text:p>
        </text:list-item>
        <text:list-item>
          <text:p text:style-name="P393"><text:span text:style-name="T371">__LINE__</text:span>− The current line number in the source file.</text:p>
        </text:list-item>
      </text:list>
      <text:p text:style-name="P255">#Range of Integer</text:p>
      <text:p text:style-name="P254"><text:span text:style-name="T67">An integer number can range from -2</text:span><text:span text:style-name="T69">^</text:span><text:span text:style-name="T68">30</text:span><text:span text:style-name="T67">to 2</text:span><text:span text:style-name="T69">^</text:span><text:span text:style-name="T68">30-1</text:span><text:span text:style-name="T67">or -2</text:span><text:span text:style-name="T69">^</text:span><text:span text:style-name="T68">62 t</text:span><text:span text:style-name="T67">o 2</text:span><text:span text:style-name="T69">^</text:span><text:span text:style-name="T68">62-1</text:span><text:span text:style-name="T67">. Integers within this range are objects of class </text:span><text:span text:style-name="T278">Fixnum</text:span><text:span text:style-name="T70"> </text:span><text:span text:style-name="T67">and integers outside this range are stored in objects of class </text:span><text:span text:style-name="T278">Bignum</text:span><text:span text:style-name="T67">.</text:span></text:p>
      <text:p text:style-name="P305">#String</text:p>
      <text:p text:style-name="P281">8-bit bytes and they are objects of class String. Double-quoted strings allow substitution and backslash notation.<text:span text:style-name="T378">but single allow Only backslash for // and /</text:span></text:p>
      <text:p text:style-name="P281"/>
      <text:p text:style-name="P296"><text:span text:style-name="T379">#</text:span>Ruby expression into a string using the sequence <text:span text:style-name="T287">#{ expr }</text:span>.</text:p>
      <text:p text:style-name="P5"><text:span text:style-name="T287">puts </text:span><text:span text:style-name="T320">"Multiplication Value : #{24*60*60}"</text:span><text:span text:style-name="T302">;</text:span></text:p>
      <text:p text:style-name="P296"/>
      <text:p text:style-name="P297">#backslash notation</text:p>
      <text:p text:style-name="P297"/>
      <table:table table:name="Table1" table:style-name="Table1">
        <table:table-column table:style-name="Table1.A"/>
        <table:table-column table:style-name="Table1.B"/>
        <table:table-row table:style-name="TableLine94641277415376">
          <table:table-cell table:style-name="Table1.A1" office:value-type="string">
            <text:p text:style-name="P63">Notation</text:p>
          </table:table-cell>
          <table:table-cell table:style-name="Table1.A1" office:value-type="string">
            <text:p text:style-name="P63">Character represented</text:p>
          </table:table-cell>
        </table:table-row>
        <table:table-row table:style-name="TableLine94641277297088">
          <table:table-cell table:style-name="Table1.A1" office:value-type="string">
            <text:p text:style-name="P61">\n</text:p>
          </table:table-cell>
          <table:table-cell table:style-name="Table1.A1" office:value-type="string">
            <text:p text:style-name="P61">Newline (0x0a)</text:p>
          </table:table-cell>
        </table:table-row>
        <table:table-row table:style-name="TableLine94641277297728">
          <table:table-cell table:style-name="Table1.A1" office:value-type="string">
            <text:p text:style-name="P61">\r</text:p>
          </table:table-cell>
          <table:table-cell table:style-name="Table1.A1" office:value-type="string">
            <text:p text:style-name="P61">Carriage return (0x0d)</text:p>
          </table:table-cell>
        </table:table-row>
        <table:table-row table:style-name="TableLine94641277301856">
          <table:table-cell table:style-name="Table1.A1" office:value-type="string">
            <text:p text:style-name="P61">\f</text:p>
          </table:table-cell>
          <table:table-cell table:style-name="Table1.A1" office:value-type="string">
            <text:p text:style-name="P61">Formfeed (0x0c)</text:p>
          </table:table-cell>
        </table:table-row>
        <table:table-row table:style-name="TableLine94641277298816">
          <table:table-cell table:style-name="Table1.A1" office:value-type="string">
            <text:p text:style-name="P61">\b</text:p>
          </table:table-cell>
          <table:table-cell table:style-name="Table1.A1" office:value-type="string">
            <text:p text:style-name="P61">Backspace (0x08)</text:p>
          </table:table-cell>
        </table:table-row>
        <table:table-row table:style-name="TableLine94641277310064">
          <table:table-cell table:style-name="Table1.A1" office:value-type="string">
            <text:p text:style-name="P61">\a</text:p>
          </table:table-cell>
          <table:table-cell table:style-name="Table1.A1" office:value-type="string">
            <text:p text:style-name="P61">Bell (0x07)</text:p>
          </table:table-cell>
        </table:table-row>
        <table:table-row table:style-name="TableLine94641277312656">
          <table:table-cell table:style-name="Table1.A1" office:value-type="string">
            <text:p text:style-name="P61">\e</text:p>
          </table:table-cell>
          <table:table-cell table:style-name="Table1.A1" office:value-type="string">
            <text:p text:style-name="P61">Escape (0x1b)</text:p>
          </table:table-cell>
        </table:table-row>
        <table:table-row table:style-name="TableLine94641277315264">
          <table:table-cell table:style-name="Table1.A1" office:value-type="string">
            <text:p text:style-name="P61">\s</text:p>
          </table:table-cell>
          <table:table-cell table:style-name="Table1.A1" office:value-type="string">
            <text:p text:style-name="P61">Space (0x20)</text:p>
          </table:table-cell>
        </table:table-row>
        <table:table-row table:style-name="TableLine94641277319568">
          <table:table-cell table:style-name="Table1.A1" office:value-type="string">
            <text:p text:style-name="P61">\nnn</text:p>
          </table:table-cell>
          <table:table-cell table:style-name="Table1.A1" office:value-type="string">
            <text:p text:style-name="P61">Octal notation (n being 0-7)</text:p>
          </table:table-cell>
        </table:table-row>
        <table:table-row table:style-name="TableLine94641277320976">
          <table:table-cell table:style-name="Table1.A1" office:value-type="string">
            <text:p text:style-name="P61">\xnn</text:p>
          </table:table-cell>
          <table:table-cell table:style-name="Table1.A1" office:value-type="string">
            <text:p text:style-name="P61">Hexadecimal notation (n being 0-9, a-f, or A-F)</text:p>
          </table:table-cell>
        </table:table-row>
        <table:table-row table:style-name="TableLine94641277323536">
          <table:table-cell table:style-name="Table1.A1" office:value-type="string">
            <text:p text:style-name="P61">\cx, \C-x</text:p>
          </table:table-cell>
          <table:table-cell table:style-name="Table1.A1" office:value-type="string">
            <text:p text:style-name="P61">Control-x</text:p>
          </table:table-cell>
        </table:table-row>
        <table:table-row table:style-name="TableLine94641277325520">
          <table:table-cell table:style-name="Table1.A1" office:value-type="string">
            <text:p text:style-name="P61">\M-x</text:p>
          </table:table-cell>
          <table:table-cell table:style-name="Table1.A1" office:value-type="string">
            <text:p text:style-name="P61">Meta-x (c | 0x80)</text:p>
          </table:table-cell>
        </table:table-row>
        <table:table-row table:style-name="TableLine94641277330448">
          <table:table-cell table:style-name="Table1.A1" office:value-type="string">
            <text:p text:style-name="P61">\M-\C-x</text:p>
          </table:table-cell>
          <table:table-cell table:style-name="Table1.A1" office:value-type="string">
            <text:p text:style-name="P61">Meta-Control-x</text:p>
          </table:table-cell>
        </table:table-row>
        <table:table-row table:style-name="TableLine94641277334704">
          <table:table-cell table:style-name="Table1.A1" office:value-type="string">
            <text:p text:style-name="P61">\x</text:p>
          </table:table-cell>
          <table:table-cell table:style-name="Table1.A1" office:value-type="string">
            <text:p text:style-name="P231">Character x</text:p>
          </table:table-cell>
        </table:table-row>
      </table:table>
      <text:p text:style-name="P297"/>
      <text:p text:style-name="P298"><text:soft-page-break/>#Ruby Array</text:p>
      <text:p text:style-name="P282">trailing comma at end get ignored</text:p>
      <text:p text:style-name="P365"><text:span text:style-name="T287">ary </text:span><text:span text:style-name="T302">=</text:span><text:span text:style-name="T287"> </text:span><text:span text:style-name="T302">[</text:span><text:span text:style-name="T287"> <text:s/></text:span><text:span text:style-name="T320">"fred"</text:span><text:span text:style-name="T302">,</text:span><text:span text:style-name="T287"> </text:span><text:span text:style-name="T359">10</text:span><text:span text:style-name="T302">,</text:span><text:span text:style-name="T287"> </text:span><text:span text:style-name="T359">3.14</text:span><text:span text:style-name="T302">,</text:span><text:span text:style-name="T287"> </text:span><text:span text:style-name="T320">"This is a string"</text:span><text:span text:style-name="T302">,</text:span><text:span text:style-name="T287"> </text:span><text:span text:style-name="T320">"last element"</text:span><text:span text:style-name="T302">,</text:span><text:span text:style-name="T287"> </text:span><text:span text:style-name="T302">]</text:span></text:p>
      <text:p text:style-name="P366"><text:span text:style-name="T302">ary = Array.new(10,”str”) #created array of 10 size with default value str </text:span><text:span text:style-name="T319">for all index</text:span></text:p>
      <text:p text:style-name="P366"><text:span text:style-name="T319"/></text:p>
      <text:p text:style-name="P367"><text:span text:style-name="T319">a</text:span><text:span text:style-name="T302">rr &lt;&lt; 1 &lt;&lt; 2 &lt;&lt; 3 #inserting all together</text:span></text:p>
      <text:p text:style-name="P368"><text:span text:style-name="T302">Array have destructive and non destructive methods</text:span></text:p>
      <text:p text:style-name="P49"><text:span text:style-name="T287">ary</text:span><text:span text:style-name="T302">.</text:span><text:span text:style-name="T287">each </text:span><text:span text:style-name="T289">do</text:span><text:span text:style-name="T287"> </text:span><text:span text:style-name="T302">|</text:span><text:span text:style-name="T287">i</text:span><text:span text:style-name="T302">|</text:span></text:p>
      <text:p text:style-name="P229"><text:s text:c="3"/><text:span text:style-name="T333">puts i</text:span></text:p>
      <text:p text:style-name="P55">end</text:p>
      <text:p text:style-name="P298"/>
      <text:p text:style-name="P299">#Ruby hashes</text:p>
      <text:p text:style-name="P283">created by placing a list of key/value pairs between braces, with either a comma or the sequence =&gt; between the key and the value. A trailing comma is ignored.</text:p>
      <text:p text:style-name="P7"><text:span text:style-name="T287">hsh </text:span><text:span text:style-name="T302">=</text:span><text:span text:style-name="T287"> colors </text:span><text:span text:style-name="T302">=</text:span><text:span text:style-name="T287"> </text:span><text:span text:style-name="T302">{</text:span><text:span text:style-name="T287"> </text:span><text:span text:style-name="T320">"red"</text:span><text:span text:style-name="T287"> </text:span><text:span text:style-name="T302">=&gt;</text:span><text:span text:style-name="T287"> </text:span><text:span text:style-name="T359">0xf00</text:span><text:span text:style-name="T302">,</text:span><text:span text:style-name="T287"> </text:span><text:span text:style-name="T320">"green"</text:span><text:span text:style-name="T287"> </text:span><text:span text:style-name="T302">=&gt;</text:span><text:span text:style-name="T287"> </text:span><text:span text:style-name="T359">0x0f0</text:span><text:span text:style-name="T302">,</text:span><text:span text:style-name="T287"> </text:span><text:span text:style-name="T320">"blue"</text:span><text:span text:style-name="T287"> </text:span><text:span text:style-name="T302">=&gt;</text:span><text:span text:style-name="T287"> </text:span><text:span text:style-name="T359">0x00f</text:span><text:span text:style-name="T287"> </text:span><text:span text:style-name="T302">}</text:span></text:p>
      <text:p text:style-name="P49"><text:span text:style-name="T287">hsh</text:span><text:span text:style-name="T302">.</text:span><text:span text:style-name="T287">each </text:span><text:span text:style-name="T289">do</text:span><text:span text:style-name="T287"> </text:span><text:span text:style-name="T302">|</text:span><text:span text:style-name="T287">key</text:span><text:span text:style-name="T302">,</text:span><text:span text:style-name="T287"> </text:span><text:span text:style-name="T289">value</text:span><text:span text:style-name="T302">|</text:span></text:p>
      <text:p text:style-name="P50"><text:span text:style-name="T287"><text:s text:c="3"/></text:span><text:span text:style-name="T290">print</text:span><text:span text:style-name="T334"> key</text:span><text:span text:style-name="T303">,</text:span><text:span text:style-name="T334"> </text:span><text:span text:style-name="T321">" is "</text:span><text:span text:style-name="T303">,</text:span><text:span text:style-name="T334"> </text:span><text:span text:style-name="T290">value</text:span><text:span text:style-name="T303">,</text:span><text:span text:style-name="T334"> </text:span><text:span text:style-name="T321">"\n"</text:span></text:p>
      <text:p text:style-name="P55">end</text:p>
      <text:p text:style-name="P283"/>
      <text:p text:style-name="P342">can be written as in new syntax</text:p>
      <text:p text:style-name="P343">hsh = {“red”: 0xf00,”green”: 0x0f0}</text:p>
      <text:p text:style-name="P339"><text:span text:style-name="T31">#Ruby </text:span><text:span text:style-name="T32">ranges</text:span></text:p>
      <text:p text:style-name="P263">Ranges may be constructed using the s..e and s...e literals, or with Range.new.</text:p>
      <text:p text:style-name="P8"><text:span text:style-name="T302">(</text:span><text:span text:style-name="T359">10.</text:span><text:span text:style-name="T302">.</text:span><text:span text:style-name="T359">15</text:span><text:span text:style-name="T302">).</text:span><text:span text:style-name="T287">each </text:span><text:span text:style-name="T289">do</text:span><text:span text:style-name="T287"> </text:span><text:span text:style-name="T302">|</text:span><text:span text:style-name="T287">n</text:span><text:span text:style-name="T302">|</text:span><text:span text:style-name="T287"> </text:span></text:p>
      <text:p text:style-name="P50"><text:span text:style-name="T287"><text:s text:c="3"/></text:span><text:span text:style-name="T290">print</text:span><text:span text:style-name="T334"> n</text:span><text:span text:style-name="T303">,</text:span><text:span text:style-name="T334"> </text:span><text:span text:style-name="T321">' '</text:span><text:span text:style-name="T334"> </text:span></text:p>
      <text:p text:style-name="P55">end</text:p>
      <text:p text:style-name="P327"/>
      <text:p text:style-name="P257">range = Range.new(1, 5, true)</text:p>
      <text:p text:style-name="P257">puts range.to_a</text:p>
      <text:p text:style-name="P300">#Ruby Arithmetic Operators</text:p>
      <text:p text:style-name="P258">*, + , - , / , % , **(exponential)</text:p>
      <text:p text:style-name="P300">#Ruby Comparison Operators</text:p>
      <text:p text:style-name="P340"><text:span text:style-name="T37">== , != , &gt; , &lt;, &gt;= , &lt;= , &lt;=&gt; </text:span><text:span text:style-name="T38">(0 if equal,1 if a greater,-1 if a smaller)</text:span><text:span text:style-name="T37">, ===</text:span><text:span text:style-name="T38">(</text:span><text:span text:style-name="T71">Used to test equality within a when clause of a </text:span><text:span text:style-name="T72">case </text:span><text:span text:style-name="T71">statement</text:span><text:span text:style-name="T72">)</text:span><text:span text:style-name="T37">, .eql?</text:span><text:span text:style-name="T39">(check for value and type)</text:span><text:span text:style-name="T37">, equal?</text:span><text:span text:style-name="T40">(true if objectId or value is same)</text:span></text:p>
      <text:p text:style-name="P301">#Ruby Data types</text:p>
      <text:p text:style-name="P259"><text:soft-page-break/>1.Numbers – integer,float,complex</text:p>
      <text:p text:style-name="P259">2.Symbols – immutable,light weight and can be defined with colon without quotes.</text:p>
      <text:p text:style-name="P259">3.Strings – mutable </text:p>
      <text:p text:style-name="P259">4.Array</text:p>
      <text:p text:style-name="P259">5.Hash</text:p>
      <text:p text:style-name="P259">6.Boolean</text:p>
      <text:p text:style-name="P302">#Ruby Assignment operator</text:p>
      <text:p text:style-name="P302"/>
      <text:p text:style-name="P260">= ,+= , -= , *= , /= ,%= , **=</text:p>
      <text:p text:style-name="P303">#Ruby Parallel Assignment</text:p>
      <text:p text:style-name="P261">a,b,c = 10,20,30</text:p>
      <text:p text:style-name="P261">a,b = b,c(swapping value)</text:p>
      <text:p text:style-name="P304">#Ruby Bitwise operators</text:p>
      <text:p text:style-name="P262">&amp;, | , ^ , ~ ,<text:span text:style-name="T381">&lt;&lt;,&gt;&gt;</text:span></text:p>
      <text:p text:style-name="P306">#Ruby logical operators</text:p>
      <text:p text:style-name="P264">and,or,&amp;&amp;,||,!,not</text:p>
      <text:p text:style-name="P307"># Ruby Ternary operator</text:p>
      <text:p text:style-name="P265">? true : false</text:p>
      <text:p text:style-name="P308">#Ruby range operators</text:p>
      <text:p text:style-name="P266">.. , ...</text:p>
      <text:p text:style-name="P309">#Ruby defined ? Operators</text:p>
      <text:h text:style-name="P364" text:outline-level="4"><text:span text:style-name="Strong_20_Emphasis"><text:span text:style-name="T41">Usage of </text:span></text:span><text:span text:style-name="Strong_20_Emphasis"><text:span text:style-name="Source_20_Text"><text:span text:style-name="T77">defined?</text:span></text:span></text:span></text:h>
      <text:list xml:id="list3089233091" text:style-name="L2">
        <text:list-item>
          <text:p text:style-name="P401"><text:span text:style-name="Strong_20_Emphasis">Variables</text:span>: Check if a variable is defined.</text:p>
        </text:list-item>
        <text:list-item>
          <text:p text:style-name="P401"><text:span text:style-name="Strong_20_Emphasis">Methods</text:span>: Check if a method exists.</text:p>
        </text:list-item>
        <text:list-item>
          <text:p text:style-name="P371"><text:span text:style-name="Strong_20_Emphasis">Constants</text:span>: Check if a constant is defined.</text:p>
          <text:p text:style-name="P371"><text:span text:style-name="T5">It returns a description string of the expression, or </text:span><text:span text:style-name="T18">break </text:span><text:span text:style-name="T5">if the expression isn't defined.</text:span></text:p>
        </text:list-item>
      </text:list>
      <text:p text:style-name="P1"><text:span text:style-name="T292">defined</text:span><text:span text:style-name="T307">?</text:span><text:span text:style-name="T280"> </text:span><text:span text:style-name="T281">(</text:span><text:span text:style-name="T280">$_</text:span><text:span text:style-name="T281">)</text:span><text:span text:style-name="T280"> <text:s text:c="4"/></text:span><text:span text:style-name="T331"># =&gt; "global-variable"</text:span></text:p>
      <text:p text:style-name="P49"><text:span text:style-name="T289">defined</text:span><text:span text:style-name="T302">?</text:span><text:span text:style-name="T287"> </text:span><text:span text:style-name="T382">(</text:span><text:span text:style-name="T287">bar</text:span><text:span text:style-name="T382">)</text:span><text:span text:style-name="T287"> <text:s text:c="2"/></text:span><text:span text:style-name="T329"># =&gt; nil (undefined)</text:span></text:p>
      <text:p text:style-name="P328"/>
      <text:p text:style-name="P310">#Ruby operator precedence</text:p>
      <text:p text:style-name="P310"/>
      <table:table table:name="Table2" table:style-name="Table2">
        <table:table-column table:style-name="Table2.A"/>
        <table:table-column table:style-name="Table2.B"/>
        <table:table-column table:style-name="Table2.C"/>
        <text:soft-page-break/>
        <table:table-row table:style-name="TableLine94641277448784">
          <table:table-cell table:style-name="Table2.A1" office:value-type="string">
            <text:p text:style-name="P62">::</text:p>
          </table:table-cell>
          <table:table-cell table:style-name="Table2.A1" office:value-type="string">
            <text:p text:style-name="P61">Constant resolution operator</text:p>
          </table:table-cell>
          <table:table-cell table:style-name="Table2.C1" office:value-type="string">
            <text:p text:style-name="P252"/>
          </table:table-cell>
        </table:table-row>
        <table:table-row table:style-name="TableLine94641277548560">
          <table:table-cell table:style-name="Table2.A1" office:value-type="string">
            <text:p text:style-name="P62">Yes</text:p>
          </table:table-cell>
          <table:table-cell table:style-name="Table2.A1" office:value-type="string">
            <text:p text:style-name="P62">[ ] [ ]=</text:p>
          </table:table-cell>
          <table:table-cell table:style-name="Table2.A1" office:value-type="string">
            <text:p text:style-name="P61">Element reference, element set</text:p>
          </table:table-cell>
        </table:table-row>
        <table:table-row table:style-name="TableLine94641277549328">
          <table:table-cell table:style-name="Table2.A1" office:value-type="string">
            <text:p text:style-name="P62">Yes</text:p>
          </table:table-cell>
          <table:table-cell table:style-name="Table2.A1" office:value-type="string">
            <text:p text:style-name="P62">**</text:p>
          </table:table-cell>
          <table:table-cell table:style-name="Table2.A1" office:value-type="string">
            <text:p text:style-name="P61">Exponentiation (raise to the power)</text:p>
          </table:table-cell>
        </table:table-row>
        <table:table-row table:style-name="TableLine94641277550128">
          <table:table-cell table:style-name="Table2.A1" office:value-type="string">
            <text:p text:style-name="P62">Yes</text:p>
          </table:table-cell>
          <table:table-cell table:style-name="Table2.A1" office:value-type="string">
            <text:p text:style-name="P62">! ~ + -</text:p>
          </table:table-cell>
          <table:table-cell table:style-name="Table2.A1" office:value-type="string">
            <text:p text:style-name="P61">Not, complement, unary plus and minus (method names for the last two are +@ and -@)</text:p>
          </table:table-cell>
        </table:table-row>
        <table:table-row table:style-name="TableLine94641277550976">
          <table:table-cell table:style-name="Table2.A1" office:value-type="string">
            <text:p text:style-name="P62">Yes</text:p>
          </table:table-cell>
          <table:table-cell table:style-name="Table2.A1" office:value-type="string">
            <text:p text:style-name="P62">* / %</text:p>
          </table:table-cell>
          <table:table-cell table:style-name="Table2.A1" office:value-type="string">
            <text:p text:style-name="P61">Multiply, divide, and modulo</text:p>
          </table:table-cell>
        </table:table-row>
        <table:table-row table:style-name="TableLine94641277552016">
          <table:table-cell table:style-name="Table2.A1" office:value-type="string">
            <text:p text:style-name="P62">Yes</text:p>
          </table:table-cell>
          <table:table-cell table:style-name="Table2.A1" office:value-type="string">
            <text:p text:style-name="P62">+ -</text:p>
          </table:table-cell>
          <table:table-cell table:style-name="Table2.A1" office:value-type="string">
            <text:p text:style-name="P61">Addition and subtraction</text:p>
          </table:table-cell>
        </table:table-row>
        <table:table-row table:style-name="TableLine94641277553200">
          <table:table-cell table:style-name="Table2.A1" office:value-type="string">
            <text:p text:style-name="P62">Yes</text:p>
          </table:table-cell>
          <table:table-cell table:style-name="Table2.A1" office:value-type="string">
            <text:p text:style-name="P62">&gt;&gt; &lt;&lt;</text:p>
          </table:table-cell>
          <table:table-cell table:style-name="Table2.A1" office:value-type="string">
            <text:p text:style-name="P61">Right and left bitwise shift</text:p>
          </table:table-cell>
        </table:table-row>
        <table:table-row table:style-name="TableLine94641277554160">
          <table:table-cell table:style-name="Table2.A1" office:value-type="string">
            <text:p text:style-name="P62">Yes</text:p>
          </table:table-cell>
          <table:table-cell table:style-name="Table2.A1" office:value-type="string">
            <text:p text:style-name="P62">&amp;</text:p>
          </table:table-cell>
          <table:table-cell table:style-name="Table2.A1" office:value-type="string">
            <text:p text:style-name="P61">Bitwise 'AND'</text:p>
          </table:table-cell>
        </table:table-row>
        <table:table-row table:style-name="TableLine94641277555120">
          <table:table-cell table:style-name="Table2.A1" office:value-type="string">
            <text:p text:style-name="P62">Yes</text:p>
          </table:table-cell>
          <table:table-cell table:style-name="Table2.A1" office:value-type="string">
            <text:p text:style-name="P62">^ |</text:p>
          </table:table-cell>
          <table:table-cell table:style-name="Table2.A1" office:value-type="string">
            <text:p text:style-name="P61">Bitwise exclusive `OR' and regular `OR'</text:p>
          </table:table-cell>
        </table:table-row>
        <table:table-row table:style-name="TableLine94641277556000">
          <table:table-cell table:style-name="Table2.A1" office:value-type="string">
            <text:p text:style-name="P62">Yes</text:p>
          </table:table-cell>
          <table:table-cell table:style-name="Table2.A1" office:value-type="string">
            <text:p text:style-name="P62">&lt;= &lt; &gt; &gt;=</text:p>
          </table:table-cell>
          <table:table-cell table:style-name="Table2.A1" office:value-type="string">
            <text:p text:style-name="P61">Comparison operators</text:p>
          </table:table-cell>
        </table:table-row>
        <table:table-row table:style-name="TableLine94641277556960">
          <table:table-cell table:style-name="Table2.A1" office:value-type="string">
            <text:p text:style-name="P62">Yes</text:p>
          </table:table-cell>
          <table:table-cell table:style-name="Table2.A1" office:value-type="string">
            <text:p text:style-name="P62">&lt;=&gt; == === != =~ !~</text:p>
          </table:table-cell>
          <table:table-cell table:style-name="Table2.A1" office:value-type="string">
            <text:p text:style-name="P61">Equality and pattern match operators (!= and !~ may not be defined as methods)</text:p>
          </table:table-cell>
        </table:table-row>
        <table:table-row table:style-name="TableLine94641277557920">
          <table:table-cell table:style-name="Table2.A1" office:value-type="string">
            <text:p text:style-name="P61"> </text:p>
          </table:table-cell>
          <table:table-cell table:style-name="Table2.A1" office:value-type="string">
            <text:p text:style-name="P62">&amp;&amp;</text:p>
          </table:table-cell>
          <table:table-cell table:style-name="Table2.A1" office:value-type="string">
            <text:p text:style-name="P61">Logical 'AND'</text:p>
          </table:table-cell>
        </table:table-row>
        <table:table-row table:style-name="TableLine94641277558880">
          <table:table-cell table:style-name="Table2.A1" office:value-type="string">
            <text:p text:style-name="P61"> </text:p>
          </table:table-cell>
          <table:table-cell table:style-name="Table2.A1" office:value-type="string">
            <text:p text:style-name="P62">||</text:p>
          </table:table-cell>
          <table:table-cell table:style-name="Table2.A1" office:value-type="string">
            <text:p text:style-name="P61">Logical 'OR'</text:p>
          </table:table-cell>
        </table:table-row>
        <table:table-row table:style-name="TableLine94641277559840">
          <table:table-cell table:style-name="Table2.A1" office:value-type="string">
            <text:p text:style-name="P61"> </text:p>
          </table:table-cell>
          <table:table-cell table:style-name="Table2.A1" office:value-type="string">
            <text:p text:style-name="P62">.. ...</text:p>
          </table:table-cell>
          <table:table-cell table:style-name="Table2.A1" office:value-type="string">
            <text:p text:style-name="P61">Range (inclusive and exclusive)</text:p>
          </table:table-cell>
        </table:table-row>
        <table:table-row table:style-name="TableLine94641277560800">
          <table:table-cell table:style-name="Table2.A1" office:value-type="string">
            <text:p text:style-name="P61"> </text:p>
          </table:table-cell>
          <table:table-cell table:style-name="Table2.A1" office:value-type="string">
            <text:p text:style-name="P61">? :</text:p>
          </table:table-cell>
          <table:table-cell table:style-name="Table2.A1" office:value-type="string">
            <text:p text:style-name="P61">Ternary if-then-else</text:p>
          </table:table-cell>
        </table:table-row>
        <table:table-row table:style-name="TableLine94641277561760">
          <table:table-cell table:style-name="Table2.A1" office:value-type="string">
            <text:p text:style-name="P61"> </text:p>
          </table:table-cell>
          <table:table-cell table:style-name="Table2.A1" office:value-type="string">
            <text:p text:style-name="P61">= %= { /= -= += |= &amp;= &gt;&gt;= &lt;&lt;= *= &amp;&amp;= ||= **=</text:p>
          </table:table-cell>
          <table:table-cell table:style-name="Table2.A1" office:value-type="string">
            <text:p text:style-name="P61">Assignment</text:p>
          </table:table-cell>
        </table:table-row>
        <table:table-row table:style-name="TableLine94641277562720">
          <table:table-cell table:style-name="Table2.A1" office:value-type="string">
            <text:p text:style-name="P61"> </text:p>
          </table:table-cell>
          <table:table-cell table:style-name="Table2.A1" office:value-type="string">
            <text:p text:style-name="P62">defined?</text:p>
          </table:table-cell>
          <table:table-cell table:style-name="Table2.A1" office:value-type="string">
            <text:p text:style-name="P61">Check if specified symbol defined</text:p>
          </table:table-cell>
        </table:table-row>
        <table:table-row table:style-name="TableLine94641277563680">
          <table:table-cell table:style-name="Table2.A1" office:value-type="string">
            <text:p text:style-name="P61"> </text:p>
          </table:table-cell>
          <table:table-cell table:style-name="Table2.A1" office:value-type="string">
            <text:p text:style-name="P62">not</text:p>
          </table:table-cell>
          <table:table-cell table:style-name="Table2.A1" office:value-type="string">
            <text:p text:style-name="P61">Logical negation</text:p>
          </table:table-cell>
        </table:table-row>
        <table:table-row table:style-name="TableLine94641277564640">
          <table:table-cell table:style-name="Table2.A1" office:value-type="string">
            <text:p text:style-name="P61"> </text:p>
          </table:table-cell>
          <table:table-cell table:style-name="Table2.A1" office:value-type="string">
            <text:p text:style-name="P62">or and</text:p>
          </table:table-cell>
          <table:table-cell table:style-name="Table2.A1" office:value-type="string">
            <text:p text:style-name="P231">Logical composition</text:p>
          </table:table-cell>
        </table:table-row>
      </table:table>
      <text:p text:style-name="P310"/>
      <text:p text:style-name="P337"><text:span text:style-name="T42">those are yes in method </text:span><text:span text:style-name="T43">are methods that can be override </text:span><text:span text:style-name="T36">For example, </text:span><text:span text:style-name="Source_20_Text"><text:span text:style-name="T76">a + b</text:span></text:span><text:span text:style-name="T36"> is equivalent to calling the </text:span><text:span text:style-name="Source_20_Text"><text:span text:style-name="T76">+</text:span></text:span><text:span text:style-name="T36"> method on </text:span><text:span text:style-name="Source_20_Text"><text:span text:style-name="T76">a</text:span></text:span><text:span text:style-name="T36"> with </text:span><text:span text:style-name="Source_20_Text"><text:span text:style-name="T76">b</text:span></text:span><text:span text:style-name="T36"> as the argument: </text:span><text:span text:style-name="Source_20_Text"><text:span text:style-name="T76">a.+(b)</text:span></text:span><text:span text:style-name="T36">.</text:span></text:p>
      <text:p text:style-name="P267">class Point </text:p>
      <text:p text:style-name="P267"><text:soft-page-break/><text:tab/>attr_accessor :x, :y </text:p>
      <text:p text:style-name="P267"><text:tab/>def initialize(x, y) </text:p>
      <text:p text:style-name="P267"><text:tab/><text:tab/>@x = x </text:p>
      <text:p text:style-name="P267"><text:tab/><text:tab/>@y = y </text:p>
      <text:p text:style-name="P267">end </text:p>
      <text:p text:style-name="P267"># Overriding the `+` operator </text:p>
      <text:p text:style-name="P267">def +(other) </text:p>
      <text:p text:style-name="P267"><text:tab/>Point.new(@x + other.x, @y + other.y) </text:p>
      <text:p text:style-name="P267">end </text:p>
      <text:p text:style-name="P267">end</text:p>
      <text:p text:style-name="P267"/>
      <text:p text:style-name="P311">#Ruby Dot and Double colon operator</text:p>
      <text:p text:style-name="P293"><text:span text:style-name="T383">The </text:span><text:span text:style-name="T287">:: </text:span><text:span text:style-name="T383">is a unary operator that allows constants, instance methods and class methods defined within a class or module, to be accessed from anywhere outside the class or module.</text:span></text:p>
      <text:p text:style-name="P284">Math::PI <text:s/># Accesses the PI constant in the Math module</text:p>
      <text:p text:style-name="P312">#Ruby comments</text:p>
      <text:p text:style-name="P268">#single line</text:p>
      <text:p text:style-name="P268">=begin</text:p>
      <text:p text:style-name="P268"><text:tab/>the comment</text:p>
      <text:p text:style-name="P268">=end</text:p>
      <text:p text:style-name="P313">#Ruby conditional statement</text:p>
      <text:p text:style-name="P269">1.ifelsif</text:p>
      <text:p text:style-name="P18"><text:span text:style-name="T338">x </text:span><text:span text:style-name="T304">= 1</text:span></text:p>
      <text:p text:style-name="P356"><text:span text:style-name="T397">if</text:span><text:span text:style-name="T342"> x </text:span><text:span text:style-name="T399">&gt;</text:span><text:span text:style-name="T342"> </text:span><text:span text:style-name="T401">2</text:span></text:p>
      <text:p text:style-name="P357"><text:span text:style-name="T402">puts</text:span> <text:span text:style-name="T403">"x is greater than 2"</text:span></text:p>
      <text:p text:style-name="P357"><text:span text:style-name="T396">elsif</text:span> x <text:span text:style-name="T398">&lt;=</text:span> <text:span text:style-name="T400">2</text:span> <text:span text:style-name="T398">and</text:span> x<text:span text:style-name="T398">!=</text:span><text:span text:style-name="T400">0</text:span></text:p>
      <text:p text:style-name="P357"><text:span text:style-name="T402">puts</text:span> <text:span text:style-name="T403">"x is 1"</text:span></text:p>
      <text:p text:style-name="P358">else</text:p>
      <text:p text:style-name="P357"><text:span text:style-name="T402">puts</text:span> <text:span text:style-name="T403">"I can't guess the number"</text:span></text:p>
      <text:p text:style-name="P358">end</text:p>
      <text:p text:style-name="P26"/>
      <text:p text:style-name="P23">2.ruby if modifier</text:p>
      <text:p text:style-name="P2"><text:span text:style-name="T404">$debug </text:span><text:span text:style-name="T314">=</text:span><text:span text:style-name="T404"> </text:span><text:span text:style-name="T360">1</text:span></text:p>
      <text:p text:style-name="P49"><text:span text:style-name="T289">print</text:span><text:span text:style-name="T287"> </text:span><text:span text:style-name="T320">"debug\n"</text:span><text:span text:style-name="T287"> </text:span><text:span text:style-name="T289">if</text:span><text:span text:style-name="T287"> $debug </text:span><text:span text:style-name="T414">#print if (if condition true)</text:span></text:p>
      <text:p text:style-name="P23"/>
      <text:p text:style-name="P22"><text:span text:style-name="T339">3.</text:span><text:span text:style-name="T340">Unless statement</text:span><text:span text:style-name="T341">(if condition false then run otherwise else)</text:span></text:p>
      <text:p text:style-name="P22"><text:soft-page-break/><text:span text:style-name="T279">x </text:span><text:span text:style-name="T305">=</text:span><text:span text:style-name="T279"> </text:span><text:span text:style-name="T357">1</text:span><text:span text:style-name="T279"> </text:span></text:p>
      <text:p text:style-name="P49"><text:span text:style-name="T289">unless</text:span><text:span text:style-name="T287"> x</text:span><text:span text:style-name="T302">&gt;=</text:span><text:span text:style-name="T359">2</text:span></text:p>
      <text:p text:style-name="P50"><text:span text:style-name="T287"><text:s text:c="3"/></text:span><text:span text:style-name="T334">puts </text:span><text:span text:style-name="T321">"x is less than 2"</text:span></text:p>
      <text:p text:style-name="P50"><text:span text:style-name="T287"><text:s/></text:span><text:span text:style-name="T290">else</text:span></text:p>
      <text:p text:style-name="P50"><text:span text:style-name="T287"><text:s text:c="3"/></text:span><text:span text:style-name="T334">puts </text:span><text:span text:style-name="T321">"x is greater than 2"</text:span></text:p>
      <text:p text:style-name="P55">end</text:p>
      <text:p text:style-name="P24"/>
      <text:p text:style-name="P336">4.Unless modifier</text:p>
      <text:p text:style-name="P19"/>
      <text:p text:style-name="P49"><text:span text:style-name="T287">$var </text:span><text:span text:style-name="T302">=</text:span><text:span text:style-name="T287"> <text:s/></text:span><text:span text:style-name="T359">1</text:span></text:p>
      <text:p text:style-name="P49"><text:span text:style-name="T289">print</text:span><text:span text:style-name="T287"> </text:span><text:span text:style-name="T320">"1 -- Value is set\n"</text:span><text:span text:style-name="T287"> </text:span><text:span text:style-name="T289">if</text:span><text:span text:style-name="T287"> $var</text:span></text:p>
      <text:p text:style-name="P49"><text:span text:style-name="T289">print</text:span><text:span text:style-name="T287"> </text:span><text:span text:style-name="T320">"2 -- Value is set\n"</text:span><text:span text:style-name="T287"> </text:span><text:span text:style-name="T289">unless</text:span><text:span text:style-name="T287"> $var</text:span></text:p>
      <text:p text:style-name="P230"/>
      <text:p text:style-name="P49"><text:span text:style-name="T287">$var </text:span><text:span text:style-name="T302">=</text:span><text:span text:style-name="T287"> </text:span><text:span text:style-name="T289">false</text:span></text:p>
      <text:p text:style-name="P49"><text:span text:style-name="T289">print</text:span><text:span text:style-name="T287"> </text:span><text:span text:style-name="T320">"3 -- Value is set\n"</text:span><text:span text:style-name="T287"> </text:span><text:span text:style-name="T289">unless</text:span><text:span text:style-name="T287"> $var</text:span></text:p>
      <text:p text:style-name="P285"/>
      <text:p text:style-name="P314">#Ruby Case Statement</text:p>
      <text:p text:style-name="P6"><text:span text:style-name="T287">$age </text:span><text:span text:style-name="T302">=</text:span><text:span text:style-name="T287"> <text:s/></text:span><text:span text:style-name="T359">5</text:span></text:p>
      <text:p text:style-name="P49"><text:span text:style-name="T289">case</text:span><text:span text:style-name="T287"> $age</text:span></text:p>
      <text:p text:style-name="P49"><text:span text:style-name="T289">when</text:span><text:span text:style-name="T287"> </text:span><text:span text:style-name="T359">0</text:span><text:span text:style-name="T287"> </text:span><text:span text:style-name="T302">..</text:span><text:span text:style-name="T287"> </text:span><text:span text:style-name="T359">2</text:span></text:p>
      <text:p text:style-name="P50"><text:span text:style-name="T287"><text:s text:c="3"/></text:span><text:span text:style-name="T334">puts </text:span><text:span text:style-name="T321">"baby"</text:span></text:p>
      <text:p text:style-name="P49"><text:span text:style-name="T289">when</text:span><text:span text:style-name="T287"> </text:span><text:span text:style-name="T359">3</text:span><text:span text:style-name="T287"> </text:span><text:span text:style-name="T302">..</text:span><text:span text:style-name="T287"> </text:span><text:span text:style-name="T359">6</text:span></text:p>
      <text:p text:style-name="P50"><text:span text:style-name="T287"><text:s text:c="3"/></text:span><text:span text:style-name="T334">puts </text:span><text:span text:style-name="T321">"little child"</text:span></text:p>
      <text:p text:style-name="P49"><text:span text:style-name="T289">when</text:span><text:span text:style-name="T287"> </text:span><text:span text:style-name="T359">7</text:span><text:span text:style-name="T287"> </text:span><text:span text:style-name="T302">..</text:span><text:span text:style-name="T287"> </text:span><text:span text:style-name="T359">12</text:span></text:p>
      <text:p text:style-name="P50"><text:span text:style-name="T287"><text:s text:c="3"/></text:span><text:span text:style-name="T334">puts </text:span><text:span text:style-name="T321">"child"</text:span></text:p>
      <text:p text:style-name="P49"><text:span text:style-name="T289">when</text:span><text:span text:style-name="T287"> </text:span><text:span text:style-name="T359">13</text:span><text:span text:style-name="T287"> </text:span><text:span text:style-name="T302">..</text:span><text:span text:style-name="T287"> </text:span><text:span text:style-name="T359">18</text:span></text:p>
      <text:p text:style-name="P50"><text:span text:style-name="T287"><text:s text:c="3"/></text:span><text:span text:style-name="T334">puts </text:span><text:span text:style-name="T321">"youth"</text:span></text:p>
      <text:p text:style-name="P55">else</text:p>
      <text:p text:style-name="P50"><text:span text:style-name="T287"><text:s text:c="3"/></text:span><text:span text:style-name="T334">puts </text:span><text:span text:style-name="T321">"adult"</text:span></text:p>
      <text:p text:style-name="P55">end</text:p>
      <text:p text:style-name="P314"/>
      <text:p text:style-name="P315">#Ruby separate line of code using newline,backslash,semicolon,reserved keyword</text:p>
      <text:p text:style-name="P315"/>
      <text:p text:style-name="P316">#Ruby loops</text:p>
      <text:p text:style-name="P271">1.while loop</text:p>
      <text:p text:style-name="P270"><text:span text:style-name="T287">A </text:span><text:span text:style-name="T415">while </text:span><text:span text:style-name="T287">loop's </text:span><text:span text:style-name="T415">conditional </text:span><text:span text:style-name="T416">i</text:span><text:span text:style-name="T287">s separated from </text:span><text:span text:style-name="T415">code </text:span><text:span text:style-name="T287">by the reserved word do, a newline, backslash \, or a semicolon ;.</text:span></text:p>
      <text:p text:style-name="P9"><text:span text:style-name="T287">$i </text:span><text:span text:style-name="T302">=</text:span><text:span text:style-name="T287"> </text:span><text:span text:style-name="T359">0</text:span></text:p>
      <text:p text:style-name="P49"><text:span text:style-name="T287">$num </text:span><text:span text:style-name="T302">=</text:span><text:span text:style-name="T287"> </text:span><text:span text:style-name="T359">5</text:span></text:p>
      <text:p text:style-name="P230"/>
      <text:p text:style-name="P49"><text:span text:style-name="T289">while</text:span><text:span text:style-name="T287"> $i </text:span><text:span text:style-name="T302">&lt;</text:span><text:span text:style-name="T287"> $num </text:span></text:p>
      <text:p text:style-name="P50"><text:span text:style-name="T287"><text:s text:c="3"/></text:span><text:span text:style-name="T334">puts</text:span><text:span text:style-name="T303">(</text:span><text:span text:style-name="T321">"Inside the loop i = #$i"</text:span><text:span text:style-name="T334"> </text:span><text:span text:style-name="T303">)</text:span></text:p>
      <text:p text:style-name="P50"><text:span text:style-name="T287"><text:s text:c="3"/></text:span><text:span text:style-name="T334">$i </text:span><text:span text:style-name="T303">+=</text:span><text:span text:style-name="T356">1</text:span></text:p>
      <text:p text:style-name="P55">end</text:p>
      <text:p text:style-name="P271"><text:soft-page-break/></text:p>
      <text:p text:style-name="P272"><text:span text:style-name="T287">while modifier</text:span><text:span text:style-name="T422">(is same as do while here)</text:span></text:p>
      <text:p text:style-name="P10"><text:span text:style-name="T287">$i </text:span><text:span text:style-name="T302">=</text:span><text:span text:style-name="T287"> </text:span><text:span text:style-name="T359">0</text:span></text:p>
      <text:p text:style-name="P49"><text:span text:style-name="T287">$num </text:span><text:span text:style-name="T302">=</text:span><text:span text:style-name="T287"> </text:span><text:span text:style-name="T359">5</text:span></text:p>
      <text:p text:style-name="P55">begin</text:p>
      <text:p text:style-name="P50"><text:span text:style-name="T287"><text:s text:c="3"/></text:span><text:span text:style-name="T334">puts</text:span><text:span text:style-name="T303">(</text:span><text:span text:style-name="T321">"Inside the loop i = #$i"</text:span><text:span text:style-name="T334"> </text:span><text:span text:style-name="T303">)</text:span></text:p>
      <text:p text:style-name="P50"><text:span text:style-name="T287"><text:s text:c="3"/></text:span><text:span text:style-name="T334">$i </text:span><text:span text:style-name="T303">+=</text:span><text:span text:style-name="T356">1</text:span></text:p>
      <text:p text:style-name="P49"><text:span text:style-name="T289">end</text:span><text:span text:style-name="T287"> </text:span><text:span text:style-name="T289">while</text:span><text:span text:style-name="T287"> $i </text:span><text:span text:style-name="T302">&lt;</text:span><text:span text:style-name="T287"> $num</text:span></text:p>
      <text:p text:style-name="P273"/>
      <text:p text:style-name="P278">2.ruby until statement(separated by do,reserved word,semicolon,newline)</text:p>
      <text:p text:style-name="P11"><text:span text:style-name="T287">$i </text:span><text:span text:style-name="T302">=</text:span><text:span text:style-name="T287"> </text:span><text:span text:style-name="T359">0</text:span></text:p>
      <text:p text:style-name="P49"><text:span text:style-name="T287">$num </text:span><text:span text:style-name="T302">=</text:span><text:span text:style-name="T287"> </text:span><text:span text:style-name="T359">5</text:span></text:p>
      <text:p text:style-name="P230"/>
      <text:p text:style-name="P49"><text:span text:style-name="T289">until</text:span><text:span text:style-name="T287"> $i </text:span><text:span text:style-name="T302">&gt;</text:span><text:span text:style-name="T287"> $num <text:s/></text:span><text:span text:style-name="T289">do</text:span></text:p>
      <text:p text:style-name="P50"><text:span text:style-name="T287"><text:s text:c="3"/></text:span><text:span text:style-name="T334">puts</text:span><text:span text:style-name="T303">(</text:span><text:span text:style-name="T321">"Inside the loop i = #$i"</text:span><text:span text:style-name="T334"> </text:span><text:span text:style-name="T303">)</text:span></text:p>
      <text:p text:style-name="P50"><text:span text:style-name="T287"><text:s text:c="3"/></text:span><text:span text:style-name="T334">$i </text:span><text:span text:style-name="T303">+=</text:span><text:span text:style-name="T356">1</text:span><text:span text:style-name="T303">;</text:span></text:p>
      <text:p text:style-name="P55">end</text:p>
      <text:p text:style-name="P278"/>
      <text:p text:style-name="P275">until modifier</text:p>
      <text:p text:style-name="P12"><text:span text:style-name="T287">$i </text:span><text:span text:style-name="T302">=</text:span><text:span text:style-name="T287"> </text:span><text:span text:style-name="T359">0</text:span></text:p>
      <text:p text:style-name="P49"><text:span text:style-name="T287">$num </text:span><text:span text:style-name="T302">=</text:span><text:span text:style-name="T287"> </text:span><text:span text:style-name="T359">5</text:span></text:p>
      <text:p text:style-name="P55">begin</text:p>
      <text:p text:style-name="P50"><text:span text:style-name="T287"><text:s text:c="3"/></text:span><text:span text:style-name="T334">puts</text:span><text:span text:style-name="T303">(</text:span><text:span text:style-name="T321">"Inside the loop i = #$i"</text:span><text:span text:style-name="T334"> </text:span><text:span text:style-name="T303">)</text:span></text:p>
      <text:p text:style-name="P50"><text:span text:style-name="T287"><text:s text:c="3"/></text:span><text:span text:style-name="T334">$i </text:span><text:span text:style-name="T303">+=</text:span><text:span text:style-name="T356">1</text:span><text:span text:style-name="T303">;</text:span></text:p>
      <text:p text:style-name="P49"><text:span text:style-name="T289">end</text:span><text:span text:style-name="T287"> </text:span><text:span text:style-name="T289">until</text:span><text:span text:style-name="T287"> $i </text:span><text:span text:style-name="T302">&gt;</text:span><text:span text:style-name="T287"> $num</text:span></text:p>
      <text:p text:style-name="P275"/>
      <text:p text:style-name="P274"><text:span text:style-name="T287">If an </text:span><text:span text:style-name="T415">until /</text:span><text:span text:style-name="T418">while </text:span><text:span text:style-name="T287">modifier follows a </text:span><text:span text:style-name="T415">begin </text:span><text:span text:style-name="T287">statement with no </text:span><text:span text:style-name="T415">rescue </text:span><text:span text:style-name="T287">or ensure clauses,</text:span><text:span text:style-name="T415">code </text:span><text:span text:style-name="T417">i</text:span><text:span text:style-name="T287">s executed once before</text:span><text:span text:style-name="T415">conditional </text:span><text:span text:style-name="T287">is evaluated.</text:span></text:p>
      <text:p text:style-name="P277">3.for loop</text:p>
      <text:p text:style-name="P13"><text:span text:style-name="T289">for</text:span><text:span text:style-name="T287"> i </text:span><text:span text:style-name="T289">in</text:span><text:span text:style-name="T287"> </text:span><text:span text:style-name="T359">0.</text:span><text:span text:style-name="T302">.</text:span><text:span text:style-name="T359">5</text:span></text:p>
      <text:p text:style-name="P50"><text:span text:style-name="T287"><text:s text:c="3"/></text:span><text:span text:style-name="T334">puts </text:span><text:span text:style-name="T321">"Value of local variable is #{i}"</text:span></text:p>
      <text:p text:style-name="P55">end</text:p>
      <text:p text:style-name="P277"/>
      <text:p text:style-name="P276"><text:span text:style-name="T287">except that a </text:span><text:span text:style-name="T423">f</text:span><text:span text:style-name="T415">or </text:span><text:span text:style-name="T287">loop doesn't create a new scope for local variables</text:span></text:p>
      <text:p text:style-name="P279">it is similar to ----</text:p>
      <text:p text:style-name="P329"><text:span text:style-name="T306">(</text:span><text:span text:style-name="T358">0.</text:span><text:span text:style-name="T306">.</text:span><text:span text:style-name="T358">5</text:span><text:span text:style-name="T306">).</text:span><text:span text:style-name="T343">each </text:span><text:span text:style-name="T291">do</text:span><text:span text:style-name="T343"> </text:span><text:span text:style-name="T306">|</text:span><text:span text:style-name="T343">i</text:span><text:span text:style-name="T306">|</text:span></text:p>
      <text:p text:style-name="P50"><text:span text:style-name="T287"><text:s text:c="3"/></text:span><text:span text:style-name="T334">puts </text:span><text:span text:style-name="T321">"Value of local variable is #{i}"</text:span></text:p>
      <text:p text:style-name="P55">end</text:p>
      <text:p text:style-name="P279"/>
      <text:p text:style-name="P280">Ruby break and next</text:p>
      <text:p text:style-name="P14"><text:span text:style-name="T289">for</text:span><text:span text:style-name="T287"> i </text:span><text:span text:style-name="T289">in</text:span><text:span text:style-name="T287"> </text:span><text:span text:style-name="T359">0.</text:span><text:span text:style-name="T302">.</text:span><text:span text:style-name="T359">5</text:span></text:p>
      <text:p text:style-name="P50"><text:soft-page-break/><text:span text:style-name="T287"><text:s text:c="3"/></text:span><text:span text:style-name="T290">if</text:span><text:span text:style-name="T334"> i </text:span><text:span text:style-name="T303">&lt;</text:span><text:span text:style-name="T334"> </text:span><text:span text:style-name="T356">2</text:span><text:span text:style-name="T334"> </text:span><text:span text:style-name="T290">then</text:span></text:p>
      <text:p text:style-name="P50"><text:span text:style-name="T287"><text:s text:c="6"/></text:span><text:span text:style-name="T290">next</text:span></text:p>
      <text:p text:style-name="P50"><text:span text:style-name="T287"><text:s text:c="3"/></text:span><text:span text:style-name="T290">end</text:span></text:p>
      <text:p text:style-name="P50"><text:span text:style-name="T287"><text:s text:c="3"/></text:span><text:span text:style-name="T334">puts </text:span><text:span text:style-name="T321">"Value of local variable is #{i}"</text:span></text:p>
      <text:p text:style-name="P55">end</text:p>
      <text:p text:style-name="P280"/>
      <text:p text:style-name="P280">Ruby redo statement</text:p>
      <text:p text:style-name="P14"><text:span text:style-name="T289">for</text:span><text:span text:style-name="T287"> i </text:span><text:span text:style-name="T289">in</text:span><text:span text:style-name="T287"> </text:span><text:span text:style-name="T359">0.</text:span><text:span text:style-name="T302">.</text:span><text:span text:style-name="T359">5</text:span></text:p>
      <text:p text:style-name="P50"><text:span text:style-name="T287"><text:s text:c="3"/></text:span><text:span text:style-name="T290">if</text:span><text:span text:style-name="T334"> i </text:span><text:span text:style-name="T303">&lt;</text:span><text:span text:style-name="T334"> </text:span><text:span text:style-name="T356">2</text:span><text:span text:style-name="T334"> </text:span><text:span text:style-name="T290">then</text:span></text:p>
      <text:p text:style-name="P50"><text:span text:style-name="T287"><text:s text:c="6"/></text:span><text:span text:style-name="T334">puts </text:span><text:span text:style-name="T321">"Value of local variable is #{i}"</text:span></text:p>
      <text:p text:style-name="P50"><text:span text:style-name="T287"><text:s text:c="6"/></text:span><text:span text:style-name="T290">redo</text:span></text:p>
      <text:p text:style-name="P50"><text:span text:style-name="T287"><text:s text:c="3"/></text:span><text:span text:style-name="T290">end</text:span></text:p>
      <text:p text:style-name="P55">end</text:p>
      <text:p text:style-name="Text_20_body"><text:line-break/><text:span text:style-name="T44">Restarts this iteration of the most internal loop, without checking loop condition. Restarts </text:span><text:span text:style-name="T62">yield </text:span><text:span text:style-name="T44">or </text:span><text:span text:style-name="T62">call </text:span><text:span text:style-name="T63">i</text:span><text:span text:style-name="T44">f called within a block.</text:span></text:p>
      <text:p text:style-name="Text_20_body"><text:line-break/><text:span text:style-name="T45">Ruby retry statement</text:span></text:p>
      <text:p text:style-name="P53">begin</text:p>
      <text:p text:style-name="P50"><text:span text:style-name="T287"><text:s text:c="3"/></text:span><text:span text:style-name="T334">do_something </text:span><text:span text:style-name="T332"># exception raised</text:span></text:p>
      <text:p text:style-name="P55">rescue</text:p>
      <text:p text:style-name="P50"><text:span text:style-name="T287"><text:s text:c="3"/></text:span><text:span text:style-name="T332"># handles error</text:span></text:p>
      <text:p text:style-name="P50"><text:span text:style-name="T287"><text:s text:c="3"/></text:span><text:span text:style-name="T290">retry</text:span><text:span text:style-name="T334"> <text:s/></text:span><text:span text:style-name="T332"># restart from beginning</text:span></text:p>
      <text:p text:style-name="P55">end</text:p>
      <text:p text:style-name="P103"><text:span text:style-name="T406">If </text:span><text:span text:style-name="T419">retry </text:span><text:span text:style-name="T406">appears in rescue clause of begin expression, restart from the beginning of the begin body.</text:span><text:span text:style-name="T407">(will get in loop)</text:span></text:p>
      <text:p text:style-name="Text_20_body"/>
      <text:p text:style-name="P188"><text:span text:style-name="T387"><text:s/></text:span><text:span text:style-name="T388">#Ruby constant</text:span></text:p>
      <text:p text:style-name="P207">FRUIT = 8</text:p>
      <text:p text:style-name="P207">can be change but will give warning</text:p>
      <text:p text:style-name="P207"/>
      <text:p text:style-name="P187"><text:span text:style-name="T387">#</text:span><text:span text:style-name="T388">Ruby Methods</text:span></text:p>
      <text:p text:style-name="P208">Methods should be defined before calling them, otherwise Ruby will raise an exception for undefined method invoking.</text:p>
      <text:p text:style-name="P30"><text:span text:style-name="T293">def</text:span><text:span text:style-name="T282"> test</text:span><text:span text:style-name="T308">(</text:span><text:span text:style-name="T282">a1 </text:span><text:span text:style-name="T308">=</text:span><text:span text:style-name="T282"> </text:span><text:span text:style-name="T322">"Ruby"</text:span><text:span text:style-name="T308">,</text:span><text:span text:style-name="T282"> a2 </text:span><text:span text:style-name="T308">=</text:span><text:span text:style-name="T282"> </text:span><text:span text:style-name="T322">"Perl"</text:span><text:span text:style-name="T308">) </text:span><text:span text:style-name="T309"># default value if not passed any</text:span></text:p>
      <text:p text:style-name="P50"><text:span text:style-name="T287"><text:s text:c="3"/></text:span><text:span text:style-name="T334">puts </text:span><text:span text:style-name="T321">"The programming language is #{a1}"</text:span></text:p>
      <text:p text:style-name="P50"><text:span text:style-name="T287"><text:s text:c="3"/></text:span><text:span text:style-name="T334">puts </text:span><text:span text:style-name="T321">"The programming language is #{a2}"</text:span></text:p>
      <text:p text:style-name="P55">end</text:p>
      <text:p text:style-name="P49"><text:span text:style-name="T287">test </text:span><text:span text:style-name="T320">"C"</text:span><text:span text:style-name="T302">,</text:span><text:span text:style-name="T287"> </text:span><text:span text:style-name="T320">"C++" </text:span><text:span text:style-name="T326">#parameterized method calling</text:span></text:p>
      <text:p text:style-name="P227">test<text:span text:style-name="T424">#simple method calling but with default parametrized too</text:span></text:p>
      <text:p text:style-name="P208"/>
      <text:p text:style-name="P199"><text:soft-page-break/><text:span text:style-name="T406">Every method in Ruby returns a value by default</text:span><text:span text:style-name="T408"> which will be the last stat</text:span><text:span text:style-name="T409">e</text:span><text:span text:style-name="T408">ment</text:span></text:p>
      <text:p text:style-name="P189"><text:span text:style-name="T389">R</text:span><text:span text:style-name="T388">eturn statement in ruby</text:span></text:p>
      <text:p text:style-name="P33"><text:span text:style-name="T298">def</text:span><text:span text:style-name="T388"> test</text:span></text:p>
      <text:p text:style-name="P50"><text:span text:style-name="T287"><text:s text:c="3"/></text:span><text:span text:style-name="T334">i </text:span><text:span text:style-name="T303">=</text:span><text:span text:style-name="T334"> </text:span><text:span text:style-name="T356">100</text:span></text:p>
      <text:p text:style-name="P50"><text:span text:style-name="T287"><text:s text:c="3"/></text:span><text:span text:style-name="T334">j </text:span><text:span text:style-name="T303">=</text:span><text:span text:style-name="T334"> </text:span><text:span text:style-name="T356">200</text:span></text:p>
      <text:p text:style-name="P50"><text:span text:style-name="T287"><text:s text:c="3"/></text:span><text:span text:style-name="T334">k </text:span><text:span text:style-name="T303">=</text:span><text:span text:style-name="T334"> </text:span><text:span text:style-name="T356">300</text:span></text:p>
      <text:p text:style-name="P49"><text:span text:style-name="T289">return</text:span><text:span text:style-name="T287"> i</text:span><text:span text:style-name="T302">,</text:span><text:span text:style-name="T287"> j</text:span><text:span text:style-name="T302">,</text:span><text:span text:style-name="T287"> k </text:span><text:span text:style-name="T425">#it can return with no value,1 or more value </text:span></text:p>
      <text:p text:style-name="P55">end</text:p>
      <text:p text:style-name="P49"><text:span text:style-name="T289">var</text:span><text:span text:style-name="T287"> </text:span><text:span text:style-name="T302">=</text:span><text:span text:style-name="T287"> test</text:span></text:p>
      <text:p text:style-name="P49"><text:span text:style-name="T287">puts </text:span><text:span text:style-name="T289">var </text:span><text:span text:style-name="T299">#class will be array</text:span></text:p>
      <text:p text:style-name="P193"/>
      <text:p text:style-name="P194">#Ruby variable parameter</text:p>
      <text:p text:style-name="P34"><text:span text:style-name="T298">def</text:span><text:span text:style-name="T388"> sample </text:span><text:span text:style-name="T313">(*</text:span><text:span text:style-name="T388">test</text:span><text:span text:style-name="T313">)</text:span></text:p>
      <text:p text:style-name="P50"><text:span text:style-name="T287"><text:s text:c="3"/></text:span><text:span text:style-name="T334">puts </text:span><text:span text:style-name="T321">"The number of parameters is #{test.length}"</text:span></text:p>
      <text:p text:style-name="P50"><text:span text:style-name="T287"><text:s text:c="3"/></text:span><text:span text:style-name="T290">for</text:span><text:span text:style-name="T334"> i </text:span><text:span text:style-name="T290">in</text:span><text:span text:style-name="T334"> </text:span><text:span text:style-name="T356">0.</text:span><text:span text:style-name="T303">..</text:span><text:span text:style-name="T334">test</text:span><text:span text:style-name="T303">.</text:span><text:span text:style-name="T334">length</text:span></text:p>
      <text:p text:style-name="P50"><text:span text:style-name="T287"><text:s text:c="6"/></text:span><text:span text:style-name="T334">puts </text:span><text:span text:style-name="T321">"The parameters are #{test[i]}"</text:span></text:p>
      <text:p text:style-name="P50"><text:span text:style-name="T287"><text:s text:c="3"/></text:span><text:span text:style-name="T290">end</text:span></text:p>
      <text:p text:style-name="P55">end</text:p>
      <text:p text:style-name="P49"><text:span text:style-name="T287">sample </text:span><text:span text:style-name="T320">"Zara"</text:span><text:span text:style-name="T302">,</text:span><text:span text:style-name="T287"> </text:span><text:span text:style-name="T320">"6"</text:span><text:span text:style-name="T302">,</text:span><text:span text:style-name="T287"> </text:span><text:span text:style-name="T320">"F"</text:span></text:p>
      <text:p text:style-name="P49"><text:span text:style-name="T287">sample </text:span><text:span text:style-name="T320">"Mac"</text:span><text:span text:style-name="T302">,</text:span><text:span text:style-name="T287"> </text:span><text:span text:style-name="T320">"36"</text:span><text:span text:style-name="T302">,</text:span><text:span text:style-name="T287"> </text:span><text:span text:style-name="T320">"M"</text:span><text:span text:style-name="T302">,</text:span><text:span text:style-name="T287"> </text:span><text:span text:style-name="T320">"MCA"</text:span></text:p>
      <text:p text:style-name="P194"/>
      <text:p text:style-name="P195">#bydefault method outside class private which can be changed by public or private module and inside is public </text:p>
      <text:p text:style-name="P195"/>
      <text:p text:style-name="P190"><text:span text:style-name="T390">#</text:span><text:span text:style-name="T388">Ruby gives you a way to access a method without instantiating a class.</text:span></text:p>
      <text:p text:style-name="P35"><text:span text:style-name="T298">class</text:span><text:span text:style-name="T388"> </text:span><text:span text:style-name="T349">Accounts</text:span></text:p>
      <text:p text:style-name="P50"><text:span text:style-name="T287"><text:s text:c="3"/></text:span><text:span text:style-name="T290">def</text:span><text:span text:style-name="T334"> reading_charge </text:span><text:span text:style-name="T336">#instance method</text:span></text:p>
      <text:p text:style-name="P50"><text:span text:style-name="T287"><text:s text:c="3"/></text:span><text:span text:style-name="T290">end</text:span></text:p>
      <text:p text:style-name="P55"><text:tab/></text:p>
      <text:p text:style-name="P50"><text:span text:style-name="T287"><text:s text:c="3"/></text:span><text:span text:style-name="T290">def</text:span><text:span text:style-name="T334"> </text:span><text:span text:style-name="T347">Accounts</text:span><text:span text:style-name="T303">.</text:span><text:span text:style-name="T334">return_date </text:span><text:span text:style-name="T337">or self.return_date#class method</text:span></text:p>
      <text:p text:style-name="P50"><text:span text:style-name="T287"><text:s text:c="3"/></text:span><text:span text:style-name="T290">end</text:span></text:p>
      <text:p text:style-name="P55">end</text:p>
      <text:p text:style-name="P39">Accounts.return_date</text:p>
      <text:p text:style-name="P195"/>
      <text:p text:style-name="P196">#Ruby alias statement</text:p>
      <text:p text:style-name="P214">Aliases cannot be defined within the method body. The alias of the method keeps the current definition of the method, even when methods are overridden.</text:p>
      <text:p text:style-name="P103">Making aliases for the numbered global variables ($1, $2,...) is prohibited. Overriding the built-in global variables may cause serious problems.</text:p>
      <text:p text:style-name="P103"/>
      <text:p text:style-name="P38"><text:span text:style-name="T348">alias foo bar</text:span><text:span text:style-name="T350">(we defined foo alias for bar)</text:span></text:p>
      <text:p text:style-name="P42"><text:soft-page-break/></text:p>
      <text:p text:style-name="P40"><text:span text:style-name="T391">#</text:span><text:span text:style-name="T386">Ruby undef statement</text:span></text:p>
      <text:p text:style-name="P41"/>
      <text:p text:style-name="P204"><text:span text:style-name="T386">This cancels the method definition. An</text:span><text:span text:style-name="T420">undef c</text:span><text:span text:style-name="T386">annot appear in the method body.</text:span></text:p>
      <text:p text:style-name="P103">By using <text:span text:style-name="T415">undef <text:s/></text:span>and <text:span text:style-name="T415">alias</text:span>, the interface of the class can be modified independently from the superclass, but notice it may be broke programs by the internal method call to self <text:span text:style-name="T426">methods</text:span></text:p>
      <text:p text:style-name="P105">undef bar</text:p>
      <text:p text:style-name="P105"/>
      <text:p text:style-name="P106">#Ruby blocks</text:p>
      <text:p text:style-name="P110">A block consists of chunks of code.</text:p>
      <text:list xml:id="list1431523825" text:style-name="L3">
        <text:list-item>
          <text:p text:style-name="P394">You assign a name to a block.</text:p>
        </text:list-item>
        <text:list-item>
          <text:p text:style-name="P394">The code in the block is always enclosed within braces ({}).</text:p>
        </text:list-item>
        <text:list-item>
          <text:p text:style-name="P394">A block is always invoked from a function with the same name as that of the block. This means that if you have a block with the name <text:span text:style-name="T415">test</text:span>, then you use the function <text:span text:style-name="T427">test t</text:span>o invoke this block.</text:p>
        </text:list-item>
        <text:list-item>
          <text:p text:style-name="P394">You invoke a block by using the <text:span text:style-name="T427">yield </text:span>statement.</text:p>
        </text:list-item>
      </text:list>
      <text:p text:style-name="P94"><text:span text:style-name="T289">def</text:span><text:span text:style-name="T287"> test</text:span></text:p>
      <text:p text:style-name="P50"><text:span text:style-name="T287"><text:s text:c="3"/></text:span><text:span text:style-name="T334">puts </text:span><text:span text:style-name="T321">"You are in the method"</text:span></text:p>
      <text:p text:style-name="P50"><text:span text:style-name="T287"><text:s text:c="3"/></text:span><text:span text:style-name="T290">yield</text:span></text:p>
      <text:p text:style-name="P50"><text:span text:style-name="T287"><text:s text:c="3"/></text:span><text:span text:style-name="T334">puts </text:span><text:span text:style-name="T321">"You are again back to the method"</text:span></text:p>
      <text:p text:style-name="P50"><text:span text:style-name="T287"><text:s text:c="3"/></text:span><text:span text:style-name="T290">yield</text:span></text:p>
      <text:p text:style-name="P55">end</text:p>
      <text:p text:style-name="P49"><text:span text:style-name="T287">test </text:span><text:span text:style-name="T302">{</text:span><text:span text:style-name="T287">puts </text:span><text:span text:style-name="T320">"You are in the block"</text:span><text:span text:style-name="T302">}</text:span></text:p>
      <text:p text:style-name="P102"/>
      <text:p text:style-name="P107">parameter with yield statement</text:p>
      <text:p text:style-name="P95"><text:span text:style-name="T289">def</text:span><text:span text:style-name="T287"> test</text:span></text:p>
      <text:p text:style-name="P50"><text:span text:style-name="T287"><text:s text:c="3"/></text:span><text:span text:style-name="T290">yield</text:span><text:span text:style-name="T334"> </text:span><text:span text:style-name="T356">5</text:span></text:p>
      <text:p text:style-name="P50"><text:span text:style-name="T287"><text:s text:c="3"/></text:span><text:span text:style-name="T334">puts </text:span><text:span text:style-name="T321">"You are in the method test"</text:span></text:p>
      <text:p text:style-name="P50"><text:span text:style-name="T287"><text:s text:c="3"/></text:span><text:span text:style-name="T290">yield</text:span><text:span text:style-name="T334"> </text:span><text:span text:style-name="T356">100</text:span></text:p>
      <text:p text:style-name="P55">end</text:p>
      <text:p text:style-name="P49"><text:span text:style-name="T287">test </text:span><text:span text:style-name="T302">{|</text:span><text:span text:style-name="T287">i</text:span><text:span text:style-name="T302">|</text:span><text:span text:style-name="T287"> puts </text:span><text:span text:style-name="T320">"You are in the block #{i}"</text:span><text:span text:style-name="T302">} </text:span><text:span text:style-name="T315">#|i| to accept parameter</text:span></text:p>
      <text:p text:style-name="P108"/>
      <text:p text:style-name="P32"><text:span text:style-name="T297">yield</text:span><text:span text:style-name="T386"> a</text:span><text:span text:style-name="T312">,</text:span><text:span text:style-name="T386"> b</text:span></text:p>
      <text:p text:style-name="P32"><text:span text:style-name="T386">test </text:span><text:span text:style-name="T312">{|</text:span><text:span text:style-name="T386">a</text:span><text:span text:style-name="T312">,</text:span><text:span text:style-name="T386"> b</text:span><text:span text:style-name="T312">|</text:span><text:span text:style-name="T386"> statement</text:span><text:span text:style-name="T312">}</text:span></text:p>
      <text:p text:style-name="P44"/>
      <text:p text:style-name="P112"><text:span text:style-name="T386">passing block as parameter </text:span><text:span text:style-name="T392">as last argument </text:span><text:span text:style-name="T393">if * <text:s/></text:span><text:span text:style-name="T394">no of variable </text:span><text:span text:style-name="T393">present then &amp; should come later</text:span></text:p>
      <text:p text:style-name="P113"/>
      <text:p text:style-name="P32"><text:span text:style-name="T297">def</text:span><text:span text:style-name="T386"> test</text:span><text:span text:style-name="T312">(&amp;</text:span><text:span text:style-name="T386">block</text:span><text:span text:style-name="T312">)</text:span></text:p>
      <text:p text:style-name="P50"><text:span text:style-name="T287"><text:s text:c="3"/></text:span><text:span text:style-name="T334">block</text:span><text:span text:style-name="T303">.</text:span><text:span text:style-name="T334">call </text:span><text:span text:style-name="T335">#can call using .call to block</text:span></text:p>
      <text:p text:style-name="P55">end</text:p>
      <text:p text:style-name="P49"><text:span text:style-name="T287">test </text:span><text:span text:style-name="T302">{</text:span><text:span text:style-name="T287"> puts </text:span><text:span text:style-name="T320">"Hello World!"</text:span><text:span text:style-name="T302">}</text:span></text:p>
      <text:p text:style-name="P43"/>
      <text:p text:style-name="P197">#Ruby modules</text:p>
      <text:p text:style-name="P209"><text:soft-page-break/>modules are a way of grouping together methods, classes, and constants. Modules give you two major benefits.</text:p>
      <text:list xml:id="list1079203123" text:style-name="L4">
        <text:list-item>
          <text:p text:style-name="P395">Modules provide a <text:span text:style-name="T415">namespace </text:span>and prevent name c<text:span text:style-name="T429">onflict</text:span></text:p>
        </text:list-item>
        <text:list-item>
          <text:p text:style-name="P395">Modules implement the <text:span text:style-name="T415">mixin </text:span>facility.</text:p>
        </text:list-item>
      </text:list>
      <text:p text:style-name="P94"><text:span text:style-name="T289">module</text:span><text:span text:style-name="T287"> </text:span><text:span text:style-name="T351">Trig</text:span></text:p>
      <text:p text:style-name="P50"><text:span text:style-name="T287"><text:s text:c="3"/></text:span><text:span text:style-name="T334">PI </text:span><text:span text:style-name="T303">=</text:span><text:span text:style-name="T334"> </text:span><text:span text:style-name="T356">3.141592654</text:span></text:p>
      <text:p text:style-name="P50"><text:span text:style-name="T287"><text:s text:c="3"/></text:span><text:span text:style-name="T290">def</text:span><text:span text:style-name="T334"> </text:span><text:span text:style-name="T347">Trig</text:span><text:span text:style-name="T303">.</text:span><text:span text:style-name="T334">sin</text:span><text:span text:style-name="T303">(</text:span><text:span text:style-name="T334">x</text:span><text:span text:style-name="T303">)</text:span></text:p>
      <text:p text:style-name="P52"><text:s text:c="3"/></text:p>
      <text:p text:style-name="P50"><text:span text:style-name="T287"><text:s text:c="3"/></text:span><text:span text:style-name="T290">end</text:span></text:p>
      <text:p text:style-name="P50"><text:span text:style-name="T287"><text:s text:c="3"/></text:span><text:span text:style-name="T290">def</text:span><text:span text:style-name="T334"> </text:span><text:span text:style-name="T347">Trig</text:span><text:span text:style-name="T303">.</text:span><text:span text:style-name="T334">cos</text:span><text:span text:style-name="T303">(</text:span><text:span text:style-name="T334">x</text:span><text:span text:style-name="T303">)</text:span></text:p>
      <text:p text:style-name="P50"><text:span text:style-name="T287"><text:s text:c="3"/></text:span><text:span text:style-name="T290">end</text:span></text:p>
      <text:p text:style-name="P55">end</text:p>
      <text:p text:style-name="P102"/>
      <text:p text:style-name="P200"><text:span text:style-name="T405">We can define one more module with the same function name but different functionality.</text:span><text:span text:style-name="T388">Like class methods, whenever you define a method in a module, you specify the module name followed by a dot and then the method name.</text:span></text:p>
      <text:p text:style-name="P191"><text:span text:style-name="T395">#</text:span><text:span text:style-name="T388">Ruby require statement</text:span></text:p>
      <text:p text:style-name="P210">If a third program wants to use any defined module, it can simply load the module files using the Ruby require statement and .rb is not necessary</text:p>
      <text:p text:style-name="P36"><text:span text:style-name="T388">$LOAD_PATH </text:span><text:span text:style-name="T313">&lt;&lt;</text:span><text:span text:style-name="T388"> </text:span><text:span text:style-name="T327">'.'</text:span></text:p>
      <text:p text:style-name="P230"/>
      <text:p text:style-name="P49"><text:span text:style-name="T289">require</text:span><text:span text:style-name="T287"> </text:span><text:span text:style-name="T320">'trig.rb'</text:span></text:p>
      <text:p text:style-name="P49"><text:span text:style-name="T289">require</text:span><text:span text:style-name="T287"> </text:span><text:span text:style-name="T320">'moral'</text:span></text:p>
      <text:p text:style-name="P230"/>
      <text:p text:style-name="P49"><text:span text:style-name="T287">y </text:span><text:span text:style-name="T302">=</text:span><text:span text:style-name="T287"> </text:span><text:span text:style-name="T351">Trig</text:span><text:span text:style-name="T302">.</text:span><text:span text:style-name="T287">sin</text:span><text:span text:style-name="T302">(</text:span><text:span text:style-name="T351">Trig</text:span><text:span text:style-name="T302">::</text:span><text:span text:style-name="T287">PI</text:span><text:span text:style-name="T302">/</text:span><text:span text:style-name="T359">4</text:span><text:span text:style-name="T302">)</text:span></text:p>
      <text:p text:style-name="P49"><text:span text:style-name="T287">wrongdoing </text:span><text:span text:style-name="T302">=</text:span><text:span text:style-name="T287"> </text:span><text:span text:style-name="T351">Moral</text:span><text:span text:style-name="T302">.</text:span><text:span text:style-name="T287">sin</text:span><text:span text:style-name="T302">(</text:span><text:span text:style-name="T351">Moral</text:span><text:span text:style-name="T302">::</text:span><text:span text:style-name="T287">VERY_BAD</text:span><text:span text:style-name="T302">)</text:span></text:p>
      <text:p text:style-name="P210"/>
      <text:p text:style-name="P211"><text:span text:style-name="T384">Here we are using </text:span><text:span text:style-name="T388">$LOAD_PATH &lt;&lt; '.' </text:span><text:span text:style-name="T384">to make Ruby aware that included files must be searched in the current directory. If you do not want to use $LOAD_PATH then you can use </text:span><text:span text:style-name="T388">require_relative </text:span><text:span text:style-name="T384">to include files from a relative directory.</text:span></text:p>
      <text:p text:style-name="P198">#Ruby include statement</text:p>
      <text:p text:style-name="P212"><text:span text:style-name="T383">You can embed a module in a class. To embed a module in a class, you use the </text:span><text:span text:style-name="T421">include </text:span><text:span text:style-name="T383">statement in the class</text:span></text:p>
      <text:p text:style-name="P205">if module file is separate file then require statement is must before include</text:p>
      <text:p text:style-name="P37"><text:span text:style-name="T289">class</text:span><text:span text:style-name="T287"> </text:span><text:span text:style-name="T351">Decade</text:span></text:p>
      <text:p text:style-name="P50"><text:span text:style-name="T334">include </text:span><text:span text:style-name="T347">Week</text:span></text:p>
      <text:p text:style-name="P57"><text:s text:c="3"/>def sum #instance method</text:p>
      <text:p text:style-name="P57"><text:s text:c="3"/>end</text:p>
      <text:p text:style-name="P50"><text:span text:style-name="T287"><text:s text:c="3"/></text:span><text:span text:style-name="T290">end</text:span></text:p>
      <text:p text:style-name="P55">end</text:p>
      <text:p text:style-name="P205"/>
      <text:p text:style-name="P192">#Mixins in Ruby</text:p>
      <text:p text:style-name="P219"><text:soft-page-break/><text:span text:style-name="T50">Ruby does not support multiple inheritance directly but Ruby Modules have another wonderful use.</text:span><text:span text:style-name="T5">they pretty much eliminate the need for multiple inheritance, </text:span><text:span text:style-name="T20">by </text:span><text:span text:style-name="T5">providing </text:span><text:span text:style-name="T20">mixin.</text:span></text:p>
      <text:p text:style-name="P202">A mixin is like a specialized implementation of multiple inheritance in which only the interface portion is inherited.</text:p>
      <text:p text:style-name="Text_20_body"><text:line-break/></text:p>
      <text:p text:style-name="P203"/>
      <text:p text:style-name="P31"><text:span text:style-name="T294">module</text:span><text:span text:style-name="T283"> A</text:span></text:p>
      <text:p text:style-name="P50"><text:span text:style-name="T287"><text:s text:c="3"/></text:span><text:span text:style-name="T290">def</text:span><text:span text:style-name="T334"> a1</text:span></text:p>
      <text:p text:style-name="P50"><text:span text:style-name="T287"><text:s text:c="3"/></text:span><text:span text:style-name="T290">end</text:span></text:p>
      <text:p text:style-name="P50"><text:span text:style-name="T287"><text:s text:c="3"/></text:span><text:span text:style-name="T290">def</text:span><text:span text:style-name="T334"> a2</text:span></text:p>
      <text:p text:style-name="P50"><text:span text:style-name="T287"><text:s text:c="3"/></text:span><text:span text:style-name="T290">end</text:span></text:p>
      <text:p text:style-name="P55">end</text:p>
      <text:p text:style-name="P49"><text:span text:style-name="T289">module</text:span><text:span text:style-name="T287"> B</text:span></text:p>
      <text:p text:style-name="P50"><text:span text:style-name="T287"><text:s text:c="3"/></text:span><text:span text:style-name="T290">def</text:span><text:span text:style-name="T334"> b1</text:span></text:p>
      <text:p text:style-name="P50"><text:span text:style-name="T287"><text:s text:c="3"/></text:span><text:span text:style-name="T290">end</text:span></text:p>
      <text:p text:style-name="P50"><text:span text:style-name="T287"><text:s text:c="3"/></text:span><text:span text:style-name="T290">def</text:span><text:span text:style-name="T334"> b2</text:span></text:p>
      <text:p text:style-name="P50"><text:span text:style-name="T287"><text:s text:c="3"/></text:span><text:span text:style-name="T290">end</text:span></text:p>
      <text:p text:style-name="P55">end</text:p>
      <text:p text:style-name="P230"/>
      <text:p text:style-name="P49"><text:span text:style-name="T289">class</text:span><text:span text:style-name="T287"> </text:span><text:span text:style-name="T351">Sample</text:span></text:p>
      <text:p text:style-name="P227">include A</text:p>
      <text:p text:style-name="P227">include B</text:p>
      <text:p text:style-name="P50"><text:span text:style-name="T287"><text:s text:c="3"/></text:span><text:span text:style-name="T290">def</text:span><text:span text:style-name="T334"> s1</text:span></text:p>
      <text:p text:style-name="P50"><text:span text:style-name="T287"><text:s text:c="3"/></text:span><text:span text:style-name="T290">end</text:span></text:p>
      <text:p text:style-name="P55">end</text:p>
      <text:p text:style-name="P230"/>
      <text:p text:style-name="P49"><text:span text:style-name="T287">samp </text:span><text:span text:style-name="T302">=</text:span><text:span text:style-name="T287"> </text:span><text:span text:style-name="T351">Sample</text:span><text:span text:style-name="T302">.</text:span><text:span text:style-name="T289">new</text:span></text:p>
      <text:p text:style-name="P49"><text:span text:style-name="T287">samp</text:span><text:span text:style-name="T302">.</text:span><text:span text:style-name="T287">a1</text:span></text:p>
      <text:p text:style-name="P49"><text:span text:style-name="T287">samp</text:span><text:span text:style-name="T302">.</text:span><text:span text:style-name="T287">a2</text:span></text:p>
      <text:p text:style-name="P49"><text:span text:style-name="T287">samp</text:span><text:span text:style-name="T302">.</text:span><text:span text:style-name="T287">b1</text:span></text:p>
      <text:p text:style-name="P49"><text:span text:style-name="T287">samp</text:span><text:span text:style-name="T302">.</text:span><text:span text:style-name="T287">b2</text:span></text:p>
      <text:p text:style-name="P49"><text:span text:style-name="T287">samp</text:span><text:span text:style-name="T302">.</text:span><text:span text:style-name="T287">s1</text:span></text:p>
      <text:p text:style-name="P203"/>
      <text:p text:style-name="P220"><text:span text:style-name="T20">i</text:span><text:span text:style-name="T5">ncluding two modules in a class and use their methods </text:span><text:span text:style-name="T21">by the class object</text:span></text:p>
      <text:p text:style-name="P221"><text:span text:style-name="T56">#</text:span><text:span text:style-name="T4">String interpolation</text:span></text:p>
      <text:p text:style-name="P206">embedding ruby expression into the string</text:p>
      <text:p text:style-name="P221"><text:span text:style-name="T57">#</text:span><text:span text:style-name="T4">General Delimited Strings</text:span><text:span text:style-name="T58">(to avoiding escape character)</text:span></text:p>
      <text:p text:style-name="P221"><text:span text:style-name="Source_20_Text"><text:span text:style-name="T385">!</text:span></text:span><text:span text:style-name="T385">, </text:span><text:span text:style-name="Source_20_Text"><text:span text:style-name="T385">(</text:span></text:span><text:span text:style-name="T385">, </text:span><text:span text:style-name="Source_20_Text"><text:span text:style-name="T385">{</text:span></text:span><text:span text:style-name="T385">, </text:span><text:span text:style-name="Source_20_Text"><text:span text:style-name="T385">&lt;</text:span></text:span></text:p>
      <text:p text:style-name="P221"><text:span text:style-name="Source_20_Text"><text:span text:style-name="T410">str1 = %!Hello, World! <text:s text:c="2"/># Delimited by `!`</text:span></text:span></text:p>
      <text:p text:style-name="P221"><text:span text:style-name="Source_20_Text"><text:span text:style-name="T410">str2 = %(Hello, World) <text:s text:c="2"/># Delimited by `(`</text:span></text:span></text:p>
      <text:p text:style-name="P221"><text:span text:style-name="Source_20_Text"><text:span text:style-name="T410">str3 = %&lt;Hello, World&gt; <text:s text:c="2"/># Delimited by `&lt;`</text:span></text:span></text:p>
      <text:p text:style-name="P221"><text:soft-page-break/><text:span text:style-name="Source_20_Text"><text:span text:style-name="T410">str4 = %w{one two three} # Delimited by `{}` for array of strings</text:span></text:span></text:p>
      <text:p text:style-name="P222"><text:span text:style-name="Source_20_Text"><text:span text:style-name="T430">#special delimeter</text:span></text:span></text:p>
      <text:p text:style-name="P221"><text:span text:style-name="Source_20_Text"><text:span text:style-name="T410">str1 = %Q{Hello, #{name}!} <text:s/># Double-quoted string with interpolation</text:span></text:span></text:p>
      <text:p text:style-name="P221"><text:span text:style-name="Source_20_Text"><text:span text:style-name="T410">str2 = %q{Hello, \nWorld!} <text:s/># Single-quotedstring,</text:span></text:span><text:span text:style-name="Source_20_Text"><text:span text:style-name="T411">no interpolation</text:span></text:span></text:p>
      <text:p text:style-name="P221"><text:span text:style-name="Source_20_Text"><text:span text:style-name="T410">str3 = %x{ls} <text:s text:c="15"/># Executes `ls` command in the shell</text:span></text:span></text:p>
      <text:p text:style-name="P221"><text:span text:style-name="Source_20_Text"><text:span text:style-name="T410"/></text:span></text:p>
      <text:p text:style-name="P223"><text:span text:style-name="Source_20_Text"><text:span text:style-name="T431">#character encoding</text:span></text:span></text:p>
      <text:p text:style-name="P215"><text:span text:style-name="Source_20_Text"><text:span text:style-name="T412">default is ASCII for ruby </text:span></text:span><text:span text:style-name="Source_20_Text"><text:span text:style-name="T81">$KCODE = 'u'</text:span></text:span></text:p>
      <text:p text:style-name="P201"><text:span text:style-name="T413">You can change your character set using $KCODE at the beginning of your program, </text:span><text:span text:style-name="T373">$KCODE = 'u'</text:span></text:p>
      <table:table table:name="Table3" table:style-name="Table3">
        <table:table-column table:style-name="Table3.A"/>
        <table:table-column table:style-name="Table3.B"/>
        <table:table-row table:style-name="TableLine94641277952736">
          <table:table-cell table:style-name="Table3.A1" office:value-type="string">
            <text:p text:style-name="P97"><text:line-break/> <text:s text:c="2"/>a</text:p>
            <text:p text:style-name="P99">ASCII (same as none). This is the default.</text:p>
          </table:table-cell>
          <table:table-cell table:style-name="Table3.B1" office:value-type="string">
            <text:p text:style-name="P252"/>
          </table:table-cell>
        </table:table-row>
        <table:table-row table:style-name="TableLine94641277235408">
          <table:table-cell table:style-name="Table3.A1" office:value-type="string">
            <text:p text:style-name="P62">2</text:p>
          </table:table-cell>
          <table:table-cell table:style-name="Table3.A1" office:value-type="string">
            <text:p text:style-name="P97">e</text:p>
            <text:p text:style-name="P99">EUC.</text:p>
          </table:table-cell>
        </table:table-row>
        <table:table-row table:style-name="TableLine94641277585824">
          <table:table-cell table:style-name="Table3.A1" office:value-type="string">
            <text:p text:style-name="P62">3</text:p>
          </table:table-cell>
          <table:table-cell table:style-name="Table3.A1" office:value-type="string">
            <text:p text:style-name="P97">n</text:p>
            <text:p text:style-name="P99">None (same as ASCII).</text:p>
          </table:table-cell>
        </table:table-row>
        <table:table-row table:style-name="TableLine94641277586464">
          <table:table-cell table:style-name="Table3.A1" office:value-type="string">
            <text:p text:style-name="P62">4</text:p>
          </table:table-cell>
          <table:table-cell table:style-name="Table3.A1" office:value-type="string">
            <text:p text:style-name="P97">u</text:p>
            <text:p text:style-name="P99">UTF-8.</text:p>
          </table:table-cell>
        </table:table-row>
      </table:table>
      <text:p text:style-name="P223"><text:span text:style-name="Source_20_Text"/></text:p>
      <text:p text:style-name="P224"><text:span text:style-name="Source_20_Text"><text:span text:style-name="T432">#Ruby string builtin method</text:span></text:span></text:p>
      <text:p text:style-name="P224"><text:span text:style-name="Source_20_Text"><text:span text:style-name="T47">We need to have an instance of String object to call a String method.</text:span></text:span></text:p>
      <text:p text:style-name="P48"><text:span text:style-name="Source_20_Text"><text:span text:style-name="T84">myStr </text:span></text:span><text:span text:style-name="Source_20_Text"><text:span text:style-name="T219">=</text:span></text:span><text:span text:style-name="Source_20_Text"><text:span text:style-name="T84"> </text:span></text:span><text:span text:style-name="Source_20_Text"><text:span text:style-name="T253">String</text:span></text:span><text:span text:style-name="Source_20_Text"><text:span text:style-name="T219">.</text:span></text:span><text:span text:style-name="Source_20_Text"><text:span text:style-name="T200">new</text:span></text:span><text:span text:style-name="Source_20_Text"><text:span text:style-name="T219">(</text:span></text:span><text:span text:style-name="Source_20_Text"><text:span text:style-name="T244">"THIS IS TEST"</text:span></text:span><text:span text:style-name="Source_20_Text"><text:span text:style-name="T219">)</text:span></text:span><text:span text:style-name="Source_20_Text"><text:span text:style-name="T220">or can write myStr = “this”</text:span></text:span></text:p>
      <text:p text:style-name="P49"><text:span text:style-name="T287">foo </text:span><text:span text:style-name="T302">=</text:span><text:span text:style-name="T287"> myStr</text:span><text:span text:style-name="T302">.</text:span><text:span text:style-name="T287">downcase</text:span></text:p>
      <text:p text:style-name="P230"/>
      <text:p text:style-name="P49"><text:span text:style-name="T287">puts </text:span><text:span text:style-name="T320">"#{foo}"</text:span></text:p>
      <text:p text:style-name="P224"><text:span text:style-name="Source_20_Text"><text:span text:style-name="T47">This will return a new string object containing a copy of </text:span></text:span><text:span text:style-name="Source_20_Text"><text:span text:style-name="T48">str</text:span></text:span></text:p>
      <text:p text:style-name="P224"><text:span text:style-name="Source_20_Text"><text:span text:style-name="T48"/></text:span></text:p>
      <table:table table:name="Table4" table:style-name="Table4">
        <table:table-column table:style-name="Table4.A"/>
        <table:table-column table:style-name="Table4.B"/>
        <table:table-row table:style-name="TableLine94641277676880">
          <table:table-cell table:style-name="Table4.A1" office:value-type="string">
            <text:p text:style-name="P62">1</text:p>
          </table:table-cell>
          <table:table-cell table:style-name="Table4.A1" office:value-type="string">
            <text:p text:style-name="P97">str % arg</text:p>
            <text:p text:style-name="P99">Formats a string using a format specification. arg must be an array if it contains more than one substitution. For information on the format specification, see sprintf under "Kernel Module."<text:span text:style-name="T361">formatted_string = "Name: %s, Age: %d" % [name, age] </text:span></text:p>
          </table:table-cell>
        </table:table-row>
        <table:table-row table:style-name="TableLine94641278085216">
          <table:table-cell table:style-name="Table4.A1" office:value-type="string">
            <text:p text:style-name="P62">2</text:p>
          </table:table-cell>
          <table:table-cell table:style-name="Table4.A1" office:value-type="string">
            <text:p text:style-name="P97">str * integer</text:p>
            <text:p text:style-name="P99">Returns a new string containing integer times str. In other words, str is repeated integer imes.</text:p>
            <text:p text:style-name="P100"><text:soft-page-break/>repeated_string = "Hi! " * 3</text:p>
            <text:p text:style-name="P100">puts repeated_string <text:s/># Outputs: "Hi! Hi! Hi! "</text:p>
          </table:table-cell>
        </table:table-row>
        <table:table-row table:style-name="TableLine94641278085568">
          <table:table-cell table:style-name="Table4.A1" office:value-type="string">
            <text:p text:style-name="P62">3</text:p>
          </table:table-cell>
          <table:table-cell table:style-name="Table4.A1" office:value-type="string">
            <text:p text:style-name="P98">str + other_str </text:p>
            <text:p text:style-name="P101">combined_string = "Hello, " + "World!"</text:p>
            <text:p text:style-name="P99">Concatenates other_str to str.</text:p>
          </table:table-cell>
        </table:table-row>
        <table:table-row table:style-name="TableLine94641278086096">
          <table:table-cell table:style-name="Table4.A1" office:value-type="string">
            <text:p text:style-name="P62">4</text:p>
          </table:table-cell>
          <table:table-cell table:style-name="Table4.A1" office:value-type="string">
            <text:p text:style-name="P99"><text:span text:style-name="T371">str &lt;&lt; obj </text:span><text:span text:style-name="T361">Appends </text:span><text:span text:style-name="Source_20_Text"><text:span text:style-name="T361">obj</text:span></text:span><text:span text:style-name="T361"> to </text:span><text:span text:style-name="Source_20_Text"><text:span text:style-name="T361">str</text:span></text:span></text:p>
            <text:p text:style-name="P99">Concatenates an object to str. If the object is a Fixnum in the range 0.255, it is converted to a character. Compare it with concat.</text:p>
            <text:p text:style-name="P100">str = "Hello"</text:p>
            <text:p text:style-name="P100">str &lt;&lt; " World"</text:p>
            <text:p text:style-name="P100">puts str <text:s/># Outputs: "Hello World"</text:p>
          </table:table-cell>
        </table:table-row>
        <table:table-row table:style-name="TableLine94641278086816">
          <table:table-cell table:style-name="Table4.A1" office:value-type="string">
            <text:p text:style-name="P62">5</text:p>
          </table:table-cell>
          <table:table-cell table:style-name="Table4.A1" office:value-type="string">
            <text:p text:style-name="P97">str &lt;=&gt; other_str</text:p>
            <text:p text:style-name="P99">Compares str with other_str, returning -1 (less than), 0 (equal), or 1 (greater than). The comparison is case-sensitive.</text:p>
          </table:table-cell>
        </table:table-row>
        <table:table-row table:style-name="TableLine94641278087616">
          <table:table-cell table:style-name="Table4.A1" office:value-type="string">
            <text:p text:style-name="P62">6</text:p>
          </table:table-cell>
          <table:table-cell table:style-name="Table4.A1" office:value-type="string">
            <text:p text:style-name="P97">str == obj</text:p>
            <text:p text:style-name="P99">Tests str and obj for equality. If obj is not a String, returns false; returns true if str &lt;=&gt; obj returns 0.</text:p>
          </table:table-cell>
        </table:table-row>
        <table:table-row table:style-name="TableLine94641278088368">
          <table:table-cell table:style-name="Table4.A1" office:value-type="string">
            <text:p text:style-name="P62">7</text:p>
          </table:table-cell>
          <table:table-cell table:style-name="Table4.A1" office:value-type="string">
            <text:p text:style-name="P97">str =~ obj</text:p>
            <text:p text:style-name="P99">Matches str against a regular expression pattern obj. Returns the position where the match starts; otherwise, false.<text:span text:style-name="T361">match_index = "hello" =~ /ell/</text:span></text:p>
          </table:table-cell>
        </table:table-row>
        <table:table-row table:style-name="TableLine94641278089168">
          <table:table-cell table:style-name="Table4.A1" office:value-type="string">
            <text:p text:style-name="P62">8</text:p>
          </table:table-cell>
          <table:table-cell table:style-name="Table4.A1" office:value-type="string">
            <text:p text:style-name="P97">str.capitalize</text:p>
            <text:p text:style-name="P99"><text:span text:style-name="T433">first character </text:span>Capitalizes a string.</text:p>
          </table:table-cell>
        </table:table-row>
        <table:table-row table:style-name="TableLine94641278089968">
          <table:table-cell table:style-name="Table4.A1" office:value-type="string">
            <text:p text:style-name="P62">9</text:p>
          </table:table-cell>
          <table:table-cell table:style-name="Table4.A1" office:value-type="string">
            <text:p text:style-name="P97">str.capitalize!</text:p>
            <text:p text:style-name="P99">Same as capitalize, but changes are made in <text:span text:style-name="T434">original string.</text:span></text:p>
          </table:table-cell>
        </table:table-row>
        <table:table-row table:style-name="TableLine94641278090688">
          <table:table-cell table:style-name="Table4.A1" office:value-type="string">
            <text:p text:style-name="P62">10</text:p>
          </table:table-cell>
          <table:table-cell table:style-name="Table4.A1" office:value-type="string">
            <text:p text:style-name="P97">str.casecmp</text:p>
            <text:p text:style-name="P99">Makes a case-insensitive comparison of strings.</text:p>
          </table:table-cell>
        </table:table-row>
        <table:table-row table:style-name="TableLine94641278091488">
          <table:table-cell table:style-name="Table4.A1" office:value-type="string">
            <text:p text:style-name="P62">11</text:p>
          </table:table-cell>
          <table:table-cell table:style-name="Table4.A1" office:value-type="string">
            <text:p text:style-name="P99"><text:span text:style-name="T371">str.center </text:span>within a specified width, padding with spaces by default</text:p>
            <text:p text:style-name="P99">Centers a string.</text:p>
          </table:table-cell>
        </table:table-row>
        <table:table-row table:style-name="TableLine94641278092288">
          <table:table-cell table:style-name="Table4.A1" office:value-type="string">
            <text:p text:style-name="P62">12</text:p>
          </table:table-cell>
          <table:table-cell table:style-name="Table4.A1" office:value-type="string">
            <text:p text:style-name="P97">str.chomp</text:p>
            <text:p text:style-name="P99">Removes the record separator ($/), usually \n, from the end of a string. If no record separator exists, does nothing.</text:p>
          </table:table-cell>
        </table:table-row>
        <table:table-row table:style-name="TableLine94641278093088">
          <table:table-cell table:style-name="Table4.A1" office:value-type="string">
            <text:p text:style-name="P62">13</text:p>
          </table:table-cell>
          <table:table-cell table:style-name="Table4.A1" office:value-type="string">
            <text:p text:style-name="P97">str.chomp!</text:p>
            <text:p text:style-name="P99">Same as chomp, but changes are made in place.</text:p>
          </table:table-cell>
        </table:table-row>
        <table:table-row table:style-name="TableLine94641278093888">
          <table:table-cell table:style-name="Table4.A1" office:value-type="string">
            <text:p text:style-name="P62">14</text:p>
          </table:table-cell>
          <table:table-cell table:style-name="Table4.A1" office:value-type="string">
            <text:p text:style-name="P97">str.chop</text:p>
            <text:p text:style-name="P99">Removes the last character in str.</text:p>
          </table:table-cell>
        </table:table-row>
        <table:table-row table:style-name="TableLine94641278094688">
          <table:table-cell table:style-name="Table4.A1" office:value-type="string">
            <text:p text:style-name="P62">15</text:p>
          </table:table-cell>
          <table:table-cell table:style-name="Table4.A1" office:value-type="string">
            <text:p text:style-name="P97">str.chop!</text:p>
            <text:p text:style-name="P99">Same as chop, but changes are made in place.</text:p>
          </table:table-cell>
        </table:table-row>
        <table:table-row table:style-name="TableLine94641278095488">
          <table:table-cell table:style-name="Table4.A1" office:value-type="string">
            <text:p text:style-name="P62">16</text:p>
          </table:table-cell>
          <table:table-cell table:style-name="Table4.A1" office:value-type="string">
            <text:p text:style-name="P97">str.concat(other_str)</text:p>
            <text:p text:style-name="P99">Concatenates other_str to str.</text:p>
          </table:table-cell>
        </table:table-row>
        <text:soft-page-break/>
        <table:table-row table:style-name="TableLine94641278096288">
          <table:table-cell table:style-name="Table4.A1" office:value-type="string">
            <text:p text:style-name="P62">17</text:p>
          </table:table-cell>
          <table:table-cell table:style-name="Table4.A1" office:value-type="string">
            <text:p text:style-name="P97">str.count(str, ...)</text:p>
            <text:p text:style-name="P99">Counts one or more sets of characters. If there is more than one set of characters, counts the intersection of those sets</text:p>
          </table:table-cell>
        </table:table-row>
        <table:table-row table:style-name="TableLine94641278097088">
          <table:table-cell table:style-name="Table4.A1" office:value-type="string">
            <text:p text:style-name="P62">18</text:p>
          </table:table-cell>
          <table:table-cell table:style-name="Table4.A1" office:value-type="string">
            <text:p text:style-name="P97">str.crypt(other_str)</text:p>
            <text:p text:style-name="P99">Applies a one-way cryptographic hash to str. The argument is the salt string, which should be two characters long, each character in the range a.z, A.Z, 0.9, . or /.</text:p>
            <text:p text:style-name="P100">hashed = "password".crypt("ab")</text:p>
            <text:p text:style-name="P100">puts hashed <text:s/># Outputs: Encrypted string based on salt "ab"</text:p>
          </table:table-cell>
        </table:table-row>
        <table:table-row table:style-name="TableLine94641278097888">
          <table:table-cell table:style-name="Table4.A1" office:value-type="string">
            <text:p text:style-name="P62">19</text:p>
          </table:table-cell>
          <table:table-cell table:style-name="Table4.A1" office:value-type="string">
            <text:p text:style-name="P97">str.delete(other_str, ...)</text:p>
            <text:p text:style-name="P99">Returns a copy of str with all characters in the intersection of its arguments deleted.</text:p>
          </table:table-cell>
        </table:table-row>
        <table:table-row table:style-name="TableLine94641278098688">
          <table:table-cell table:style-name="Table4.A1" office:value-type="string">
            <text:p text:style-name="P62">20</text:p>
          </table:table-cell>
          <table:table-cell table:style-name="Table4.A1" office:value-type="string">
            <text:p text:style-name="P97">str.delete!(other_str, ...)</text:p>
            <text:p text:style-name="P99">Same as delete, but changes are made in place.</text:p>
          </table:table-cell>
        </table:table-row>
        <table:table-row table:style-name="TableLine94641278099520">
          <table:table-cell table:style-name="Table4.A1" office:value-type="string">
            <text:p text:style-name="P62">21</text:p>
          </table:table-cell>
          <table:table-cell table:style-name="Table4.A1" office:value-type="string">
            <text:p text:style-name="P97">str.downcase</text:p>
            <text:p text:style-name="P99">Returns a copy of str with all uppercase letters replaced with lowercase.</text:p>
          </table:table-cell>
        </table:table-row>
        <table:table-row table:style-name="TableLine94641278100352">
          <table:table-cell table:style-name="Table4.A1" office:value-type="string">
            <text:p text:style-name="P62">22</text:p>
          </table:table-cell>
          <table:table-cell table:style-name="Table4.A1" office:value-type="string">
            <text:p text:style-name="P97">str.downcase!</text:p>
            <text:p text:style-name="P99">Same as downcase, but changes are made in place.</text:p>
          </table:table-cell>
        </table:table-row>
        <table:table-row table:style-name="TableLine94641278101184">
          <table:table-cell table:style-name="Table4.A1" office:value-type="string">
            <text:p text:style-name="P62">23</text:p>
          </table:table-cell>
          <table:table-cell table:style-name="Table4.A1" office:value-type="string">
            <text:p text:style-name="P97">str.dump</text:p>
            <text:p text:style-name="P99">Returns a version of str with all nonprinting characters replaced by \nnn notation and all special characters escaped.</text:p>
            <text:p text:style-name="P100">dumped_string = "hello\nworld".dump puts dumped_string # Outputs: "\"hello\\nworld\""</text:p>
          </table:table-cell>
        </table:table-row>
        <table:table-row table:style-name="TableLine94641278102016">
          <table:table-cell table:style-name="Table4.A1" office:value-type="string">
            <text:p text:style-name="P62">24</text:p>
          </table:table-cell>
          <table:table-cell table:style-name="Table4.A1" office:value-type="string">
            <text:p text:style-name="P97">str.each(separator = $/) { |substr| block }</text:p>
            <text:p text:style-name="P99">Splits str using argument as the record separator ($/ by default), passing each substring to the supplied block.</text:p>
          </table:table-cell>
        </table:table-row>
        <table:table-row table:style-name="TableLine94641278102848">
          <table:table-cell table:style-name="Table4.A1" office:value-type="string">
            <text:p text:style-name="P62">25</text:p>
          </table:table-cell>
          <table:table-cell table:style-name="Table4.A1" office:value-type="string">
            <text:p text:style-name="P97">str.each_byte { |fixnum| block }</text:p>
            <text:p text:style-name="P99">Passes each byte from str to the block, returning each byte as a decimal representation of the byte.</text:p>
          </table:table-cell>
        </table:table-row>
        <table:table-row table:style-name="TableLine94641278103680">
          <table:table-cell table:style-name="Table4.A1" office:value-type="string">
            <text:p text:style-name="P62">26</text:p>
          </table:table-cell>
          <table:table-cell table:style-name="Table4.A1" office:value-type="string">
            <text:p text:style-name="P97">str.each_line(separator=$/) { |substr| block }</text:p>
            <text:p text:style-name="P99">Splits str using argument as the record separator ($/ by default), passing each substring to the supplied block.</text:p>
          </table:table-cell>
        </table:table-row>
        <table:table-row table:style-name="TableLine94641278104512">
          <table:table-cell table:style-name="Table4.A1" office:value-type="string">
            <text:p text:style-name="P62">27</text:p>
          </table:table-cell>
          <table:table-cell table:style-name="Table4.A1" office:value-type="string">
            <text:p text:style-name="P97">str.empty?</text:p>
            <text:p text:style-name="P99">Returns true if str is empty (has a zero length).</text:p>
          </table:table-cell>
        </table:table-row>
        <table:table-row table:style-name="TableLine94641278105344">
          <table:table-cell table:style-name="Table4.A1" office:value-type="string">
            <text:p text:style-name="P62">28</text:p>
          </table:table-cell>
          <table:table-cell table:style-name="Table4.A1" office:value-type="string">
            <text:p text:style-name="P97">str.eql?(other)</text:p>
            <text:p text:style-name="P99">Two strings are equal if they have the same length and content.</text:p>
          </table:table-cell>
        </table:table-row>
        <table:table-row table:style-name="TableLine94641278106176">
          <table:table-cell table:style-name="Table4.A1" office:value-type="string">
            <text:p text:style-name="P62">29</text:p>
          </table:table-cell>
          <table:table-cell table:style-name="Table4.A1" office:value-type="string">
            <text:p text:style-name="P97">str.gsub(pattern, replacement) [or]</text:p>
            <text:p text:style-name="P97">str.gsub(pattern) { |match| block }</text:p>
            <text:p text:style-name="P99">Returns a copy of str with all occurrences of pattern replaced with either replacement or the value of the block. The pattern will typically be a Regexp; if it is a String then no regular expression metacharacters will be interpreted (that is, /\d/ will match a digit, but '\d' will match a backslash followed by a 'd')</text:p>
          </table:table-cell>
        </table:table-row>
        <text:soft-page-break/>
        <table:table-row table:style-name="TableLine94641278107008">
          <table:table-cell table:style-name="Table4.A1" office:value-type="string">
            <text:p text:style-name="P62">30</text:p>
          </table:table-cell>
          <table:table-cell table:style-name="Table4.A1" office:value-type="string">
            <text:p text:style-name="P97">str[fixnum] [or] str[fixnum,fixnum] [or] str[range] [or] str[regexp] [or] str[regexp, fixnum] [or] str[other_str]</text:p>
            <text:p text:style-name="P99">References str, using the following arguments: one Fixnum, returns a character code at fixnum; two Fixnums, returns a substring starting at an offset (first fixnum) to length (second fixnum); range, returns a substring in the range; regexp returns portion of matched string; regexp with fixnum, returns matched data at fixnum; other_str returns substring matching other_str. A negative Fixnum starts at end of string with -1.</text:p>
          </table:table-cell>
        </table:table-row>
        <table:table-row table:style-name="TableLine94641278107840">
          <table:table-cell table:style-name="Table4.A1" office:value-type="string">
            <text:p text:style-name="P62">31</text:p>
          </table:table-cell>
          <table:table-cell table:style-name="Table4.A1" office:value-type="string">
            <text:p text:style-name="P97">str[fixnum] = fixnum [or] str[fixnum] = new_str [or] str[fixnum, fixnum] = new_str [or] str[range] = aString [or] str[regexp] = new_str [or] str[regexp, fixnum] = new_str [or] str[other_str] = new_str ]</text:p>
            <text:p text:style-name="P99">Replace (assign) all or part of a string. Synonym of slice!.</text:p>
          </table:table-cell>
        </table:table-row>
        <table:table-row table:style-name="TableLine94641278108672">
          <table:table-cell table:style-name="Table4.A1" office:value-type="string">
            <text:p text:style-name="P62">32</text:p>
          </table:table-cell>
          <table:table-cell table:style-name="Table4.A1" office:value-type="string">
            <text:p text:style-name="P97">str.gsub!(pattern, replacement) [or] str.gsub!(pattern) { |match|block }</text:p>
            <text:p text:style-name="P99">Performs the substitutions of String#gsub in place, returning str, or nil if no substitutions were performed.</text:p>
          </table:table-cell>
        </table:table-row>
        <table:table-row table:style-name="TableLine94641278109504">
          <table:table-cell table:style-name="Table4.A1" office:value-type="string">
            <text:p text:style-name="P62">33</text:p>
          </table:table-cell>
          <table:table-cell table:style-name="Table4.A1" office:value-type="string">
            <text:p text:style-name="P97">str.hash</text:p>
            <text:p text:style-name="P99">Returns a hash based on the string's length and content.</text:p>
          </table:table-cell>
        </table:table-row>
        <table:table-row table:style-name="TableLine94641278110336">
          <table:table-cell table:style-name="Table4.A1" office:value-type="string">
            <text:p text:style-name="P62">34</text:p>
          </table:table-cell>
          <table:table-cell table:style-name="Table4.A1" office:value-type="string">
            <text:p text:style-name="P97">str.hex</text:p>
            <text:p text:style-name="P99">Treats leading characters from str as a string of hexadecimal digits (with an optional sign and an optional 0x) and returns the corresponding number. Zero is returned on error.</text:p>
          </table:table-cell>
        </table:table-row>
        <table:table-row table:style-name="TableLine94641278111168">
          <table:table-cell table:style-name="Table4.A1" office:value-type="string">
            <text:p text:style-name="P62">35</text:p>
          </table:table-cell>
          <table:table-cell table:style-name="Table4.A1" office:value-type="string">
            <text:p text:style-name="P97">str.include? other_str [or] str.include? fixnum</text:p>
            <text:p text:style-name="P99">Returns true if str contains the given string or character.</text:p>
          </table:table-cell>
        </table:table-row>
        <table:table-row table:style-name="TableLine94641278112000">
          <table:table-cell table:style-name="Table4.A1" office:value-type="string">
            <text:p text:style-name="P62">36</text:p>
          </table:table-cell>
          <table:table-cell table:style-name="Table4.A1" office:value-type="string">
            <text:p text:style-name="P97">str.index(substring [, offset]) [or]</text:p>
            <text:p text:style-name="P97">str.index(fixnum [, offset]) [or]</text:p>
            <text:p text:style-name="P97">str.index(regexp [, offset])</text:p>
            <text:p text:style-name="P99">Returns the index of the first occurrence of the given substring, character (fixnum), or pattern (regexp) in str. Returns nil if not found. If the second parameter is present, it specifies the position in the string to begin the search.</text:p>
          </table:table-cell>
        </table:table-row>
        <table:table-row table:style-name="TableLine94641278112832">
          <table:table-cell table:style-name="Table4.A1" office:value-type="string">
            <text:p text:style-name="P62">37</text:p>
          </table:table-cell>
          <table:table-cell table:style-name="Table4.A1" office:value-type="string">
            <text:p text:style-name="P97">str.insert(index, other_str)</text:p>
            <text:p text:style-name="P99">Inserts other_str before the character at the given index, modifying str. Negative indices count from the end of the string, and insert after the given character. The intent is to insert a string so that it starts at the given index.</text:p>
          </table:table-cell>
        </table:table-row>
        <table:table-row table:style-name="TableLine94641278113664">
          <table:table-cell table:style-name="Table4.A1" office:value-type="string">
            <text:p text:style-name="P62">38</text:p>
          </table:table-cell>
          <table:table-cell table:style-name="Table4.A1" office:value-type="string">
            <text:p text:style-name="P97">str.inspect</text:p>
            <text:p text:style-name="P99">Returns a printable version of str, with special characters escaped.</text:p>
          </table:table-cell>
        </table:table-row>
        <table:table-row table:style-name="TableLine94641278114496">
          <table:table-cell table:style-name="Table4.A1" office:value-type="string">
            <text:p text:style-name="P62">39</text:p>
          </table:table-cell>
          <table:table-cell table:style-name="Table4.A1" office:value-type="string">
            <text:p text:style-name="P97">str.intern [or] str.to_sym</text:p>
            <text:p text:style-name="P99">Returns the Symbol corresponding to str, creating the symbol if it did not previously exist.</text:p>
          </table:table-cell>
        </table:table-row>
        <table:table-row table:style-name="TableLine94641278115328">
          <table:table-cell table:style-name="Table4.A1" office:value-type="string">
            <text:p text:style-name="P62">40</text:p>
          </table:table-cell>
          <table:table-cell table:style-name="Table4.A1" office:value-type="string">
            <text:p text:style-name="P97">str.length</text:p>
            <text:p text:style-name="P99">Returns the length of str. Compare size.</text:p>
          </table:table-cell>
        </table:table-row>
        <table:table-row table:style-name="TableLine94641278116160">
          <table:table-cell table:style-name="Table4.A1" office:value-type="string">
            <text:p text:style-name="P62">41</text:p>
          </table:table-cell>
          <table:table-cell table:style-name="Table4.A1" office:value-type="string">
            <text:p text:style-name="P97">str.ljust(integer, padstr = ' ')</text:p>
            <text:p text:style-name="P99">If integer is greater than the length of str, returns a new String of length integer with str left-justified and padded with padstr; otherwise, returns str.</text:p>
          </table:table-cell>
        </table:table-row>
        <text:soft-page-break/>
        <table:table-row table:style-name="TableLine94641278116992">
          <table:table-cell table:style-name="Table4.A1" office:value-type="string">
            <text:p text:style-name="P62">42</text:p>
          </table:table-cell>
          <table:table-cell table:style-name="Table4.A1" office:value-type="string">
            <text:p text:style-name="P97">str.lstrip</text:p>
            <text:p text:style-name="P99">Returns a copy of str with leading whitespace removed.</text:p>
          </table:table-cell>
        </table:table-row>
        <table:table-row table:style-name="TableLine94641278117824">
          <table:table-cell table:style-name="Table4.A1" office:value-type="string">
            <text:p text:style-name="P62">43</text:p>
          </table:table-cell>
          <table:table-cell table:style-name="Table4.A1" office:value-type="string">
            <text:p text:style-name="P97">str.lstrip!</text:p>
            <text:p text:style-name="P99">Removes leading whitespace from str, returning nil if no change was made.</text:p>
          </table:table-cell>
        </table:table-row>
        <table:table-row table:style-name="TableLine94641278118656">
          <table:table-cell table:style-name="Table4.A1" office:value-type="string">
            <text:p text:style-name="P62">44</text:p>
          </table:table-cell>
          <table:table-cell table:style-name="Table4.A1" office:value-type="string">
            <text:p text:style-name="P97">str.match(pattern)</text:p>
            <text:p text:style-name="P99">Converts pattern to a Regexp (if it isn't already one), then invokes its match method on str.</text:p>
          </table:table-cell>
        </table:table-row>
        <table:table-row table:style-name="TableLine94641278119488">
          <table:table-cell table:style-name="Table4.A1" office:value-type="string">
            <text:p text:style-name="P62">45</text:p>
          </table:table-cell>
          <table:table-cell table:style-name="Table4.A1" office:value-type="string">
            <text:p text:style-name="P97">str.oct</text:p>
            <text:p text:style-name="P99">Treats leading characters of str as a string of octal digits (with an optional sign) and returns the corresponding number. Returns 0 if the conversion fails.</text:p>
          </table:table-cell>
        </table:table-row>
        <table:table-row table:style-name="TableLine94641278120320">
          <table:table-cell table:style-name="Table4.A1" office:value-type="string">
            <text:p text:style-name="P62">46</text:p>
          </table:table-cell>
          <table:table-cell table:style-name="Table4.A1" office:value-type="string">
            <text:p text:style-name="P97">str.replace(other_str)</text:p>
            <text:p text:style-name="P99">Replaces the contents and taintedness of str with the corresponding values in other_str.</text:p>
          </table:table-cell>
        </table:table-row>
        <table:table-row table:style-name="TableLine94641278121152">
          <table:table-cell table:style-name="Table4.A1" office:value-type="string">
            <text:p text:style-name="P62">47</text:p>
          </table:table-cell>
          <table:table-cell table:style-name="Table4.A1" office:value-type="string">
            <text:p text:style-name="P97">str.reverse</text:p>
            <text:p text:style-name="P99">Returns a new string with the characters from str in reverse order.</text:p>
          </table:table-cell>
        </table:table-row>
        <table:table-row table:style-name="TableLine94641278121984">
          <table:table-cell table:style-name="Table4.A1" office:value-type="string">
            <text:p text:style-name="P62">48</text:p>
          </table:table-cell>
          <table:table-cell table:style-name="Table4.A1" office:value-type="string">
            <text:p text:style-name="P97">str.reverse!</text:p>
            <text:p text:style-name="P99">Reverses str in place.</text:p>
          </table:table-cell>
        </table:table-row>
        <table:table-row table:style-name="TableLine94641278122816">
          <table:table-cell table:style-name="Table4.A1" office:value-type="string">
            <text:p text:style-name="P62">49</text:p>
          </table:table-cell>
          <table:table-cell table:style-name="Table4.A1" office:value-type="string">
            <text:p text:style-name="P97">str.rindex(substring [, fixnum]) [or]</text:p>
            <text:p text:style-name="P97">str.rindex(fixnum [, fixnum]) [or]</text:p>
            <text:p text:style-name="P97">str.rindex(regexp [, fixnum])</text:p>
            <text:p text:style-name="P99">Returns the index of the last occurrence of the given substring, character (fixnum), or pattern (regexp) in str. Returns nil if not found. If the second parameter is present, it specifies the position in the string to end the search.characters beyond this point won't be considered.</text:p>
          </table:table-cell>
        </table:table-row>
        <table:table-row table:style-name="TableLine94641278123648">
          <table:table-cell table:style-name="Table4.A1" office:value-type="string">
            <text:p text:style-name="P62">50.</text:p>
          </table:table-cell>
          <table:table-cell table:style-name="Table4.A1" office:value-type="string">
            <text:p text:style-name="P97">str.rjust(integer, padstr = ' ')</text:p>
            <text:p text:style-name="P99">If integer is greater than the length of str, returns a new String of length integer with str right-justified and padded with padstr; otherwise, returns str.</text:p>
          </table:table-cell>
        </table:table-row>
        <table:table-row table:style-name="TableLine94641278124480">
          <table:table-cell table:style-name="Table4.A1" office:value-type="string">
            <text:p text:style-name="P62">51</text:p>
          </table:table-cell>
          <table:table-cell table:style-name="Table4.A1" office:value-type="string">
            <text:p text:style-name="P97">str.rstrip</text:p>
            <text:p text:style-name="P99">Returns a copy of str with trailing whitespace removed.</text:p>
          </table:table-cell>
        </table:table-row>
        <table:table-row table:style-name="TableLine94641278125312">
          <table:table-cell table:style-name="Table4.A1" office:value-type="string">
            <text:p text:style-name="P62">52</text:p>
          </table:table-cell>
          <table:table-cell table:style-name="Table4.A1" office:value-type="string">
            <text:p text:style-name="P97">str.rstrip!</text:p>
            <text:p text:style-name="P99">Removes trailing whitespace from str, returning nil if no change was made.</text:p>
          </table:table-cell>
        </table:table-row>
        <table:table-row table:style-name="TableLine94641278126144">
          <table:table-cell table:style-name="Table4.A1" office:value-type="string">
            <text:p text:style-name="P62">53</text:p>
          </table:table-cell>
          <table:table-cell table:style-name="Table4.A1" office:value-type="string">
            <text:p text:style-name="P97">str.scan(pattern) [or]</text:p>
            <text:p text:style-name="P97">str.scan(pattern) { |match, ...| block }</text:p>
            <text:p text:style-name="P99">Both forms iterate through str, matching the pattern (which may be a Regexp or a String). For each match, a result is generated and either added to the result array or passed to the block. If the pattern contains no groups, each individual result consists of the matched string, $&amp;. If the pattern contains groups, each individual result is itself an array containing one entry per group.</text:p>
          </table:table-cell>
        </table:table-row>
        <table:table-row table:style-name="TableLine94641278126976">
          <table:table-cell table:style-name="Table4.A1" office:value-type="string">
            <text:p text:style-name="P62">54</text:p>
          </table:table-cell>
          <table:table-cell table:style-name="Table4.A1" office:value-type="string">
            <text:p text:style-name="P97">str.slice(fixnum) [or] str.slice(fixnum, fixnum) [or]</text:p>
            <text:p text:style-name="P97">str.slice(range) [or] str.slice(regexp) [or]</text:p>
            <text:p text:style-name="P97">str.slice(regexp, fixnum) [or] str.slice(other_str)</text:p>
            <text:p text:style-name="P97">See str[fixnum], etc.</text:p>
            <text:p text:style-name="P97">str.slice!(fixnum) [or] str.slice!(fixnum, fixnum) [or]</text:p>
            <text:p text:style-name="P97">str.slice!(range) [or] str.slice!(regexp) [or]</text:p>
            <text:p text:style-name="P97"><text:soft-page-break/>str.slice!(other_str)</text:p>
            <text:p text:style-name="P99">Deletes the specified portion from str, and returns the portion deleted. The forms that take a Fixnum will raise an IndexError if the value is out of range; the Range form will raise a RangeError, and the Regexp and String forms will silently ignore the assignment.</text:p>
          </table:table-cell>
        </table:table-row>
        <table:table-row table:style-name="TableLine94641278127808">
          <table:table-cell table:style-name="Table4.A1" office:value-type="string">
            <text:p text:style-name="P62">55</text:p>
          </table:table-cell>
          <table:table-cell table:style-name="Table4.A1" office:value-type="string">
            <text:p text:style-name="P97">str.split(pattern = $, [limit])</text:p>
            <text:p text:style-name="P99">Divides str into substrings based on a delimiter, returning an array of these substrings.</text:p>
            <text:p text:style-name="P99">If <text:span text:style-name="T415">pattern</text:span> is a String, then its contents are used as the delimiter when splitting str. If pattern is a single space, str is split on whitespace, with leading whitespace and runs of contiguous whitespace characters ignored.</text:p>
            <text:p text:style-name="P99">If <text:span text:style-name="T415">pattern</text:span> is a Regexp, str is divided where the pattern matches. Whenever the pattern matches a zero-length string, str is split into individual characters.</text:p>
            <text:p text:style-name="P99">If <text:span text:style-name="T415">pattern</text:span> is omitted, the value of $; is used. If $; is nil (which is the default), str is split on whitespace as if ` ` were specified.</text:p>
            <text:p text:style-name="P99">If the <text:span text:style-name="T415">limit</text:span> parameter is omitted, trailing null fields are suppressed. If limit is a positive number, at most that number of fields will be returned (if limit is 1, the entire string is returned as the only entry in an array). If negative, there is no limit to the number of fields returned, and trailing null fields are not suppressed.</text:p>
          </table:table-cell>
        </table:table-row>
        <table:table-row table:style-name="TableLine94641278128640">
          <table:table-cell table:style-name="Table4.A1" office:value-type="string">
            <text:p text:style-name="P62">56</text:p>
          </table:table-cell>
          <table:table-cell table:style-name="Table4.A1" office:value-type="string">
            <text:p text:style-name="P97">str.squeeze([other_str]*)</text:p>
            <text:p text:style-name="P99">Builds a set of characters from the other_str parameter(s) using the procedure described for String#count. Returns a new string where runs of the same character that occur in this set are replaced by a single character. If no arguments are given, all runs of identical characters are replaced by a single character.</text:p>
          </table:table-cell>
        </table:table-row>
        <table:table-row table:style-name="TableLine94641278129472">
          <table:table-cell table:style-name="Table4.A1" office:value-type="string">
            <text:p text:style-name="P62">57</text:p>
          </table:table-cell>
          <table:table-cell table:style-name="Table4.A1" office:value-type="string">
            <text:p text:style-name="P97">str.squeeze!([other_str]*)</text:p>
            <text:p text:style-name="P99">Squeezes str in place, returning either str, or nil if no changes were made.</text:p>
          </table:table-cell>
        </table:table-row>
        <table:table-row table:style-name="TableLine94641278130304">
          <table:table-cell table:style-name="Table4.A1" office:value-type="string">
            <text:p text:style-name="P62">58</text:p>
          </table:table-cell>
          <table:table-cell table:style-name="Table4.A1" office:value-type="string">
            <text:p text:style-name="P97">str.strip</text:p>
            <text:p text:style-name="P99">Returns a copy of str with leading and trailing whitespace removed.</text:p>
          </table:table-cell>
        </table:table-row>
        <table:table-row table:style-name="TableLine94641278131136">
          <table:table-cell table:style-name="Table4.A1" office:value-type="string">
            <text:p text:style-name="P62">59</text:p>
          </table:table-cell>
          <table:table-cell table:style-name="Table4.A1" office:value-type="string">
            <text:p text:style-name="P97">str.strip!</text:p>
            <text:p text:style-name="P99">Removes leading and trailing whitespace from str. Returns nil if str was not altered.</text:p>
          </table:table-cell>
        </table:table-row>
        <table:table-row table:style-name="TableLine94641278131968">
          <table:table-cell table:style-name="Table4.A1" office:value-type="string">
            <text:p text:style-name="P62">60</text:p>
          </table:table-cell>
          <table:table-cell table:style-name="Table4.A1" office:value-type="string">
            <text:p text:style-name="P97">str.sub(pattern, replacement) [or]</text:p>
            <text:p text:style-name="P97">str.sub(pattern) { |match| block }</text:p>
            <text:p text:style-name="P99">Returns a copy of str with the first occurrence of pattern replaced with either replacement or the value of the block. The pattern will typically be a Regexp; if it is a String then no regular expression metacharacters will be interpreted.</text:p>
          </table:table-cell>
        </table:table-row>
        <table:table-row table:style-name="TableLine94641278132800">
          <table:table-cell table:style-name="Table4.A1" office:value-type="string">
            <text:p text:style-name="P62">61</text:p>
          </table:table-cell>
          <table:table-cell table:style-name="Table4.A1" office:value-type="string">
            <text:p text:style-name="P97">str.sub!(pattern, replacement) [or]</text:p>
            <text:p text:style-name="P97">str.sub!(pattern) { |match| block }</text:p>
            <text:p text:style-name="P99">Performs the substitutions of String#sub in place, returning str, or nil if no substitutions were performed.</text:p>
          </table:table-cell>
        </table:table-row>
        <table:table-row table:style-name="TableLine94641278133632">
          <table:table-cell table:style-name="Table4.A1" office:value-type="string">
            <text:p text:style-name="P62">62</text:p>
          </table:table-cell>
          <table:table-cell table:style-name="Table4.A1" office:value-type="string">
            <text:p text:style-name="P97">str.succ [or] str.next</text:p>
            <text:p text:style-name="P99">Returns the successor to str.</text:p>
          </table:table-cell>
        </table:table-row>
        <table:table-row table:style-name="TableLine94641278134464">
          <table:table-cell table:style-name="Table4.A1" office:value-type="string">
            <text:p text:style-name="P62">63</text:p>
          </table:table-cell>
          <table:table-cell table:style-name="Table4.A1" office:value-type="string">
            <text:p text:style-name="P97">str.succ! [or] str.next!</text:p>
            <text:p text:style-name="P99">Equivalent to String#succ, but modifies the receiver in place.</text:p>
          </table:table-cell>
        </table:table-row>
        <table:table-row table:style-name="TableLine94641278135296">
          <table:table-cell table:style-name="Table4.A1" office:value-type="string">
            <text:p text:style-name="P62">64</text:p>
          </table:table-cell>
          <table:table-cell table:style-name="Table4.A1" office:value-type="string">
            <text:p text:style-name="P97">str.sum(n = 16)</text:p>
            <text:p text:style-name="P99"><text:soft-page-break/>Returns a basic n-bit checksum of the characters in str, where n is the optional Fixnum parameter, defaulting to 16. The result is simply the sum of the binary value of each character in str modulo 2n - 1. This is not a particularly good checksum.</text:p>
          </table:table-cell>
        </table:table-row>
        <table:table-row table:style-name="TableLine94641278136128">
          <table:table-cell table:style-name="Table4.A1" office:value-type="string">
            <text:p text:style-name="P62">65</text:p>
          </table:table-cell>
          <table:table-cell table:style-name="Table4.A1" office:value-type="string">
            <text:p text:style-name="P97">str.swapcase</text:p>
            <text:p text:style-name="P99">Returns a copy of str with uppercase alphabetic characters converted to lowercase and lowercase characters converted to uppercase.</text:p>
          </table:table-cell>
        </table:table-row>
        <table:table-row table:style-name="TableLine94641278138992">
          <table:table-cell table:style-name="Table4.A1" office:value-type="string">
            <text:p text:style-name="P62">66</text:p>
          </table:table-cell>
          <table:table-cell table:style-name="Table4.A1" office:value-type="string">
            <text:p text:style-name="P97">str.swapcase!</text:p>
            <text:p text:style-name="P99">Equivalent to String#swapcase, but modifies the receiver in place, returning str, or nil if no changes were made.</text:p>
          </table:table-cell>
        </table:table-row>
        <table:table-row table:style-name="TableLine94641278139792">
          <table:table-cell table:style-name="Table4.A1" office:value-type="string">
            <text:p text:style-name="P62">67</text:p>
          </table:table-cell>
          <table:table-cell table:style-name="Table4.A1" office:value-type="string">
            <text:p text:style-name="P97">str.to_f</text:p>
            <text:p text:style-name="P99">&gt;Returns the result of interpreting leading characters in str as a floating-point number. Extraneous characters past the end of a valid number are ignored. If there is not a valid number at the start of str, 0.0 is returned. This method never raises an exception.</text:p>
          </table:table-cell>
        </table:table-row>
        <table:table-row table:style-name="TableLine94641278140624">
          <table:table-cell table:style-name="Table4.A1" office:value-type="string">
            <text:p text:style-name="P62">68</text:p>
          </table:table-cell>
          <table:table-cell table:style-name="Table4.A1" office:value-type="string">
            <text:p text:style-name="P97">str.to_i(base = 10)</text:p>
            <text:p text:style-name="P99">Returns the result of interpreting leading characters in str as an integer base (base 2, 8, 10, or 16). Extraneous characters past the end of a valid number are ignored. If there is not a valid number at the start of str, 0 is returned. This method never raises an exception.</text:p>
          </table:table-cell>
        </table:table-row>
        <table:table-row table:style-name="TableLine94641278141456">
          <table:table-cell table:style-name="Table4.A1" office:value-type="string">
            <text:p text:style-name="P62">69</text:p>
          </table:table-cell>
          <table:table-cell table:style-name="Table4.A1" office:value-type="string">
            <text:p text:style-name="P97">str.to_s [or] str.to_str</text:p>
            <text:p text:style-name="P99">Returns the receiver.</text:p>
          </table:table-cell>
        </table:table-row>
        <table:table-row table:style-name="TableLine94641278142288">
          <table:table-cell table:style-name="Table4.A1" office:value-type="string">
            <text:p text:style-name="P62">70</text:p>
          </table:table-cell>
          <table:table-cell table:style-name="Table4.A1" office:value-type="string">
            <text:p text:style-name="P97">str.tr(from_str, to_str)</text:p>
            <text:p text:style-name="P99">Returns a copy of str with the characters in from_str replaced by the corresponding characters in to_str. If to_str is shorter than from_str, it is padded with its last character. Both strings may use the c1.c2 notation to denote ranges of characters, and from_str may start with a ^, which denotes all characters except those listed.</text:p>
          </table:table-cell>
        </table:table-row>
        <table:table-row table:style-name="TableLine94641278143120">
          <table:table-cell table:style-name="Table4.A1" office:value-type="string">
            <text:p text:style-name="P62">71</text:p>
          </table:table-cell>
          <table:table-cell table:style-name="Table4.A1" office:value-type="string">
            <text:p text:style-name="P97">str.tr!(from_str, to_str)</text:p>
            <text:p text:style-name="P99">Translates str in place, using the same rules as String#tr. Returns str, or nil if no changes were made.</text:p>
          </table:table-cell>
        </table:table-row>
        <table:table-row table:style-name="TableLine94641278143952">
          <table:table-cell table:style-name="Table4.A1" office:value-type="string">
            <text:p text:style-name="P62">72</text:p>
          </table:table-cell>
          <table:table-cell table:style-name="Table4.A1" office:value-type="string">
            <text:p text:style-name="P97">str.tr_s(from_str, to_str)</text:p>
            <text:p text:style-name="P99">Processes a copy of str as described under String#tr, then removes duplicate characters in regions that were affected by the translation.</text:p>
          </table:table-cell>
        </table:table-row>
        <table:table-row table:style-name="TableLine94641278144784">
          <table:table-cell table:style-name="Table4.A1" office:value-type="string">
            <text:p text:style-name="P62">73</text:p>
          </table:table-cell>
          <table:table-cell table:style-name="Table4.A1" office:value-type="string">
            <text:p text:style-name="P97">str.tr_s!(from_str, to_str)</text:p>
            <text:p text:style-name="P99">Performs String#tr_s processing on str in place, returning str, or nil if no changes were made.</text:p>
          </table:table-cell>
        </table:table-row>
        <table:table-row table:style-name="TableLine94641278145616">
          <table:table-cell table:style-name="Table4.A1" office:value-type="string">
            <text:p text:style-name="P62">74</text:p>
          </table:table-cell>
          <table:table-cell table:style-name="Table4.A1" office:value-type="string">
            <text:p text:style-name="P97">str.unpack(format)</text:p>
            <text:p text:style-name="P99">&gt;Decodes str (which may contain binary data) according to the format string, returning an array of each value extracted. The format string consists of a sequence of single-character directives, summarized in Table 18. Each directive may be followed by a number, indicating the number of times to repeat with this directive. An asterisk (*) will use up all remaining elements. The directives sSiIlL may each be followed by an underscore (_) to use the underlying platform's native size for the specified type; otherwise, it uses a platform-independent consistent size. Spaces are ignored in the format string.</text:p>
          </table:table-cell>
        </table:table-row>
        <table:table-row table:style-name="TableLine94641278146448">
          <table:table-cell table:style-name="Table4.A1" office:value-type="string">
            <text:p text:style-name="P62">75</text:p>
          </table:table-cell>
          <table:table-cell table:style-name="Table4.A1" office:value-type="string">
            <text:p text:style-name="P97">str.upcase</text:p>
            <text:p text:style-name="P99">Returns a copy of str with all lowercase letters replaced with their uppercase counterparts. <text:soft-page-break/>The operation is locale insensitive. Only characters a to z are affected.</text:p>
          </table:table-cell>
        </table:table-row>
        <table:table-row table:style-name="TableLine94641278147280">
          <table:table-cell table:style-name="Table4.A1" office:value-type="string">
            <text:p text:style-name="P62">76</text:p>
          </table:table-cell>
          <table:table-cell table:style-name="Table4.A1" office:value-type="string">
            <text:p text:style-name="P97">str.upcase!</text:p>
            <text:p text:style-name="P99">Changes the contents of str to uppercase, returning nil if no changes are made.</text:p>
          </table:table-cell>
        </table:table-row>
        <table:table-row table:style-name="TableLine94641278148112">
          <table:table-cell table:style-name="Table4.A1" office:value-type="string">
            <text:p text:style-name="P62">77</text:p>
          </table:table-cell>
          <table:table-cell table:style-name="Table4.A1" office:value-type="string">
            <text:p text:style-name="P97">str.upto(other_str) { |s| block }</text:p>
            <text:p text:style-name="P99">Iterates through successive values, starting at str and ending at other_str inclusive, passing each value in turn to the block. The String#succ method is used to generate each value.</text:p>
          </table:table-cell>
        </table:table-row>
      </table:table>
      <text:p text:style-name="P224"><text:span text:style-name="Source_20_Text"><text:span text:style-name="T48"/></text:span></text:p>
      <text:p text:style-name="P226"><text:span text:style-name="Source_20_Text"><text:span text:style-name="T53">#Ruby input </text:span></text:span></text:p>
      <text:p text:style-name="P185"><text:span text:style-name="Source_20_Text"><text:span text:style-name="T263">print</text:span></text:span><text:span text:style-name="Source_20_Text"><text:span text:style-name="T262"> </text:span></text:span><text:span text:style-name="Source_20_Text"><text:span text:style-name="T264">"Enter your name: "</text:span></text:span></text:p>
      <text:p text:style-name="P357">name <text:span text:style-name="T398">=</text:span> <text:span text:style-name="T402">gets</text:span>.<text:span text:style-name="T402">chomp</text:span> <text:span text:style-name="T435"># Reads a line of input from the user and removes the trailing newline character with chomp.</text:span></text:p>
      <text:p text:style-name="P357">number <text:span text:style-name="T398">=</text:span> <text:span text:style-name="T402">gets</text:span>.<text:span text:style-name="T402">chomp</text:span>.to_i <text:span text:style-name="T435"># Converts input to an integer</text:span></text:p>
      <text:p text:style-name="P357">decimal <text:span text:style-name="T398">=</text:span> <text:span text:style-name="T402">gets</text:span>.<text:span text:style-name="T402">chomp</text:span>.to_f <text:span text:style-name="T435"># Converts input to a float</text:span></text:p>
      <text:p text:style-name="P357">input1, input2 <text:span text:style-name="T398">=</text:span> <text:span text:style-name="T402">gets</text:span>.<text:span text:style-name="T402">chomp</text:span>.split</text:p>
      <text:p text:style-name="P357"><text:span text:style-name="T402">print</text:span> <text:span text:style-name="T403">"Enter password: "</text:span></text:p>
      <text:p text:style-name="P357">password <text:span text:style-name="T398">=</text:span> <text:span text:style-name="T438">STDIN</text:span>.noecho(<text:span text:style-name="T398">&amp;</text:span>:gets).<text:span text:style-name="T402">chomp</text:span> <text:span text:style-name="T435">#take input without showing</text:span></text:p>
      <text:p text:style-name="P359"/>
      <text:p text:style-name="P344"><text:span text:style-name="Strong_20_Emphasis"><text:span text:style-name="Source_20_Text"><text:span text:style-name="T437">gets</text:span></text:span></text:span><text:span text:style-name="T436">: Reads input with the newline character included.</text:span></text:p>
      <text:p text:style-name="P344"><text:span text:style-name="Strong_20_Emphasis"><text:span text:style-name="Source_20_Text">chomp</text:span></text:span>: Removes the newline character from a string.</text:p>
      <text:p text:style-name="P226"><text:span text:style-name="Source_20_Text"><text:span text:style-name="T52"/></text:span></text:p>
      <text:p text:style-name="P225"><text:span text:style-name="Source_20_Text"><text:span text:style-name="T52">#Ruby Array</text:span></text:span></text:p>
      <text:p text:style-name="P216"><text:span text:style-name="Source_20_Text"><text:span text:style-name="T49">collections of any object.</text:span></text:span><text:span text:style-name="Source_20_Text"><text:span text:style-name="T13">A negative index is assumed relative to the end of the array --- that is, an index of -1 indicates the last element of the array.Ruby arrays grow automatically while adding elements</text:span></text:span></text:p>
      <text:p text:style-name="P217"><text:span text:style-name="Source_20_Text"><text:span text:style-name="T14">Array creation-&gt;</text:span></text:span></text:p>
      <text:p text:style-name="P45"><text:span text:style-name="Source_20_Text"><text:span text:style-name="T85">names </text:span></text:span><text:span text:style-name="Source_20_Text"><text:span text:style-name="T221">=</text:span></text:span><text:span text:style-name="Source_20_Text"><text:span text:style-name="T85"> </text:span></text:span><text:span text:style-name="Source_20_Text"><text:span text:style-name="T254">Array</text:span></text:span><text:span text:style-name="Source_20_Text"><text:span text:style-name="T221">.</text:span></text:span><text:span text:style-name="Source_20_Text"><text:span text:style-name="T201">new </text:span></text:span><text:span text:style-name="Source_20_Text"><text:span text:style-name="T202">#empty array</text:span></text:span></text:p>
      <text:p text:style-name="P45"><text:span text:style-name="Source_20_Text"><text:span text:style-name="T85">names </text:span></text:span><text:span text:style-name="Source_20_Text"><text:span text:style-name="T221">=</text:span></text:span><text:span text:style-name="Source_20_Text"><text:span text:style-name="T85"> </text:span></text:span><text:span text:style-name="Source_20_Text"><text:span text:style-name="T254">Array</text:span></text:span><text:span text:style-name="Source_20_Text"><text:span text:style-name="T221">.</text:span></text:span><text:span text:style-name="Source_20_Text"><text:span text:style-name="T201">new</text:span></text:span><text:span text:style-name="Source_20_Text"><text:span text:style-name="T221">(</text:span></text:span><text:span text:style-name="Source_20_Text"><text:span text:style-name="T212">20</text:span></text:span><text:span text:style-name="Source_20_Text"><text:span text:style-name="T221">)</text:span></text:span><text:span text:style-name="Source_20_Text"><text:span text:style-name="T222">#with default size</text:span></text:span></text:p>
      <text:p text:style-name="P45"><text:span text:style-name="Source_20_Text"><text:span text:style-name="T222"/></text:span></text:p>
      <text:p text:style-name="P45"><text:span text:style-name="Source_20_Text"><text:span text:style-name="T86">names </text:span></text:span><text:span text:style-name="Source_20_Text"><text:span text:style-name="T222">=</text:span></text:span><text:span text:style-name="Source_20_Text"><text:span text:style-name="T86"> </text:span></text:span><text:span text:style-name="Source_20_Text"><text:span text:style-name="T255">Array</text:span></text:span><text:span text:style-name="Source_20_Text"><text:span text:style-name="T222">.</text:span></text:span><text:span text:style-name="Source_20_Text"><text:span text:style-name="T202">new</text:span></text:span><text:span text:style-name="Source_20_Text"><text:span text:style-name="T222">(</text:span></text:span><text:span text:style-name="Source_20_Text"><text:span text:style-name="T213">4</text:span></text:span><text:span text:style-name="Source_20_Text"><text:span text:style-name="T222">,</text:span></text:span><text:span text:style-name="Source_20_Text"><text:span text:style-name="T86"> </text:span></text:span><text:span text:style-name="Source_20_Text"><text:span text:style-name="T245">"mac"</text:span></text:span><text:span text:style-name="Source_20_Text"><text:span text:style-name="T222">)</text:span></text:span><text:span text:style-name="Source_20_Text"><text:span text:style-name="T223">#assign value 4 times</text:span></text:span></text:p>
      <text:p text:style-name="P49"><text:span text:style-name="T287">puts </text:span><text:span text:style-name="T320">"#{names}"</text:span></text:p>
      <text:p text:style-name="P45"><text:span text:style-name="Source_20_Text"><text:span text:style-name="T222"/></text:span></text:p>
      <text:p text:style-name="P45"><text:span text:style-name="Source_20_Text"><text:span text:style-name="T15">You can also use a block with new, populating each element with what the block evaluates to −</text:span></text:span></text:p>
      <text:p text:style-name="P45"><text:span text:style-name="Source_20_Text"><text:span text:style-name="T86">nums </text:span></text:span><text:span text:style-name="Source_20_Text"><text:span text:style-name="T222">=</text:span></text:span><text:span text:style-name="Source_20_Text"><text:span text:style-name="T86"> </text:span></text:span><text:span text:style-name="Source_20_Text"><text:span text:style-name="T255">Array</text:span></text:span><text:span text:style-name="Source_20_Text"><text:span text:style-name="T222">.</text:span></text:span><text:span text:style-name="Source_20_Text"><text:span text:style-name="T202">new</text:span></text:span><text:span text:style-name="Source_20_Text"><text:span text:style-name="T222">(</text:span></text:span><text:span text:style-name="Source_20_Text"><text:span text:style-name="T213">10</text:span></text:span><text:span text:style-name="Source_20_Text"><text:span text:style-name="T222">)</text:span></text:span><text:span text:style-name="Source_20_Text"><text:span text:style-name="T86"> </text:span></text:span><text:span text:style-name="Source_20_Text"><text:span text:style-name="T222">{</text:span></text:span><text:span text:style-name="Source_20_Text"><text:span text:style-name="T86"> </text:span></text:span><text:span text:style-name="Source_20_Text"><text:span text:style-name="T222">|</text:span></text:span><text:span text:style-name="Source_20_Text"><text:span text:style-name="T86">e</text:span></text:span><text:span text:style-name="Source_20_Text"><text:span text:style-name="T222">|</text:span></text:span><text:span text:style-name="Source_20_Text"><text:span text:style-name="T86"> e </text:span></text:span><text:span text:style-name="Source_20_Text"><text:span text:style-name="T222">=</text:span></text:span><text:span text:style-name="Source_20_Text"><text:span text:style-name="T86"> e </text:span></text:span><text:span text:style-name="Source_20_Text"><text:span text:style-name="T222">*</text:span></text:span><text:span text:style-name="Source_20_Text"><text:span text:style-name="T86"> </text:span></text:span><text:span text:style-name="Source_20_Text"><text:span text:style-name="T213">2</text:span></text:span><text:span text:style-name="Source_20_Text"><text:span text:style-name="T86"> </text:span></text:span><text:span text:style-name="Source_20_Text"><text:span text:style-name="T222">} </text:span></text:span><text:span text:style-name="Source_20_Text"><text:span text:style-name="T224">#evaluate on index values</text:span></text:span></text:p>
      <text:p text:style-name="P49"><text:span text:style-name="T287">puts </text:span><text:span text:style-name="T320">"#{nums}"</text:span></text:p>
      <text:p text:style-name="P45"><text:span text:style-name="Source_20_Text"><text:span text:style-name="T222"/></text:span></text:p>
      <text:p text:style-name="P45"><text:span text:style-name="Source_20_Text"><text:span text:style-name="T85">ums </text:span></text:span><text:span text:style-name="Source_20_Text"><text:span text:style-name="T221">=</text:span></text:span><text:span text:style-name="Source_20_Text"><text:span text:style-name="T85"> </text:span></text:span><text:span text:style-name="Source_20_Text"><text:span text:style-name="T254">Array</text:span></text:span><text:span text:style-name="Source_20_Text"><text:span text:style-name="T221">.[](</text:span></text:span><text:span text:style-name="Source_20_Text"><text:span text:style-name="T212">1</text:span></text:span><text:span text:style-name="Source_20_Text"><text:span text:style-name="T221">,</text:span></text:span><text:span text:style-name="Source_20_Text"><text:span text:style-name="T85"> </text:span></text:span><text:span text:style-name="Source_20_Text"><text:span text:style-name="T212">2</text:span></text:span><text:span text:style-name="Source_20_Text"><text:span text:style-name="T221">,</text:span></text:span><text:span text:style-name="Source_20_Text"><text:span text:style-name="T85"> </text:span></text:span><text:span text:style-name="Source_20_Text"><text:span text:style-name="T212">3</text:span></text:span><text:span text:style-name="Source_20_Text"><text:span text:style-name="T221">,</text:span></text:span><text:span text:style-name="Source_20_Text"><text:span text:style-name="T85"> </text:span></text:span><text:span text:style-name="Source_20_Text"><text:span text:style-name="T212">4</text:span></text:span><text:span text:style-name="Source_20_Text"><text:span text:style-name="T221">,</text:span></text:span><text:span text:style-name="Source_20_Text"><text:span text:style-name="T212">5</text:span></text:span><text:span text:style-name="Source_20_Text"><text:span text:style-name="T221">)</text:span></text:span></text:p>
      <text:p text:style-name="P103">One more form of array creation is as follows −</text:p>
      <text:p text:style-name="P49"><text:span text:style-name="T287">nums </text:span><text:span text:style-name="T302">=</text:span><text:span text:style-name="T287"> </text:span><text:span text:style-name="T351">Array</text:span><text:span text:style-name="T302">[</text:span><text:span text:style-name="T359">1</text:span><text:span text:style-name="T302">,</text:span><text:span text:style-name="T287"> </text:span><text:span text:style-name="T359">2</text:span><text:span text:style-name="T302">,</text:span><text:span text:style-name="T287"> </text:span><text:span text:style-name="T359">3</text:span><text:span text:style-name="T302">,</text:span><text:span text:style-name="T287"> </text:span><text:span text:style-name="T359">4</text:span><text:span text:style-name="T302">,</text:span><text:span text:style-name="T359">5</text:span><text:span text:style-name="T302">]</text:span></text:p>
      <text:p text:style-name="P45"><text:span text:style-name="Source_20_Text"><text:span text:style-name="T201"/></text:span></text:p>
      <text:p text:style-name="P46"><text:span text:style-name="Source_20_Text"><text:span text:style-name="T203">arr =[] empty array</text:span></text:span></text:p>
      <text:p text:style-name="P46"><text:span text:style-name="Source_20_Text"><text:span text:style-name="T203">arr = [1,2,3]</text:span></text:span></text:p>
      <text:p text:style-name="P46"><text:span text:style-name="Source_20_Text"><text:span text:style-name="T203"/></text:span></text:p>
      <text:p text:style-name="P46"><text:soft-page-break/><text:span text:style-name="Source_20_Text"><text:span text:style-name="T16">The </text:span></text:span><text:span text:style-name="Source_20_Text"><text:span text:style-name="T17">kernal </text:span></text:span><text:span text:style-name="Source_20_Text"><text:span text:style-name="T16">module available in core Ruby has an Array method, which only accepts a single argument. Here, the method takes a range as an argument to create an array of digits</text:span></text:span></text:p>
      <text:p text:style-name="P46"><text:span text:style-name="Source_20_Text"><text:span text:style-name="T87">digits </text:span></text:span><text:span text:style-name="Source_20_Text"><text:span text:style-name="T225">=</text:span></text:span><text:span text:style-name="Source_20_Text"><text:span text:style-name="T87"> </text:span></text:span><text:span text:style-name="Source_20_Text"><text:span text:style-name="T256">Array</text:span></text:span><text:span text:style-name="Source_20_Text"><text:span text:style-name="T225">(</text:span></text:span><text:span text:style-name="Source_20_Text"><text:span text:style-name="T214">0.</text:span></text:span><text:span text:style-name="Source_20_Text"><text:span text:style-name="T225">.</text:span></text:span><text:span text:style-name="Source_20_Text"><text:span text:style-name="T214">9</text:span></text:span><text:span text:style-name="Source_20_Text"><text:span text:style-name="T225">)</text:span></text:span><text:span text:style-name="Source_20_Text"><text:span text:style-name="T226">using range </text:span></text:span><text:span text:style-name="Source_20_Text"><text:span text:style-name="T227">(array with value 0 to 9)</text:span></text:span></text:p>
      <text:p text:style-name="P49"><text:span text:style-name="T287">puts </text:span><text:span text:style-name="T320">"#{digits}"</text:span></text:p>
      <text:p text:style-name="P46"><text:span text:style-name="Source_20_Text"><text:span text:style-name="T16"/></text:span></text:p>
      <text:p text:style-name="P218"><text:span text:style-name="Source_20_Text"><text:span text:style-name="T33">#Array pack directives</text:span></text:span></text:p>
      <text:p text:style-name="P47"><text:span text:style-name="Source_20_Text"><text:span text:style-name="T89">a </text:span></text:span><text:span text:style-name="Source_20_Text"><text:span text:style-name="T229">=</text:span></text:span><text:span text:style-name="Source_20_Text"><text:span text:style-name="T89"> </text:span></text:span><text:span text:style-name="Source_20_Text"><text:span text:style-name="T229">[</text:span></text:span><text:span text:style-name="Source_20_Text"><text:span text:style-name="T89"> </text:span></text:span><text:span text:style-name="Source_20_Text"><text:span text:style-name="T246">"a"</text:span></text:span><text:span text:style-name="Source_20_Text"><text:span text:style-name="T229">,</text:span></text:span><text:span text:style-name="Source_20_Text"><text:span text:style-name="T89"> </text:span></text:span><text:span text:style-name="Source_20_Text"><text:span text:style-name="T246">"b"</text:span></text:span><text:span text:style-name="Source_20_Text"><text:span text:style-name="T229">,</text:span></text:span><text:span text:style-name="Source_20_Text"><text:span text:style-name="T89"> </text:span></text:span><text:span text:style-name="Source_20_Text"><text:span text:style-name="T246">"c"</text:span></text:span><text:span text:style-name="Source_20_Text"><text:span text:style-name="T89"> </text:span></text:span><text:span text:style-name="Source_20_Text"><text:span text:style-name="T229">]</text:span></text:span></text:p>
      <text:p text:style-name="P49"><text:span text:style-name="T287">n </text:span><text:span text:style-name="T302">=</text:span><text:span text:style-name="T287"> </text:span><text:span text:style-name="T302">[</text:span><text:span text:style-name="T287"> </text:span><text:span text:style-name="T359">65</text:span><text:span text:style-name="T302">,</text:span><text:span text:style-name="T287"> </text:span><text:span text:style-name="T359">66</text:span><text:span text:style-name="T302">,</text:span><text:span text:style-name="T287"> </text:span><text:span text:style-name="T359">67</text:span><text:span text:style-name="T287"> </text:span><text:span text:style-name="T302">]</text:span></text:p>
      <text:p text:style-name="P49"><text:span text:style-name="T287">puts a</text:span><text:span text:style-name="T302">.</text:span><text:span text:style-name="T287">pack</text:span><text:span text:style-name="T302">(</text:span><text:span text:style-name="T320">"A3A3A3"</text:span><text:span text:style-name="T302">)</text:span><text:span text:style-name="T287"> <text:s text:c="2"/></text:span><text:span text:style-name="T329">#=&gt; "a <text:s/>b <text:s/>c <text:s/>"</text:span></text:p>
      <text:p text:style-name="P49"><text:span text:style-name="T287">puts a</text:span><text:span text:style-name="T302">.</text:span><text:span text:style-name="T287">pack</text:span><text:span text:style-name="T302">(</text:span><text:span text:style-name="T320">"a3a3a3"</text:span><text:span text:style-name="T302">)</text:span><text:span text:style-name="T287"> <text:s text:c="2"/></text:span><text:span text:style-name="T329">#=&gt; "a\000\000b\000\000c\000\000"</text:span></text:p>
      <text:p text:style-name="P49"><text:span text:style-name="T287">puts n</text:span><text:span text:style-name="T302">.</text:span><text:span text:style-name="T287">pack</text:span><text:span text:style-name="T302">(</text:span><text:span text:style-name="T320">"ccc"</text:span><text:span text:style-name="T302">)</text:span><text:span text:style-name="T287"> <text:s text:c="5"/></text:span><text:span text:style-name="T329">#=&gt; "ABC"</text:span></text:p>
      <text:p text:style-name="P218"><text:span text:style-name="Source_20_Text"><text:span text:style-name="T33"/></text:span></text:p>
      <text:p text:style-name="P218"><text:span text:style-name="Source_20_Text"><text:span text:style-name="T51"><text:s text:c="5"/>. <text:s text:c="2"/></text:span></text:span><text:span text:style-name="Strong_20_Emphasis"><text:span text:style-name="Source_20_Text"><text:span text:style-name="T78">A</text:span></text:span></text:span><text:span text:style-name="Source_20_Text"><text:span text:style-name="T51">:</text:span></text:span><text:span text:style-name="Source_20_Text"><text:span text:style-name="T46"> String (fixed-length with padding)</text:span></text:span></text:p>
      <text:list xml:id="list3401919589" text:style-name="L5">
        <text:list-item>
          <text:p text:style-name="P402"><text:span text:style-name="Strong_20_Emphasis"><text:span text:style-name="Source_20_Text">a</text:span></text:span>: String (null-terminated)</text:p>
        </text:list-item>
      </text:list>
      <text:list xml:id="list741303740" text:style-name="L6">
        <text:list-item>
          <text:p text:style-name="P403"><text:span text:style-name="Strong_20_Emphasis"><text:span text:style-name="Source_20_Text">C</text:span></text:span>: Unsigned 8-bit integer (byte)</text:p>
        </text:list-item>
      </text:list>
      <text:list xml:id="list2296462354" text:style-name="L7">
        <text:list-item>
          <text:p text:style-name="P404"><text:span text:style-name="Strong_20_Emphasis"><text:span text:style-name="Source_20_Text">S</text:span></text:span>: Unsigned 16-bit integer</text:p>
        </text:list-item>
      </text:list>
      <text:list xml:id="list2528220683" text:style-name="L8">
        <text:list-item>
          <text:p text:style-name="P405"><text:span text:style-name="Strong_20_Emphasis"><text:span text:style-name="Source_20_Text">L</text:span></text:span>: Unsigned 32-bit integer</text:p>
        </text:list-item>
      </text:list>
      <text:list xml:id="list421496257" text:style-name="L9">
        <text:list-item>
          <text:p text:style-name="P372"><text:span text:style-name="Strong_20_Emphasis"><text:span text:style-name="Source_20_Text">H</text:span></text:span>: Hexadecimal string (two hex digits per byte)</text:p>
        </text:list-item>
      </text:list>
      <text:p text:style-name="P345"><text:span text:style-name="Source_20_Text"><text:span text:style-name="T34">#Array methods</text:span></text:span></text:p>
      <text:p text:style-name="P345"><text:span text:style-name="Source_20_Text"><text:span text:style-name="T34"/></text:span></text:p>
      <table:table table:name="Table5" table:style-name="Table5">
        <table:table-column table:style-name="Table5.A"/>
        <table:table-column table:style-name="Table5.B"/>
        <table:table-row table:style-name="TableLine94641278279632">
          <table:table-cell table:style-name="Table5.A1" office:value-type="string">
            <text:p text:style-name="P62">1</text:p>
          </table:table-cell>
          <table:table-cell table:style-name="Table5.A1" office:value-type="string">
            <text:p text:style-name="P97">array &amp; other_array</text:p>
            <text:p text:style-name="P99">Returns a new array containing elements common to the two arrays, with no duplicates.</text:p>
          </table:table-cell>
        </table:table-row>
        <table:table-row table:style-name="TableLine94641278470800">
          <table:table-cell table:style-name="Table5.A1" office:value-type="string">
            <text:p text:style-name="P62">2</text:p>
          </table:table-cell>
          <table:table-cell table:style-name="Table5.A1" office:value-type="string">
            <text:p text:style-name="P97">array * int [or] array * str</text:p>
            <text:p text:style-name="P99">Returns a new array built by concatenating the int copies of self. With a String argument, equivalent to self.join(str).</text:p>
          </table:table-cell>
        </table:table-row>
        <table:table-row table:style-name="TableLine94641278471152">
          <table:table-cell table:style-name="Table5.A1" office:value-type="string">
            <text:p text:style-name="P62">3</text:p>
          </table:table-cell>
          <table:table-cell table:style-name="Table5.A1" office:value-type="string">
            <text:p text:style-name="P97">array + other_array</text:p>
            <text:p text:style-name="P99">Returns a new array built by concatenating the two arrays together to produce a third array.</text:p>
          </table:table-cell>
        </table:table-row>
        <table:table-row table:style-name="TableLine94641278471680">
          <table:table-cell table:style-name="Table5.A1" office:value-type="string">
            <text:p text:style-name="P62">4</text:p>
          </table:table-cell>
          <table:table-cell table:style-name="Table5.A1" office:value-type="string">
            <text:p text:style-name="P97">array - other_array</text:p>
            <text:p text:style-name="P99">Returns a new array that is a copy of the original array, removing any items that also appear in other_array.</text:p>
          </table:table-cell>
        </table:table-row>
        <table:table-row table:style-name="TableLine94641278472320">
          <table:table-cell table:style-name="Table5.A1" office:value-type="string">
            <text:p text:style-name="P62">5</text:p>
          </table:table-cell>
          <table:table-cell table:style-name="Table5.A1" office:value-type="string">
            <text:p text:style-name="P97">array &lt;=&gt; other_array</text:p>
            <text:p text:style-name="P99">Compares str with other_str, returning -1 (less than), 0 (equal), or 1 (greater than). The comparison is casesensitive.</text:p>
          </table:table-cell>
        </table:table-row>
        <table:table-row table:style-name="TableLine94641278472960">
          <table:table-cell table:style-name="Table5.A1" office:value-type="string">
            <text:p text:style-name="P62">6</text:p>
          </table:table-cell>
          <table:table-cell table:style-name="Table5.A1" office:value-type="string">
            <text:p text:style-name="P97">array | other_array</text:p>
            <text:p text:style-name="P99">Returns a new array by joining array with other_array, removing duplicates.</text:p>
          </table:table-cell>
        </table:table-row>
        <table:table-row table:style-name="TableLine94641278473632">
          <table:table-cell table:style-name="Table5.A1" office:value-type="string">
            <text:p text:style-name="P62">7</text:p>
          </table:table-cell>
          <table:table-cell table:style-name="Table5.A1" office:value-type="string">
            <text:p text:style-name="P97">array &lt;&lt; obj</text:p>
            <text:p text:style-name="P99">Pushes the given object onto the end of array. This expression returns the array itself, so several appends may be chained together.</text:p>
          </table:table-cell>
        </table:table-row>
        <text:soft-page-break/>
        <table:table-row table:style-name="TableLine94641278474432">
          <table:table-cell table:style-name="Table5.A1" office:value-type="string">
            <text:p text:style-name="P62">8</text:p>
          </table:table-cell>
          <table:table-cell table:style-name="Table5.A1" office:value-type="string">
            <text:p text:style-name="P97">array &lt;=&gt; other_array</text:p>
            <text:p text:style-name="P99">Returns an integer (-1, 0, or +1) if this array is less than, equal to, or greater than other_array.</text:p>
          </table:table-cell>
        </table:table-row>
        <table:table-row table:style-name="TableLine94641278475232">
          <table:table-cell table:style-name="Table5.A1" office:value-type="string">
            <text:p text:style-name="P62">9</text:p>
          </table:table-cell>
          <table:table-cell table:style-name="Table5.A1" office:value-type="string">
            <text:p text:style-name="P97">array == other_array</text:p>
            <text:p text:style-name="P99">Two arrays are equal if they contain the same number of elements and if each element is equal to (according to Object.==) the corresponding element in the other array.</text:p>
          </table:table-cell>
        </table:table-row>
        <table:table-row table:style-name="TableLine94641278475952">
          <table:table-cell table:style-name="Table5.A1" office:value-type="string">
            <text:p text:style-name="P62">10</text:p>
          </table:table-cell>
          <table:table-cell table:style-name="Table5.A1" office:value-type="string">
            <text:p text:style-name="P97">array[index] [or] array[start, length] [or]</text:p>
            <text:p text:style-name="P97">array[range] [or] array.slice(index) [or]</text:p>
            <text:p text:style-name="P97">array.slice(start, length) [or] array.slice(range)</text:p>
            <text:p text:style-name="P99">Returns the element at <text:span text:style-name="T415">index</text:span>, or returns a subarray starting at <text:span text:style-name="T415">start</text:span> and continuing for <text:span text:style-name="T415">length</text:span> elements, or returns a subarray specified by <text:span text:style-name="T415">range</text:span>. Negative indices count backward from the end of the array (-1 is the last element). Returns <text:span text:style-name="T415">nil</text:span> if the index (or starting index) is out of range.</text:p>
          </table:table-cell>
        </table:table-row>
        <table:table-row table:style-name="TableLine94641278476752">
          <table:table-cell table:style-name="Table5.A1" office:value-type="string">
            <text:p text:style-name="P62">11</text:p>
          </table:table-cell>
          <table:table-cell table:style-name="Table5.A1" office:value-type="string">
            <text:p text:style-name="P97">array[index] = obj [or]</text:p>
            <text:p text:style-name="P97">array[start, length] = obj or an_array or nil [or]</text:p>
            <text:p text:style-name="P97">array[range] = obj or an_array or nil</text:p>
            <text:p text:style-name="P99">Sets the element at <text:span text:style-name="T415">index</text:span>, or replaces a subarray starting at <text:span text:style-name="T415">start</text:span> and continuing for <text:span text:style-name="T415">length</text:span> elements, or replaces a subarray specified by <text:span text:style-name="T415">range</text:span>. If indices are greater than the current capacity of the array, the array grows automatically. Negative indices will count backward from the end of the array. Inserts elements if <text:span text:style-name="T415">length</text:span> is zero. If <text:span text:style-name="T415">nil</text:span> is used in the second and third form, deletes elements from <text:span text:style-name="T415">self</text:span>.</text:p>
          </table:table-cell>
        </table:table-row>
        <table:table-row table:style-name="TableLine94641278477552">
          <table:table-cell table:style-name="Table5.A1" office:value-type="string">
            <text:p text:style-name="P62">12</text:p>
          </table:table-cell>
          <table:table-cell table:style-name="Table5.A1" office:value-type="string">
            <text:p text:style-name="P97">array.abbrev(pattern = nil)</text:p>
            <text:p text:style-name="P99">Calculates the set of unambiguous abbreviations for the strings in <text:span text:style-name="T415">self</text:span>. If passed a pattern or a string, only the strings matching the pattern or starting with the string are considered.</text:p>
          </table:table-cell>
        </table:table-row>
        <table:table-row table:style-name="TableLine94641278478352">
          <table:table-cell table:style-name="Table5.A1" office:value-type="string">
            <text:p text:style-name="P62">13</text:p>
          </table:table-cell>
          <table:table-cell table:style-name="Table5.A1" office:value-type="string">
            <text:p text:style-name="P97">array.assoc(obj)</text:p>
            <text:p text:style-name="P99">Searches through an array whose elements are also arrays comparing obj with the first element of each contained array using obj.==. Returns the first contained array that matches or <text:span text:style-name="T415">nil</text:span> if no match is found.</text:p>
          </table:table-cell>
        </table:table-row>
        <table:table-row table:style-name="TableLine94641278479152">
          <table:table-cell table:style-name="Table5.A1" office:value-type="string">
            <text:p text:style-name="P62">14</text:p>
          </table:table-cell>
          <table:table-cell table:style-name="Table5.A1" office:value-type="string">
            <text:p text:style-name="P97">array.at(index)</text:p>
            <text:p text:style-name="P99">Returns the element at index. A negative index counts from the end of self. Returns nil if the index is out of range.</text:p>
          </table:table-cell>
        </table:table-row>
        <table:table-row table:style-name="TableLine94641278479952">
          <table:table-cell table:style-name="Table5.A1" office:value-type="string">
            <text:p text:style-name="P62">15</text:p>
          </table:table-cell>
          <table:table-cell table:style-name="Table5.A1" office:value-type="string">
            <text:p text:style-name="P97">array.clear</text:p>
            <text:p text:style-name="P99">Removes all elements from array.</text:p>
          </table:table-cell>
        </table:table-row>
        <table:table-row table:style-name="TableLine94641278480752">
          <table:table-cell table:style-name="Table5.A1" office:value-type="string">
            <text:p text:style-name="P62">16</text:p>
          </table:table-cell>
          <table:table-cell table:style-name="Table5.A1" office:value-type="string">
            <text:p text:style-name="P97">array.collect { |item| block } [or]</text:p>
            <text:p text:style-name="P97">array.map { |item| block }</text:p>
            <text:p text:style-name="P99">Invokes block once for each element of <text:span text:style-name="T415">self</text:span>. Creates a new array containing the values returned by the block.</text:p>
          </table:table-cell>
        </table:table-row>
        <table:table-row table:style-name="TableLine94641278481552">
          <table:table-cell table:style-name="Table5.A1" office:value-type="string">
            <text:p text:style-name="P62">17</text:p>
          </table:table-cell>
          <table:table-cell table:style-name="Table5.A1" office:value-type="string">
            <text:p text:style-name="P97">array.collect! { |item| block } [or]</text:p>
            <text:p text:style-name="P97">array.map! { |item| block }</text:p>
            <text:p text:style-name="P99">Invokes <text:span text:style-name="T415">block</text:span> once for each element of <text:span text:style-name="T415">self</text:span>, replacing the element with the value returned by <text:span text:style-name="T415">block</text:span>.</text:p>
          </table:table-cell>
        </table:table-row>
        <table:table-row table:style-name="TableLine94641278482352">
          <table:table-cell table:style-name="Table5.A1" office:value-type="string">
            <text:p text:style-name="P62">18</text:p>
          </table:table-cell>
          <table:table-cell table:style-name="Table5.A1" office:value-type="string">
            <text:p text:style-name="P97">array.compact</text:p>
            <text:p text:style-name="P99">Returns a copy of <text:span text:style-name="T415">self</text:span> with all <text:span text:style-name="T415">nil</text:span> elements removed.</text:p>
          </table:table-cell>
        </table:table-row>
        <text:soft-page-break/>
        <table:table-row table:style-name="TableLine94641278483152">
          <table:table-cell table:style-name="Table5.A1" office:value-type="string">
            <text:p text:style-name="P62">19</text:p>
          </table:table-cell>
          <table:table-cell table:style-name="Table5.A1" office:value-type="string">
            <text:p text:style-name="P97">array.compact!</text:p>
            <text:p text:style-name="P99">Removes <text:span text:style-name="T415">nil</text:span> elements from array. Returns <text:span text:style-name="T415">nil</text:span> if no changes were made.</text:p>
          </table:table-cell>
        </table:table-row>
        <table:table-row table:style-name="TableLine94641278483952">
          <table:table-cell table:style-name="Table5.A1" office:value-type="string">
            <text:p text:style-name="P62">20</text:p>
          </table:table-cell>
          <table:table-cell table:style-name="Table5.A1" office:value-type="string">
            <text:p text:style-name="P97">array.concat(other_array)</text:p>
            <text:p text:style-name="P99">Appends the elements in other_array to <text:span text:style-name="T415">self</text:span>.</text:p>
          </table:table-cell>
        </table:table-row>
        <table:table-row table:style-name="TableLine94641278484752">
          <table:table-cell table:style-name="Table5.A1" office:value-type="string">
            <text:p text:style-name="P62">21</text:p>
          </table:table-cell>
          <table:table-cell table:style-name="Table5.A1" office:value-type="string">
            <text:p text:style-name="P97">array.delete(obj) [or]</text:p>
            <text:p text:style-name="P97">array.delete(obj) { block }</text:p>
            <text:p text:style-name="P99">Deletes items from <text:span text:style-name="T415">self</text:span> that are equal to <text:span text:style-name="T415">obj</text:span>. If the item is not found, returns <text:span text:style-name="T415">nil</text:span>. If the optional code <text:span text:style-name="T415">block</text:span> is given, returns the result of <text:span text:style-name="T415">block</text:span> if the item is not found.</text:p>
          </table:table-cell>
        </table:table-row>
        <table:table-row table:style-name="TableLine94641278485552">
          <table:table-cell table:style-name="Table5.A1" office:value-type="string">
            <text:p text:style-name="P62">22</text:p>
          </table:table-cell>
          <table:table-cell table:style-name="Table5.A1" office:value-type="string">
            <text:p text:style-name="P97">array.delete_at(index)</text:p>
            <text:p text:style-name="P99">Deletes the element at the specified <text:span text:style-name="T415">index</text:span>, returning that element, or <text:span text:style-name="T415">nil</text:span> if the index is out of range.</text:p>
          </table:table-cell>
        </table:table-row>
        <table:table-row table:style-name="TableLine94641278486352">
          <table:table-cell table:style-name="Table5.A1" office:value-type="string">
            <text:p text:style-name="P62">23</text:p>
          </table:table-cell>
          <table:table-cell table:style-name="Table5.A1" office:value-type="string">
            <text:p text:style-name="P97">array.delete_if { |item| block }</text:p>
            <text:p text:style-name="P99">Deletes every element of <text:span text:style-name="T415">self</text:span> for which <text:span text:style-name="T415">block</text:span> evaluates to true.</text:p>
          </table:table-cell>
        </table:table-row>
        <table:table-row table:style-name="TableLine94641278487152">
          <table:table-cell table:style-name="Table5.A1" office:value-type="string">
            <text:p text:style-name="P62">24</text:p>
          </table:table-cell>
          <table:table-cell table:style-name="Table5.A1" office:value-type="string">
            <text:p text:style-name="P97">array.each { |item| block }</text:p>
            <text:p text:style-name="P99">Calls <text:span text:style-name="T415">block</text:span> once for each element in <text:span text:style-name="T415">self</text:span>, passing that element as a parameter.</text:p>
          </table:table-cell>
        </table:table-row>
        <table:table-row table:style-name="TableLine94641278487952">
          <table:table-cell table:style-name="Table5.A1" office:value-type="string">
            <text:p text:style-name="P62">25</text:p>
          </table:table-cell>
          <table:table-cell table:style-name="Table5.A1" office:value-type="string">
            <text:p text:style-name="P97">array.each_index { |index| block }</text:p>
            <text:p text:style-name="P99">Same as Array#each, but passes the <text:span text:style-name="T415">index</text:span> of the element instead of the element itself.</text:p>
          </table:table-cell>
        </table:table-row>
        <table:table-row table:style-name="TableLine94641278488752">
          <table:table-cell table:style-name="Table5.A1" office:value-type="string">
            <text:p text:style-name="P62">26</text:p>
          </table:table-cell>
          <table:table-cell table:style-name="Table5.A1" office:value-type="string">
            <text:p text:style-name="P97">array.empty?</text:p>
            <text:p text:style-name="P99">Returns true if the self array contains no elements.</text:p>
          </table:table-cell>
        </table:table-row>
        <table:table-row table:style-name="TableLine94641278489552">
          <table:table-cell table:style-name="Table5.A1" office:value-type="string">
            <text:p text:style-name="P62">27</text:p>
          </table:table-cell>
          <table:table-cell table:style-name="Table5.A1" office:value-type="string">
            <text:p text:style-name="P97">array.eql?(other)</text:p>
            <text:p text:style-name="P99">Returns true if <text:span text:style-name="T415">array</text:span> and <text:span text:style-name="T415">other</text:span> are the same object, or are both arrays with the same content.</text:p>
          </table:table-cell>
        </table:table-row>
        <table:table-row table:style-name="TableLine94641278490352">
          <table:table-cell table:style-name="Table5.A1" office:value-type="string">
            <text:p text:style-name="P62">28</text:p>
          </table:table-cell>
          <table:table-cell table:style-name="Table5.A1" office:value-type="string">
            <text:p text:style-name="P97">array.fetch(index) [or]</text:p>
            <text:p text:style-name="P97">array.fetch(index, default) [or]</text:p>
            <text:p text:style-name="P97">array.fetch(index) { |index| block }</text:p>
            <text:p text:style-name="P99">Tries to return the element at position <text:span text:style-name="T415">index</text:span>. If <text:span text:style-name="T415">index</text:span> lies outside the array, the first form throws an <text:span text:style-name="T415">IndexError</text:span> exception, the second form returns <text:span text:style-name="T415">default</text:span>, and the third form returns the value of invoking <text:span text:style-name="T415">block</text:span>, passing in <text:span text:style-name="T415">index</text:span>. Negative values of <text:span text:style-name="T415">index</text:span> count from the end of the array.</text:p>
          </table:table-cell>
        </table:table-row>
        <table:table-row table:style-name="TableLine94641278491184">
          <table:table-cell table:style-name="Table5.A1" office:value-type="string">
            <text:p text:style-name="P62">29</text:p>
          </table:table-cell>
          <table:table-cell table:style-name="Table5.A1" office:value-type="string">
            <text:p text:style-name="P97">array.fill(obj) [or]</text:p>
            <text:p text:style-name="P97">array.fill(obj, start [, length]) [or]</text:p>
            <text:p text:style-name="P97">array.fill(obj, range) [or]</text:p>
            <text:p text:style-name="P97">array.fill { |index| block } [or]</text:p>
            <text:p text:style-name="P97">array.fill(start [, length] ) { |index| block } [or]</text:p>
            <text:p text:style-name="P97">array.fill(range) { |index| block }</text:p>
            <text:p text:style-name="P99">The first three forms set the selected elements of <text:span text:style-name="T415">self</text:span> to <text:span text:style-name="T415">obj</text:span>. A start of <text:span text:style-name="T415">nil</text:span> is equivalent to zero. A length of <text:span text:style-name="T415">nil</text:span> is equivalent to <text:span text:style-name="T415">self.length</text:span>. The last three forms <text:span text:style-name="T415">fill</text:span> the array with the value of the block. The <text:span text:style-name="T415">block</text:span> is passed with the absolute index of each element to be filled.</text:p>
          </table:table-cell>
        </table:table-row>
        <table:table-row table:style-name="TableLine94641278492016">
          <table:table-cell table:style-name="Table5.A1" office:value-type="string">
            <text:p text:style-name="P62">30</text:p>
          </table:table-cell>
          <table:table-cell table:style-name="Table5.A1" office:value-type="string">
            <text:p text:style-name="P97">array.first [or]</text:p>
            <text:p text:style-name="P97">array.first(n)</text:p>
            <text:p text:style-name="P99">Returns the first element, or the first <text:span text:style-name="T415">n</text:span> elements, of the array. If the array is empty, the first form returns <text:span text:style-name="T415">nil</text:span>, and the second form returns an empty array.</text:p>
          </table:table-cell>
        </table:table-row>
        <text:soft-page-break/>
        <table:table-row table:style-name="TableLine94641278492848">
          <table:table-cell table:style-name="Table5.A1" office:value-type="string">
            <text:p text:style-name="P62">31</text:p>
          </table:table-cell>
          <table:table-cell table:style-name="Table5.A1" office:value-type="string">
            <text:p text:style-name="P97">array.flatten</text:p>
            <text:p text:style-name="P99">Returns a new array that is a one-dimensional flattening of this array (recursively).</text:p>
          </table:table-cell>
        </table:table-row>
        <table:table-row table:style-name="TableLine94641278493680">
          <table:table-cell table:style-name="Table5.A1" office:value-type="string">
            <text:p text:style-name="P62">32</text:p>
          </table:table-cell>
          <table:table-cell table:style-name="Table5.A1" office:value-type="string">
            <text:p text:style-name="P97">array.flatten!</text:p>
            <text:p text:style-name="P99">Flattens <text:span text:style-name="T415">array</text:span> in place. Returns <text:span text:style-name="T415">nil</text:span> if no modifications were made. (array contains no subarrays.)</text:p>
          </table:table-cell>
        </table:table-row>
        <table:table-row table:style-name="TableLine94641278494512">
          <table:table-cell table:style-name="Table5.A1" office:value-type="string">
            <text:p text:style-name="P62">33</text:p>
          </table:table-cell>
          <table:table-cell table:style-name="Table5.A1" office:value-type="string">
            <text:p text:style-name="P97">array.frozen?</text:p>
            <text:p text:style-name="P99">Returns true if <text:span text:style-name="T415">array</text:span> is frozen (or temporarily frozen while being sorted).</text:p>
          </table:table-cell>
        </table:table-row>
        <table:table-row table:style-name="TableLine94641278495344">
          <table:table-cell table:style-name="Table5.A1" office:value-type="string">
            <text:p text:style-name="P62">34</text:p>
          </table:table-cell>
          <table:table-cell table:style-name="Table5.A1" office:value-type="string">
            <text:p text:style-name="P97">array.hash</text:p>
            <text:p text:style-name="P99">Computes a hash-code for array. Two arrays with the same content will have the same hash code.</text:p>
          </table:table-cell>
        </table:table-row>
        <table:table-row table:style-name="TableLine94641278496176">
          <table:table-cell table:style-name="Table5.A1" office:value-type="string">
            <text:p text:style-name="P62">35</text:p>
          </table:table-cell>
          <table:table-cell table:style-name="Table5.A1" office:value-type="string">
            <text:p text:style-name="P97">array.include?(obj)</text:p>
            <text:p text:style-name="P99">Returns true if <text:span text:style-name="T415">obj</text:span> is present in <text:span text:style-name="T415">self</text:span>, false otherwise.</text:p>
          </table:table-cell>
        </table:table-row>
        <table:table-row table:style-name="TableLine94641278497008">
          <table:table-cell table:style-name="Table5.A1" office:value-type="string">
            <text:p text:style-name="P62">36</text:p>
          </table:table-cell>
          <table:table-cell table:style-name="Table5.A1" office:value-type="string">
            <text:p text:style-name="P97">array.index(obj)</text:p>
            <text:p text:style-name="P99">Returns the <text:span text:style-name="T415">index</text:span> of the first object in <text:span text:style-name="T415">self</text:span> that is == to obj. Returns <text:span text:style-name="T415">nil</text:span> if no match is found.</text:p>
          </table:table-cell>
        </table:table-row>
        <table:table-row table:style-name="TableLine94641278497840">
          <table:table-cell table:style-name="Table5.A1" office:value-type="string">
            <text:p text:style-name="P62">37</text:p>
          </table:table-cell>
          <table:table-cell table:style-name="Table5.A1" office:value-type="string">
            <text:p text:style-name="P97">array.indexes(i1, i2, ... iN) [or]</text:p>
            <text:p text:style-name="P97">array.indices(i1, i2, ... iN)</text:p>
            <text:p text:style-name="P99">This methods is deprecated in latest version of Ruby so please use Array#values_at.</text:p>
          </table:table-cell>
        </table:table-row>
        <table:table-row table:style-name="TableLine94641278498672">
          <table:table-cell table:style-name="Table5.A1" office:value-type="string">
            <text:p text:style-name="P62">38</text:p>
          </table:table-cell>
          <table:table-cell table:style-name="Table5.A1" office:value-type="string">
            <text:p text:style-name="P97">array.indices(i1, i2, ... iN) [or]</text:p>
            <text:p text:style-name="P97">array.indexes(i1, i2, ... iN)</text:p>
            <text:p text:style-name="P99">This methods is deprecated in latest version of Ruby so please use Array#values_at.</text:p>
          </table:table-cell>
        </table:table-row>
        <table:table-row table:style-name="TableLine94641278499504">
          <table:table-cell table:style-name="Table5.A1" office:value-type="string">
            <text:p text:style-name="P62">39</text:p>
          </table:table-cell>
          <table:table-cell table:style-name="Table5.A1" office:value-type="string">
            <text:p text:style-name="P97">array.insert(index, obj...)</text:p>
            <text:p text:style-name="P99">Inserts the given values before the element with the given <text:span text:style-name="T415">index</text:span> (which may be negative).</text:p>
          </table:table-cell>
        </table:table-row>
        <table:table-row table:style-name="TableLine94641278500336">
          <table:table-cell table:style-name="Table5.A1" office:value-type="string">
            <text:p text:style-name="P62">40</text:p>
          </table:table-cell>
          <table:table-cell table:style-name="Table5.A1" office:value-type="string">
            <text:p text:style-name="P97">array.inspect</text:p>
            <text:p text:style-name="P99">Creates a printable version of array.</text:p>
          </table:table-cell>
        </table:table-row>
        <table:table-row table:style-name="TableLine94641278501168">
          <table:table-cell table:style-name="Table5.A1" office:value-type="string">
            <text:p text:style-name="P62">41</text:p>
          </table:table-cell>
          <table:table-cell table:style-name="Table5.A1" office:value-type="string">
            <text:p text:style-name="P97">array.join(sep = $,)</text:p>
            <text:p text:style-name="P99">Returns a string created by converting each element of the array to a string, separated by <text:span text:style-name="T415">sep</text:span>.</text:p>
          </table:table-cell>
        </table:table-row>
        <table:table-row table:style-name="TableLine94641278502000">
          <table:table-cell table:style-name="Table5.A1" office:value-type="string">
            <text:p text:style-name="P62">42</text:p>
          </table:table-cell>
          <table:table-cell table:style-name="Table5.A1" office:value-type="string">
            <text:p text:style-name="P97">array.last [or] array.last(n)</text:p>
            <text:p text:style-name="P99">Returns the last element(s) of <text:span text:style-name="T415">self</text:span>. If array is <text:span text:style-name="T415">empty</text:span>, the first form returns <text:span text:style-name="T415">nil</text:span>.</text:p>
          </table:table-cell>
        </table:table-row>
        <table:table-row table:style-name="TableLine94641278502832">
          <table:table-cell table:style-name="Table5.A1" office:value-type="string">
            <text:p text:style-name="P62">43</text:p>
          </table:table-cell>
          <table:table-cell table:style-name="Table5.A1" office:value-type="string">
            <text:p text:style-name="P97">array.length</text:p>
            <text:p text:style-name="P99">Returns the number of elements in <text:span text:style-name="T415">self</text:span>. May be zero.</text:p>
          </table:table-cell>
        </table:table-row>
        <table:table-row table:style-name="TableLine94641278503664">
          <table:table-cell table:style-name="Table5.A1" office:value-type="string">
            <text:p text:style-name="P62">44</text:p>
          </table:table-cell>
          <table:table-cell table:style-name="Table5.A1" office:value-type="string">
            <text:p text:style-name="P97">array.map { |item| block } [or]</text:p>
            <text:p text:style-name="P97">array.collect { |item| block }</text:p>
            <text:p text:style-name="P99">Invokes <text:span text:style-name="T415">block</text:span> once for each element of <text:span text:style-name="T415">self</text:span>. Creates a <text:span text:style-name="T415">new</text:span> array containing the values returned by the block.</text:p>
          </table:table-cell>
        </table:table-row>
        <table:table-row table:style-name="TableLine94641278504496">
          <table:table-cell table:style-name="Table5.A1" office:value-type="string">
            <text:p text:style-name="P62">45</text:p>
          </table:table-cell>
          <table:table-cell table:style-name="Table5.A1" office:value-type="string">
            <text:p text:style-name="P97">array.map! { |item| block } [or]</text:p>
            <text:p text:style-name="P97">array.collect! { |item| block }</text:p>
            <text:p text:style-name="P99">Invokes <text:span text:style-name="T415">block</text:span> once for each element of <text:span text:style-name="T415">array</text:span>, replacing the element with the value returned by block.</text:p>
          </table:table-cell>
        </table:table-row>
        <text:soft-page-break/>
        <table:table-row table:style-name="TableLine94641278505328">
          <table:table-cell table:style-name="Table5.A1" office:value-type="string">
            <text:p text:style-name="P62">46</text:p>
          </table:table-cell>
          <table:table-cell table:style-name="Table5.A1" office:value-type="string">
            <text:p text:style-name="P97">array.nitems</text:p>
            <text:p text:style-name="P99">Returns the number of non-nil elements in <text:span text:style-name="T415">self</text:span>. May be zero.</text:p>
          </table:table-cell>
        </table:table-row>
        <table:table-row table:style-name="TableLine94641278506160">
          <table:table-cell table:style-name="Table5.A1" office:value-type="string">
            <text:p text:style-name="P62">47</text:p>
          </table:table-cell>
          <table:table-cell table:style-name="Table5.A1" office:value-type="string">
            <text:p text:style-name="P97">array.pack(aTemplateString)</text:p>
            <text:p text:style-name="P99">Packs the contents of array into a binary sequence according to the directives in a TemplateString. Directives A, a, and Z may be followed by a count, which gives the width of the resulting field. The remaining directives also may take a count, indicating the number of array elements to convert. If the count is an asterisk (*), all remaining array elements will be converted. Any of the directives is still may be followed by an underscore (_) to use the underlying platform's native size for the specified type; otherwise, they use a platform independent size. Spaces are ignored in the template string.</text:p>
          </table:table-cell>
        </table:table-row>
        <table:table-row table:style-name="TableLine94641278506992">
          <table:table-cell table:style-name="Table5.A1" office:value-type="string">
            <text:p text:style-name="P62">48</text:p>
          </table:table-cell>
          <table:table-cell table:style-name="Table5.A1" office:value-type="string">
            <text:p text:style-name="P97">array.pop</text:p>
            <text:p text:style-name="P99">Removes the last element from <text:span text:style-name="T415">array</text:span> and returns it, or <text:span text:style-name="T415">nil</text:span> if <text:span text:style-name="T415">array</text:span> is empty.</text:p>
          </table:table-cell>
        </table:table-row>
        <table:table-row table:style-name="TableLine94641278507824">
          <table:table-cell table:style-name="Table5.A1" office:value-type="string">
            <text:p text:style-name="P62">49</text:p>
          </table:table-cell>
          <table:table-cell table:style-name="Table5.A1" office:value-type="string">
            <text:p text:style-name="P97">array.push(obj, ...)</text:p>
            <text:p text:style-name="P99">Pushes (appends) the given obj onto the end of this array. This expression returns the array itself, so several appends may be chained together.</text:p>
          </table:table-cell>
        </table:table-row>
        <table:table-row table:style-name="TableLine94641278508656">
          <table:table-cell table:style-name="Table5.A1" office:value-type="string">
            <text:p text:style-name="P62">50</text:p>
          </table:table-cell>
          <table:table-cell table:style-name="Table5.A1" office:value-type="string">
            <text:p text:style-name="P97">array.rassoc(key)</text:p>
            <text:p text:style-name="P99">Searches through the array whose elements are also arrays. Compares <text:span text:style-name="T415">key</text:span> with the second element of each contained array using ==. Returns the first contained array that matches.</text:p>
          </table:table-cell>
        </table:table-row>
        <table:table-row table:style-name="TableLine94641278509488">
          <table:table-cell table:style-name="Table5.A1" office:value-type="string">
            <text:p text:style-name="P62">51</text:p>
          </table:table-cell>
          <table:table-cell table:style-name="Table5.A1" office:value-type="string">
            <text:p text:style-name="P97">array.reject { |item| block }</text:p>
            <text:p text:style-name="P99">Returns a new array containing the items <text:span text:style-name="T415">array</text:span> for which the block is not <text:span text:style-name="T415">true</text:span>.</text:p>
          </table:table-cell>
        </table:table-row>
        <table:table-row table:style-name="TableLine94641278510320">
          <table:table-cell table:style-name="Table5.A1" office:value-type="string">
            <text:p text:style-name="P62">52</text:p>
          </table:table-cell>
          <table:table-cell table:style-name="Table5.A1" office:value-type="string">
            <text:p text:style-name="P97">array.reject! { |item| block }</text:p>
            <text:p text:style-name="P99">Deletes elements from <text:span text:style-name="T415">array</text:span> for which the block evaluates to <text:span text:style-name="T415">true</text:span>, but returns <text:span text:style-name="T415">nil</text:span> if no changes were made. Equivalent to Array#delete_if.</text:p>
          </table:table-cell>
        </table:table-row>
        <table:table-row table:style-name="TableLine94641278511152">
          <table:table-cell table:style-name="Table5.A1" office:value-type="string">
            <text:p text:style-name="P62">53</text:p>
          </table:table-cell>
          <table:table-cell table:style-name="Table5.A1" office:value-type="string">
            <text:p text:style-name="P97">array.replace(other_array)</text:p>
            <text:p text:style-name="P99">Replaces the contents of <text:span text:style-name="T415">array</text:span> with the contents of <text:span text:style-name="T415">other_array</text:span>, truncating or expanding if necessary.</text:p>
          </table:table-cell>
        </table:table-row>
        <table:table-row table:style-name="TableLine94641278511984">
          <table:table-cell table:style-name="Table5.A1" office:value-type="string">
            <text:p text:style-name="P62">54</text:p>
          </table:table-cell>
          <table:table-cell table:style-name="Table5.A1" office:value-type="string">
            <text:p text:style-name="P97">array.reverse</text:p>
            <text:p text:style-name="P99">Returns a new array containing array's elements in reverse order.</text:p>
          </table:table-cell>
        </table:table-row>
        <table:table-row table:style-name="TableLine94641278512816">
          <table:table-cell table:style-name="Table5.A1" office:value-type="string">
            <text:p text:style-name="P62">55</text:p>
          </table:table-cell>
          <table:table-cell table:style-name="Table5.A1" office:value-type="string">
            <text:p text:style-name="P97">array.reverse!</text:p>
            <text:p text:style-name="P99">Reverses <text:span text:style-name="T415">array</text:span> in place.</text:p>
          </table:table-cell>
        </table:table-row>
        <table:table-row table:style-name="TableLine94641278513648">
          <table:table-cell table:style-name="Table5.A1" office:value-type="string">
            <text:p text:style-name="P62">56</text:p>
          </table:table-cell>
          <table:table-cell table:style-name="Table5.A1" office:value-type="string">
            <text:p text:style-name="P97">array.reverse_each {|item| block }</text:p>
            <text:p text:style-name="P99">Same as Array#each, but traverses <text:span text:style-name="T415">array</text:span> in reverse order.</text:p>
          </table:table-cell>
        </table:table-row>
        <table:table-row table:style-name="TableLine94641278514480">
          <table:table-cell table:style-name="Table5.A1" office:value-type="string">
            <text:p text:style-name="P62">57</text:p>
          </table:table-cell>
          <table:table-cell table:style-name="Table5.A1" office:value-type="string">
            <text:p text:style-name="P97">array.rindex(obj)</text:p>
            <text:p text:style-name="P99">Returns the index of the last object in array == to obj. Returns <text:span text:style-name="T415">nil</text:span> if no match is found.</text:p>
          </table:table-cell>
        </table:table-row>
        <table:table-row table:style-name="TableLine94641278515312">
          <table:table-cell table:style-name="Table5.A1" office:value-type="string">
            <text:p text:style-name="P62">58</text:p>
          </table:table-cell>
          <table:table-cell table:style-name="Table5.A1" office:value-type="string">
            <text:p text:style-name="P97">array.select {|item| block }</text:p>
            <text:p text:style-name="P99">Invokes the block passing in successive elements from array, returning an array containing those elements for which the block returns a <text:span text:style-name="T415">true</text:span> value.</text:p>
          </table:table-cell>
        </table:table-row>
        <table:table-row table:style-name="TableLine94641278516144">
          <table:table-cell table:style-name="Table5.A1" office:value-type="string">
            <text:p text:style-name="P62">59</text:p>
          </table:table-cell>
          <table:table-cell table:style-name="Table5.A1" office:value-type="string">
            <text:p text:style-name="P97">array.shift</text:p>
            <text:p text:style-name="P99">Returns the first element of <text:span text:style-name="T415">self</text:span> and removes it (shifting all other elements down by one). Returns <text:span text:style-name="T415">nil</text:span> if the array is empty.</text:p>
          </table:table-cell>
        </table:table-row>
        <text:soft-page-break/>
        <table:table-row table:style-name="TableLine94641278516976">
          <table:table-cell table:style-name="Table5.A1" office:value-type="string">
            <text:p text:style-name="P62">60</text:p>
          </table:table-cell>
          <table:table-cell table:style-name="Table5.A1" office:value-type="string">
            <text:p text:style-name="P97">array.size</text:p>
            <text:p text:style-name="P99">Returns the length of <text:span text:style-name="T415">array</text:span> (number of elements). Alias for length.</text:p>
          </table:table-cell>
        </table:table-row>
        <table:table-row table:style-name="TableLine94641278517808">
          <table:table-cell table:style-name="Table5.A1" office:value-type="string">
            <text:p text:style-name="P62">61</text:p>
          </table:table-cell>
          <table:table-cell table:style-name="Table5.A1" office:value-type="string">
            <text:p text:style-name="P97">array.slice(index) [or] array.slice(start, length) [or]</text:p>
            <text:p text:style-name="P97">array.slice(range) [or] array[index] [or]</text:p>
            <text:p text:style-name="P97">array[start, length] [or] array[range]</text:p>
            <text:p text:style-name="P99">Returns the element at <text:span text:style-name="T415">index</text:span>, or returns a subarray starting at <text:span text:style-name="T415">start</text:span> and continuing for <text:span text:style-name="T415">length</text:span> elements, or returns a subarray specified by <text:span text:style-name="T415">range</text:span>. Negative indices count backward from the end of the array (-1 is the last element). Returns <text:span text:style-name="T415">nil</text:span> if the <text:span text:style-name="T415">index</text:span> (or starting index) are out of range.</text:p>
          </table:table-cell>
        </table:table-row>
        <table:table-row table:style-name="TableLine94641278518640">
          <table:table-cell table:style-name="Table5.A1" office:value-type="string">
            <text:p text:style-name="P62">62</text:p>
          </table:table-cell>
          <table:table-cell table:style-name="Table5.A1" office:value-type="string">
            <text:p text:style-name="P97">array.slice!(index) [or] array.slice!(start, length) [or]</text:p>
            <text:p text:style-name="P97">array.slice!(range)</text:p>
            <text:p text:style-name="P99">Deletes the element(s) given by an <text:span text:style-name="T415">index</text:span> (optionally with a length) or by a <text:span text:style-name="T415">range</text:span>. Returns the deleted object, subarray, or <text:span text:style-name="T415">nil</text:span> if <text:span text:style-name="T415">index</text:span> is out of range.</text:p>
          </table:table-cell>
        </table:table-row>
        <table:table-row table:style-name="TableLine94641278519472">
          <table:table-cell table:style-name="Table5.A1" office:value-type="string">
            <text:p text:style-name="P62">63</text:p>
          </table:table-cell>
          <table:table-cell table:style-name="Table5.A1" office:value-type="string">
            <text:p text:style-name="P97">array.sort [or] array.sort { | a,b | block }</text:p>
            <text:p text:style-name="P99">Returns a new array created by sorting self.</text:p>
          </table:table-cell>
        </table:table-row>
        <table:table-row table:style-name="TableLine94641278520304">
          <table:table-cell table:style-name="Table5.A1" office:value-type="string">
            <text:p text:style-name="P62">64</text:p>
          </table:table-cell>
          <table:table-cell table:style-name="Table5.A1" office:value-type="string">
            <text:p text:style-name="P97">array.sort! [or] array.sort! { | a,b | block }</text:p>
            <text:p text:style-name="P99">Sorts self.</text:p>
          </table:table-cell>
        </table:table-row>
        <table:table-row table:style-name="TableLine94641278521136">
          <table:table-cell table:style-name="Table5.A1" office:value-type="string">
            <text:p text:style-name="P62">65</text:p>
          </table:table-cell>
          <table:table-cell table:style-name="Table5.A1" office:value-type="string">
            <text:p text:style-name="P97">array.to_a</text:p>
            <text:p text:style-name="P99">Returns <text:span text:style-name="T415">self</text:span>. If called on a subclass of <text:span text:style-name="T415">Array</text:span>, converts the receiver to an Array object.</text:p>
          </table:table-cell>
        </table:table-row>
        <table:table-row table:style-name="TableLine94641278523920">
          <table:table-cell table:style-name="Table5.A1" office:value-type="string">
            <text:p text:style-name="P62">66</text:p>
          </table:table-cell>
          <table:table-cell table:style-name="Table5.A1" office:value-type="string">
            <text:p text:style-name="P97">array.to_ary</text:p>
            <text:p text:style-name="P99">Returns self.</text:p>
          </table:table-cell>
        </table:table-row>
        <table:table-row table:style-name="TableLine94641278524288">
          <table:table-cell table:style-name="Table5.A1" office:value-type="string">
            <text:p text:style-name="P62">67</text:p>
          </table:table-cell>
          <table:table-cell table:style-name="Table5.A1" office:value-type="string">
            <text:p text:style-name="P97">array.to_s</text:p>
            <text:p text:style-name="P99">Returns self.join.</text:p>
          </table:table-cell>
        </table:table-row>
        <table:table-row table:style-name="TableLine94641278524960">
          <table:table-cell table:style-name="Table5.A1" office:value-type="string">
            <text:p text:style-name="P62">68</text:p>
          </table:table-cell>
          <table:table-cell table:style-name="Table5.A1" office:value-type="string">
            <text:p text:style-name="P97">array.transpose</text:p>
            <text:p text:style-name="P99">Assumes that self is an array of arrays and transposes the rows and columns.</text:p>
          </table:table-cell>
        </table:table-row>
        <table:table-row table:style-name="TableLine94641278525792">
          <table:table-cell table:style-name="Table5.A1" office:value-type="string">
            <text:p text:style-name="P62">69</text:p>
          </table:table-cell>
          <table:table-cell table:style-name="Table5.A1" office:value-type="string">
            <text:p text:style-name="P97">array.uniq</text:p>
            <text:p text:style-name="P99">Returns a new array by removing duplicate values in <text:span text:style-name="T415">array</text:span>.</text:p>
          </table:table-cell>
        </table:table-row>
        <table:table-row table:style-name="TableLine94641278526624">
          <table:table-cell table:style-name="Table5.A1" office:value-type="string">
            <text:p text:style-name="P62">70</text:p>
          </table:table-cell>
          <table:table-cell table:style-name="Table5.A1" office:value-type="string">
            <text:p text:style-name="P97">array.uniq!</text:p>
            <text:p text:style-name="P99">Removes duplicate elements from <text:span text:style-name="T415">self</text:span>. Returns <text:span text:style-name="T415">nil</text:span> if no changes are made (that is, no duplicates are found).</text:p>
          </table:table-cell>
        </table:table-row>
        <table:table-row table:style-name="TableLine94641278527456">
          <table:table-cell table:style-name="Table5.A1" office:value-type="string">
            <text:p text:style-name="P62">71</text:p>
          </table:table-cell>
          <table:table-cell table:style-name="Table5.A1" office:value-type="string">
            <text:p text:style-name="P97">array.unshift(obj, ...)</text:p>
            <text:p text:style-name="P99">Prepends objects to the front of array, other elements up one.</text:p>
          </table:table-cell>
        </table:table-row>
        <table:table-row table:style-name="TableLine94641278528288">
          <table:table-cell table:style-name="Table5.A1" office:value-type="string">
            <text:p text:style-name="P62">72</text:p>
          </table:table-cell>
          <table:table-cell table:style-name="Table5.A1" office:value-type="string">
            <text:p text:style-name="P97">array.values_at(selector,...)</text:p>
            <text:p text:style-name="P99">Returns an array containing the elements in self corresponding to the given <text:span text:style-name="T415">selector</text:span> (one or more). The selectors may be either integer indices or ranges.</text:p>
          </table:table-cell>
        </table:table-row>
        <table:table-row table:style-name="TableLine94641278529120">
          <table:table-cell table:style-name="Table5.A1" office:value-type="string">
            <text:p text:style-name="P62">73</text:p>
          </table:table-cell>
          <table:table-cell table:style-name="Table5.A1" office:value-type="string">
            <text:p text:style-name="P97">array.zip(arg, ...) [or]</text:p>
            <text:p text:style-name="P97">array.zip(arg, ...){ | arr | block }</text:p>
            <text:p text:style-name="P99">Converts any arguments to arrays, then merges elements of <text:span text:style-name="T415">array</text:span> with corresponding elements from each argument.</text:p>
          </table:table-cell>
        </table:table-row>
      </table:table>
      <text:p text:style-name="P123"><text:soft-page-break/><text:a xlink:type="simple" xlink:href="https://www.tutorialspoint.com/latest/courses?utm_source=tutorialspoint&amp;utm_medium=tutorials_3p&amp;utm_campaign=internal" office:target-frame-name="_blank" xlink:show="new" text:style-name="Internet_20_link" text:visited-style-name="Visited_20_Internet_20_Link"><text:span text:style-name="Source_20_Text"><text:span text:style-name="T129"><text:line-break/></text:span></text:span></text:a><text:span text:style-name="Source_20_Text"><text:span text:style-name="T90">#inspect method of string</text:span></text:span></text:p>
      <text:p text:style-name="P123"><text:span text:style-name="Source_20_Text"><text:span text:style-name="Strong_20_Emphasis"><text:span text:style-name="T162">Why Use </text:span></text:span></text:span><text:span text:style-name="Strong_20_Emphasis"><text:span text:style-name="Source_20_Text"><text:span text:style-name="T175">inspect</text:span></text:span></text:span><text:span text:style-name="Source_20_Text"><text:span text:style-name="Strong_20_Emphasis"><text:span text:style-name="T162">?</text:span></text:span></text:span></text:p>
      <text:list xml:id="list1343515933" text:style-name="L10">
        <text:list-item>
          <text:p text:style-name="P373"><text:span text:style-name="Strong_20_Emphasis">Debugging</text:span>: It reveals special characters and escapes, which helps in understanding hidden or non-printable characters in the string.</text:p>
        </text:list-item>
      </text:list>
      <text:p text:style-name="P123"><text:span text:style-name="Source_20_Text"><text:span text:style-name="T90"/></text:span></text:p>
      <text:p text:style-name="P123"><text:span text:style-name="Source_20_Text"><text:span text:style-name="T90"/></text:span></text:p>
      <text:p text:style-name="P123"><text:span text:style-name="Source_20_Text"><text:span text:style-name="T90"/></text:span></text:p>
      <text:p text:style-name="P123"><text:span text:style-name="Source_20_Text"><text:span text:style-name="T90"/></text:span></text:p>
      <text:p text:style-name="P123"><text:span text:style-name="Source_20_Text"><text:span text:style-name="T90"/></text:span></text:p>
      <text:p text:style-name="P124"><text:span text:style-name="Source_20_Text"><text:span text:style-name="T91">#Ruby Hashes</text:span></text:span></text:p>
      <text:p text:style-name="P124"><text:span text:style-name="Source_20_Text"><text:span text:style-name="T91"/></text:span></text:p>
      <text:p text:style-name="P124"><text:span text:style-name="Source_20_Text"><text:span text:style-name="T130">A Hash is a collection of key-value pairs like this: "employee" = &gt; "salary".</text:span></text:span></text:p>
      <text:p text:style-name="P124"><text:span text:style-name="Source_20_Text"><text:span text:style-name="T131">and</text:span></text:span><text:span text:style-name="Source_20_Text"><text:span text:style-name="T130"> indexing is done via arbitrary keys of any object type.</text:span></text:span></text:p>
      <text:p text:style-name="P124"><text:span text:style-name="Source_20_Text"><text:span text:style-name="T130">and will generally not be in the insertion order. If you attempt to access a hash with a key that does not exist, the method will return </text:span></text:span><text:span text:style-name="Source_20_Text"><text:span text:style-name="T163">nil</text:span></text:span><text:span text:style-name="Source_20_Text"><text:span text:style-name="T130">.</text:span></text:span></text:p>
      <text:p text:style-name="P124"><text:span text:style-name="Source_20_Text"><text:span text:style-name="T130"/></text:span></text:p>
      <text:p text:style-name="P70"><text:span text:style-name="Source_20_Text"><text:span text:style-name="T176">months = Hash.new </text:span></text:span><text:span text:style-name="Source_20_Text"><text:span text:style-name="T177">#empty hash</text:span></text:span></text:p>
      <text:p text:style-name="P70"><text:span text:style-name="Source_20_Text"><text:span text:style-name="T177"/></text:span></text:p>
      <text:p text:style-name="P72"><text:span text:style-name="Source_20_Text"><text:span text:style-name="T177">#with default value otherwise it will be just nil </text:span></text:span></text:p>
      <text:p text:style-name="P72"><text:span text:style-name="Source_20_Text"><text:span text:style-name="T178">#</text:span></text:span><text:span text:style-name="Source_20_Text"><text:span text:style-name="T132">if the key or value doesn't exist, accessing the hash will return the default value −</text:span></text:span></text:p>
      <text:p text:style-name="P72"><text:span text:style-name="Source_20_Text"><text:span text:style-name="T177"/></text:span></text:p>
      <text:p text:style-name="P71"><text:span text:style-name="Source_20_Text"><text:span text:style-name="T177">months = Hash.new( "month" ) </text:span></text:span><text:span text:style-name="T80">or months = Hash.new "month"</text:span></text:p>
      <text:p text:style-name="P68"/>
      <text:p text:style-name="P118">You can use any Ruby object as a key or value, even an array, so the following example is a valid one −</text:p>
      <text:p text:style-name="P49"><text:span text:style-name="T302">[</text:span><text:span text:style-name="T359">1</text:span><text:span text:style-name="T302">,</text:span><text:span text:style-name="T320">"jan"</text:span><text:span text:style-name="T302">]</text:span><text:span text:style-name="T287"> </text:span><text:span text:style-name="T302">=&gt;</text:span><text:span text:style-name="T287"> </text:span><text:span text:style-name="T320">"January"</text:span></text:p>
      <text:p text:style-name="P68"/>
      <text:p text:style-name="P69">ways to create</text:p>
      <text:p text:style-name="P66"><text:span text:style-name="T352">Hash</text:span><text:span text:style-name="T316">[[</text:span><text:span text:style-name="T376">key </text:span><text:span text:style-name="T316">=&gt;|,</text:span><text:span text:style-name="T376"> </text:span><text:span text:style-name="T300">value</text:span><text:span text:style-name="T316">]*</text:span><text:span text:style-name="T376"> </text:span><text:span text:style-name="T316">]</text:span><text:span text:style-name="T376"> </text:span><text:span text:style-name="T300">or</text:span></text:p>
      <text:p text:style-name="P230"/>
      <text:p text:style-name="P49"><text:span text:style-name="T351">Hash</text:span><text:span text:style-name="T302">.</text:span><text:span text:style-name="T289">new</text:span><text:span text:style-name="T287"> </text:span><text:span text:style-name="T302">[</text:span><text:span text:style-name="T289">or</text:span><text:span text:style-name="T302">]</text:span><text:span text:style-name="T287"> </text:span><text:span text:style-name="T351">Hash</text:span><text:span text:style-name="T302">.</text:span><text:span text:style-name="T289">new</text:span><text:span text:style-name="T302">(</text:span><text:span text:style-name="T287">obj</text:span><text:span text:style-name="T302">)</text:span><text:span text:style-name="T287"> </text:span><text:span text:style-name="T302">[</text:span><text:span text:style-name="T289">or</text:span><text:span text:style-name="T302">]</text:span></text:p>
      <text:p text:style-name="P49"><text:span text:style-name="T351">Hash</text:span><text:span text:style-name="T302">.</text:span><text:span text:style-name="T289">new</text:span><text:span text:style-name="T287"> </text:span><text:span text:style-name="T302">{</text:span><text:span text:style-name="T287"> </text:span><text:span text:style-name="T302">|</text:span><text:span text:style-name="T287">hash</text:span><text:span text:style-name="T302">,</text:span><text:span text:style-name="T287"> key</text:span><text:span text:style-name="T302">|</text:span><text:span text:style-name="T287"> block </text:span><text:span text:style-name="T302">}</text:span></text:p>
      <text:p text:style-name="P68"/>
      <text:p text:style-name="P71"><text:span text:style-name="Source_20_Text"><text:span text:style-name="T177"/></text:span></text:p>
      <text:p text:style-name="P125"><text:span text:style-name="Source_20_Text"><text:span text:style-name="T92">#Ruby Hash methods</text:span></text:span></text:p>
      <text:p text:style-name="P125"><text:span text:style-name="Source_20_Text"><text:span text:style-name="T92"/></text:span></text:p>
      <table:table table:name="Table6" table:style-name="Table6">
        <table:table-column table:style-name="Table6.A"/>
        <table:table-column table:style-name="Table6.B"/>
        <table:table-row table:style-name="TableLine94641278529872">
          <table:table-cell table:style-name="Table6.A1" office:value-type="string">
            <text:p text:style-name="P62">1</text:p>
          </table:table-cell>
          <table:table-cell table:style-name="Table6.A1" office:value-type="string">
            <text:p text:style-name="P97">hash == other_hash</text:p>
            <text:p text:style-name="P99">Tests whether two hashes are equal, based on whether they have the same number of key-value pairs, and whether the key-value pairs match the corresponding pair in each hash.</text:p>
          </table:table-cell>
        </table:table-row>
        <table:table-row table:style-name="TableLine94641278690896">
          <table:table-cell table:style-name="Table6.A1" office:value-type="string">
            <text:p text:style-name="P62">2</text:p>
          </table:table-cell>
          <table:table-cell table:style-name="Table6.A1" office:value-type="string">
            <text:p text:style-name="P97">hash.[key]</text:p>
            <text:p text:style-name="P99">Using a key, references a value from hash. If the key is not found, returns a default value.</text:p>
          </table:table-cell>
        </table:table-row>
        <table:table-row table:style-name="TableLine94641278691248">
          <table:table-cell table:style-name="Table6.A1" office:value-type="string">
            <text:p text:style-name="P62">3</text:p>
          </table:table-cell>
          <table:table-cell table:style-name="Table6.A1" office:value-type="string">
            <text:p text:style-name="P97">hash.[key] = value</text:p>
            <text:p text:style-name="P99">Associates the value given by <text:span text:style-name="T415">value </text:span>with the key given by <text:span text:style-name="T415">key</text:span>.</text:p>
          </table:table-cell>
        </table:table-row>
        <text:soft-page-break/>
        <table:table-row table:style-name="TableLine94641278691776">
          <table:table-cell table:style-name="Table6.A1" office:value-type="string">
            <text:p text:style-name="P62">4</text:p>
          </table:table-cell>
          <table:table-cell table:style-name="Table6.A1" office:value-type="string">
            <text:p text:style-name="P97">hash.clear</text:p>
            <text:p text:style-name="P99">Removes all key-value pairs from hash.</text:p>
          </table:table-cell>
        </table:table-row>
        <table:table-row table:style-name="TableLine94641278692416">
          <table:table-cell table:style-name="Table6.A1" office:value-type="string">
            <text:p text:style-name="P62">5</text:p>
          </table:table-cell>
          <table:table-cell table:style-name="Table6.A1" office:value-type="string">
            <text:p text:style-name="P97">hash.default(key = nil)</text:p>
            <text:p text:style-name="P99">Returns the default value for <text:span text:style-name="T415">hash</text:span>, nil if not set by default=. ([] returns a default value if the key does not exist in <text:span text:style-name="T415">hash</text:span>.)</text:p>
          </table:table-cell>
        </table:table-row>
        <table:table-row table:style-name="TableLine94641278693056">
          <table:table-cell table:style-name="Table6.A1" office:value-type="string">
            <text:p text:style-name="P62">6</text:p>
          </table:table-cell>
          <table:table-cell table:style-name="Table6.A1" office:value-type="string">
            <text:p text:style-name="P97">hash.default = obj</text:p>
            <text:p text:style-name="P99">Sets a default value for <text:span text:style-name="T415">hash</text:span>.</text:p>
          </table:table-cell>
        </table:table-row>
        <table:table-row table:style-name="TableLine94641278693728">
          <table:table-cell table:style-name="Table6.A1" office:value-type="string">
            <text:p text:style-name="P62">7</text:p>
          </table:table-cell>
          <table:table-cell table:style-name="Table6.A1" office:value-type="string">
            <text:p text:style-name="P97">hash.default_proc</text:p>
            <text:p text:style-name="P99">Returns a block if <text:span text:style-name="T415">hash </text:span>was created by a block.</text:p>
          </table:table-cell>
        </table:table-row>
        <table:table-row table:style-name="TableLine94641278694528">
          <table:table-cell table:style-name="Table6.A1" office:value-type="string">
            <text:p text:style-name="P62">8</text:p>
          </table:table-cell>
          <table:table-cell table:style-name="Table6.A1" office:value-type="string">
            <text:p text:style-name="P97">hash.delete(key) [or]</text:p>
            <text:p text:style-name="P97">array.delete(key) { |key| block }</text:p>
            <text:p text:style-name="P99">Deletes a key-value pair from <text:span text:style-name="T415">hash </text:span>by <text:span text:style-name="T415">key</text:span>. If block is used, returns the result of a block if pair is not found. Compare <text:span text:style-name="T415">delete_if</text:span>.</text:p>
          </table:table-cell>
        </table:table-row>
        <table:table-row table:style-name="TableLine94641278695328">
          <table:table-cell table:style-name="Table6.A1" office:value-type="string">
            <text:p text:style-name="P62">9</text:p>
          </table:table-cell>
          <table:table-cell table:style-name="Table6.A1" office:value-type="string">
            <text:p text:style-name="P97">hash.delete_if { |key,value| block }</text:p>
            <text:p text:style-name="P99">Deletes a key-value pair from <text:span text:style-name="T415">hash </text:span>for every pair the block evaluates to <text:span text:style-name="T415">true</text:span>.</text:p>
          </table:table-cell>
        </table:table-row>
        <table:table-row table:style-name="TableLine94641278696048">
          <table:table-cell table:style-name="Table6.A1" office:value-type="string">
            <text:p text:style-name="P62">10</text:p>
          </table:table-cell>
          <table:table-cell table:style-name="Table6.A1" office:value-type="string">
            <text:p text:style-name="P97">hash.each { |key,value| block }</text:p>
            <text:p text:style-name="P99">Iterates over <text:span text:style-name="T415">hash</text:span>, calling the block once for each key, passing the key-value as a two-element array.</text:p>
          </table:table-cell>
        </table:table-row>
        <table:table-row table:style-name="TableLine94641278696848">
          <table:table-cell table:style-name="Table6.A1" office:value-type="string">
            <text:p text:style-name="P62">11</text:p>
          </table:table-cell>
          <table:table-cell table:style-name="Table6.A1" office:value-type="string">
            <text:p text:style-name="P97">hash.each_key { |key| block }</text:p>
            <text:p text:style-name="P99">Iterates over <text:span text:style-name="T415">hash</text:span>, calling the block once for each key, passing <text:span text:style-name="T415">key</text:span> as a parameter.</text:p>
          </table:table-cell>
        </table:table-row>
        <table:table-row table:style-name="TableLine94641278697648">
          <table:table-cell table:style-name="Table6.A1" office:value-type="string">
            <text:p text:style-name="P62">12</text:p>
          </table:table-cell>
          <table:table-cell table:style-name="Table6.A1" office:value-type="string">
            <text:p text:style-name="P97">hash.each_key { |key_value_array| block }</text:p>
            <text:p text:style-name="P99">Iterates over <text:span text:style-name="T415">hash</text:span>, calling the block once for each <text:span text:style-name="T415">key</text:span>, passing the <text:span text:style-name="T415">key</text:span> and <text:span text:style-name="T415">value</text:span> as parameters.</text:p>
          </table:table-cell>
        </table:table-row>
        <table:table-row table:style-name="TableLine94641278698448">
          <table:table-cell table:style-name="Table6.A1" office:value-type="string">
            <text:p text:style-name="P62">13</text:p>
          </table:table-cell>
          <table:table-cell table:style-name="Table6.A1" office:value-type="string">
            <text:p text:style-name="P97">hash.each_key { |value| block }</text:p>
            <text:p text:style-name="P99">Iterates over <text:span text:style-name="T415">hash</text:span>, calling the block once for each <text:span text:style-name="T415">key</text:span>, passing <text:span text:style-name="T415">value</text:span> as a parameter.</text:p>
          </table:table-cell>
        </table:table-row>
        <table:table-row table:style-name="TableLine94641278699248">
          <table:table-cell table:style-name="Table6.A1" office:value-type="string">
            <text:p text:style-name="P62">14</text:p>
          </table:table-cell>
          <table:table-cell table:style-name="Table6.A1" office:value-type="string">
            <text:p text:style-name="P97">hash.empty?</text:p>
            <text:p text:style-name="P99">Tests whether hash is empty (contains no key-value pairs), returning <text:span text:style-name="T415">true</text:span> or <text:span text:style-name="T415">false</text:span>.</text:p>
          </table:table-cell>
        </table:table-row>
        <table:table-row table:style-name="TableLine94641278700048">
          <table:table-cell table:style-name="Table6.A1" office:value-type="string">
            <text:p text:style-name="P62">15</text:p>
          </table:table-cell>
          <table:table-cell table:style-name="Table6.A1" office:value-type="string">
            <text:p text:style-name="P97">hash.fetch(key [, default] ) [or]</text:p>
            <text:p text:style-name="P97">hash.fetch(key) { | key | block }</text:p>
            <text:p text:style-name="P99">Returns a value from <text:span text:style-name="T415">hash</text:span> for the given <text:span text:style-name="T415">key</text:span>. If the <text:span text:style-name="T415">key</text:span> can't be found, and there are no other arguments, it raises an <text:span text:style-name="T415">IndexError</text:span> exception; if <text:span text:style-name="T415">default</text:span> is given, it is returned; if the optional block is specified, its result is returned.</text:p>
          </table:table-cell>
        </table:table-row>
        <table:table-row table:style-name="TableLine94641278700848">
          <table:table-cell table:style-name="Table6.A1" office:value-type="string">
            <text:p text:style-name="P62">16</text:p>
          </table:table-cell>
          <table:table-cell table:style-name="Table6.A1" office:value-type="string">
            <text:p text:style-name="P97">hash.has_key?(key) [or] hash.include?(key) [or]</text:p>
            <text:p text:style-name="P97">hash.key?(key) [or] hash.member?(key)</text:p>
            <text:p text:style-name="P99">Tests whether a given <text:span text:style-name="T415">key</text:span> is present in hash, returning <text:span text:style-name="T415">true</text:span> or <text:span text:style-name="T415">false</text:span>.</text:p>
          </table:table-cell>
        </table:table-row>
        <table:table-row table:style-name="TableLine94641278701648">
          <table:table-cell table:style-name="Table6.A1" office:value-type="string">
            <text:p text:style-name="P62">17</text:p>
          </table:table-cell>
          <table:table-cell table:style-name="Table6.A1" office:value-type="string">
            <text:p text:style-name="P97">hash.has_value?(value)</text:p>
            <text:p text:style-name="P99">Tests whether hash contains the given <text:span text:style-name="T415">value</text:span>.</text:p>
          </table:table-cell>
        </table:table-row>
        <table:table-row table:style-name="TableLine94641278702448">
          <table:table-cell table:style-name="Table6.A1" office:value-type="string">
            <text:p text:style-name="P62">18</text:p>
          </table:table-cell>
          <table:table-cell table:style-name="Table6.A1" office:value-type="string">
            <text:p text:style-name="P97">hash.index(value)</text:p>
            <text:p text:style-name="P99">Returns the <text:span text:style-name="T415">key</text:span> for the given <text:span text:style-name="T415">value</text:span> in hash, <text:span text:style-name="T415">nil</text:span> if no matching value is found.</text:p>
          </table:table-cell>
        </table:table-row>
        <text:soft-page-break/>
        <table:table-row table:style-name="TableLine94641278703248">
          <table:table-cell table:style-name="Table6.A1" office:value-type="string">
            <text:p text:style-name="P62">19</text:p>
          </table:table-cell>
          <table:table-cell table:style-name="Table6.A1" office:value-type="string">
            <text:p text:style-name="P97">hash.indexes(keys)</text:p>
            <text:p text:style-name="P99">Returns a new array consisting of values for the given key(s). Will insert the default value for keys that are not found. This method is deprecated. Use select.</text:p>
          </table:table-cell>
        </table:table-row>
        <table:table-row table:style-name="TableLine94641278704048">
          <table:table-cell table:style-name="Table6.A1" office:value-type="string">
            <text:p text:style-name="P62">20</text:p>
          </table:table-cell>
          <table:table-cell table:style-name="Table6.A1" office:value-type="string">
            <text:p text:style-name="P97">hash.indices(keys)</text:p>
            <text:p text:style-name="P99">Returns a new array consisting of values for the given key(s). Will insert the default value for keys that are not found. This method is deprecated. Use select.</text:p>
          </table:table-cell>
        </table:table-row>
        <table:table-row table:style-name="TableLine94641278704848">
          <table:table-cell table:style-name="Table6.A1" office:value-type="string">
            <text:p text:style-name="P62">21</text:p>
          </table:table-cell>
          <table:table-cell table:style-name="Table6.A1" office:value-type="string">
            <text:p text:style-name="P97">hash.inspect</text:p>
            <text:p text:style-name="P99">Returns a pretty print string version of hash.</text:p>
          </table:table-cell>
        </table:table-row>
        <table:table-row table:style-name="TableLine94641278705648">
          <table:table-cell table:style-name="Table6.A1" office:value-type="string">
            <text:p text:style-name="P62">22</text:p>
          </table:table-cell>
          <table:table-cell table:style-name="Table6.A1" office:value-type="string">
            <text:p text:style-name="P97">hash.invert</text:p>
            <text:p text:style-name="P99">Creates a new <text:span text:style-name="T415">hash</text:span>, inverting <text:span text:style-name="T415">keys</text:span> and <text:span text:style-name="T415">values</text:span> from <text:span text:style-name="T415">hash</text:span>; that is, in the new hash, the keys from <text:span text:style-name="T415">hash</text:span> become values and values become keys.</text:p>
          </table:table-cell>
        </table:table-row>
        <table:table-row table:style-name="TableLine94641278706448">
          <table:table-cell table:style-name="Table6.A1" office:value-type="string">
            <text:p text:style-name="P62">23</text:p>
          </table:table-cell>
          <table:table-cell table:style-name="Table6.A1" office:value-type="string">
            <text:p text:style-name="P97">hash.keys</text:p>
            <text:p text:style-name="P99">Creates a new array with keys from <text:span text:style-name="T415">hash</text:span>.</text:p>
          </table:table-cell>
        </table:table-row>
        <table:table-row table:style-name="TableLine94641278707248">
          <table:table-cell table:style-name="Table6.A1" office:value-type="string">
            <text:p text:style-name="P62">24</text:p>
          </table:table-cell>
          <table:table-cell table:style-name="Table6.A1" office:value-type="string">
            <text:p text:style-name="P97">hash.length</text:p>
            <text:p text:style-name="P99">Returns the size or length of <text:span text:style-name="T415">hash</text:span> as an integer.</text:p>
          </table:table-cell>
        </table:table-row>
        <table:table-row table:style-name="TableLine94641278708048">
          <table:table-cell table:style-name="Table6.A1" office:value-type="string">
            <text:p text:style-name="P62">25</text:p>
          </table:table-cell>
          <table:table-cell table:style-name="Table6.A1" office:value-type="string">
            <text:p text:style-name="P97">hash.merge(other_hash) [or]</text:p>
            <text:p text:style-name="P97">hash.merge(other_hash) { |key, oldval, newval| block }</text:p>
            <text:p text:style-name="P99">Returns a new hash containing the contents of <text:span text:style-name="T415">hash</text:span> and <text:span text:style-name="T415">other_hash</text:span>, overwriting pairs in hash with duplicate keys with those from <text:span text:style-name="T415">other_hash</text:span>.</text:p>
          </table:table-cell>
        </table:table-row>
        <table:table-row table:style-name="TableLine94641278708848">
          <table:table-cell table:style-name="Table6.A1" office:value-type="string">
            <text:p text:style-name="P62">26</text:p>
          </table:table-cell>
          <table:table-cell table:style-name="Table6.A1" office:value-type="string">
            <text:p text:style-name="P97">hash.merge!(other_hash) [or]</text:p>
            <text:p text:style-name="P97">hash.merge!(other_hash) { |key, oldval, newval| block }</text:p>
            <text:p text:style-name="P99">Same as merge, but changes are done in place.</text:p>
          </table:table-cell>
        </table:table-row>
        <table:table-row table:style-name="TableLine94641278709648">
          <table:table-cell table:style-name="Table6.A1" office:value-type="string">
            <text:p text:style-name="P62">27</text:p>
          </table:table-cell>
          <table:table-cell table:style-name="Table6.A1" office:value-type="string">
            <text:p text:style-name="P97">hash.rehash</text:p>
            <text:p text:style-name="P99">Rebuilds <text:span text:style-name="T415">hash</text:span> based on the current values for each <text:span text:style-name="T415">key</text:span>. If values have changed since they were inserted, this method reindexes <text:span text:style-name="T415">hash</text:span>.</text:p>
          </table:table-cell>
        </table:table-row>
        <table:table-row table:style-name="TableLine94641278710448">
          <table:table-cell table:style-name="Table6.A1" office:value-type="string">
            <text:p text:style-name="P62">28</text:p>
          </table:table-cell>
          <table:table-cell table:style-name="Table6.A1" office:value-type="string">
            <text:p text:style-name="P97">hash.reject { |key, value| block }</text:p>
            <text:p text:style-name="P99">Creates a new <text:span text:style-name="T415">hash</text:span> for every pair the <text:span text:style-name="T415">block</text:span> evaluates to <text:span text:style-name="T415">true</text:span></text:p>
          </table:table-cell>
        </table:table-row>
        <table:table-row table:style-name="TableLine94641278711248">
          <table:table-cell table:style-name="Table6.A1" office:value-type="string">
            <text:p text:style-name="P62">29</text:p>
          </table:table-cell>
          <table:table-cell table:style-name="Table6.A1" office:value-type="string">
            <text:p text:style-name="P97">hash.reject! { |key, value| block }</text:p>
            <text:p text:style-name="P99">Same as <text:span text:style-name="T415">reject</text:span>, but changes are made in place.</text:p>
          </table:table-cell>
        </table:table-row>
        <table:table-row table:style-name="TableLine94641278712048">
          <table:table-cell table:style-name="Table6.A1" office:value-type="string">
            <text:p text:style-name="P62">30</text:p>
          </table:table-cell>
          <table:table-cell table:style-name="Table6.A1" office:value-type="string">
            <text:p text:style-name="P97">hash.replace(other_hash)</text:p>
            <text:p text:style-name="P99">Replaces the contents of <text:span text:style-name="T415">hash</text:span> with the contents of <text:span text:style-name="T415">other_hash</text:span>.</text:p>
          </table:table-cell>
        </table:table-row>
        <table:table-row table:style-name="TableLine94641278712848">
          <table:table-cell table:style-name="Table6.A1" office:value-type="string">
            <text:p text:style-name="P62">31</text:p>
          </table:table-cell>
          <table:table-cell table:style-name="Table6.A1" office:value-type="string">
            <text:p text:style-name="P97">hash.select { |key, value| block }</text:p>
            <text:p text:style-name="P99">Returns a new array consisting of key-value pairs from <text:span text:style-name="T415">hash</text:span> for which the <text:span text:style-name="T415">block</text:span> returns <text:span text:style-name="T415">true</text:span>.</text:p>
          </table:table-cell>
        </table:table-row>
        <table:table-row table:style-name="TableLine94641278713648">
          <table:table-cell table:style-name="Table6.A1" office:value-type="string">
            <text:p text:style-name="P62">32</text:p>
          </table:table-cell>
          <table:table-cell table:style-name="Table6.A1" office:value-type="string">
            <text:p text:style-name="P97">hash.shift</text:p>
            <text:p text:style-name="P99">Removes a key-value pair from <text:span text:style-name="T415">hash</text:span>, returning it as a two-element array.</text:p>
          </table:table-cell>
        </table:table-row>
        <table:table-row table:style-name="TableLine94641278714128">
          <table:table-cell table:style-name="Table6.A1" office:value-type="string">
            <text:p text:style-name="P62">33</text:p>
          </table:table-cell>
          <table:table-cell table:style-name="Table6.A1" office:value-type="string">
            <text:p text:style-name="P97">hash.size</text:p>
            <text:p text:style-name="P99">Returns the <text:span text:style-name="T415">size</text:span> or length of <text:span text:style-name="T415">hash</text:span> as an integer.</text:p>
          </table:table-cell>
        </table:table-row>
        <table:table-row table:style-name="TableLine94641278714832">
          <table:table-cell table:style-name="Table6.A1" office:value-type="string">
            <text:p text:style-name="P62">3<text:soft-page-break/>4</text:p>
          </table:table-cell>
          <table:table-cell table:style-name="Table6.A1" office:value-type="string">
            <text:p text:style-name="P97">hash.sort</text:p>
            <text:p text:style-name="P99"><text:soft-page-break/>Converts <text:span text:style-name="T415">hash</text:span> to a two-dimensional array containing arrays of key-value pairs, then sorts it as an array.</text:p>
          </table:table-cell>
        </table:table-row>
        <table:table-row table:style-name="TableLine94641278715664">
          <table:table-cell table:style-name="Table6.A1" office:value-type="string">
            <text:p text:style-name="P62">35</text:p>
          </table:table-cell>
          <table:table-cell table:style-name="Table6.A1" office:value-type="string">
            <text:p text:style-name="P97">hash.store(key, value)</text:p>
            <text:p text:style-name="P99">Stores a key-value pair in <text:span text:style-name="T415">hash</text:span>.</text:p>
          </table:table-cell>
        </table:table-row>
        <table:table-row table:style-name="TableLine94641278716496">
          <table:table-cell table:style-name="Table6.A1" office:value-type="string">
            <text:p text:style-name="P62">36</text:p>
          </table:table-cell>
          <table:table-cell table:style-name="Table6.A1" office:value-type="string">
            <text:p text:style-name="P97">hash.to_a</text:p>
            <text:p text:style-name="P99">Creates a two-dimensional array from hash. Each key/value pair is converted to an array, and all these arrays are stored in a containing array.</text:p>
          </table:table-cell>
        </table:table-row>
        <table:table-row table:style-name="TableLine94641278717328">
          <table:table-cell table:style-name="Table6.A1" office:value-type="string">
            <text:p text:style-name="P62">37</text:p>
          </table:table-cell>
          <table:table-cell table:style-name="Table6.A1" office:value-type="string">
            <text:p text:style-name="P97">hash.to_hash</text:p>
            <text:p text:style-name="P99">Returns <text:span text:style-name="T415">hash</text:span> (self).</text:p>
          </table:table-cell>
        </table:table-row>
        <table:table-row table:style-name="TableLine94641278718160">
          <table:table-cell table:style-name="Table6.A1" office:value-type="string">
            <text:p text:style-name="P62">38</text:p>
          </table:table-cell>
          <table:table-cell table:style-name="Table6.A1" office:value-type="string">
            <text:p text:style-name="P97">hash.to_s</text:p>
            <text:p text:style-name="P99">Converts <text:span text:style-name="T415">hash</text:span> to an array, then converts that array to a string.</text:p>
          </table:table-cell>
        </table:table-row>
        <table:table-row table:style-name="TableLine94641278718992">
          <table:table-cell table:style-name="Table6.A1" office:value-type="string">
            <text:p text:style-name="P62">39</text:p>
          </table:table-cell>
          <table:table-cell table:style-name="Table6.A1" office:value-type="string">
            <text:p text:style-name="P97">hash.update(other_hash) [or]</text:p>
            <text:p text:style-name="P97">hash.update(other_hash) {|key, oldval, newval| block}</text:p>
            <text:p text:style-name="P99">Returns a new hash containing the contents of <text:span text:style-name="T415">hash</text:span> and <text:span text:style-name="T415">other_hash</text:span>, overwriting pairs in <text:span text:style-name="T415">hash</text:span> with duplicate keys with those from <text:span text:style-name="T415">other_hash</text:span>.</text:p>
          </table:table-cell>
        </table:table-row>
        <table:table-row table:style-name="TableLine94641278719824">
          <table:table-cell table:style-name="Table6.A1" office:value-type="string">
            <text:p text:style-name="P62">40</text:p>
          </table:table-cell>
          <table:table-cell table:style-name="Table6.A1" office:value-type="string">
            <text:p text:style-name="P97">hash.value?(value)</text:p>
            <text:p text:style-name="P99">Tests whether <text:span text:style-name="T415">hash</text:span> contains the given <text:span text:style-name="T415">value</text:span>.</text:p>
          </table:table-cell>
        </table:table-row>
        <table:table-row table:style-name="TableLine94641278720656">
          <table:table-cell table:style-name="Table6.A1" office:value-type="string">
            <text:p text:style-name="P62">41</text:p>
          </table:table-cell>
          <table:table-cell table:style-name="Table6.A1" office:value-type="string">
            <text:p text:style-name="P97">hash.values</text:p>
            <text:p text:style-name="P99">Returns a new array containing all the values of <text:span text:style-name="T415">hash</text:span>.</text:p>
          </table:table-cell>
        </table:table-row>
        <table:table-row table:style-name="TableLine94641278721488">
          <table:table-cell table:style-name="Table6.A1" office:value-type="string">
            <text:p text:style-name="P62">42</text:p>
          </table:table-cell>
          <table:table-cell table:style-name="Table6.A1" office:value-type="string">
            <text:p text:style-name="P97">hash.values_at(obj, ...)</text:p>
            <text:p text:style-name="P99">Returns a new array containing the values from <text:span text:style-name="T415">hash</text:span> that are associated with the given key or keys.</text:p>
          </table:table-cell>
        </table:table-row>
      </table:table>
      <text:p text:style-name="P125"><text:span text:style-name="Source_20_Text"><text:span text:style-name="T92"/></text:span></text:p>
      <text:p text:style-name="P126"><text:span text:style-name="Source_20_Text"><text:span text:style-name="T93">#Ruby </text:span></text:span><text:span text:style-name="Source_20_Text"><text:span text:style-name="T115">Date &amp; </text:span></text:span><text:span text:style-name="Source_20_Text"><text:span text:style-name="T93">Time</text:span></text:span></text:p>
      <text:p text:style-name="P126"><text:span text:style-name="Source_20_Text"><text:span text:style-name="T93"/></text:span></text:p>
      <text:p text:style-name="P126"><text:span text:style-name="Source_20_Text"><text:span text:style-name="T133">The </text:span></text:span><text:span text:style-name="Source_20_Text"><text:span text:style-name="T134">Time </text:span></text:span><text:span text:style-name="Source_20_Text"><text:span text:style-name="T133">class represents dates and times in Ruby. It is a thin layer over the system date and time functionality provided by the operating system. This class may be unable on your system to represent dates before 1970 or after 2038.</text:span></text:span></text:p>
      <text:p text:style-name="P127"><text:span text:style-name="Source_20_Text"><text:span text:style-name="T116">getting current date &amp; time</text:span></text:span></text:p>
      <text:p text:style-name="P73"><text:span text:style-name="Source_20_Text"><text:span text:style-name="T183">time1 </text:span></text:span><text:span text:style-name="Source_20_Text"><text:span text:style-name="T230">=</text:span></text:span><text:span text:style-name="Source_20_Text"><text:span text:style-name="T183"> </text:span></text:span><text:span text:style-name="Source_20_Text"><text:span text:style-name="T257">Time</text:span></text:span><text:span text:style-name="Source_20_Text"><text:span text:style-name="T230">.</text:span></text:span><text:span text:style-name="Source_20_Text"><text:span text:style-name="T204">new</text:span></text:span></text:p>
      <text:p text:style-name="P49"><text:span text:style-name="T287">puts </text:span><text:span text:style-name="T320">"Current Time : "</text:span><text:span text:style-name="T287"> </text:span><text:span text:style-name="T302">+</text:span><text:span text:style-name="T287"> time1</text:span><text:span text:style-name="T302">.</text:span><text:span text:style-name="T287">inspect</text:span></text:p>
      <text:p text:style-name="P230"/>
      <text:p text:style-name="P56"># Time.now is a synonym:</text:p>
      <text:p text:style-name="P49"><text:span text:style-name="T287">time2 </text:span><text:span text:style-name="T302">=</text:span><text:span text:style-name="T287"> </text:span><text:span text:style-name="T351">Time</text:span><text:span text:style-name="T302">.</text:span><text:span text:style-name="T287">now</text:span></text:p>
      <text:p text:style-name="P49"><text:span text:style-name="T287">puts </text:span><text:span text:style-name="T320">"Current Time : "</text:span><text:span text:style-name="T287"> </text:span><text:span text:style-name="T302">+</text:span><text:span text:style-name="T287"> time2</text:span><text:span text:style-name="T302">.</text:span><text:span text:style-name="T287">inspect</text:span></text:p>
      <text:p text:style-name="P127"><text:span text:style-name="Source_20_Text"><text:span text:style-name="T135"/></text:span></text:p>
      <text:p text:style-name="P127"><text:span text:style-name="Source_20_Text"><text:span text:style-name="T94">components of time</text:span></text:span></text:p>
      <text:p text:style-name="P73"><text:span text:style-name="Source_20_Text"><text:span text:style-name="T265"/></text:span></text:p>
      <text:p text:style-name="P49"><text:span text:style-name="T287">puts </text:span><text:span text:style-name="T320">"Current Time : "</text:span><text:span text:style-name="T287"> </text:span><text:span text:style-name="T302">+</text:span><text:span text:style-name="T287"> time</text:span><text:span text:style-name="T302">.</text:span><text:span text:style-name="T287">inspect</text:span></text:p>
      <text:p text:style-name="P49"><text:span text:style-name="T287">puts time</text:span><text:span text:style-name="T302">.</text:span><text:span text:style-name="T287">year <text:s text:c="3"/></text:span><text:span text:style-name="T329"># =&gt; Year of the date </text:span></text:p>
      <text:p text:style-name="P49"><text:span text:style-name="T287">puts time</text:span><text:span text:style-name="T302">.</text:span><text:span text:style-name="T287">month <text:s text:c="2"/></text:span><text:span text:style-name="T329"># =&gt; Month of the date (1 to 12)</text:span></text:p>
      <text:p text:style-name="P49"><text:soft-page-break/><text:span text:style-name="T287">puts time</text:span><text:span text:style-name="T302">.</text:span><text:span text:style-name="T287">day <text:s text:c="4"/></text:span><text:span text:style-name="T329"># =&gt; Day of the date (1 to 31 )</text:span></text:p>
      <text:p text:style-name="P49"><text:span text:style-name="T287">puts time</text:span><text:span text:style-name="T302">.</text:span><text:span text:style-name="T287">wday <text:s text:c="3"/></text:span><text:span text:style-name="T329"># =&gt; 0: Day of week: 0 is Sunday</text:span></text:p>
      <text:p text:style-name="P49"><text:span text:style-name="T287">puts time</text:span><text:span text:style-name="T302">.</text:span><text:span text:style-name="T287">yday <text:s text:c="3"/></text:span><text:span text:style-name="T329"># =&gt; 365: Day of year</text:span></text:p>
      <text:p text:style-name="P49"><text:span text:style-name="T287">puts time</text:span><text:span text:style-name="T302">.</text:span><text:span text:style-name="T287">hour <text:s text:c="3"/></text:span><text:span text:style-name="T329"># =&gt; 23: 24-hour clock</text:span></text:p>
      <text:p text:style-name="P49"><text:span text:style-name="T287">puts time</text:span><text:span text:style-name="T302">.</text:span><text:span text:style-name="T287">min <text:s text:c="4"/></text:span><text:span text:style-name="T329"># =&gt; 59</text:span></text:p>
      <text:p text:style-name="P49"><text:span text:style-name="T287">puts time</text:span><text:span text:style-name="T302">.</text:span><text:span text:style-name="T287">sec <text:s text:c="4"/></text:span><text:span text:style-name="T329"># =&gt; 59</text:span></text:p>
      <text:p text:style-name="P49"><text:span text:style-name="T287">puts time</text:span><text:span text:style-name="T302">.</text:span><text:span text:style-name="T287">usec <text:s text:c="3"/></text:span><text:span text:style-name="T329"># =&gt; 999999: microseconds</text:span></text:p>
      <text:p text:style-name="P49"><text:span text:style-name="T287">puts time</text:span><text:span text:style-name="T302">.</text:span><text:span text:style-name="T287">zone <text:s text:c="3"/></text:span><text:span text:style-name="T329"># =&gt; "UTC": timezone name</text:span></text:p>
      <text:p text:style-name="P127"><text:span text:style-name="Source_20_Text"><text:span text:style-name="T94"/></text:span></text:p>
      <text:p text:style-name="P128"><text:span text:style-name="Source_20_Text"><text:span text:style-name="T95">time functions</text:span></text:span></text:p>
      <text:p text:style-name="P74"><text:span text:style-name="Source_20_Text"><text:span text:style-name="T266"># July 8, 2008</text:span></text:span></text:p>
      <text:p text:style-name="P49"><text:span text:style-name="T351">Time</text:span><text:span text:style-name="T302">.</text:span><text:span text:style-name="T289">local</text:span><text:span text:style-name="T302">(</text:span><text:span text:style-name="T359">2008</text:span><text:span text:style-name="T302">,</text:span><text:span text:style-name="T287"> </text:span><text:span text:style-name="T359">7</text:span><text:span text:style-name="T302">,</text:span><text:span text:style-name="T287"> </text:span><text:span text:style-name="T359">8</text:span><text:span text:style-name="T302">)</text:span><text:span text:style-name="T287"> <text:s/></text:span></text:p>
      <text:p text:style-name="P56"># July 8, 2008, 09:10am, local time</text:p>
      <text:p text:style-name="P49"><text:span text:style-name="T351">Time</text:span><text:span text:style-name="T302">.</text:span><text:span text:style-name="T289">local</text:span><text:span text:style-name="T302">(</text:span><text:span text:style-name="T359">2008</text:span><text:span text:style-name="T302">,</text:span><text:span text:style-name="T287"> </text:span><text:span text:style-name="T359">7</text:span><text:span text:style-name="T302">,</text:span><text:span text:style-name="T287"> </text:span><text:span text:style-name="T359">8</text:span><text:span text:style-name="T302">,</text:span><text:span text:style-name="T287"> </text:span><text:span text:style-name="T359">9</text:span><text:span text:style-name="T302">,</text:span><text:span text:style-name="T287"> </text:span><text:span text:style-name="T359">10</text:span><text:span text:style-name="T302">)</text:span><text:span text:style-name="T287"> <text:s text:c="2"/></text:span></text:p>
      <text:p text:style-name="P56"># July 8, 2008, 09:10 UTC</text:p>
      <text:p text:style-name="P49"><text:span text:style-name="T351">Time</text:span><text:span text:style-name="T302">.</text:span><text:span text:style-name="T287">utc</text:span><text:span text:style-name="T302">(</text:span><text:span text:style-name="T359">2008</text:span><text:span text:style-name="T302">,</text:span><text:span text:style-name="T287"> </text:span><text:span text:style-name="T359">7</text:span><text:span text:style-name="T302">,</text:span><text:span text:style-name="T287"> </text:span><text:span text:style-name="T359">8</text:span><text:span text:style-name="T302">,</text:span><text:span text:style-name="T287"> </text:span><text:span text:style-name="T359">9</text:span><text:span text:style-name="T302">,</text:span><text:span text:style-name="T287"> </text:span><text:span text:style-name="T359">10</text:span><text:span text:style-name="T302">)</text:span><text:span text:style-name="T287"> <text:s/></text:span></text:p>
      <text:p text:style-name="P56"># July 8, 2008, 09:10:11 GMT (same as UTC)</text:p>
      <text:p text:style-name="P49"><text:span text:style-name="T351">Time</text:span><text:span text:style-name="T302">.</text:span><text:span text:style-name="T287">gm</text:span><text:span text:style-name="T302">(</text:span><text:span text:style-name="T359">2008</text:span><text:span text:style-name="T302">,</text:span><text:span text:style-name="T287"> </text:span><text:span text:style-name="T359">7</text:span><text:span text:style-name="T302">,</text:span><text:span text:style-name="T287"> </text:span><text:span text:style-name="T359">8</text:span><text:span text:style-name="T302">,</text:span><text:span text:style-name="T287"> </text:span><text:span text:style-name="T359">9</text:span><text:span text:style-name="T302">,</text:span><text:span text:style-name="T287"> </text:span><text:span text:style-name="T359">10</text:span><text:span text:style-name="T302">,</text:span><text:span text:style-name="T287"> </text:span><text:span text:style-name="T359">11</text:span><text:span text:style-name="T302">)</text:span><text:span text:style-name="T287"> </text:span></text:p>
      <text:p text:style-name="P128"><text:span text:style-name="Source_20_Text"><text:span text:style-name="T95"/></text:span></text:p>
      <text:p text:style-name="P129"><text:span text:style-name="Source_20_Text"><text:span text:style-name="T96">#component in an array</text:span></text:span></text:p>
      <text:p text:style-name="P129"><text:span text:style-name="Source_20_Text"><text:span text:style-name="T96"/></text:span></text:p>
      <text:p text:style-name="P75"><text:span text:style-name="Source_20_Text"><text:span text:style-name="T184">time </text:span></text:span><text:span text:style-name="Source_20_Text"><text:span text:style-name="T231">=</text:span></text:span><text:span text:style-name="Source_20_Text"><text:span text:style-name="T184"> </text:span></text:span><text:span text:style-name="Source_20_Text"><text:span text:style-name="T258">Time</text:span></text:span><text:span text:style-name="Source_20_Text"><text:span text:style-name="T231">.</text:span></text:span><text:span text:style-name="Source_20_Text"><text:span text:style-name="T205">new</text:span></text:span></text:p>
      <text:p text:style-name="P49"><text:span text:style-name="T287">values </text:span><text:span text:style-name="T302">=</text:span><text:span text:style-name="T287"> time</text:span><text:span text:style-name="T302">.</text:span><text:span text:style-name="T287">to_a</text:span></text:p>
      <text:p text:style-name="P228"><text:span text:style-name="T287">p values </text:span><text:span text:style-name="T439">#</text:span><text:span text:style-name="T373">[26, 10, 12, 2, 6, 2008, 1, 154, false, "MST"]</text:span></text:p>
      <text:p text:style-name="P227"/>
      <text:p text:style-name="P129"><text:span text:style-name="Source_20_Text"><text:span text:style-name="T96"/></text:span></text:p>
      <text:p text:style-name="P129"><text:span text:style-name="Source_20_Text"><text:span text:style-name="T136">This array could be passed to </text:span></text:span><text:span text:style-name="Source_20_Text"><text:span text:style-name="T164">Time.utc</text:span></text:span><text:span text:style-name="Source_20_Text"><text:span text:style-name="T118"> </text:span></text:span><text:span text:style-name="Source_20_Text"><text:span text:style-name="T136">or </text:span></text:span><text:span text:style-name="Source_20_Text"><text:span text:style-name="T164">Time.local</text:span></text:span><text:span text:style-name="Source_20_Text"><text:span text:style-name="T119"> </text:span></text:span><text:span text:style-name="Source_20_Text"><text:span text:style-name="T136">functions to get different format of dates</text:span></text:span></text:p>
      <text:p text:style-name="P75"><text:span text:style-name="Source_20_Text"><text:span text:style-name="T184">time </text:span></text:span><text:span text:style-name="Source_20_Text"><text:span text:style-name="T231">=</text:span></text:span><text:span text:style-name="Source_20_Text"><text:span text:style-name="T184"> </text:span></text:span><text:span text:style-name="Source_20_Text"><text:span text:style-name="T258">Time</text:span></text:span><text:span text:style-name="Source_20_Text"><text:span text:style-name="T231">.</text:span></text:span><text:span text:style-name="Source_20_Text"><text:span text:style-name="T205">new</text:span></text:span></text:p>
      <text:p text:style-name="P49"><text:span text:style-name="T287">values </text:span><text:span text:style-name="T302">=</text:span><text:span text:style-name="T287"> time</text:span><text:span text:style-name="T302">.</text:span><text:span text:style-name="T287">to_a</text:span></text:p>
      <text:p text:style-name="P49"><text:span text:style-name="T287">puts </text:span><text:span text:style-name="T351">Time</text:span><text:span text:style-name="T302">.</text:span><text:span text:style-name="T287">utc</text:span><text:span text:style-name="T302">(*</text:span><text:span text:style-name="T287">values</text:span><text:span text:style-name="T302">)</text:span></text:p>
      <text:p text:style-name="P129"><text:span text:style-name="Source_20_Text"><text:span text:style-name="T96"/></text:span></text:p>
      <text:p text:style-name="P129"><text:span text:style-name="Source_20_Text"><text:span text:style-name="T154">Get the current time as seconds since the epoch (integer)</text:span></text:span></text:p>
      <text:p text:style-name="P129"><text:span text:style-name="Source_20_Text"><text:span text:style-name="T154"/></text:span></text:p>
      <text:p text:style-name="P129"><text:span text:style-name="Source_20_Text"><text:span text:style-name="T154">-</text:span></text:span><text:span text:style-name="Source_20_Text"><text:span text:style-name="T155">&gt;</text:span></text:span><text:span text:style-name="Source_20_Text"><text:span text:style-name="T154">time_in_seconds = Time.now.to_i</text:span></text:span></text:p>
      <text:p text:style-name="P129"><text:span text:style-name="Source_20_Text"><text:span text:style-name="T154">puts "Seconds since epoch: #{time_in_seconds}"</text:span></text:span></text:p>
      <text:p text:style-name="P129"><text:span text:style-name="Source_20_Text"><text:span text:style-name="T154"/></text:span></text:p>
      <text:p text:style-name="P129"><text:span text:style-name="Source_20_Text"><text:span text:style-name="T154">Convert seconds since epoch back to a Time object</text:span></text:span></text:p>
      <text:p text:style-name="P129"><text:span text:style-name="Source_20_Text"><text:span text:style-name="T154"/></text:span></text:p>
      <text:p text:style-name="P129"><text:span text:style-name="Source_20_Text"><text:span text:style-name="T154">-</text:span></text:span><text:span text:style-name="Source_20_Text"><text:span text:style-name="T155">&gt;</text:span></text:span><text:span text:style-name="Source_20_Text"><text:span text:style-name="T154">time_as_object = Time.at(time_in_seconds)</text:span></text:span></text:p>
      <text:p text:style-name="P129"><text:span text:style-name="Source_20_Text"><text:span text:style-name="T154">puts "Time object: #{time_as_object}"</text:span></text:span></text:p>
      <text:p text:style-name="P129"><text:span text:style-name="Source_20_Text"><text:span text:style-name="T154"/></text:span></text:p>
      <text:p text:style-name="P129"><text:span text:style-name="Source_20_Text"><text:span text:style-name="T154">Get the current time as seconds since the epoch (float, including microseconds)</text:span></text:span></text:p>
      <text:p text:style-name="P129"><text:span text:style-name="Source_20_Text"><text:span text:style-name="T154"/></text:span></text:p>
      <text:p text:style-name="P129"><text:span text:style-name="Source_20_Text"><text:span text:style-name="T154">-</text:span></text:span><text:span text:style-name="Source_20_Text"><text:span text:style-name="T155">&gt;</text:span></text:span><text:span text:style-name="Source_20_Text"><text:span text:style-name="T154">time_in_seconds_with_microseconds = Time.now.to_f</text:span></text:span></text:p>
      <text:p text:style-name="P129"><text:span text:style-name="Source_20_Text"><text:span text:style-name="T154">puts "Seconds with microseconds: #{time_in_seconds_with_microseconds}"</text:span></text:span></text:p>
      <text:p text:style-name="P129"><text:span text:style-name="Source_20_Text"><text:span text:style-name="T154"/></text:span></text:p>
      <text:p text:style-name="P130"><text:soft-page-break/><text:span text:style-name="Source_20_Text"><text:span text:style-name="T97">#timezone and daylight saving time</text:span></text:span></text:p>
      <text:p text:style-name="P130"><text:span text:style-name="Source_20_Text"><text:span text:style-name="T97"/></text:span></text:p>
      <text:p text:style-name="P76"><text:span text:style-name="Source_20_Text"><text:span text:style-name="T192">time</text:span></text:span><text:span text:style-name="Source_20_Text"><text:span text:style-name="T240">.</text:span></text:span><text:span text:style-name="Source_20_Text"><text:span text:style-name="T192">zone <text:s text:c="6"/></text:span></text:span><text:span text:style-name="Source_20_Text"><text:span text:style-name="T267"># =&gt; "UTC": return the timezone</text:span></text:span></text:p>
      <text:p text:style-name="P59"><text:span text:style-name="T88">time</text:span><text:span text:style-name="T228">.</text:span><text:span text:style-name="T88">utc_offset </text:span><text:span text:style-name="T270"># =&gt; 0: UTC is 0 seconds offset from UTC</text:span></text:p>
      <text:p text:style-name="P60">This value tells you how many seconds you need to add to UTC to get the local time.</text:p>
      <text:p text:style-name="P49"><text:span text:style-name="T287">time</text:span><text:span text:style-name="T302">.</text:span><text:span text:style-name="T287">zone <text:s text:c="6"/></text:span><text:span text:style-name="T329"># =&gt; "PST" (or whatever your timezone is)</text:span></text:p>
      <text:p text:style-name="P49"><text:span text:style-name="T287">time</text:span><text:span text:style-name="T302">.</text:span><text:span text:style-name="T287">isdst <text:s text:c="5"/></text:span><text:span text:style-name="T329"># =&gt; false: If UTC does not have DST.</text:span></text:p>
      <text:p text:style-name="P49"><text:span text:style-name="T287">time</text:span><text:span text:style-name="T302">.</text:span><text:span text:style-name="T287">utc</text:span><text:span text:style-name="T302">?</text:span><text:span text:style-name="T287"> <text:s text:c="6"/></text:span><text:span text:style-name="T329"># =&gt; true: if t is in UTC time zone</text:span></text:p>
      <text:p text:style-name="P49"><text:span text:style-name="T287">time</text:span><text:span text:style-name="T302">.</text:span><text:span text:style-name="T287">localtime <text:s/></text:span><text:span text:style-name="T329"># Convert to local timezone.</text:span></text:p>
      <text:p text:style-name="P49"><text:span text:style-name="T287">time</text:span><text:span text:style-name="T302">.</text:span><text:span text:style-name="T287">gmtime <text:s text:c="4"/></text:span><text:span text:style-name="T329"># Convert back to UTC.</text:span></text:p>
      <text:p text:style-name="P49"><text:span text:style-name="T287">time</text:span><text:span text:style-name="T302">.</text:span><text:span text:style-name="T287">getlocal <text:s text:c="2"/></text:span><text:span text:style-name="T329"># Return a new Time object in local zone</text:span></text:p>
      <text:p text:style-name="P49"><text:span text:style-name="T287">time</text:span><text:span text:style-name="T302">.</text:span><text:span text:style-name="T287">getutc <text:s text:c="4"/></text:span><text:span text:style-name="T329"># Return a new Time object in UTC</text:span></text:p>
      <text:p text:style-name="P130"><text:span text:style-name="Source_20_Text"><text:span text:style-name="T97"/></text:span></text:p>
      <text:p text:style-name="P131"><text:span text:style-name="Source_20_Text"><text:span text:style-name="T156"># Print the time in a more human-readable format </text:span></text:span></text:p>
      <text:p text:style-name="P131"><text:span text:style-name="Source_20_Text"><text:span text:style-name="T156">puts time.ctime </text:span></text:span></text:p>
      <text:p text:style-name="P131"><text:span text:style-name="Source_20_Text"><text:span text:style-name="T156"/></text:span></text:p>
      <text:p text:style-name="P131"><text:span text:style-name="Source_20_Text"><text:span text:style-name="T156"># Convert the time to local time and print it </text:span></text:span></text:p>
      <text:p text:style-name="P131"><text:span text:style-name="Source_20_Text"><text:span text:style-name="T156">puts time.localtime </text:span></text:span></text:p>
      <text:p text:style-name="P131"><text:span text:style-name="Source_20_Text"><text:span text:style-name="T156"/></text:span></text:p>
      <text:p text:style-name="P131"><text:span text:style-name="Source_20_Text"><text:span text:style-name="T156"># Print the time in a custom format: Year-Month-Day Hour:Minute:Second puts time.strftime("%Y-%m-%d %H:%M:%S")</text:span></text:span></text:p>
      <text:p text:style-name="P131"><text:span text:style-name="Source_20_Text"><text:span text:style-name="T156"/></text:span></text:p>
      <text:p text:style-name="P132"><text:span text:style-name="Source_20_Text"><text:span text:style-name="T98">#Time formatting directives</text:span></text:span></text:p>
      <text:p text:style-name="P132"><text:span text:style-name="Source_20_Text"><text:span text:style-name="T157">These directives in the following table are used with the method </text:span></text:span><text:span text:style-name="Source_20_Text"><text:span text:style-name="T172">Time.strftime</text:span></text:span><text:span text:style-name="Source_20_Text"><text:span text:style-name="T157">.</text:span></text:span></text:p>
      <text:p text:style-name="P132"><text:span text:style-name="Source_20_Text"><text:span text:style-name="T157"/></text:span></text:p>
      <table:table table:name="Table7" table:style-name="Table7">
        <table:table-column table:style-name="Table7.A"/>
        <table:table-column table:style-name="Table7.B"/>
        <table:table-row table:style-name="TableLine94641278839680">
          <table:table-cell table:style-name="Table7.A1" office:value-type="string">
            <text:p text:style-name="P62">1</text:p>
          </table:table-cell>
          <table:table-cell table:style-name="Table7.A1" office:value-type="string">
            <text:p text:style-name="P97">%a</text:p>
            <text:p text:style-name="P99">The abbreviated weekday name (Sun).</text:p>
          </table:table-cell>
        </table:table-row>
        <table:table-row table:style-name="TableLine94641278812272">
          <table:table-cell table:style-name="Table7.A1" office:value-type="string">
            <text:p text:style-name="P62">2</text:p>
          </table:table-cell>
          <table:table-cell table:style-name="Table7.A1" office:value-type="string">
            <text:p text:style-name="P97">%A</text:p>
            <text:p text:style-name="P99">The full weekday name (Sunday).</text:p>
          </table:table-cell>
        </table:table-row>
        <table:table-row table:style-name="TableLine94641278818112">
          <table:table-cell table:style-name="Table7.A1" office:value-type="string">
            <text:p text:style-name="P62">3</text:p>
          </table:table-cell>
          <table:table-cell table:style-name="Table7.A1" office:value-type="string">
            <text:p text:style-name="P97">%b</text:p>
            <text:p text:style-name="P99">The abbreviated month name (Jan).</text:p>
          </table:table-cell>
        </table:table-row>
        <table:table-row table:style-name="TableLine94641278820208">
          <table:table-cell table:style-name="Table7.A1" office:value-type="string">
            <text:p text:style-name="P62">4</text:p>
          </table:table-cell>
          <table:table-cell table:style-name="Table7.A1" office:value-type="string">
            <text:p text:style-name="P97">%B</text:p>
            <text:p text:style-name="P99">The full month name (January).</text:p>
          </table:table-cell>
        </table:table-row>
        <table:table-row table:style-name="TableLine94641278823280">
          <table:table-cell table:style-name="Table7.A1" office:value-type="string">
            <text:p text:style-name="P62">5</text:p>
          </table:table-cell>
          <table:table-cell table:style-name="Table7.A1" office:value-type="string">
            <text:p text:style-name="P97">%c</text:p>
            <text:p text:style-name="P99">The preferred local date and time representation.</text:p>
          </table:table-cell>
        </table:table-row>
        <table:table-row table:style-name="TableLine94641278825968">
          <table:table-cell table:style-name="Table7.A1" office:value-type="string">
            <text:p text:style-name="P62">6</text:p>
          </table:table-cell>
          <table:table-cell table:style-name="Table7.A1" office:value-type="string">
            <text:p text:style-name="P97">%d</text:p>
            <text:p text:style-name="P99">Day of the month (01 to 31).</text:p>
          </table:table-cell>
        </table:table-row>
        <table:table-row table:style-name="TableLine94641278828288">
          <table:table-cell table:style-name="Table7.A1" office:value-type="string">
            <text:p text:style-name="P62">7</text:p>
          </table:table-cell>
          <table:table-cell table:style-name="Table7.A1" office:value-type="string">
            <text:p text:style-name="P97">%H</text:p>
            <text:p text:style-name="P99">Hour of the day, 24-hour clock (00 to 23).</text:p>
          </table:table-cell>
        </table:table-row>
        <table:table-row table:style-name="TableLine94641278831152">
          <table:table-cell table:style-name="Table7.A1" office:value-type="string">
            <text:p text:style-name="P62">8</text:p>
          </table:table-cell>
          <table:table-cell table:style-name="Table7.A1" office:value-type="string">
            <text:p text:style-name="P97">%I</text:p>
            <text:p text:style-name="P99">Hour of the day, 12-hour clock (01 to 12).</text:p>
          </table:table-cell>
        </table:table-row>
        <text:soft-page-break/>
        <table:table-row table:style-name="TableLine94641278837184">
          <table:table-cell table:style-name="Table7.A1" office:value-type="string">
            <text:p text:style-name="P62">9</text:p>
          </table:table-cell>
          <table:table-cell table:style-name="Table7.A1" office:value-type="string">
            <text:p text:style-name="P97">%j</text:p>
            <text:p text:style-name="P99">Day of the year (001 to 366).</text:p>
          </table:table-cell>
        </table:table-row>
        <table:table-row table:style-name="TableLine94641278563216">
          <table:table-cell table:style-name="Table7.A1" office:value-type="string">
            <text:p text:style-name="P62">10</text:p>
          </table:table-cell>
          <table:table-cell table:style-name="Table7.A1" office:value-type="string">
            <text:p text:style-name="P97">%m</text:p>
            <text:p text:style-name="P99">Month of the year (01 to 12).</text:p>
          </table:table-cell>
        </table:table-row>
        <table:table-row table:style-name="TableLine94641278867184">
          <table:table-cell table:style-name="Table7.A1" office:value-type="string">
            <text:p text:style-name="P62">11</text:p>
          </table:table-cell>
          <table:table-cell table:style-name="Table7.A1" office:value-type="string">
            <text:p text:style-name="P97">%M</text:p>
            <text:p text:style-name="P99">Minute of the hour (00 to 59).</text:p>
          </table:table-cell>
        </table:table-row>
        <table:table-row table:style-name="TableLine94641278867984">
          <table:table-cell table:style-name="Table7.A1" office:value-type="string">
            <text:p text:style-name="P62">12</text:p>
          </table:table-cell>
          <table:table-cell table:style-name="Table7.A1" office:value-type="string">
            <text:p text:style-name="P97">%p</text:p>
            <text:p text:style-name="P99">Meridian indicator (AM or PM).</text:p>
          </table:table-cell>
        </table:table-row>
        <table:table-row table:style-name="TableLine94641278868784">
          <table:table-cell table:style-name="Table7.A1" office:value-type="string">
            <text:p text:style-name="P62">13</text:p>
          </table:table-cell>
          <table:table-cell table:style-name="Table7.A1" office:value-type="string">
            <text:p text:style-name="P97">%S</text:p>
            <text:p text:style-name="P99">Second of the minute (00 to 60).</text:p>
          </table:table-cell>
        </table:table-row>
        <table:table-row table:style-name="TableLine94641278869584">
          <table:table-cell table:style-name="Table7.A1" office:value-type="string">
            <text:p text:style-name="P62">14</text:p>
          </table:table-cell>
          <table:table-cell table:style-name="Table7.A1" office:value-type="string">
            <text:p text:style-name="P97">%U</text:p>
            <text:p text:style-name="P99">Week number of the current year, starting with the first Sunday as the first day of the first week (00 to 53).</text:p>
          </table:table-cell>
        </table:table-row>
        <table:table-row table:style-name="TableLine94641278870384">
          <table:table-cell table:style-name="Table7.A1" office:value-type="string">
            <text:p text:style-name="P62">15</text:p>
          </table:table-cell>
          <table:table-cell table:style-name="Table7.A1" office:value-type="string">
            <text:p text:style-name="P97">%W</text:p>
            <text:p text:style-name="P99">Week number of the current year, starting with the first Monday as the first day of the first week (00 to 53).</text:p>
          </table:table-cell>
        </table:table-row>
        <table:table-row table:style-name="TableLine94641278871184">
          <table:table-cell table:style-name="Table7.A1" office:value-type="string">
            <text:p text:style-name="P62">16</text:p>
          </table:table-cell>
          <table:table-cell table:style-name="Table7.A1" office:value-type="string">
            <text:p text:style-name="P97">%w</text:p>
            <text:p text:style-name="P99">Day of the week (Sunday is 0, 0 to 6).</text:p>
          </table:table-cell>
        </table:table-row>
        <table:table-row table:style-name="TableLine94641278871984">
          <table:table-cell table:style-name="Table7.A1" office:value-type="string">
            <text:p text:style-name="P62">17</text:p>
          </table:table-cell>
          <table:table-cell table:style-name="Table7.A1" office:value-type="string">
            <text:p text:style-name="P97">%x</text:p>
            <text:p text:style-name="P99">Preferred representation for the date alone, no time.</text:p>
          </table:table-cell>
        </table:table-row>
        <table:table-row table:style-name="TableLine94641278872784">
          <table:table-cell table:style-name="Table7.A1" office:value-type="string">
            <text:p text:style-name="P62">18</text:p>
          </table:table-cell>
          <table:table-cell table:style-name="Table7.A1" office:value-type="string">
            <text:p text:style-name="P97">%X</text:p>
            <text:p text:style-name="P99">Preferred representation for the time alone, no date.</text:p>
          </table:table-cell>
        </table:table-row>
        <table:table-row table:style-name="TableLine94641278873584">
          <table:table-cell table:style-name="Table7.A1" office:value-type="string">
            <text:p text:style-name="P62">19</text:p>
          </table:table-cell>
          <table:table-cell table:style-name="Table7.A1" office:value-type="string">
            <text:p text:style-name="P97">%y</text:p>
            <text:p text:style-name="P99">Year without a century (00 to 99).</text:p>
          </table:table-cell>
        </table:table-row>
        <table:table-row table:style-name="TableLine94641278874384">
          <table:table-cell table:style-name="Table7.A1" office:value-type="string">
            <text:p text:style-name="P62">20</text:p>
          </table:table-cell>
          <table:table-cell table:style-name="Table7.A1" office:value-type="string">
            <text:p text:style-name="P97">%Y</text:p>
            <text:p text:style-name="P99">Year with century.</text:p>
          </table:table-cell>
        </table:table-row>
        <table:table-row table:style-name="TableLine94641278875184">
          <table:table-cell table:style-name="Table7.A1" office:value-type="string">
            <text:p text:style-name="P62">21</text:p>
          </table:table-cell>
          <table:table-cell table:style-name="Table7.A1" office:value-type="string">
            <text:p text:style-name="P97">%Z</text:p>
            <text:p text:style-name="P99">Time zone name.</text:p>
          </table:table-cell>
        </table:table-row>
        <table:table-row table:style-name="TableLine94641278875984">
          <table:table-cell table:style-name="Table7.A1" office:value-type="string">
            <text:p text:style-name="P62">22</text:p>
          </table:table-cell>
          <table:table-cell table:style-name="Table7.A1" office:value-type="string">
            <text:p text:style-name="P97">%%</text:p>
            <text:p text:style-name="P99">Literal % character.</text:p>
          </table:table-cell>
        </table:table-row>
      </table:table>
      <text:p text:style-name="P132"><text:span text:style-name="Source_20_Text"><text:span text:style-name="T157"/></text:span></text:p>
      <text:p text:style-name="P132"><text:span text:style-name="Source_20_Text"><text:span text:style-name="T157"/></text:span></text:p>
      <text:p text:style-name="P132"><text:span text:style-name="Source_20_Text"><text:span text:style-name="T98">#time arithmetic</text:span></text:span></text:p>
      <text:p text:style-name="P132"><text:span text:style-name="Source_20_Text"><text:span text:style-name="T98"/></text:span></text:p>
      <text:p text:style-name="P77"><text:span text:style-name="Source_20_Text"><text:span text:style-name="T193">now </text:span></text:span><text:span text:style-name="Source_20_Text"><text:span text:style-name="T241">=</text:span></text:span><text:span text:style-name="Source_20_Text"><text:span text:style-name="T193"> </text:span></text:span><text:span text:style-name="Source_20_Text"><text:span text:style-name="T261">Time</text:span></text:span><text:span text:style-name="Source_20_Text"><text:span text:style-name="T241">.</text:span></text:span><text:span text:style-name="Source_20_Text"><text:span text:style-name="T193">now <text:s text:c="9"/></text:span></text:span><text:span text:style-name="Source_20_Text"><text:span text:style-name="T268"># Current time</text:span></text:span></text:p>
      <text:p text:style-name="P227">puts now</text:p>
      <text:p text:style-name="P230"/>
      <text:p text:style-name="P49"><text:span text:style-name="T287">past </text:span><text:span text:style-name="T302">=</text:span><text:span text:style-name="T287"> now </text:span><text:span text:style-name="T302">-</text:span><text:span text:style-name="T287"> </text:span><text:span text:style-name="T359">10</text:span><text:span text:style-name="T287"> <text:s text:c="8"/></text:span><text:span text:style-name="T329"># 10 seconds ago. Time - number =&gt; Time</text:span></text:p>
      <text:p text:style-name="P227">puts past</text:p>
      <text:p text:style-name="P230"><text:soft-page-break/></text:p>
      <text:p text:style-name="P49"><text:span text:style-name="T287">future </text:span><text:span text:style-name="T302">=</text:span><text:span text:style-name="T287"> now </text:span><text:span text:style-name="T302">+</text:span><text:span text:style-name="T287"> </text:span><text:span text:style-name="T359">10</text:span><text:span text:style-name="T287"> <text:s/></text:span><text:span text:style-name="T329"># 10 seconds from now Time + number =&gt; Time</text:span></text:p>
      <text:p text:style-name="P227">puts future</text:p>
      <text:p text:style-name="P230"/>
      <text:p text:style-name="P49"><text:span text:style-name="T287">diff </text:span><text:span text:style-name="T302">=</text:span><text:span text:style-name="T287"> future </text:span><text:span text:style-name="T302">-</text:span><text:span text:style-name="T287"> past <text:s text:c="4"/></text:span><text:span text:style-name="T329"># =&gt; 10 <text:s/>Time - Time =&gt; number of seconds</text:span></text:p>
      <text:p text:style-name="P227">puts diff</text:p>
      <text:p text:style-name="P132"><text:span text:style-name="Source_20_Text"><text:span text:style-name="T98"/></text:span></text:p>
      <text:p text:style-name="P133"><text:span text:style-name="Source_20_Text"><text:span text:style-name="T99">#Ruby range</text:span></text:span></text:p>
      <text:p text:style-name="P133"><text:span text:style-name="Source_20_Text"><text:span text:style-name="T99"/></text:span></text:p>
      <text:p text:style-name="P153"><text:span text:style-name="Source_20_Text"><text:span text:style-name="T137">Ranges as Sequence</text:span></text:span><text:span text:style-name="Source_20_Text"><text:span text:style-name="T138">(</text:span></text:span><text:span text:style-name="Source_20_Text"><text:span text:style-name="T179">(1..5) #==&gt; 1, 2, 3, 4, 5</text:span></text:span><text:span text:style-name="T80">(1...5)#==&gt; 1, 2, 3, 4 ('a'..'d') <text:s text:c="3"/>#==&gt; 'a', 'b', 'c', 'd'</text:span></text:p>
      <text:p text:style-name="P153"><text:span text:style-name="T5">The sequence 1..100 is held as a Range </text:span><text:span text:style-name="T64">object</text:span><text:span text:style-name="T80"> </text:span><text:span text:style-name="T5">containing references to two </text:span><text:span text:style-name="T22">fixnum </text:span><text:span text:style-name="T5">objects.</text:span></text:p>
      <text:p text:style-name="P153"><text:span text:style-name="Source_20_Text"><text:span text:style-name="T138"/></text:span></text:p>
      <text:p text:style-name="P117">Ranges as Conditions</text:p>
      <text:p text:style-name="P117">Ranges as Intervals</text:p>
      <text:p text:style-name="P133"><text:span text:style-name="Source_20_Text"><text:span text:style-name="T99"/></text:span></text:p>
      <text:p text:style-name="P133"><text:span text:style-name="Source_20_Text"><text:span text:style-name="T117">you can convert a range to a list using the </text:span></text:span><text:span text:style-name="Source_20_Text"><text:span text:style-name="T174">to_a</text:span></text:span><text:span text:style-name="Source_20_Text"><text:span text:style-name="T99"> </text:span></text:span><text:span text:style-name="Source_20_Text"><text:span text:style-name="T117">method</text:span></text:span></text:p>
      <text:p text:style-name="P78"><text:span text:style-name="Source_20_Text"><text:span text:style-name="T194">range1 </text:span></text:span><text:span text:style-name="Source_20_Text"><text:span text:style-name="T242">=</text:span></text:span><text:span text:style-name="Source_20_Text"><text:span text:style-name="T194"> </text:span></text:span><text:span text:style-name="Source_20_Text"><text:span text:style-name="T242">(</text:span></text:span><text:span text:style-name="Source_20_Text"><text:span text:style-name="T215">1.</text:span></text:span><text:span text:style-name="Source_20_Text"><text:span text:style-name="T242">.</text:span></text:span><text:span text:style-name="Source_20_Text"><text:span text:style-name="T215">10</text:span></text:span><text:span text:style-name="Source_20_Text"><text:span text:style-name="T242">).</text:span></text:span><text:span text:style-name="Source_20_Text"><text:span text:style-name="T194">to_a</text:span></text:span></text:p>
      <text:p text:style-name="P49"><text:span text:style-name="T287">range2 </text:span><text:span text:style-name="T302">=</text:span><text:span text:style-name="T287"> </text:span><text:span text:style-name="T302">(</text:span><text:span text:style-name="T320">'bar'</text:span><text:span text:style-name="T302">..</text:span><text:span text:style-name="T320">'bat'</text:span><text:span text:style-name="T302">).</text:span><text:span text:style-name="T287">to_a</text:span></text:p>
      <text:p text:style-name="P230"/>
      <text:p text:style-name="P49"><text:span text:style-name="T287">puts </text:span><text:span text:style-name="T320">"#{range1}"</text:span></text:p>
      <text:p text:style-name="P49"><text:span text:style-name="T287">puts </text:span><text:span text:style-name="T320">"#{range2}"</text:span></text:p>
      <text:p text:style-name="P93">[1, 2, 3, 4, 5, 6, 7, 8, 9, 10]</text:p>
      <text:p text:style-name="P233">["bar", "bas", "bat"]</text:p>
      <text:p text:style-name="P233"/>
      <text:p text:style-name="P235">#Range methods</text:p>
      <text:p text:style-name="P235"/>
      <text:p text:style-name="P240"><text:span text:style-name="T287">digits </text:span><text:span text:style-name="T302">=</text:span><text:span text:style-name="T287"> </text:span><text:span text:style-name="T359">0.</text:span><text:span text:style-name="T302">.</text:span><text:span text:style-name="T359">9</text:span></text:p>
      <text:p text:style-name="P230"/>
      <text:p text:style-name="P49"><text:span text:style-name="T287">puts digits</text:span><text:span text:style-name="T302">.</text:span><text:span text:style-name="T287">include</text:span><text:span text:style-name="T302">?(</text:span><text:span text:style-name="T359">5</text:span><text:span text:style-name="T302">)</text:span></text:p>
      <text:p text:style-name="P49"><text:span text:style-name="T287">ret </text:span><text:span text:style-name="T302">=</text:span><text:span text:style-name="T287"> digits</text:span><text:span text:style-name="T302">.</text:span><text:span text:style-name="T287">min</text:span></text:p>
      <text:p text:style-name="P49"><text:span text:style-name="T287">puts </text:span><text:span text:style-name="T320">"Min value is #{ret}"</text:span></text:p>
      <text:p text:style-name="P230"/>
      <text:p text:style-name="P49"><text:span text:style-name="T287">ret </text:span><text:span text:style-name="T302">=</text:span><text:span text:style-name="T287"> digits</text:span><text:span text:style-name="T302">.</text:span><text:span text:style-name="T287">max</text:span></text:p>
      <text:p text:style-name="P49"><text:span text:style-name="T287">puts </text:span><text:span text:style-name="T320">"Max value is #{ret}"</text:span></text:p>
      <text:p text:style-name="P230"/>
      <text:p text:style-name="P49"><text:span text:style-name="T287">ret </text:span><text:span text:style-name="T302">=</text:span><text:span text:style-name="T287"> digits</text:span><text:span text:style-name="T302">.</text:span><text:span text:style-name="T287">reject </text:span><text:span text:style-name="T302">{|</text:span><text:span text:style-name="T287">i</text:span><text:span text:style-name="T302">|</text:span><text:span text:style-name="T287"> i </text:span><text:span text:style-name="T302">&lt;</text:span><text:span text:style-name="T287"> </text:span><text:span text:style-name="T359">5</text:span><text:span text:style-name="T287"> </text:span><text:span text:style-name="T302">}</text:span></text:p>
      <text:p text:style-name="P49"><text:span text:style-name="T287">puts </text:span><text:span text:style-name="T320">"Rejected values are #{ret}"</text:span></text:p>
      <text:p text:style-name="P230"/>
      <text:p text:style-name="P49"><text:span text:style-name="T287">digits</text:span><text:span text:style-name="T302">.</text:span><text:span text:style-name="T287">each </text:span><text:span text:style-name="T289">do</text:span><text:span text:style-name="T287"> </text:span><text:span text:style-name="T302">|</text:span><text:span text:style-name="T287">digit</text:span><text:span text:style-name="T302">|</text:span></text:p>
      <text:p text:style-name="P50"><text:span text:style-name="T287"><text:s text:c="3"/></text:span><text:span text:style-name="T334">puts </text:span><text:span text:style-name="T321">"In Loop #{digit}"</text:span></text:p>
      <text:p text:style-name="P55">end</text:p>
      <text:p text:style-name="P235"/>
      <text:p text:style-name="P236">#range can be used as case statement</text:p>
      <text:p text:style-name="P241"><text:span text:style-name="T287">score </text:span><text:span text:style-name="T302">=</text:span><text:span text:style-name="T287"> </text:span><text:span text:style-name="T359">70</text:span></text:p>
      <text:p text:style-name="P230"/>
      <text:p text:style-name="P49"><text:span text:style-name="T287">result </text:span><text:span text:style-name="T302">=</text:span><text:span text:style-name="T287"> </text:span><text:span text:style-name="T289">case</text:span><text:span text:style-name="T287"> score</text:span></text:p>
      <text:p text:style-name="P50"><text:soft-page-break/><text:span text:style-name="T287"><text:s text:c="3"/></text:span><text:span text:style-name="T290">when</text:span><text:span text:style-name="T334"> </text:span><text:span text:style-name="T356">0.</text:span><text:span text:style-name="T303">.</text:span><text:span text:style-name="T356">40</text:span><text:span text:style-name="T334"> </text:span><text:span text:style-name="T290">then</text:span><text:span text:style-name="T334"> </text:span><text:span text:style-name="T321">"Fail"</text:span></text:p>
      <text:p text:style-name="P50"><text:span text:style-name="T287"><text:s text:c="3"/></text:span><text:span text:style-name="T290">when</text:span><text:span text:style-name="T334"> </text:span><text:span text:style-name="T356">41.</text:span><text:span text:style-name="T303">.</text:span><text:span text:style-name="T356">60</text:span><text:span text:style-name="T334"> </text:span><text:span text:style-name="T290">then</text:span><text:span text:style-name="T334"> </text:span><text:span text:style-name="T321">"Pass"</text:span></text:p>
      <text:p text:style-name="P50"><text:span text:style-name="T287"><text:s text:c="3"/></text:span><text:span text:style-name="T290">when</text:span><text:span text:style-name="T334"> </text:span><text:span text:style-name="T356">61.</text:span><text:span text:style-name="T303">.</text:span><text:span text:style-name="T356">70</text:span><text:span text:style-name="T334"> </text:span><text:span text:style-name="T290">then</text:span><text:span text:style-name="T334"> </text:span><text:span text:style-name="T321">"Pass with Merit"</text:span></text:p>
      <text:p text:style-name="P50"><text:span text:style-name="T287"><text:s text:c="3"/></text:span><text:span text:style-name="T290">when</text:span><text:span text:style-name="T334"> </text:span><text:span text:style-name="T356">71.</text:span><text:span text:style-name="T303">.</text:span><text:span text:style-name="T356">100</text:span><text:span text:style-name="T334"> </text:span><text:span text:style-name="T290">then</text:span><text:span text:style-name="T334"> </text:span><text:span text:style-name="T321">"Pass with Distinction"</text:span></text:p>
      <text:p text:style-name="P50"><text:span text:style-name="T287"><text:s text:c="3"/></text:span><text:span text:style-name="T290">else</text:span><text:span text:style-name="T334"> </text:span><text:span text:style-name="T321">"Invalid Score"</text:span></text:p>
      <text:p text:style-name="P55">end</text:p>
      <text:p text:style-name="P230"/>
      <text:p text:style-name="P227">puts result</text:p>
      <text:p text:style-name="P236"/>
      <text:p text:style-name="P134"><text:span text:style-name="Source_20_Text"><text:span text:style-name="T100">#range as condition</text:span></text:span></text:p>
      <text:p text:style-name="P134"><text:span text:style-name="Source_20_Text"><text:span text:style-name="T158">while gets </text:span></text:span></text:p>
      <text:p text:style-name="P134"><text:span text:style-name="Source_20_Text"><text:span text:style-name="T158">print if /start/../end/</text:span></text:span></text:p>
      <text:p text:style-name="P134"><text:span text:style-name="Source_20_Text"><text:span text:style-name="T158">end</text:span></text:span></text:p>
      <text:p text:style-name="P134"><text:span text:style-name="Source_20_Text"><text:span text:style-name="T120">input</text:span></text:span></text:p>
      <text:p text:style-name="P134"><text:span text:style-name="Source_20_Text"><text:span text:style-name="T158">hello</text:span></text:span></text:p>
      <text:p text:style-name="P134"><text:span text:style-name="Source_20_Text"><text:span text:style-name="T158">start</text:span></text:span></text:p>
      <text:p text:style-name="P134"><text:span text:style-name="Source_20_Text"><text:span text:style-name="T158">first line in the range</text:span></text:span></text:p>
      <text:p text:style-name="P134"><text:span text:style-name="Source_20_Text"><text:span text:style-name="T158">second line in the range</text:span></text:span></text:p>
      <text:p text:style-name="P134"><text:span text:style-name="Source_20_Text"><text:span text:style-name="T158">end</text:span></text:span></text:p>
      <text:p text:style-name="P134"><text:span text:style-name="Source_20_Text"><text:span text:style-name="T158">goodbye <text:s/></text:span></text:span></text:p>
      <text:p text:style-name="P134"><text:span text:style-name="Source_20_Text"><text:span text:style-name="T120">output</text:span></text:span></text:p>
      <text:p text:style-name="P134"><text:span text:style-name="Source_20_Text"><text:span text:style-name="T158">start</text:span></text:span></text:p>
      <text:p text:style-name="P134"><text:span text:style-name="Source_20_Text"><text:span text:style-name="T158">first line in the range</text:span></text:span></text:p>
      <text:p text:style-name="P134"><text:span text:style-name="Source_20_Text"><text:span text:style-name="T158">second line in the range</text:span></text:span></text:p>
      <text:p text:style-name="P134"><text:span text:style-name="Source_20_Text"><text:span text:style-name="T158">end</text:span></text:span></text:p>
      <text:p text:style-name="P135"><text:span text:style-name="Source_20_Text"><text:span text:style-name="T101">#Range as intervals</text:span></text:span></text:p>
      <text:p text:style-name="P79"><text:span text:style-name="Source_20_Text"><text:span text:style-name="T209">if</text:span></text:span><text:span text:style-name="Source_20_Text"><text:span text:style-name="T195"> </text:span></text:span><text:span text:style-name="Source_20_Text"><text:span text:style-name="T243">((</text:span></text:span><text:span text:style-name="Source_20_Text"><text:span text:style-name="T216">1.</text:span></text:span><text:span text:style-name="Source_20_Text"><text:span text:style-name="T243">.</text:span></text:span><text:span text:style-name="Source_20_Text"><text:span text:style-name="T216">10</text:span></text:span><text:span text:style-name="Source_20_Text"><text:span text:style-name="T243">)</text:span></text:span><text:span text:style-name="Source_20_Text"><text:span text:style-name="T195"> </text:span></text:span><text:span text:style-name="Source_20_Text"><text:span text:style-name="T243">===</text:span></text:span><text:span text:style-name="Source_20_Text"><text:span text:style-name="T195"> </text:span></text:span><text:span text:style-name="Source_20_Text"><text:span text:style-name="T216">5</text:span></text:span><text:span text:style-name="Source_20_Text"><text:span text:style-name="T243">)</text:span></text:span></text:p>
      <text:p text:style-name="P50"><text:span text:style-name="T287"><text:s text:c="3"/></text:span><text:span text:style-name="T334">puts </text:span><text:span text:style-name="T321">"5 lies in (1..10)"</text:span></text:p>
      <text:p text:style-name="P55">end</text:p>
      <text:p text:style-name="P230"/>
      <text:p text:style-name="P49"><text:span text:style-name="T289">if</text:span><text:span text:style-name="T287"> </text:span><text:span text:style-name="T302">((</text:span><text:span text:style-name="T320">'a'</text:span><text:span text:style-name="T302">..</text:span><text:span text:style-name="T320">'j'</text:span><text:span text:style-name="T302">)</text:span><text:span text:style-name="T287"> </text:span><text:span text:style-name="T302">===</text:span><text:span text:style-name="T287"> </text:span><text:span text:style-name="T320">'c'</text:span><text:span text:style-name="T302">)</text:span></text:p>
      <text:p text:style-name="P50"><text:span text:style-name="T287"><text:s text:c="3"/></text:span><text:span text:style-name="T334">puts </text:span><text:span text:style-name="T321">"c lies in ('a'..'j')"</text:span></text:p>
      <text:p text:style-name="P55">end</text:p>
      <text:p text:style-name="P135"><text:span text:style-name="Source_20_Text"><text:span text:style-name="T101"/></text:span></text:p>
      <text:p text:style-name="P136"><text:span text:style-name="Source_20_Text"><text:span text:style-name="T102">#Ruby iterators</text:span></text:span><text:span text:style-name="Source_20_Text"><text:span text:style-name="T108">(each,each_with_index,times,map,collect,select)</text:span></text:span></text:p>
      <text:p text:style-name="P399"><text:span text:style-name="Source_20_Text"><text:span text:style-name="T109">map calls on object with block</text:span></text:span></text:p>
      <text:p text:style-name="P400"><text:span text:style-name="Source_20_Text"><text:span text:style-name="T110">select Filters elements based on a condition.</text:span></text:span></text:p>
      <text:p text:style-name="P400"><text:span text:style-name="Source_20_Text"><text:span text:style-name="T110">Collect transform <text:s/>element using block</text:span></text:span></text:p>
      <text:p text:style-name="P136"><text:span text:style-name="Source_20_Text"><text:span text:style-name="T139">Iterators are nothing but methods supported by </text:span></text:span><text:span text:style-name="Source_20_Text"><text:span text:style-name="T165">collections</text:span></text:span><text:span text:style-name="Source_20_Text"><text:span text:style-name="T139">. Objects that store a group of data members are called collections. In Ruby, arrays and hashes can be termed collections.</text:span></text:span></text:p>
      <text:p text:style-name="P136"><text:span text:style-name="Source_20_Text"><text:span text:style-name="T139"/></text:span></text:p>
      <text:p text:style-name="P136"><text:span text:style-name="Source_20_Text"><text:span text:style-name="T139">Iterators return all the elements of a collection, one after the other</text:span></text:span></text:p>
      <text:p text:style-name="P137"><text:span text:style-name="Source_20_Text"><text:span text:style-name="T103">each</text:span></text:span></text:p>
      <text:p text:style-name="P80"><text:span text:style-name="Source_20_Text"><text:span text:style-name="T185">ary </text:span></text:span><text:span text:style-name="Source_20_Text"><text:span text:style-name="T232">=</text:span></text:span><text:span text:style-name="Source_20_Text"><text:span text:style-name="T185"> </text:span></text:span><text:span text:style-name="Source_20_Text"><text:span text:style-name="T232">[</text:span></text:span><text:span text:style-name="Source_20_Text"><text:span text:style-name="T217">1</text:span></text:span><text:span text:style-name="Source_20_Text"><text:span text:style-name="T232">,</text:span></text:span><text:span text:style-name="Source_20_Text"><text:span text:style-name="T217">2</text:span></text:span><text:span text:style-name="Source_20_Text"><text:span text:style-name="T232">,</text:span></text:span><text:span text:style-name="Source_20_Text"><text:span text:style-name="T217">3</text:span></text:span><text:span text:style-name="Source_20_Text"><text:span text:style-name="T232">,</text:span></text:span><text:span text:style-name="Source_20_Text"><text:span text:style-name="T217">4</text:span></text:span><text:span text:style-name="Source_20_Text"><text:span text:style-name="T232">,</text:span></text:span><text:span text:style-name="Source_20_Text"><text:span text:style-name="T217">5</text:span></text:span><text:span text:style-name="Source_20_Text"><text:span text:style-name="T232">]</text:span></text:span></text:p>
      <text:p text:style-name="P49"><text:span text:style-name="T287">ary</text:span><text:span text:style-name="T302">.</text:span><text:span text:style-name="T287">each </text:span><text:span text:style-name="T289">do</text:span><text:span text:style-name="T287"> </text:span><text:span text:style-name="T302">|</text:span><text:span text:style-name="T287">i</text:span><text:span text:style-name="T302">|</text:span></text:p>
      <text:p text:style-name="P229"><text:s text:c="3"/><text:span text:style-name="T333">puts i</text:span></text:p>
      <text:p text:style-name="P55"><text:soft-page-break/>end</text:p>
      <text:p text:style-name="P137"><text:span text:style-name="Source_20_Text"><text:span text:style-name="T121"/></text:span></text:p>
      <text:p text:style-name="P138"><text:span text:style-name="Source_20_Text"><text:span text:style-name="T104">collect</text:span></text:span></text:p>
      <text:p text:style-name="P138"><text:span text:style-name="Source_20_Text"><text:span text:style-name="T140">The </text:span></text:span><text:span text:style-name="Source_20_Text"><text:span text:style-name="T141">collect </text:span></text:span><text:span text:style-name="Source_20_Text"><text:span text:style-name="T140">method need not always be associated with a block. The </text:span></text:span><text:span text:style-name="Source_20_Text"><text:span text:style-name="T141">collect </text:span></text:span><text:span text:style-name="Source_20_Text"><text:span text:style-name="T140">method returns the entire collection, regardless of whether it is an array or a hash.</text:span></text:span></text:p>
      <text:p text:style-name="P138"><text:span text:style-name="Source_20_Text"><text:span text:style-name="T140"/></text:span></text:p>
      <text:p text:style-name="P138"><text:span text:style-name="Source_20_Text"><text:span text:style-name="T140">You normally use the collect method when you want to do something with each of the values to get the new array. For example, this code produces an array </text:span></text:span><text:span text:style-name="Source_20_Text"><text:span text:style-name="T142">b </text:span></text:span><text:span text:style-name="Source_20_Text"><text:span text:style-name="T140">containing 10 times each value in </text:span></text:span><text:span text:style-name="Source_20_Text"><text:span text:style-name="T166">a</text:span></text:span><text:span text:style-name="Source_20_Text"><text:span text:style-name="T140">.</text:span></text:span></text:p>
      <text:p text:style-name="P360"><text:a xlink:type="simple" xlink:href="http://tpcg.io/68j6QH" office:target-frame-name="_blank" xlink:show="new" text:style-name="Internet_20_link" text:visited-style-name="Visited_20_Internet_20_Link"><text:span text:style-name="T271">Live Demo</text:span></text:a></text:p>
      <text:p text:style-name="P58"/>
      <text:p text:style-name="P49"><text:span text:style-name="T287">a </text:span><text:span text:style-name="T302">=</text:span><text:span text:style-name="T287"> </text:span><text:span text:style-name="T302">[</text:span><text:span text:style-name="T359">1</text:span><text:span text:style-name="T302">,</text:span><text:span text:style-name="T359">2</text:span><text:span text:style-name="T302">,</text:span><text:span text:style-name="T359">3</text:span><text:span text:style-name="T302">,</text:span><text:span text:style-name="T359">4</text:span><text:span text:style-name="T302">,</text:span><text:span text:style-name="T359">5</text:span><text:span text:style-name="T302">]</text:span></text:p>
      <text:p text:style-name="P49"><text:span text:style-name="T287">b </text:span><text:span text:style-name="T302">=</text:span><text:span text:style-name="T287"> a</text:span><text:span text:style-name="T302">.</text:span><text:span text:style-name="T287">collect</text:span><text:span text:style-name="T302">{|</text:span><text:span text:style-name="T287">x</text:span><text:span text:style-name="T302">|</text:span><text:span text:style-name="T287"> </text:span><text:span text:style-name="T359">10</text:span><text:span text:style-name="T302">*</text:span><text:span text:style-name="T287">x</text:span><text:span text:style-name="T302">}</text:span></text:p>
      <text:p text:style-name="P227">puts b</text:p>
      <text:p text:style-name="P138"><text:span text:style-name="Source_20_Text"><text:span text:style-name="T140"/></text:span></text:p>
      <text:p text:style-name="P139"><text:span text:style-name="Source_20_Text"><text:span text:style-name="T143">#this is not right way to copy for that there is clone </text:span></text:span><text:span text:style-name="Source_20_Text"><text:span text:style-name="T144">method</text:span></text:span></text:p>
      <text:p text:style-name="P81"><text:span text:style-name="Source_20_Text"><text:span text:style-name="T186">a </text:span></text:span><text:span text:style-name="Source_20_Text"><text:span text:style-name="T233">=</text:span></text:span><text:span text:style-name="Source_20_Text"><text:span text:style-name="T186"> </text:span></text:span><text:span text:style-name="Source_20_Text"><text:span text:style-name="T233">[</text:span></text:span><text:span text:style-name="Source_20_Text"><text:span text:style-name="T218">1</text:span></text:span><text:span text:style-name="Source_20_Text"><text:span text:style-name="T233">,</text:span></text:span><text:span text:style-name="Source_20_Text"><text:span text:style-name="T218">2</text:span></text:span><text:span text:style-name="Source_20_Text"><text:span text:style-name="T233">,</text:span></text:span><text:span text:style-name="Source_20_Text"><text:span text:style-name="T218">3</text:span></text:span><text:span text:style-name="Source_20_Text"><text:span text:style-name="T233">,</text:span></text:span><text:span text:style-name="Source_20_Text"><text:span text:style-name="T218">4</text:span></text:span><text:span text:style-name="Source_20_Text"><text:span text:style-name="T233">,</text:span></text:span><text:span text:style-name="Source_20_Text"><text:span text:style-name="T218">5</text:span></text:span><text:span text:style-name="Source_20_Text"><text:span text:style-name="T233">]</text:span></text:span></text:p>
      <text:p text:style-name="P49"><text:span text:style-name="T287">b </text:span><text:span text:style-name="T302">=</text:span><text:span text:style-name="T287"> </text:span><text:span text:style-name="T351">Array</text:span><text:span text:style-name="T302">.</text:span><text:span text:style-name="T289">new</text:span></text:p>
      <text:p text:style-name="P49"><text:span text:style-name="T287">b </text:span><text:span text:style-name="T302">=</text:span><text:span text:style-name="T287"> a</text:span><text:span text:style-name="T302">.</text:span><text:span text:style-name="T287">collect</text:span></text:p>
      <text:p text:style-name="P227">puts b</text:p>
      <text:p text:style-name="P138"><text:span text:style-name="Source_20_Text"><text:span text:style-name="T122"/></text:span></text:p>
      <text:p text:style-name="P140"><text:span text:style-name="Source_20_Text"><text:span text:style-name="T123">#Ruby file input/output</text:span></text:span></text:p>
      <text:p text:style-name="P140"><text:span text:style-name="Source_20_Text"><text:span text:style-name="T145">set of I/O-related methods implemented in the Kernel module. All the I/O methods are derived from the class IO.</text:span></text:span></text:p>
      <text:p text:style-name="P141"><text:span text:style-name="Source_20_Text"><text:span text:style-name="T124">The get statement</text:span></text:span></text:p>
      <text:p text:style-name="P141"><text:span text:style-name="Source_20_Text"><text:span text:style-name="T146">The </text:span></text:span><text:span text:style-name="Source_20_Text"><text:span text:style-name="T147">g</text:span></text:span><text:span text:style-name="Source_20_Text"><text:span text:style-name="T167">ets </text:span></text:span><text:span text:style-name="Source_20_Text"><text:span text:style-name="T146">statement can be used to take any input from the user from standard screen called STDIN.</text:span></text:span></text:p>
      <text:p text:style-name="P142"><text:span text:style-name="Source_20_Text"><text:span text:style-name="T125">The putc statement</text:span></text:span></text:p>
      <text:p text:style-name="P142"><text:span text:style-name="Source_20_Text"><text:span text:style-name="T148">Unlike the </text:span></text:span><text:span text:style-name="Source_20_Text"><text:span text:style-name="T168">puts</text:span></text:span><text:span text:style-name="Source_20_Text"><text:span text:style-name="T125"> </text:span></text:span><text:span text:style-name="Source_20_Text"><text:span text:style-name="T148">statement, which outputs the entire string onto the screen, the </text:span></text:span><text:span text:style-name="Source_20_Text"><text:span text:style-name="T168">putc</text:span></text:span><text:span text:style-name="Source_20_Text"><text:span text:style-name="T125"> </text:span></text:span><text:span text:style-name="Source_20_Text"><text:span text:style-name="T148">statement can be used to output one character at a time.</text:span></text:span></text:p>
      <text:p text:style-name="P82"><text:span text:style-name="Source_20_Text"><text:span text:style-name="T187">str </text:span></text:span><text:span text:style-name="Source_20_Text"><text:span text:style-name="T234">=</text:span></text:span><text:span text:style-name="Source_20_Text"><text:span text:style-name="T187"> </text:span></text:span><text:span text:style-name="Source_20_Text"><text:span text:style-name="T247">"Hello Ruby!"</text:span></text:span></text:p>
      <text:p text:style-name="P227">putc str <text:span text:style-name="T440">#output first character</text:span></text:p>
      <text:p text:style-name="P143"><text:span text:style-name="Source_20_Text"><text:span text:style-name="T126"/></text:span></text:p>
      <text:p text:style-name="P143"><text:span text:style-name="Source_20_Text"><text:span text:style-name="T126">The print statement</text:span></text:span></text:p>
      <text:p text:style-name="P143"><text:span text:style-name="Source_20_Text"><text:span text:style-name="T159">with puts it will go to the next line after printing but with print we will be positioned at the same line</text:span></text:span></text:p>
      <text:p text:style-name="P143"><text:span text:style-name="Source_20_Text"><text:span text:style-name="T159"/></text:span></text:p>
      <text:p text:style-name="P143"><text:span text:style-name="Source_20_Text"><text:span text:style-name="T105">#file methods</text:span></text:span></text:p>
      <text:p text:style-name="P143"><text:span text:style-name="Source_20_Text"><text:span text:style-name="T105"/></text:span></text:p>
      <text:p text:style-name="P143"><text:span text:style-name="Source_20_Text"><text:span text:style-name="T105">1.file.new</text:span></text:span></text:p>
      <text:p text:style-name="P143"><text:span text:style-name="Source_20_Text"><text:span text:style-name="T149">You can create a file object using </text:span></text:span><text:span text:style-name="Source_20_Text"><text:span text:style-name="T169">File.new </text:span></text:span><text:span text:style-name="Source_20_Text"><text:span text:style-name="T149">method for reading, writing, or both, according to the mode string. Finally, you can use </text:span></text:span><text:span text:style-name="Source_20_Text"><text:span text:style-name="T169">File.close </text:span></text:span><text:span text:style-name="Source_20_Text"><text:span text:style-name="T149">method to close that file.</text:span></text:span></text:p>
      <text:h text:style-name="P65" text:outline-level="3"><text:soft-page-break/>Syntax</text:h>
      <text:p text:style-name="P93">aFile = File.new("filename", "mode")</text:p>
      <text:p text:style-name="P244"><text:s text:c="3"/><text:span text:style-name="T374"># ... process the file</text:span></text:p>
      <text:p text:style-name="P233">aFile.close</text:p>
      <text:p text:style-name="P233"/>
      <text:p text:style-name="P234">2<text:span text:style-name="T361">.</text:span><text:span text:style-name="T363">file.open</text:span></text:p>
      <text:p text:style-name="P232"><text:span text:style-name="T24">ou can use </text:span><text:span text:style-name="T65">File.open</text:span><text:span text:style-name="T82"> </text:span><text:span text:style-name="T24">method to create a new file object and assign that file object to a file.</text:span></text:p>
      <text:p text:style-name="P232"><text:span text:style-name="T24">The difference is that the </text:span><text:span text:style-name="T276">File.open</text:span><text:span text:style-name="T65"> </text:span><text:span text:style-name="T24">method can be associated with a block, whereas you cannot do the same using the </text:span><text:span text:style-name="T276">File.new</text:span><text:span text:style-name="T65"> </text:span><text:span text:style-name="T24">method.</text:span></text:p>
      <text:p text:style-name="P247"/>
      <text:p text:style-name="P243"><text:span text:style-name="T353">File</text:span><text:span text:style-name="T310">.</text:span><text:span text:style-name="T284">open</text:span><text:span text:style-name="T310">(</text:span><text:span text:style-name="T323">"filename"</text:span><text:span text:style-name="T310">,</text:span><text:span text:style-name="T284"> </text:span><text:span text:style-name="T323">"mode"</text:span><text:span text:style-name="T310">)</text:span><text:span text:style-name="T284"> </text:span><text:span text:style-name="T295">do</text:span><text:span text:style-name="T284"> </text:span><text:span text:style-name="T310">|</text:span><text:span text:style-name="T284">aFile</text:span><text:span text:style-name="T310">|</text:span></text:p>
      <text:p text:style-name="P50"><text:span text:style-name="T287"><text:s text:c="3"/></text:span><text:span text:style-name="T332"># ... process the file</text:span></text:p>
      <text:p text:style-name="P55">end</text:p>
      <text:p text:style-name="P247"/>
      <text:p text:style-name="P249"><text:span text:style-name="T59">#</text:span><text:span text:style-name="T4">different modes </text:span></text:p>
      <text:p text:style-name="P248"/>
      <table:table table:name="Table8" table:style-name="Table8">
        <table:table-column table:style-name="Table8.A"/>
        <table:table-column table:style-name="Table8.B"/>
        <table:table-row table:style-name="TableLine94641279065280">
          <table:table-cell table:style-name="Table8.A1" office:value-type="string">
            <text:p text:style-name="P62">1</text:p>
          </table:table-cell>
          <table:table-cell table:style-name="Table8.A1" office:value-type="string">
            <text:p text:style-name="P97">r</text:p>
            <text:p text:style-name="P99">Read-only mode. The file pointer is placed at the beginning of the file. This is the default mode.</text:p>
          </table:table-cell>
        </table:table-row>
        <table:table-row table:style-name="TableLine94641278894080">
          <table:table-cell table:style-name="Table8.A1" office:value-type="string">
            <text:p text:style-name="P62">2</text:p>
          </table:table-cell>
          <table:table-cell table:style-name="Table8.A1" office:value-type="string">
            <text:p text:style-name="P97">r+</text:p>
            <text:p text:style-name="P99">Read-write mode. The file pointer will be at the beginning of the file.</text:p>
          </table:table-cell>
        </table:table-row>
        <table:table-row table:style-name="TableLine94641278894720">
          <table:table-cell table:style-name="Table8.A1" office:value-type="string">
            <text:p text:style-name="P62">3</text:p>
          </table:table-cell>
          <table:table-cell table:style-name="Table8.A1" office:value-type="string">
            <text:p text:style-name="P97">w</text:p>
            <text:p text:style-name="P99">Write-only mode. Overwrites the file if the file exists. If the file does not exist, creates a new file for writing.</text:p>
          </table:table-cell>
        </table:table-row>
        <table:table-row table:style-name="TableLine94641278895424">
          <table:table-cell table:style-name="Table8.A1" office:value-type="string">
            <text:p text:style-name="P62">4</text:p>
          </table:table-cell>
          <table:table-cell table:style-name="Table8.A1" office:value-type="string">
            <text:p text:style-name="P97">w+</text:p>
            <text:p text:style-name="P99">Read-write mode. Overwrites the existing file if the file exists. If the file does not exist, creates a new file for reading and writing.</text:p>
          </table:table-cell>
        </table:table-row>
        <table:table-row table:style-name="TableLine94641278896704">
          <table:table-cell table:style-name="Table8.A1" office:value-type="string">
            <text:p text:style-name="P62">5</text:p>
          </table:table-cell>
          <table:table-cell table:style-name="Table8.A1" office:value-type="string">
            <text:p text:style-name="P97">a</text:p>
            <text:p text:style-name="P99">Write-only mode. The file pointer is at the end of the file if the file exists. That is, the file is in the append mode. If the file does not exist, it creates a new file for writing.</text:p>
          </table:table-cell>
        </table:table-row>
        <table:table-row table:style-name="TableLine94641278899696">
          <table:table-cell table:style-name="Table8.A1" office:value-type="string">
            <text:p text:style-name="P62">6</text:p>
          </table:table-cell>
          <table:table-cell table:style-name="Table8.A1" office:value-type="string">
            <text:p text:style-name="P97">a+</text:p>
            <text:p text:style-name="P99">Read and write mode. The file pointer is at the end of the file if the file exists. The file opens in the append mode. If the file does not exist, it creates a new file for reading and writing.</text:p>
          </table:table-cell>
        </table:table-row>
      </table:table>
      <text:p text:style-name="P330"/>
      <text:p text:style-name="P346"><text:span text:style-name="T54">to see file in console</text:span><text:span text:style-name="T24"><text:line-break/></text:span><text:span text:style-name="T25">ruby hello.rb</text:span></text:p>
      <text:p text:style-name="P333">cat about</text:p>
      <text:p text:style-name="P333"/>
      <text:p text:style-name="P334">#reading and writing files</text:p>
      <text:p text:style-name="P335"><text:soft-page-break/>we can read and write usings standard input output but additional methods of i/o is also there</text:p>
      <text:p text:style-name="P334">the sysread method</text:p>
      <text:p text:style-name="P291">You can use the method sysread to read the contents of a file. You can open the file in any of the modes when using the method sysread.</text:p>
      <text:p text:style-name="P15"><text:span text:style-name="T280">aFile </text:span><text:span text:style-name="T307">=</text:span><text:span text:style-name="T280"> </text:span><text:span text:style-name="T355">File</text:span><text:span text:style-name="T307">.</text:span><text:span text:style-name="T292">new</text:span><text:span text:style-name="T307">(</text:span><text:span text:style-name="T325">"input.txt"</text:span><text:span text:style-name="T307">,</text:span><text:span text:style-name="T280"> </text:span><text:span text:style-name="T325">"r"</text:span><text:span text:style-name="T307">)</text:span></text:p>
      <text:p text:style-name="P49"><text:span text:style-name="T289">if</text:span><text:span text:style-name="T287"> aFile</text:span></text:p>
      <text:p text:style-name="P50"><text:span text:style-name="T287"><text:s text:c="3"/></text:span><text:span text:style-name="T334">content </text:span><text:span text:style-name="T303">=</text:span><text:span text:style-name="T334"> aFile</text:span><text:span text:style-name="T303">.</text:span><text:span text:style-name="T334">sysread</text:span><text:span text:style-name="T303">(</text:span><text:span text:style-name="T356">20</text:span><text:span text:style-name="T303">)</text:span></text:p>
      <text:p text:style-name="P229"><text:s text:c="3"/><text:span text:style-name="T333">puts content</text:span></text:p>
      <text:p text:style-name="P55">else</text:p>
      <text:p text:style-name="P50"><text:span text:style-name="T287"><text:s text:c="3"/></text:span><text:span text:style-name="T334">puts </text:span><text:span text:style-name="T321">"Unable to open file!"</text:span></text:p>
      <text:p text:style-name="P55">end</text:p>
      <text:p text:style-name="P291"/>
      <text:p text:style-name="P317">the syswrite method</text:p>
      <text:p text:style-name="P292">You can use the method syswrite to write the contents into a file. You need to open the file in write mode when using the method syswrite.</text:p>
      <text:p text:style-name="P16"><text:span text:style-name="T280">aFile </text:span><text:span text:style-name="T307">=</text:span><text:span text:style-name="T280"> </text:span><text:span text:style-name="T355">File</text:span><text:span text:style-name="T307">.</text:span><text:span text:style-name="T292">new</text:span><text:span text:style-name="T307">(</text:span><text:span text:style-name="T325">"input.txt"</text:span><text:span text:style-name="T307">,</text:span><text:span text:style-name="T280"> </text:span><text:span text:style-name="T325">"r+"</text:span><text:span text:style-name="T307">)</text:span></text:p>
      <text:p text:style-name="P49"><text:span text:style-name="T289">if</text:span><text:span text:style-name="T287"> aFile</text:span></text:p>
      <text:p text:style-name="P50"><text:span text:style-name="T287"><text:s text:c="3"/></text:span><text:span text:style-name="T334">aFile</text:span><text:span text:style-name="T303">.</text:span><text:span text:style-name="T334">syswrite</text:span><text:span text:style-name="T303">(</text:span><text:span text:style-name="T321">"ABCDEF"</text:span><text:span text:style-name="T303">)</text:span></text:p>
      <text:p text:style-name="P55">else</text:p>
      <text:p text:style-name="P50"><text:span text:style-name="T287"><text:s text:c="3"/></text:span><text:span text:style-name="T334">puts </text:span><text:span text:style-name="T321">"Unable to open file!"</text:span></text:p>
      <text:p text:style-name="P55">end</text:p>
      <text:p text:style-name="P292"/>
      <text:p text:style-name="P338"><text:span text:style-name="T59">t</text:span><text:span text:style-name="T4">he each_byte method</text:span></text:p>
      <text:p text:style-name="P349"><text:span text:style-name="T23">This method belongs to the class </text:span><text:span text:style-name="T66">File</text:span><text:span text:style-name="T23">. The method </text:span><text:span text:style-name="T66">each_byte </text:span><text:span text:style-name="T23">is always associated with a block</text:span></text:p>
      <text:p text:style-name="P3"><text:span text:style-name="T285">aFile </text:span><text:span text:style-name="T311">=</text:span><text:span text:style-name="T285"> </text:span><text:span text:style-name="T354">File</text:span><text:span text:style-name="T311">.</text:span><text:span text:style-name="T296">new</text:span><text:span text:style-name="T311">(</text:span><text:span text:style-name="T324">"input.txt"</text:span><text:span text:style-name="T311">,</text:span><text:span text:style-name="T285"> </text:span><text:span text:style-name="T324">"r+"</text:span><text:span text:style-name="T311">)</text:span></text:p>
      <text:p text:style-name="P49"><text:span text:style-name="T289">if</text:span><text:span text:style-name="T287"> aFile</text:span></text:p>
      <text:p text:style-name="P50"><text:span text:style-name="T287"><text:s text:c="3"/></text:span><text:span text:style-name="T334">aFile</text:span><text:span text:style-name="T303">.</text:span><text:span text:style-name="T334">syswrite</text:span><text:span text:style-name="T303">(</text:span><text:span text:style-name="T321">"ABCDEF"</text:span><text:span text:style-name="T303">)</text:span></text:p>
      <text:p text:style-name="P50"><text:span text:style-name="T287"><text:s text:c="3"/></text:span><text:span text:style-name="T334">aFile</text:span><text:span text:style-name="T303">.</text:span><text:span text:style-name="T334">each_byte </text:span><text:span text:style-name="T303">{|</text:span><text:span text:style-name="T334">ch</text:span><text:span text:style-name="T303">|</text:span><text:span text:style-name="T334"> putc ch</text:span><text:span text:style-name="T303">;</text:span><text:span text:style-name="T334"> putc </text:span><text:span text:style-name="T303">?.</text:span><text:span text:style-name="T334"> </text:span><text:span text:style-name="T303">}</text:span></text:p>
      <text:p text:style-name="P55">else</text:p>
      <text:p text:style-name="P50"><text:span text:style-name="T287"><text:s text:c="3"/></text:span><text:span text:style-name="T334">puts </text:span><text:span text:style-name="T321">"Unable to open file!"</text:span></text:p>
      <text:p text:style-name="P55">end</text:p>
      <text:p text:style-name="P331"/>
      <text:p text:style-name="P318">IO.readlines method</text:p>
      <text:p text:style-name="P348"><text:span text:style-name="T5">One of the IO class methods is </text:span><text:span text:style-name="T64">IO.readlines</text:span><text:span text:style-name="T5">. This method returns the contents of the file line by line.</text:span></text:p>
      <text:p text:style-name="P83"><text:span text:style-name="Source_20_Text"><text:span text:style-name="T188">arr </text:span></text:span><text:span text:style-name="Source_20_Text"><text:span text:style-name="T235">=</text:span></text:span><text:span text:style-name="Source_20_Text"><text:span text:style-name="T188"> IO</text:span></text:span><text:span text:style-name="Source_20_Text"><text:span text:style-name="T235">.</text:span></text:span><text:span text:style-name="Source_20_Text"><text:span text:style-name="T188">readlines</text:span></text:span><text:span text:style-name="Source_20_Text"><text:span text:style-name="T235">(</text:span></text:span><text:span text:style-name="Source_20_Text"><text:span text:style-name="T248">"input.txt"</text:span></text:span><text:span text:style-name="Source_20_Text"><text:span text:style-name="T235">)</text:span></text:span><text:span text:style-name="Source_20_Text"><text:span text:style-name="T236">#arr is an array each element will be element in array</text:span></text:span></text:p>
      <text:p text:style-name="P49"><text:span text:style-name="T287">puts arr</text:span><text:span text:style-name="T302">[</text:span><text:span text:style-name="T359">0</text:span><text:span text:style-name="T302">]</text:span><text:span text:style-name="T317">#first line</text:span></text:p>
      <text:p text:style-name="P49"><text:span text:style-name="T287">puts arr</text:span><text:span text:style-name="T302">[</text:span><text:span text:style-name="T359">1</text:span><text:span text:style-name="T302">]</text:span><text:span text:style-name="T317">#second line</text:span></text:p>
      <text:p text:style-name="P143"><text:span text:style-name="Source_20_Text"><text:span text:style-name="T105"/></text:span></text:p>
      <text:p text:style-name="P144"><text:soft-page-break/><text:span text:style-name="Source_20_Text"><text:span text:style-name="T106">the IO.foreach method</text:span></text:span></text:p>
      <text:p text:style-name="P144"><text:span text:style-name="Source_20_Text"><text:span text:style-name="T106"/></text:span></text:p>
      <text:p text:style-name="P144"><text:span text:style-name="Source_20_Text"><text:span text:style-name="T160">it is same as readlines method but does not return an array like readlines ,the only difference is</text:span></text:span><text:span text:style-name="Source_20_Text"><text:span text:style-name="T127"> </text:span></text:span><text:span text:style-name="Source_20_Text"><text:span text:style-name="T150">the method </text:span></text:span><text:span text:style-name="Source_20_Text"><text:span text:style-name="T170">foreach</text:span></text:span><text:span text:style-name="Source_20_Text"><text:span text:style-name="T127"> </text:span></text:span><text:span text:style-name="Source_20_Text"><text:span text:style-name="T150">is associated with a block</text:span></text:span></text:p>
      <text:p text:style-name="P84"><text:span text:style-name="Source_20_Text"><text:span text:style-name="T189">IO</text:span></text:span><text:span text:style-name="Source_20_Text"><text:span text:style-name="T237">.</text:span></text:span><text:span text:style-name="Source_20_Text"><text:span text:style-name="T206">foreach</text:span></text:span><text:span text:style-name="Source_20_Text"><text:span text:style-name="T237">(</text:span></text:span><text:span text:style-name="Source_20_Text"><text:span text:style-name="T249">"input.txt"</text:span></text:span><text:span text:style-name="Source_20_Text"><text:span text:style-name="T237">){|</text:span></text:span><text:span text:style-name="Source_20_Text"><text:span text:style-name="T189">block</text:span></text:span><text:span text:style-name="Source_20_Text"><text:span text:style-name="T237">|</text:span></text:span><text:span text:style-name="Source_20_Text"><text:span text:style-name="T189"> puts block</text:span></text:span><text:span text:style-name="Source_20_Text"><text:span text:style-name="T237">}</text:span></text:span></text:p>
      <text:p text:style-name="P144"><text:span text:style-name="Source_20_Text"><text:span text:style-name="T150"/></text:span></text:p>
      <text:p text:style-name="P145"><text:span text:style-name="Source_20_Text"><text:span text:style-name="T107">rename /delete file</text:span></text:span></text:p>
      <text:p text:style-name="P85"><text:span text:style-name="Source_20_Text"><text:span text:style-name="T259">File</text:span></text:span><text:span text:style-name="Source_20_Text"><text:span text:style-name="T238">.</text:span></text:span><text:span text:style-name="Source_20_Text"><text:span text:style-name="T190">rename</text:span></text:span><text:span text:style-name="Source_20_Text"><text:span text:style-name="T238">(</text:span></text:span><text:span text:style-name="Source_20_Text"><text:span text:style-name="T190"> </text:span></text:span><text:span text:style-name="Source_20_Text"><text:span text:style-name="T250">"test1.txt"</text:span></text:span><text:span text:style-name="Source_20_Text"><text:span text:style-name="T238">,</text:span></text:span><text:span text:style-name="Source_20_Text"><text:span text:style-name="T190"> </text:span></text:span><text:span text:style-name="Source_20_Text"><text:span text:style-name="T250">"test2.txt"</text:span></text:span><text:span text:style-name="Source_20_Text"><text:span text:style-name="T190"> </text:span></text:span><text:span text:style-name="Source_20_Text"><text:span text:style-name="T238">)</text:span></text:span></text:p>
      <text:p text:style-name="P85"><text:span text:style-name="Source_20_Text"><text:span text:style-name="T259">File</text:span></text:span><text:span text:style-name="Source_20_Text"><text:span text:style-name="T238">.</text:span></text:span><text:span text:style-name="Source_20_Text"><text:span text:style-name="T207">delete</text:span></text:span><text:span text:style-name="Source_20_Text"><text:span text:style-name="T238">(</text:span></text:span><text:span text:style-name="Source_20_Text"><text:span text:style-name="T250">"test2.txt"</text:span></text:span><text:span text:style-name="Source_20_Text"><text:span text:style-name="T238">)</text:span></text:span></text:p>
      <text:p text:style-name="P85"><text:span text:style-name="Source_20_Text"><text:span text:style-name="T238"/></text:span></text:p>
      <text:p text:style-name="P86"><text:span text:style-name="Source_20_Text"><text:span text:style-name="T272">file modes and ownership</text:span></text:span></text:p>
      <text:p text:style-name="P145"><text:span text:style-name="Source_20_Text"><text:span text:style-name="T107"/></text:span></text:p>
      <text:p text:style-name="P145"><text:span text:style-name="Source_20_Text"><text:span text:style-name="T151">Use the </text:span></text:span><text:span text:style-name="Source_20_Text"><text:span text:style-name="T152">chmod </text:span></text:span><text:span text:style-name="Source_20_Text"><text:span text:style-name="T151">method with a mask to change the mode or permissions/access list of a file</text:span></text:span></text:p>
      <text:p text:style-name="P145"><text:span text:style-name="Source_20_Text"><text:span text:style-name="T151"/></text:span></text:p>
      <text:p text:style-name="P85"><text:span text:style-name="Source_20_Text"><text:span text:style-name="T190">file </text:span></text:span><text:span text:style-name="Source_20_Text"><text:span text:style-name="T238">=</text:span></text:span><text:span text:style-name="Source_20_Text"><text:span text:style-name="T190"> </text:span></text:span><text:span text:style-name="Source_20_Text"><text:span text:style-name="T259">File</text:span></text:span><text:span text:style-name="Source_20_Text"><text:span text:style-name="T238">.</text:span></text:span><text:span text:style-name="Source_20_Text"><text:span text:style-name="T207">new</text:span></text:span><text:span text:style-name="Source_20_Text"><text:span text:style-name="T238">(</text:span></text:span><text:span text:style-name="Source_20_Text"><text:span text:style-name="T190"> </text:span></text:span><text:span text:style-name="Source_20_Text"><text:span text:style-name="T250">"test.txt"</text:span></text:span><text:span text:style-name="Source_20_Text"><text:span text:style-name="T238">,</text:span></text:span><text:span text:style-name="Source_20_Text"><text:span text:style-name="T190"> </text:span></text:span><text:span text:style-name="Source_20_Text"><text:span text:style-name="T250">"w"</text:span></text:span><text:span text:style-name="Source_20_Text"><text:span text:style-name="T190"> </text:span></text:span><text:span text:style-name="Source_20_Text"><text:span text:style-name="T238">)</text:span></text:span></text:p>
      <text:p text:style-name="P49"><text:span text:style-name="T287">file</text:span><text:span text:style-name="T302">.</text:span><text:span text:style-name="T287">chmod</text:span><text:span text:style-name="T302">(</text:span><text:span text:style-name="T287"> </text:span><text:span text:style-name="T359">0755</text:span><text:span text:style-name="T287"> </text:span><text:span text:style-name="T302">)</text:span></text:p>
      <text:p text:style-name="P145"><text:span text:style-name="Source_20_Text"><text:span text:style-name="T151"/></text:span></text:p>
      <text:p text:style-name="P85"><text:span text:style-name="Source_20_Text"><text:span text:style-name="T151"/></text:span></text:p>
      <text:p text:style-name="P49"><text:span text:style-name="T287">file </text:span><text:span text:style-name="T302">=</text:span><text:span text:style-name="T287"> </text:span><text:span text:style-name="T351">File</text:span><text:span text:style-name="T302">.</text:span><text:span text:style-name="T289">new</text:span><text:span text:style-name="T302">(</text:span><text:span text:style-name="T287"> </text:span><text:span text:style-name="T320">"test.txt"</text:span><text:span text:style-name="T302">,</text:span><text:span text:style-name="T287"> </text:span><text:span text:style-name="T320">"w"</text:span><text:span text:style-name="T287"> </text:span><text:span text:style-name="T302">)</text:span></text:p>
      <text:p text:style-name="P49"><text:span text:style-name="T287">file</text:span><text:span text:style-name="T302">.</text:span><text:span text:style-name="T287">chmod</text:span><text:span text:style-name="T302">(</text:span><text:span text:style-name="T287"> </text:span><text:span text:style-name="T359">0755</text:span><text:span text:style-name="T287"> </text:span><text:span text:style-name="T302">)</text:span></text:p>
      <text:p text:style-name="P54"/>
      <text:p text:style-name="P114"/>
      <text:p text:style-name="P114">Following is the table, which can help you to choose different mask for<text:span text:style-name="T415">chmod</text:span>method −</text:p>
      <table:table table:name="Table9" table:style-name="Table9">
        <table:table-column table:style-name="Table9.A"/>
        <table:table-column table:style-name="Table9.B"/>
        <table:table-row table:style-name="TableLine94641279110896">
          <table:table-cell table:style-name="Table9.A1" office:value-type="string">
            <text:p text:style-name="P64">Sr.No.</text:p>
          </table:table-cell>
          <table:table-cell table:style-name="Table9.A1" office:value-type="string">
            <text:p text:style-name="P63">Mask &amp; Description</text:p>
          </table:table-cell>
        </table:table-row>
        <table:table-row table:style-name="TableLine94641279013840">
          <table:table-cell table:style-name="Table9.A1" office:value-type="string">
            <text:p text:style-name="P62">1</text:p>
          </table:table-cell>
          <table:table-cell table:style-name="Table9.A1" office:value-type="string">
            <text:p text:style-name="P97">0700</text:p>
            <text:p text:style-name="P99">rwx mask for owner</text:p>
          </table:table-cell>
        </table:table-row>
        <table:table-row table:style-name="TableLine94641279115744">
          <table:table-cell table:style-name="Table9.A1" office:value-type="string">
            <text:p text:style-name="P62">2</text:p>
          </table:table-cell>
          <table:table-cell table:style-name="Table9.A1" office:value-type="string">
            <text:p text:style-name="P97">0400</text:p>
            <text:p text:style-name="P99">r for owner</text:p>
          </table:table-cell>
        </table:table-row>
        <table:table-row table:style-name="TableLine94641278843456">
          <table:table-cell table:style-name="Table9.A1" office:value-type="string">
            <text:p text:style-name="P62">3</text:p>
          </table:table-cell>
          <table:table-cell table:style-name="Table9.A1" office:value-type="string">
            <text:p text:style-name="P97">0200</text:p>
            <text:p text:style-name="P99">w for owner</text:p>
          </table:table-cell>
        </table:table-row>
        <table:table-row table:style-name="TableLine94641278561296">
          <table:table-cell table:style-name="Table9.A1" office:value-type="string">
            <text:p text:style-name="P62">4</text:p>
          </table:table-cell>
          <table:table-cell table:style-name="Table9.A1" office:value-type="string">
            <text:p text:style-name="P97">0100</text:p>
            <text:p text:style-name="P99">x for owner</text:p>
          </table:table-cell>
        </table:table-row>
        <table:table-row table:style-name="TableLine94641278923424">
          <table:table-cell table:style-name="Table9.A1" office:value-type="string">
            <text:p text:style-name="P62">5</text:p>
          </table:table-cell>
          <table:table-cell table:style-name="Table9.A1" office:value-type="string">
            <text:p text:style-name="P97">0070</text:p>
            <text:p text:style-name="P99">rwx mask for group</text:p>
          </table:table-cell>
        </table:table-row>
        <table:table-row table:style-name="TableLine94641278921504">
          <table:table-cell table:style-name="Table9.A1" office:value-type="string">
            <text:p text:style-name="P62">6</text:p>
          </table:table-cell>
          <table:table-cell table:style-name="Table9.A1" office:value-type="string">
            <text:p text:style-name="P97">0040</text:p>
            <text:p text:style-name="P99">r for group</text:p>
          </table:table-cell>
        </table:table-row>
        <table:table-row table:style-name="TableLine94641278956304">
          <table:table-cell table:style-name="Table9.A1" office:value-type="string">
            <text:p text:style-name="P62">7</text:p>
          </table:table-cell>
          <table:table-cell table:style-name="Table9.A1" office:value-type="string">
            <text:p text:style-name="P97">0020</text:p>
            <text:p text:style-name="P99">w for group</text:p>
          </table:table-cell>
        </table:table-row>
        <table:table-row table:style-name="TableLine94641278959504">
          <table:table-cell table:style-name="Table9.A1" office:value-type="string">
            <text:p text:style-name="P62">8</text:p>
          </table:table-cell>
          <table:table-cell table:style-name="Table9.A1" office:value-type="string">
            <text:p text:style-name="P97">0010</text:p>
            <text:p text:style-name="P99">x for group</text:p>
          </table:table-cell>
        </table:table-row>
        <text:soft-page-break/>
        <table:table-row table:style-name="TableLine94641278956944">
          <table:table-cell table:style-name="Table9.A1" office:value-type="string">
            <text:p text:style-name="P62">9</text:p>
          </table:table-cell>
          <table:table-cell table:style-name="Table9.A1" office:value-type="string">
            <text:p text:style-name="P97">0007</text:p>
            <text:p text:style-name="P99">rwx mask for other</text:p>
          </table:table-cell>
        </table:table-row>
        <table:table-row table:style-name="TableLine94641279001904">
          <table:table-cell table:style-name="Table9.A1" office:value-type="string">
            <text:p text:style-name="P62">10</text:p>
          </table:table-cell>
          <table:table-cell table:style-name="Table9.A1" office:value-type="string">
            <text:p text:style-name="P97">0004</text:p>
            <text:p text:style-name="P99">r for other</text:p>
          </table:table-cell>
        </table:table-row>
        <table:table-row table:style-name="TableLine94641278999984">
          <table:table-cell table:style-name="Table9.A1" office:value-type="string">
            <text:p text:style-name="P62">11</text:p>
          </table:table-cell>
          <table:table-cell table:style-name="Table9.A1" office:value-type="string">
            <text:p text:style-name="P97">0002</text:p>
            <text:p text:style-name="P99">w for other</text:p>
          </table:table-cell>
        </table:table-row>
        <table:table-row table:style-name="TableLine94641279061600">
          <table:table-cell table:style-name="Table9.A1" office:value-type="string">
            <text:p text:style-name="P62">12</text:p>
          </table:table-cell>
          <table:table-cell table:style-name="Table9.A1" office:value-type="string">
            <text:p text:style-name="P97">0001</text:p>
            <text:p text:style-name="P99">x for other</text:p>
          </table:table-cell>
        </table:table-row>
        <table:table-row table:style-name="TableLine94641279064672">
          <table:table-cell table:style-name="Table9.A1" office:value-type="string">
            <text:p text:style-name="P62">13</text:p>
          </table:table-cell>
          <table:table-cell table:style-name="Table9.A1" office:value-type="string">
            <text:p text:style-name="P97">4000</text:p>
            <text:p text:style-name="P99">Set user ID on execution</text:p>
          </table:table-cell>
        </table:table-row>
        <table:table-row table:style-name="TableLine94641279107744">
          <table:table-cell table:style-name="Table9.A1" office:value-type="string">
            <text:p text:style-name="P62">14</text:p>
          </table:table-cell>
          <table:table-cell table:style-name="Table9.A1" office:value-type="string">
            <text:p text:style-name="P97">2000</text:p>
            <text:p text:style-name="P99">Set group ID on execution</text:p>
          </table:table-cell>
        </table:table-row>
        <table:table-row table:style-name="TableLine94641279109664">
          <table:table-cell table:style-name="Table9.A1" office:value-type="string">
            <text:p text:style-name="P62">15</text:p>
          </table:table-cell>
          <table:table-cell table:style-name="Table9.A1" office:value-type="string">
            <text:p text:style-name="P97">1000</text:p>
            <text:p text:style-name="P99">Save swapped text, even after use</text:p>
          </table:table-cell>
        </table:table-row>
      </table:table>
      <text:p text:style-name="P145"><text:span text:style-name="Source_20_Text"><text:span text:style-name="T151"/></text:span></text:p>
      <text:p text:style-name="P143"><text:span text:style-name="Source_20_Text"><text:span text:style-name="T126"/></text:span></text:p>
      <text:p text:style-name="P146"><text:span text:style-name="Source_20_Text"><text:span text:style-name="T128">#file inquiries</text:span></text:span></text:p>
      <text:p text:style-name="P87"><text:span text:style-name="Source_20_Text"><text:span text:style-name="T260">File</text:span></text:span><text:span text:style-name="Source_20_Text"><text:span text:style-name="T239">.</text:span></text:span><text:span text:style-name="Source_20_Text"><text:span text:style-name="T191">open</text:span></text:span><text:span text:style-name="Source_20_Text"><text:span text:style-name="T239">(</text:span></text:span><text:span text:style-name="Source_20_Text"><text:span text:style-name="T251">"file.rb"</text:span></text:span><text:span text:style-name="Source_20_Text"><text:span text:style-name="T239">)</text:span></text:span><text:span text:style-name="Source_20_Text"><text:span text:style-name="T191"> </text:span></text:span><text:span text:style-name="Source_20_Text"><text:span text:style-name="T208">if</text:span></text:span><text:span text:style-name="Source_20_Text"><text:span text:style-name="T191"> </text:span></text:span><text:span text:style-name="Source_20_Text"><text:span text:style-name="T260">File</text:span></text:span><text:span text:style-name="Source_20_Text"><text:span text:style-name="T239">::</text:span></text:span><text:span text:style-name="Source_20_Text"><text:span text:style-name="T191">exists</text:span></text:span><text:span text:style-name="Source_20_Text"><text:span text:style-name="T239">?(</text:span></text:span><text:span text:style-name="Source_20_Text"><text:span text:style-name="T191"> </text:span></text:span><text:span text:style-name="Source_20_Text"><text:span text:style-name="T251">"file.rb"</text:span></text:span><text:span text:style-name="Source_20_Text"><text:span text:style-name="T191"> </text:span></text:span><text:span text:style-name="Source_20_Text"><text:span text:style-name="T239">)</text:span></text:span></text:p>
      <text:p text:style-name="P87"><text:span text:style-name="Source_20_Text"><text:span text:style-name="T239"/></text:span></text:p>
      <text:p text:style-name="P87"><text:span text:style-name="Source_20_Text"><text:span text:style-name="T269"># This returns either true or false</text:span></text:span></text:p>
      <text:p text:style-name="P49"><text:span text:style-name="T351">File</text:span><text:span text:style-name="T302">.</text:span><text:span text:style-name="T287">file</text:span><text:span text:style-name="T302">?(</text:span><text:span text:style-name="T287"> </text:span><text:span text:style-name="T320">"text.txt"</text:span><text:span text:style-name="T287"> </text:span><text:span text:style-name="T302">)</text:span><text:span text:style-name="T287"> </text:span></text:p>
      <text:p text:style-name="P87"><text:span text:style-name="Source_20_Text"><text:span text:style-name="T128"/></text:span></text:p>
      <text:p text:style-name="P87"><text:span text:style-name="Source_20_Text"><text:span text:style-name="T269"># a directory</text:span></text:span></text:p>
      <text:p text:style-name="P49"><text:span text:style-name="T351">File</text:span><text:span text:style-name="T302">::</text:span><text:span text:style-name="T287">directory</text:span><text:span text:style-name="T302">?(</text:span><text:span text:style-name="T287"> </text:span><text:span text:style-name="T320">"/usr/local/bin"</text:span><text:span text:style-name="T287"> </text:span><text:span text:style-name="T302">)</text:span><text:span text:style-name="T287"> </text:span><text:span text:style-name="T329"># =&gt; true</text:span></text:p>
      <text:p text:style-name="P230"/>
      <text:p text:style-name="P56"># a file</text:p>
      <text:p text:style-name="P49"><text:span text:style-name="T351">File</text:span><text:span text:style-name="T302">::</text:span><text:span text:style-name="T287">directory</text:span><text:span text:style-name="T302">?(</text:span><text:span text:style-name="T287"> </text:span><text:span text:style-name="T320">"file.rb"</text:span><text:span text:style-name="T287"> </text:span><text:span text:style-name="T302">)</text:span><text:span text:style-name="T287"> </text:span><text:span text:style-name="T329"># =&gt; false</text:span></text:p>
      <text:p text:style-name="P146"><text:span text:style-name="Source_20_Text"><text:span text:style-name="T128"/></text:span></text:p>
      <text:p text:style-name="P87"><text:span text:style-name="Source_20_Text"><text:span text:style-name="T260">File</text:span></text:span><text:span text:style-name="Source_20_Text"><text:span text:style-name="T239">.</text:span></text:span><text:span text:style-name="Source_20_Text"><text:span text:style-name="T191">readable</text:span></text:span><text:span text:style-name="Source_20_Text"><text:span text:style-name="T239">?(</text:span></text:span><text:span text:style-name="Source_20_Text"><text:span text:style-name="T191"> </text:span></text:span><text:span text:style-name="Source_20_Text"><text:span text:style-name="T251">"test.txt"</text:span></text:span><text:span text:style-name="Source_20_Text"><text:span text:style-name="T191"> </text:span></text:span><text:span text:style-name="Source_20_Text"><text:span text:style-name="T239">)</text:span></text:span><text:span text:style-name="Source_20_Text"><text:span text:style-name="T191"> <text:s text:c="2"/></text:span></text:span><text:span text:style-name="Source_20_Text"><text:span text:style-name="T269"># =&gt; true</text:span></text:span></text:p>
      <text:p text:style-name="P49"><text:span text:style-name="T351">File</text:span><text:span text:style-name="T302">.</text:span><text:span text:style-name="T287">writable</text:span><text:span text:style-name="T302">?(</text:span><text:span text:style-name="T287"> </text:span><text:span text:style-name="T320">"test.txt"</text:span><text:span text:style-name="T287"> </text:span><text:span text:style-name="T302">)</text:span><text:span text:style-name="T287"> <text:s text:c="2"/></text:span><text:span text:style-name="T329"># =&gt; true</text:span></text:p>
      <text:p text:style-name="P49"><text:span text:style-name="T351">File</text:span><text:span text:style-name="T302">.</text:span><text:span text:style-name="T287">executable</text:span><text:span text:style-name="T302">?(</text:span><text:span text:style-name="T287"> </text:span><text:span text:style-name="T320">"test.txt"</text:span><text:span text:style-name="T287"> </text:span><text:span text:style-name="T302">)</text:span><text:span text:style-name="T287"> </text:span><text:span text:style-name="T329"># =&gt; false</text:span></text:p>
      <text:p text:style-name="P146"><text:span text:style-name="Source_20_Text"><text:span text:style-name="T128"/></text:span></text:p>
      <text:p text:style-name="P146"><text:span text:style-name="Source_20_Text"><text:span text:style-name="T153">The following command returns size of the file −</text:span></text:span></text:p>
      <text:p text:style-name="P230"/>
      <text:p text:style-name="P49"><text:span text:style-name="T351">File</text:span><text:span text:style-name="T302">.</text:span><text:span text:style-name="T287">size</text:span><text:span text:style-name="T302">?(</text:span><text:span text:style-name="T287"> </text:span><text:span text:style-name="T320">"text.txt"</text:span><text:span text:style-name="T287"> </text:span><text:span text:style-name="T302">)</text:span><text:span text:style-name="T287"> <text:s text:c="4"/></text:span><text:span text:style-name="T329"># =&gt; 1002</text:span></text:p>
      <text:p text:style-name="P146"><text:span text:style-name="Source_20_Text"><text:span text:style-name="T128"/></text:span></text:p>
      <text:p text:style-name="P87"><text:span text:style-name="Source_20_Text"><text:span text:style-name="T260">File</text:span></text:span><text:span text:style-name="Source_20_Text"><text:span text:style-name="T239">::</text:span></text:span><text:span text:style-name="Source_20_Text"><text:span text:style-name="T191">ftype</text:span></text:span><text:span text:style-name="Source_20_Text"><text:span text:style-name="T239">(</text:span></text:span><text:span text:style-name="Source_20_Text"><text:span text:style-name="T191"> </text:span></text:span><text:span text:style-name="Source_20_Text"><text:span text:style-name="T251">"test.txt"</text:span></text:span><text:span text:style-name="Source_20_Text"><text:span text:style-name="T191"> </text:span></text:span><text:span text:style-name="Source_20_Text"><text:span text:style-name="T239">)</text:span></text:span><text:span text:style-name="Source_20_Text"><text:span text:style-name="T191"> <text:s text:c="4"/></text:span></text:span><text:span text:style-name="Source_20_Text"><text:span text:style-name="T269"># =&gt; file</text:span></text:span></text:p>
      <text:p text:style-name="P146"><text:span text:style-name="Source_20_Text"><text:span text:style-name="T153">The ftype method identifies the type of the file by returning one of the following −</text:span></text:span><text:span text:style-name="Source_20_Text"><text:span text:style-name="T171">file, directory, characterSpecial, blockSpecial, fifo, link, socket, or unknown.</text:span></text:span></text:p>
      <text:p text:style-name="P146"><text:span text:style-name="Source_20_Text"><text:span text:style-name="T171"/></text:span></text:p>
      <text:p text:style-name="P146"><text:span text:style-name="Source_20_Text"><text:span text:style-name="T153">The following command can be used to find when a file was created, modified, or last accessed </text:span></text:span></text:p>
      <text:p text:style-name="P49"><text:soft-page-break/><text:span text:style-name="T351">File</text:span><text:span text:style-name="T302">::</text:span><text:span text:style-name="T287">ctime</text:span><text:span text:style-name="T302">(</text:span><text:span text:style-name="T287"> </text:span><text:span text:style-name="T320">"test.txt"</text:span><text:span text:style-name="T287"> </text:span><text:span text:style-name="T302">)</text:span><text:span text:style-name="T287"> </text:span><text:span text:style-name="T329"># =&gt; Fri May 09 10:06:37 -0700 2008</text:span></text:p>
      <text:p text:style-name="P49"><text:span text:style-name="T351">File</text:span><text:span text:style-name="T302">::</text:span><text:span text:style-name="T287">mtime</text:span><text:span text:style-name="T302">(</text:span><text:span text:style-name="T287"> </text:span><text:span text:style-name="T320">"text.txt"</text:span><text:span text:style-name="T287"> </text:span><text:span text:style-name="T302">)</text:span><text:span text:style-name="T287"> </text:span><text:span text:style-name="T329"># =&gt; Fri May 09 10:44:44 -0700 2008</text:span></text:p>
      <text:p text:style-name="P49"><text:span text:style-name="T351">File</text:span><text:span text:style-name="T302">::</text:span><text:span text:style-name="T287">atime</text:span><text:span text:style-name="T302">(</text:span><text:span text:style-name="T287"> </text:span><text:span text:style-name="T320">"text.txt"</text:span><text:span text:style-name="T287"> </text:span><text:span text:style-name="T302">)</text:span><text:span text:style-name="T287"> </text:span><text:span text:style-name="T329"># =&gt; Fri May 09 10:45:01 -0700 2008</text:span></text:p>
      <text:p text:style-name="P146"><text:span text:style-name="Source_20_Text"><text:span text:style-name="T171"/></text:span></text:p>
      <text:p text:style-name="P147"><text:span text:style-name="Source_20_Text"><text:span text:style-name="T198">#Directories in ruby</text:span></text:span></text:p>
      <text:p text:style-name="P147"><text:span text:style-name="Source_20_Text"><text:span text:style-name="T161">directories are handled with the </text:span></text:span><text:span text:style-name="Source_20_Text"><text:span text:style-name="T173">Dir</text:span></text:span><text:span text:style-name="Source_20_Text"><text:span text:style-name="T197"> </text:span></text:span><text:span text:style-name="Source_20_Text"><text:span text:style-name="T161">class.</text:span></text:span></text:p>
      <text:p text:style-name="P88"><text:span text:style-name="Source_20_Text"><text:span text:style-name="T180">Dir.chdir("/usr/bin")</text:span></text:span></text:p>
      <text:p text:style-name="P88"><text:span text:style-name="Source_20_Text"><text:span text:style-name="T180"/></text:span></text:p>
      <text:p text:style-name="P148"><text:span text:style-name="Source_20_Text"><text:span text:style-name="T161">You can find out what the current directory is with </text:span></text:span><text:span text:style-name="Source_20_Text"><text:span text:style-name="T173">Dir.pwd</text:span></text:span><text:span text:style-name="Source_20_Text"><text:span text:style-name="T161"> −</text:span></text:span></text:p>
      <text:p text:style-name="P119">puts Dir.pwd # This will return something like /usr/bin</text:p>
      <text:p text:style-name="P119"/>
      <text:p text:style-name="P115"><text:span text:style-name="T373">You can get a list of the files and directories within a specific directory using </text:span><text:span text:style-name="T377">Dir.entries</text:span><text:span text:style-name="T373"> −</text:span></text:p>
      <text:p text:style-name="P49"><text:span text:style-name="T287">puts </text:span><text:span text:style-name="T351">Dir</text:span><text:span text:style-name="T302">.</text:span><text:span text:style-name="T287">entries</text:span><text:span text:style-name="T302">(</text:span><text:span text:style-name="T320">"/usr/bin"</text:span><text:span text:style-name="T302">).</text:span><text:span text:style-name="T289">join</text:span><text:span text:style-name="T302">(</text:span><text:span text:style-name="T320">' '</text:span><text:span text:style-name="T302">)</text:span></text:p>
      <text:p text:style-name="P115"><text:span text:style-name="T377">Dir.entries</text:span><text:span text:style-name="T373"> returns an array with all the entries within the specified directory. </text:span><text:span text:style-name="T377">Dir.foreach</text:span><text:span text:style-name="T373"> provides the same feature −</text:span></text:p>
      <text:p text:style-name="P49"><text:span text:style-name="T351">Dir</text:span><text:span text:style-name="T302">.</text:span><text:span text:style-name="T289">foreach</text:span><text:span text:style-name="T302">(</text:span><text:span text:style-name="T320">"/usr/bin"</text:span><text:span text:style-name="T302">)</text:span><text:span text:style-name="T287"> </text:span><text:span text:style-name="T289">do</text:span><text:span text:style-name="T287"> </text:span><text:span text:style-name="T302">|</text:span><text:span text:style-name="T287">entry</text:span><text:span text:style-name="T302">|</text:span></text:p>
      <text:p text:style-name="P229"><text:s text:c="3"/><text:span text:style-name="T333">puts entry</text:span></text:p>
      <text:p text:style-name="P55">end</text:p>
      <text:p text:style-name="P119"/>
      <text:p text:style-name="P119">An even more concise way of getting directory listings is by using Dir's class array method −</text:p>
      <text:p text:style-name="P49"><text:span text:style-name="T351">Dir</text:span><text:span text:style-name="T302">[</text:span><text:span text:style-name="T320">"/usr/bin/*"</text:span><text:span text:style-name="T302">]</text:span></text:p>
      <text:p text:style-name="P119"/>
      <text:p text:style-name="P120">#creating directories</text:p>
      <text:p text:style-name="P122"/>
      <text:p text:style-name="P67"><text:span text:style-name="T352">Dir</text:span><text:span text:style-name="T316">.</text:span><text:span text:style-name="T376">mkdir</text:span><text:span text:style-name="T316">(</text:span><text:span text:style-name="T328">"mynewdir"</text:span><text:span text:style-name="T316">)</text:span></text:p>
      <text:p text:style-name="P103">You can also set permissions on a new directory (not one that already exists) with mkdir −</text:p>
      <text:p text:style-name="P103"><text:span text:style-name="T371">NOTE</text:span>− The mask 755 sets permissions owner, group, world [anyone] to rwxr-xr-x where r = read, w = write, and x = execute.</text:p>
      <text:p text:style-name="P49"><text:span text:style-name="T351">Dir</text:span><text:span text:style-name="T302">.</text:span><text:span text:style-name="T287">mkdir</text:span><text:span text:style-name="T302">(</text:span><text:span text:style-name="T287"> </text:span><text:span text:style-name="T320">"mynewdir"</text:span><text:span text:style-name="T302">,</text:span><text:span text:style-name="T287"> </text:span><text:span text:style-name="T359">755</text:span><text:span text:style-name="T287"> </text:span><text:span text:style-name="T302">)</text:span></text:p>
      <text:p text:style-name="P122"/>
      <text:p text:style-name="P154"><text:span text:style-name="T79">#dir</text:span><text:span text:style-name="T83">ectory delete</text:span></text:p>
      <text:p text:style-name="P121"/>
      <text:p text:style-name="P116"><text:span text:style-name="T373">The </text:span><text:span text:style-name="T377">Dir.delete </text:span><text:span text:style-name="T373">can be used to delete a directory. The </text:span><text:span text:style-name="T377">Dir.unlink </text:span><text:span text:style-name="T373">and </text:span><text:span text:style-name="T377">Dir.rmdir </text:span><text:span text:style-name="T373">performs exactly the same function and are provided for convenience.</text:span></text:p>
      <text:p text:style-name="P49"><text:span text:style-name="T351">Dir</text:span><text:span text:style-name="T302">.</text:span><text:span text:style-name="T289">delete</text:span><text:span text:style-name="T302">(</text:span><text:span text:style-name="T320">"testdir"</text:span><text:span text:style-name="T302">)</text:span></text:p>
      <text:p text:style-name="P122"/>
      <text:p text:style-name="P89"><text:span text:style-name="Source_20_Text"><text:span text:style-name="T182">creating and deleting temporary file</text:span></text:span></text:p>
      <text:p text:style-name="P89"><text:span text:style-name="Source_20_Text"><text:span text:style-name="T182"/></text:span></text:p>
      <text:p text:style-name="P88"><text:span text:style-name="Source_20_Text"><text:span text:style-name="T173">Dir.tmpdir</text:span></text:span><text:span text:style-name="Source_20_Text"><text:span text:style-name="T180"> </text:span></text:span><text:span text:style-name="Source_20_Text"><text:span text:style-name="T161">provides the path to the temporary directory on the current system, although the method is not available by default. To make </text:span></text:span><text:span text:style-name="Source_20_Text"><text:span text:style-name="T173">Dir.tmpdir</text:span></text:span><text:span text:style-name="Source_20_Text"><text:span text:style-name="T180"> </text:span></text:span><text:span text:style-name="Source_20_Text"><text:span text:style-name="T161">available it's necessary to use require 'tmpdir'.</text:span></text:span></text:p>
      <text:p text:style-name="P147"><text:span text:style-name="Source_20_Text"><text:span text:style-name="T161"/></text:span></text:p>
      <text:p text:style-name="P147"><text:span text:style-name="Source_20_Text"><text:span text:style-name="T161"/></text:span></text:p>
      <text:p text:style-name="P147"><text:span text:style-name="Source_20_Text"><text:span text:style-name="T161">You can use </text:span></text:span><text:span text:style-name="Source_20_Text"><text:span text:style-name="T173">Dir.tmpdir </text:span></text:span><text:span text:style-name="Source_20_Text"><text:span text:style-name="T161">with </text:span></text:span><text:span text:style-name="Source_20_Text"><text:span text:style-name="T173">File.join </text:span></text:span><text:span text:style-name="Source_20_Text"><text:span text:style-name="T161">to create a platform-independent temporary file −</text:span></text:span></text:p>
      <text:p text:style-name="P49"><text:soft-page-break/><text:span text:style-name="T289">require</text:span><text:span text:style-name="T287"> </text:span><text:span text:style-name="T320">'tmpdir'</text:span></text:p>
      <text:p text:style-name="P50"><text:span text:style-name="T287"><text:s text:c="3"/></text:span><text:span text:style-name="T334">tempfilename </text:span><text:span text:style-name="T303">=</text:span><text:span text:style-name="T334"> </text:span><text:span text:style-name="T347">File</text:span><text:span text:style-name="T303">.</text:span><text:span text:style-name="T290">join</text:span><text:span text:style-name="T303">(</text:span><text:span text:style-name="T347">Dir</text:span><text:span text:style-name="T303">.</text:span><text:span text:style-name="T334">tmpdir</text:span><text:span text:style-name="T303">,</text:span><text:span text:style-name="T334"> </text:span><text:span text:style-name="T321">"tingtong"</text:span><text:span text:style-name="T303">)</text:span></text:p>
      <text:p text:style-name="P50"><text:span text:style-name="T287"><text:s text:c="3"/></text:span><text:span text:style-name="T334">tempfile </text:span><text:span text:style-name="T303">=</text:span><text:span text:style-name="T334"> </text:span><text:span text:style-name="T347">File</text:span><text:span text:style-name="T303">.</text:span><text:span text:style-name="T290">new</text:span><text:span text:style-name="T303">(</text:span><text:span text:style-name="T334">tempfilename</text:span><text:span text:style-name="T303">,</text:span><text:span text:style-name="T334"> </text:span><text:span text:style-name="T321">"w"</text:span><text:span text:style-name="T303">)</text:span></text:p>
      <text:p text:style-name="P50"><text:span text:style-name="T287"><text:s text:c="3"/></text:span><text:span text:style-name="T334">tempfile</text:span><text:span text:style-name="T303">.</text:span><text:span text:style-name="T334">puts </text:span><text:span text:style-name="T321">"This is a temporary file"</text:span></text:p>
      <text:p text:style-name="P50"><text:span text:style-name="T287"><text:s text:c="3"/></text:span><text:span text:style-name="T334">tempfile</text:span><text:span text:style-name="T303">.</text:span><text:span text:style-name="T334">close</text:span></text:p>
      <text:p text:style-name="P50"><text:span text:style-name="T287"><text:s text:c="3"/></text:span><text:span text:style-name="T347">File</text:span><text:span text:style-name="T303">.</text:span><text:span text:style-name="T290">delete</text:span><text:span text:style-name="T303">(</text:span><text:span text:style-name="T334">tempfilename</text:span><text:span text:style-name="T303">)</text:span></text:p>
      <text:p text:style-name="P147"><text:span text:style-name="Source_20_Text"><text:span text:style-name="T161"/></text:span></text:p>
      <text:p text:style-name="P149"><text:span text:style-name="Source_20_Text"><text:span text:style-name="T111">#Tempfile in library of standara library ruby</text:span></text:span></text:p>
      <text:p text:style-name="P90"><text:span text:style-name="Source_20_Text"><text:span text:style-name="T210">require</text:span></text:span><text:span text:style-name="Source_20_Text"><text:span text:style-name="T196"> </text:span></text:span><text:span text:style-name="Source_20_Text"><text:span text:style-name="T252">'tempfile'</text:span></text:span></text:p>
      <text:p text:style-name="P50"><text:span text:style-name="T287"><text:s text:c="3"/></text:span><text:span text:style-name="T334">f </text:span><text:span text:style-name="T303">=</text:span><text:span text:style-name="T334"> </text:span><text:span text:style-name="T347">Tempfile</text:span><text:span text:style-name="T303">.</text:span><text:span text:style-name="T290">new</text:span><text:span text:style-name="T303">(</text:span><text:span text:style-name="T321">'tingtong'</text:span><text:span text:style-name="T303">)</text:span></text:p>
      <text:p text:style-name="P50"><text:span text:style-name="T287"><text:s text:c="3"/></text:span><text:span text:style-name="T334">f</text:span><text:span text:style-name="T303">.</text:span><text:span text:style-name="T334">puts </text:span><text:span text:style-name="T321">"Hello"</text:span></text:p>
      <text:p text:style-name="P50"><text:span text:style-name="T287"><text:s text:c="3"/></text:span><text:span text:style-name="T334">puts f</text:span><text:span text:style-name="T303">.</text:span><text:span text:style-name="T334">path</text:span></text:p>
      <text:p text:style-name="P50"><text:span text:style-name="T287"><text:s text:c="3"/></text:span><text:span text:style-name="T334">f</text:span><text:span text:style-name="T303">.</text:span><text:span text:style-name="T334">close</text:span></text:p>
      <text:p text:style-name="P149"><text:span text:style-name="Source_20_Text"><text:span text:style-name="T111"/></text:span></text:p>
      <text:p text:style-name="P150"><text:span text:style-name="Source_20_Text"><text:span text:style-name="T112">#file and directories also have their builtin methods</text:span></text:span></text:p>
      <text:p text:style-name="P150"><text:span text:style-name="Source_20_Text"><text:span text:style-name="T112"/></text:span></text:p>
      <text:p text:style-name="P151"><text:span text:style-name="Source_20_Text"><text:span text:style-name="T113">#Exception</text:span></text:span></text:p>
      <text:p text:style-name="P91"><text:span text:style-name="Source_20_Text"><text:span text:style-name="T211">begin</text:span></text:span></text:p>
      <text:p text:style-name="P50"><text:span text:style-name="T287"><text:s text:c="3"/></text:span><text:span text:style-name="T334">file </text:span><text:span text:style-name="T303">=</text:span><text:span text:style-name="T334"> open</text:span><text:span text:style-name="T303">(</text:span><text:span text:style-name="T321">"/unexistant_file"</text:span><text:span text:style-name="T303">)</text:span></text:p>
      <text:p text:style-name="P50"><text:span text:style-name="T287"><text:s text:c="3"/></text:span><text:span text:style-name="T290">if</text:span><text:span text:style-name="T334"> file</text:span></text:p>
      <text:p text:style-name="P50"><text:span text:style-name="T287"><text:s text:c="6"/></text:span><text:span text:style-name="T334">puts </text:span><text:span text:style-name="T321">"File opened successfully"</text:span></text:p>
      <text:p text:style-name="P50"><text:span text:style-name="T287"><text:s text:c="3"/></text:span><text:span text:style-name="T290">end</text:span></text:p>
      <text:p text:style-name="P55">rescue</text:p>
      <text:p text:style-name="P50"><text:span text:style-name="T287"><text:s text:c="6"/></text:span><text:span text:style-name="T334">file </text:span><text:span text:style-name="T303">=</text:span><text:span text:style-name="T334"> STDIN</text:span></text:p>
      <text:p text:style-name="P55">end</text:p>
      <text:p text:style-name="P49"><text:span text:style-name="T289">print</text:span><text:span text:style-name="T287"> file</text:span><text:span text:style-name="T302">,</text:span><text:span text:style-name="T287"> </text:span><text:span text:style-name="T320">"=="</text:span><text:span text:style-name="T302">,</text:span><text:span text:style-name="T287"> STDIN</text:span><text:span text:style-name="T302">,</text:span><text:span text:style-name="T287"> </text:span><text:span text:style-name="T320">"\n"</text:span></text:p>
      <text:p text:style-name="P151"><text:span text:style-name="Source_20_Text"><text:span text:style-name="T113"/></text:span></text:p>
      <text:p text:style-name="P151"><text:span text:style-name="Source_20_Text"><text:span text:style-name="T113">#using retry statement</text:span></text:span></text:p>
      <text:p text:style-name="P91"><text:span text:style-name="Source_20_Text"><text:span text:style-name="T211">begin</text:span></text:span></text:p>
      <text:p text:style-name="P50"><text:span text:style-name="T287"><text:s text:c="3"/></text:span><text:span text:style-name="T334">file </text:span><text:span text:style-name="T303">=</text:span><text:span text:style-name="T334"> open</text:span><text:span text:style-name="T303">(</text:span><text:span text:style-name="T321">"/unexistant_file"</text:span><text:span text:style-name="T303">)</text:span></text:p>
      <text:p text:style-name="P50"><text:span text:style-name="T287"><text:s text:c="3"/></text:span><text:span text:style-name="T290">if</text:span><text:span text:style-name="T334"> file</text:span></text:p>
      <text:p text:style-name="P50"><text:span text:style-name="T287"><text:s text:c="6"/></text:span><text:span text:style-name="T334">puts </text:span><text:span text:style-name="T321">"File opened successfully"</text:span></text:p>
      <text:p text:style-name="P50"><text:span text:style-name="T287"><text:s text:c="3"/></text:span><text:span text:style-name="T290">end</text:span></text:p>
      <text:p text:style-name="P55">rescue</text:p>
      <text:p text:style-name="P50"><text:span text:style-name="T287"><text:s text:c="3"/></text:span><text:span text:style-name="T334">fname </text:span><text:span text:style-name="T303">=</text:span><text:span text:style-name="T334"> </text:span><text:span text:style-name="T321">"existant_file"</text:span></text:p>
      <text:p text:style-name="P50"><text:span text:style-name="T287"><text:s text:c="3"/></text:span><text:span text:style-name="T290">retry</text:span></text:p>
      <text:p text:style-name="P55">end</text:p>
      <text:p text:style-name="P151"><text:span text:style-name="Source_20_Text"><text:span text:style-name="T113"/></text:span></text:p>
      <text:p text:style-name="P152"><text:span text:style-name="Source_20_Text"><text:span text:style-name="T114">#using raise statement</text:span></text:span></text:p>
      <text:p text:style-name="P152"><text:span text:style-name="Source_20_Text"><text:span text:style-name="T114"/></text:span></text:p>
      <text:p text:style-name="P92"><text:span text:style-name="Source_20_Text"><text:span text:style-name="T181">raise </text:span></text:span></text:p>
      <text:p text:style-name="P233">OR</text:p>
      <text:p text:style-name="P233">raise "Error Message" </text:p>
      <text:p text:style-name="P233">OR</text:p>
      <text:p text:style-name="P233">raise ExceptionType, "Error Message"</text:p>
      <text:p text:style-name="P233">OR</text:p>
      <text:p text:style-name="P233">raise ExceptionType, "Error Message" condition</text:p>
      <text:p text:style-name="P233"><text:soft-page-break/></text:p>
      <text:p text:style-name="P103">The first form simply re-raises the current exception (or a RuntimeError if there is no current exception). This is used in exception handlers that need to intercept an exception before passing it on.</text:p>
      <text:p text:style-name="P103"/>
      <text:p text:style-name="P103">The second form creates a new <text:span text:style-name="T415">RuntimeError </text:span>exception, setting its message to the given string. This exception is then raised up the call stack.</text:p>
      <text:p text:style-name="P103"/>
      <text:p text:style-name="P103">The third form uses the first argument to create an exception and then sets the associated message to the second argument.</text:p>
      <text:p text:style-name="P103"/>
      <text:p text:style-name="P103">The fourth form is similar to the third form but you can add any conditional statement like <text:span text:style-name="T441">unless </text:span>to raise an exception.</text:p>
      <text:p text:style-name="P49"><text:span text:style-name="T289">begin</text:span><text:span text:style-name="T287"> <text:s/></text:span></text:p>
      <text:p text:style-name="P50"><text:span text:style-name="T287"><text:s text:c="3"/></text:span><text:span text:style-name="T334">puts </text:span><text:span text:style-name="T321">'I am before the raise.'</text:span><text:span text:style-name="T334"> <text:s/></text:span></text:p>
      <text:p text:style-name="P50"><text:span text:style-name="T287"><text:s text:c="3"/></text:span><text:span text:style-name="T290">raise</text:span><text:span text:style-name="T334"> </text:span><text:span text:style-name="T321">'An error has occurred.'</text:span><text:span text:style-name="T334"> <text:s/></text:span></text:p>
      <text:p text:style-name="P50"><text:span text:style-name="T287"><text:s text:c="3"/></text:span><text:span text:style-name="T334">puts </text:span><text:span text:style-name="T321">'I am after the raise.'</text:span><text:span text:style-name="T334"> <text:s/></text:span></text:p>
      <text:p text:style-name="P49"><text:span text:style-name="T289">rescue</text:span><text:span text:style-name="T287"> <text:s/></text:span></text:p>
      <text:p text:style-name="P50"><text:span text:style-name="T287"><text:s text:c="3"/></text:span><text:span text:style-name="T334">puts </text:span><text:span text:style-name="T321">'I am rescued.'</text:span><text:span text:style-name="T334"> <text:s/></text:span></text:p>
      <text:p text:style-name="P49"><text:span text:style-name="T289">end</text:span><text:span text:style-name="T287"> <text:s/></text:span></text:p>
      <text:p text:style-name="P49"><text:span text:style-name="T287">puts </text:span><text:span text:style-name="T320">'I am after the begin block.'</text:span><text:span text:style-name="T287"> <text:s/></text:span></text:p>
      <text:p text:style-name="Text_20_body"/>
      <text:p text:style-name="P49"><text:span text:style-name="T289">begin</text:span><text:span text:style-name="T287"> <text:s/></text:span></text:p>
      <text:p text:style-name="P50"><text:span text:style-name="T287"><text:s text:c="3"/></text:span><text:span text:style-name="T290">raise</text:span><text:span text:style-name="T334"> </text:span><text:span text:style-name="T321">'A test exception.'</text:span><text:span text:style-name="T334"> <text:s/></text:span></text:p>
      <text:p text:style-name="P49"><text:span text:style-name="T289">rescue</text:span><text:span text:style-name="T287"> </text:span><text:span text:style-name="T351">Exception</text:span><text:span text:style-name="T287"> </text:span><text:span text:style-name="T302">=&gt;</text:span><text:span text:style-name="T287"> e <text:s/></text:span></text:p>
      <text:p text:style-name="P50"><text:span text:style-name="T287"><text:s text:c="3"/></text:span><text:span text:style-name="T334">puts e</text:span><text:span text:style-name="T303">.</text:span><text:span text:style-name="T334">message <text:s/></text:span></text:p>
      <text:p text:style-name="P50"><text:span text:style-name="T287"><text:s text:c="3"/></text:span><text:span text:style-name="T334">puts e</text:span><text:span text:style-name="T303">.</text:span><text:span text:style-name="T334">backtrace</text:span><text:span text:style-name="T303">.</text:span><text:span text:style-name="T334">inspect <text:s/></text:span></text:p>
      <text:p text:style-name="P49"><text:span text:style-name="T289">end</text:span><text:span text:style-name="T287"> <text:s/></text:span></text:p>
      <text:p text:style-name="P103">This will produce the following result −</text:p>
      <text:p text:style-name="P93">A test exception.</text:p>
      <text:p text:style-name="P233">["main.rb:4"]</text:p>
      <text:p text:style-name="Text_20_body"/>
      <text:p text:style-name="P350"><text:span text:style-name="T444">#using e</text:span><text:span text:style-name="T446">nsure</text:span><text:span text:style-name="T444"> statement </text:span><text:span text:style-name="T447">(is like finally)</text:span></text:p>
      <text:p text:style-name="P27">begin</text:p>
      <text:p text:style-name="P50"><text:span text:style-name="T287"><text:s text:c="3"/></text:span><text:span text:style-name="T290">raise</text:span><text:span text:style-name="T334"> </text:span><text:span text:style-name="T321">'A test exception.'</text:span></text:p>
      <text:p text:style-name="P49"><text:span text:style-name="T289">rescue</text:span><text:span text:style-name="T287"> </text:span><text:span text:style-name="T351">Exception</text:span><text:span text:style-name="T287"> </text:span><text:span text:style-name="T302">=&gt;</text:span><text:span text:style-name="T287"> e</text:span></text:p>
      <text:p text:style-name="P50"><text:span text:style-name="T287"><text:s text:c="3"/></text:span><text:span text:style-name="T334">puts e</text:span><text:span text:style-name="T303">.</text:span><text:span text:style-name="T334">message</text:span></text:p>
      <text:p text:style-name="P50"><text:span text:style-name="T287"><text:s text:c="3"/></text:span><text:span text:style-name="T334">puts e</text:span><text:span text:style-name="T303">.</text:span><text:span text:style-name="T334">backtrace</text:span><text:span text:style-name="T303">.</text:span><text:span text:style-name="T334">inspect</text:span></text:p>
      <text:p text:style-name="P55">ensure</text:p>
      <text:p text:style-name="P50"><text:span text:style-name="T287"><text:s text:c="3"/></text:span><text:span text:style-name="T334">puts </text:span><text:span text:style-name="T321">"Ensuring execution"</text:span></text:p>
      <text:p text:style-name="P55">end</text:p>
      <text:p text:style-name="P353"/>
      <text:p text:style-name="P351"><text:span text:style-name="T444">#</text:span><text:span text:style-name="T448">catch and throw</text:span></text:p>
      <text:p text:style-name="P347"><text:soft-page-break/><text:span text:style-name="T443">w</text:span><text:span text:style-name="T442">orks better when we want to break nested loop(come out from all loops)</text:span></text:p>
      <text:p text:style-name="P347"><text:span text:style-name="T60">The </text:span><text:span text:style-name="T277">catch</text:span><text:span text:style-name="T73"> </text:span><text:span text:style-name="T60">defines a block that is labeled with the given name (which may be a Symbol or a String). The block is executed normally until a throw is encountered.</text:span></text:p>
      <text:p text:style-name="P4"><text:span text:style-name="T301">def</text:span><text:span text:style-name="T445"> promptAndGet</text:span><text:span text:style-name="T318">(</text:span><text:span text:style-name="T445">prompt</text:span><text:span text:style-name="T318">)</text:span></text:p>
      <text:p text:style-name="P50"><text:span text:style-name="T287"><text:s text:c="3"/></text:span><text:span text:style-name="T290">print</text:span><text:span text:style-name="T334"> prompt</text:span></text:p>
      <text:p text:style-name="P50"><text:span text:style-name="T287"><text:s text:c="3"/></text:span><text:span text:style-name="T334">res </text:span><text:span text:style-name="T303">=</text:span><text:span text:style-name="T334"> readline</text:span><text:span text:style-name="T303">.</text:span><text:span text:style-name="T334">chomp</text:span></text:p>
      <text:p text:style-name="P50"><text:span text:style-name="T287"><text:s text:c="3"/></text:span><text:span text:style-name="T290">throw</text:span><text:span text:style-name="T334"> </text:span><text:span text:style-name="T303">:</text:span><text:span text:style-name="T334">quitRequested </text:span><text:span text:style-name="T290">if</text:span><text:span text:style-name="T334"> res </text:span><text:span text:style-name="T303">==</text:span><text:span text:style-name="T334"> </text:span><text:span text:style-name="T321">"!"</text:span></text:p>
      <text:p text:style-name="P50"><text:span text:style-name="T287"><text:s text:c="3"/></text:span><text:span text:style-name="T290">return</text:span><text:span text:style-name="T334"> res</text:span></text:p>
      <text:p text:style-name="P55">end</text:p>
      <text:p text:style-name="P230"/>
      <text:p text:style-name="P49"><text:span text:style-name="T289">catch</text:span><text:span text:style-name="T287"> </text:span><text:span text:style-name="T302">:</text:span><text:span text:style-name="T287">quitRequested </text:span><text:span text:style-name="T289">do</text:span></text:p>
      <text:p text:style-name="P50"><text:span text:style-name="T287"><text:s text:c="3"/></text:span><text:span text:style-name="T334">name </text:span><text:span text:style-name="T303">=</text:span><text:span text:style-name="T334"> promptAndGet</text:span><text:span text:style-name="T303">(</text:span><text:span text:style-name="T321">"Name: "</text:span><text:span text:style-name="T303">)</text:span></text:p>
      <text:p text:style-name="P50"><text:span text:style-name="T287"><text:s text:c="3"/></text:span><text:span text:style-name="T334">age </text:span><text:span text:style-name="T303">=</text:span><text:span text:style-name="T334"> promptAndGet</text:span><text:span text:style-name="T303">(</text:span><text:span text:style-name="T321">"Age: "</text:span><text:span text:style-name="T303">)</text:span></text:p>
      <text:p text:style-name="P50"><text:span text:style-name="T287"><text:s text:c="3"/></text:span><text:span text:style-name="T334">sex </text:span><text:span text:style-name="T303">=</text:span><text:span text:style-name="T334"> promptAndGet</text:span><text:span text:style-name="T303">(</text:span><text:span text:style-name="T321">"Sex: "</text:span><text:span text:style-name="T303">)</text:span></text:p>
      <text:p text:style-name="P50"><text:span text:style-name="T287"><text:s text:c="3"/></text:span><text:span text:style-name="T332"># ..</text:span></text:p>
      <text:p text:style-name="P50"><text:span text:style-name="T287"><text:s text:c="3"/></text:span><text:span text:style-name="T332"># process information</text:span></text:p>
      <text:p text:style-name="P55">end</text:p>
      <text:p text:style-name="P49"><text:span text:style-name="T287">promptAndGet</text:span><text:span text:style-name="T302">(</text:span><text:span text:style-name="T320">"Name:"</text:span><text:span text:style-name="T302">)</text:span></text:p>
      <text:p text:style-name="P350"><text:line-break/><text:span text:style-name="T449">#</text:span><text:span text:style-name="T199">Class Exception</text:span></text:p>
      <text:p text:style-name="P103">Ruby's standard classes and modules raise exceptions. All the exception classes form a hierarchy, with the class Exception at the top. The next level contains seven different types −</text:p>
      <text:list xml:id="list2672942142" text:style-name="L11">
        <text:list-item>
          <text:p text:style-name="P396">Interrupt</text:p>
        </text:list-item>
        <text:list-item>
          <text:p text:style-name="P396">NoMemoryError</text:p>
        </text:list-item>
        <text:list-item>
          <text:p text:style-name="P396">SignalException</text:p>
        </text:list-item>
        <text:list-item>
          <text:p text:style-name="P396">ScriptError</text:p>
        </text:list-item>
        <text:list-item>
          <text:p text:style-name="P396">StandardError</text:p>
        </text:list-item>
        <text:list-item>
          <text:p text:style-name="P396">SystemExit</text:p>
        </text:list-item>
      </text:list>
      <text:p text:style-name="P103">There is one other exception at this level, <text:span text:style-name="T371">Fatal</text:span>, but the Ruby interpreter only uses this internally.</text:p>
      <text:p text:style-name="P350"/>
      <text:p text:style-name="P4"><text:span text:style-name="T289">class</text:span><text:span text:style-name="T287"> </text:span><text:span text:style-name="T351">FileSaveError</text:span><text:span text:style-name="T287"> </text:span><text:span text:style-name="T302">&lt;</text:span><text:span text:style-name="T287"> </text:span><text:span text:style-name="T351">StandardError</text:span></text:p>
      <text:p text:style-name="P50"><text:span text:style-name="T287"><text:s text:c="3"/></text:span><text:span text:style-name="T334">attr_reader </text:span><text:span text:style-name="T303">:</text:span><text:span text:style-name="T334">reason</text:span></text:p>
      <text:p text:style-name="P50"><text:span text:style-name="T287"><text:s text:c="3"/></text:span><text:span text:style-name="T290">def</text:span><text:span text:style-name="T334"> initialize</text:span><text:span text:style-name="T303">(</text:span><text:span text:style-name="T334">reason</text:span><text:span text:style-name="T303">)</text:span></text:p>
      <text:p text:style-name="P50"><text:span text:style-name="T287"><text:s text:c="6"/></text:span><text:span text:style-name="T356">@reason</text:span><text:span text:style-name="T334"> </text:span><text:span text:style-name="T303">=</text:span><text:span text:style-name="T334"> reason</text:span></text:p>
      <text:p text:style-name="P50"><text:span text:style-name="T287"><text:s text:c="3"/></text:span><text:span text:style-name="T290">end</text:span></text:p>
      <text:p text:style-name="P55">end</text:p>
      <text:p text:style-name="P103">Now, look at the following example, which will use this exception −</text:p>
      <text:p text:style-name="P49"><text:span text:style-name="T351">File</text:span><text:span text:style-name="T302">.</text:span><text:span text:style-name="T287">open</text:span><text:span text:style-name="T302">(</text:span><text:span text:style-name="T287">path</text:span><text:span text:style-name="T302">,</text:span><text:span text:style-name="T287"> </text:span><text:span text:style-name="T320">"w"</text:span><text:span text:style-name="T302">)</text:span><text:span text:style-name="T287"> </text:span><text:span text:style-name="T289">do</text:span><text:span text:style-name="T287"> </text:span><text:span text:style-name="T302">|</text:span><text:span text:style-name="T287">file</text:span><text:span text:style-name="T302">|</text:span></text:p>
      <text:p text:style-name="P55">begin</text:p>
      <text:p text:style-name="P50"><text:span text:style-name="T287"><text:s text:c="3"/></text:span><text:span text:style-name="T332"># Write out the data ...</text:span></text:p>
      <text:p text:style-name="P55">rescue</text:p>
      <text:p text:style-name="P50"><text:span text:style-name="T287"><text:s text:c="3"/></text:span><text:span text:style-name="T332"># Something went wrong!</text:span></text:p>
      <text:p text:style-name="P50"><text:soft-page-break/><text:span text:style-name="T287"><text:s text:c="3"/></text:span><text:span text:style-name="T290">raise</text:span><text:span text:style-name="T334"> </text:span><text:span text:style-name="T347">FileSaveError</text:span><text:span text:style-name="T303">.</text:span><text:span text:style-name="T290">new</text:span><text:span text:style-name="T303">(</text:span><text:span text:style-name="T334">$</text:span><text:span text:style-name="T303">!)</text:span></text:p>
      <text:p text:style-name="P55">end</text:p>
      <text:p text:style-name="P55">end</text:p>
      <text:p text:style-name="P350"/>
      <text:p text:style-name="P352">#object oriented ruby</text:p>
      <text:p text:style-name="P352">#initialize method</text:p>
      <text:p text:style-name="P352"><text:span text:style-name="T5">The </text:span><text:span text:style-name="T26">i</text:span><text:span text:style-name="T55">nitialize method </text:span><text:span text:style-name="T61">i</text:span><text:span text:style-name="T5">s a standard Ruby class method and works almost same way as </text:span><text:span text:style-name="T55">constructor</text:span></text:p>
      <text:p text:style-name="P319"/>
      <text:p text:style-name="P320">#instance variable</text:p>
      <text:p text:style-name="P354"><text:span text:style-name="T19">They are accessed using the @ operator within the class but to access them outside of the class we use </text:span><text:span text:style-name="T55">public </text:span><text:span text:style-name="T19">methods, which are called </text:span><text:span text:style-name="T55">accessor methods</text:span><text:span text:style-name="T19">. </text:span></text:p>
      <text:p text:style-name="P332">#accessor &amp; setter method</text:p>
      <text:p text:style-name="P355"><text:span text:style-name="T5">To make the variables available from outside the class, they must be defined within </text:span><text:span text:style-name="T55">accessor methods</text:span><text:span text:style-name="T5">, these accessor methods are also known as a getter methods</text:span></text:p>
      <text:p text:style-name="P20"># 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332"># accessor methods</text:span></text:p>
      <text:p text:style-name="P50"><text:span text:style-name="T287"><text:s text:c="3"/></text:span><text:span text:style-name="T290">def</text:span><text:span text:style-name="T334"> printWidth</text:span></text:p>
      <text:p text:style-name="P50"><text:span text:style-name="T287"><text:s text:c="6"/></text:span><text:span text:style-name="T356">@width</text:span></text:p>
      <text:p text:style-name="P50"><text:span text:style-name="T287"><text:s text:c="3"/></text:span><text:span text:style-name="T290">end</text:span></text:p>
      <text:p text:style-name="P230"/>
      <text:p text:style-name="P50"><text:span text:style-name="T287"><text:s text:c="3"/></text:span><text:span text:style-name="T290">def</text:span><text:span text:style-name="T334"> printHeight</text:span></text:p>
      <text:p text:style-name="P50"><text:span text:style-name="T287"><text:s text:c="6"/></text:span><text:span text:style-name="T356">@height</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use accessor methods</text:p>
      <text:p text:style-name="P49"><text:span text:style-name="T287">x </text:span><text:span text:style-name="T302">=</text:span><text:span text:style-name="T287"> box</text:span><text:span text:style-name="T302">.</text:span><text:span text:style-name="T287">printWidth</text:span><text:span text:style-name="T302">()</text:span></text:p>
      <text:p text:style-name="P49"><text:span text:style-name="T287">y </text:span><text:span text:style-name="T302">=</text:span><text:span text:style-name="T287"> box</text:span><text:span text:style-name="T302">.</text:span><text:span text:style-name="T287">printHeight</text:span><text:span text:style-name="T302">()</text:span></text:p>
      <text:p text:style-name="P230"/>
      <text:p text:style-name="P49"><text:span text:style-name="T287">puts </text:span><text:span text:style-name="T320">"Width of the box is : #{x}"</text:span></text:p>
      <text:p text:style-name="P49"><text:span text:style-name="T287">puts </text:span><text:span text:style-name="T320">"Height of the box is : #{y}"</text:span></text:p>
      <text:p text:style-name="P289"/>
      <text:p text:style-name="P355"><text:soft-page-break/><text:span text:style-name="T5">Similar to accessor methods, which are used to access the value of the variables, Ruby provides a way to set the values of those variables from outside of the class using </text:span><text:span text:style-name="T55">setter methods.</text:span></text:p>
      <text:p text:style-name="P20"># 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332"># accessor methods</text:span></text:p>
      <text:p text:style-name="P50"><text:span text:style-name="T287"><text:s text:c="3"/></text:span><text:span text:style-name="T290">def</text:span><text:span text:style-name="T334"> getWidth</text:span></text:p>
      <text:p text:style-name="P50"><text:span text:style-name="T287"><text:s text:c="6"/></text:span><text:span text:style-name="T356">@width</text:span></text:p>
      <text:p text:style-name="P50"><text:span text:style-name="T287"><text:s text:c="3"/></text:span><text:span text:style-name="T290">end</text:span></text:p>
      <text:p text:style-name="P50"><text:span text:style-name="T287"><text:s text:c="3"/></text:span><text:span text:style-name="T290">def</text:span><text:span text:style-name="T334"> getHeight</text:span></text:p>
      <text:p text:style-name="P50"><text:span text:style-name="T287"><text:s text:c="6"/></text:span><text:span text:style-name="T356">@height</text:span></text:p>
      <text:p text:style-name="P50"><text:span text:style-name="T287"><text:s text:c="3"/></text:span><text:span text:style-name="T290">end</text:span></text:p>
      <text:p text:style-name="P230"/>
      <text:p text:style-name="P50"><text:span text:style-name="T287"><text:s text:c="3"/></text:span><text:span text:style-name="T332"># setter methods</text:span></text:p>
      <text:p text:style-name="P50"><text:span text:style-name="T287"><text:s text:c="3"/></text:span><text:span text:style-name="T290">def</text:span><text:span text:style-name="T334"> setWidth</text:span><text:span text:style-name="T303">=(</text:span><text:span text:style-name="T290">value</text:span><text:span text:style-name="T303">)</text:span></text:p>
      <text:p text:style-name="P50"><text:span text:style-name="T287"><text:s text:c="6"/></text:span><text:span text:style-name="T356">@width</text:span><text:span text:style-name="T334"> </text:span><text:span text:style-name="T303">=</text:span><text:span text:style-name="T334"> </text:span><text:span text:style-name="T290">value</text:span></text:p>
      <text:p text:style-name="P50"><text:span text:style-name="T287"><text:s text:c="3"/></text:span><text:span text:style-name="T290">end</text:span></text:p>
      <text:p text:style-name="P50"><text:span text:style-name="T287"><text:s text:c="3"/></text:span><text:span text:style-name="T290">def</text:span><text:span text:style-name="T334"> setHeight</text:span><text:span text:style-name="T303">=(</text:span><text:span text:style-name="T290">value</text:span><text:span text:style-name="T303">)</text:span></text:p>
      <text:p text:style-name="P50"><text:span text:style-name="T287"><text:s text:c="6"/></text:span><text:span text:style-name="T356">@height</text:span><text:span text:style-name="T334"> </text:span><text:span text:style-name="T303">=</text:span><text:span text:style-name="T334"> </text:span><text:span text:style-name="T290">value</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use setter methods</text:p>
      <text:p text:style-name="P49"><text:span text:style-name="T287">box</text:span><text:span text:style-name="T302">.</text:span><text:span text:style-name="T287">setWidth </text:span><text:span text:style-name="T302">=</text:span><text:span text:style-name="T287"> </text:span><text:span text:style-name="T359">30</text:span></text:p>
      <text:p text:style-name="P49"><text:span text:style-name="T287">box</text:span><text:span text:style-name="T302">.</text:span><text:span text:style-name="T287">setHeight </text:span><text:span text:style-name="T302">=</text:span><text:span text:style-name="T287"> </text:span><text:span text:style-name="T359">50</text:span></text:p>
      <text:p text:style-name="P230"/>
      <text:p text:style-name="P56"># use accessor methods</text:p>
      <text:p text:style-name="P49"><text:span text:style-name="T287">x </text:span><text:span text:style-name="T302">=</text:span><text:span text:style-name="T287"> box</text:span><text:span text:style-name="T302">.</text:span><text:span text:style-name="T287">getWidth</text:span><text:span text:style-name="T302">()</text:span></text:p>
      <text:p text:style-name="P49"><text:span text:style-name="T287">y </text:span><text:span text:style-name="T302">=</text:span><text:span text:style-name="T287"> box</text:span><text:span text:style-name="T302">.</text:span><text:span text:style-name="T287">getHeight</text:span><text:span text:style-name="T302">()</text:span></text:p>
      <text:p text:style-name="P230"/>
      <text:p text:style-name="P49"><text:span text:style-name="T287">puts </text:span><text:span text:style-name="T320">"Width of the box is : #{x}"</text:span></text:p>
      <text:p text:style-name="P49"><text:span text:style-name="T287">puts </text:span><text:span text:style-name="T320">"Height of the box is : #{y}"</text:span></text:p>
      <text:p text:style-name="P294"/>
      <text:p text:style-name="P321">#instance methods</text:p>
      <text:p text:style-name="P21"># 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50"><text:span text:style-name="T287"><text:s text:c="3"/></text:span><text:span text:style-name="T332"># instance method</text:span></text:p>
      <text:p text:style-name="P50"><text:span text:style-name="T287"><text:s text:c="3"/></text:span><text:span text:style-name="T290">def</text:span><text:span text:style-name="T334"> getArea</text:span></text:p>
      <text:p text:style-name="P50"><text:soft-page-break/><text:span text:style-name="T287"><text:s text:c="6"/></text:span><text:span text:style-name="T356">@width</text:span><text:span text:style-name="T334"> </text:span><text:span text:style-name="T303">*</text:span><text:span text:style-name="T334"> </text:span><text:span text:style-name="T356">@height</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call instance methods</text:p>
      <text:p text:style-name="P49"><text:span text:style-name="T287">a </text:span><text:span text:style-name="T302">=</text:span><text:span text:style-name="T287"> box</text:span><text:span text:style-name="T302">.</text:span><text:span text:style-name="T287">getArea</text:span><text:span text:style-name="T302">()</text:span></text:p>
      <text:p text:style-name="P49"><text:span text:style-name="T287">puts </text:span><text:span text:style-name="T320">"Area of the box is : #{a}"</text:span></text:p>
      <text:p text:style-name="P295"/>
      <text:p text:style-name="P322">#class method and variable</text:p>
      <text:p text:style-name="P286"><text:span text:style-name="T287">The </text:span><text:span text:style-name="T366">class variables </text:span><text:span text:style-name="T367">i</text:span><text:span text:style-name="T287">s a variable,which is shared between all instances of a class.</text:span></text:p>
      <text:p text:style-name="P17"><text:span text:style-name="T289">class</text:span><text:span text:style-name="T287"> </text:span><text:span text:style-name="T351">Box</text:span></text:p>
      <text:p text:style-name="P50"><text:span text:style-name="T287"><text:s text:c="3"/></text:span><text:span text:style-name="T332"># Initialize our class variables</text:span></text:p>
      <text:p text:style-name="P50"><text:span text:style-name="T287"><text:s text:c="3"/></text:span><text:span text:style-name="T303">@</text:span><text:span text:style-name="T356">@count</text:span><text:span text:style-name="T334"> </text:span><text:span text:style-name="T303">=</text:span><text:span text:style-name="T334"> </text:span><text:span text:style-name="T356">0</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32"># assign instance avriables</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230"/>
      <text:p text:style-name="P50"><text:span text:style-name="T287"><text:s text:c="6"/></text:span><text:span text:style-name="T303">@</text:span><text:span text:style-name="T356">@count</text:span><text:span text:style-name="T334"> </text:span><text:span text:style-name="T303">+=</text:span><text:span text:style-name="T334"> </text:span><text:span text:style-name="T356">1</text:span></text:p>
      <text:p text:style-name="P50"><text:span text:style-name="T287"><text:s text:c="3"/></text:span><text:span text:style-name="T290">end</text:span></text:p>
      <text:p text:style-name="P230"/>
      <text:p text:style-name="P50"><text:span text:style-name="T287"><text:s text:c="3"/></text:span><text:span text:style-name="T290">def</text:span><text:span text:style-name="T334"> </text:span><text:span text:style-name="T290">self</text:span><text:span text:style-name="T303">.</text:span><text:span text:style-name="T334">printCount</text:span><text:span text:style-name="T303">()</text:span></text:p>
      <text:p text:style-name="P50"><text:span text:style-name="T287"><text:s text:c="6"/></text:span><text:span text:style-name="T334">puts </text:span><text:span text:style-name="T321">"Box count is : #@@count"</text:span></text:p>
      <text:p text:style-name="P50"><text:span text:style-name="T287"><text:s text:c="3"/></text:span><text:span text:style-name="T290">end</text:span></text:p>
      <text:p text:style-name="P55">end</text:p>
      <text:p text:style-name="P230"/>
      <text:p text:style-name="P56"># create two object</text:p>
      <text:p text:style-name="P49"><text:span text:style-name="T287">box1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49"><text:span text:style-name="T287">box2 </text:span><text:span text:style-name="T302">=</text:span><text:span text:style-name="T287"> </text:span><text:span text:style-name="T351">Box</text:span><text:span text:style-name="T302">.</text:span><text:span text:style-name="T289">new</text:span><text:span text:style-name="T302">(</text:span><text:span text:style-name="T359">30</text:span><text:span text:style-name="T302">,</text:span><text:span text:style-name="T287"> </text:span><text:span text:style-name="T359">100</text:span><text:span text:style-name="T302">)</text:span></text:p>
      <text:p text:style-name="P230"/>
      <text:p text:style-name="P56"># call class method to print box count</text:p>
      <text:p text:style-name="P49"><text:span text:style-name="T351">Box</text:span><text:span text:style-name="T302">.</text:span><text:span text:style-name="T287">printCount</text:span><text:span text:style-name="T302">()</text:span></text:p>
      <text:p text:style-name="P287"/>
      <text:p text:style-name="P323">The to_s method</text:p>
      <text:p text:style-name="P286"><text:span text:style-name="T287">Any class you define should have a </text:span><text:span text:style-name="T371">to_s</text:span><text:span text:style-name="T287"> instance method to return a string representation of the object. Following is a simple example to represent a Box object in terms of width and height −</text:span></text:p>
      <text:p text:style-name="P360"><text:a xlink:type="simple" xlink:href="http://tpcg.io/Rl2iVz" office:target-frame-name="_blank" xlink:show="new" text:style-name="Internet_20_link" text:visited-style-name="Visited_20_Internet_20_Link"><text:span text:style-name="T271">Live Demo</text:span></text:a></text:p>
      <text:p text:style-name="P56">#!/usr/bin/ruby -w</text:p>
      <text:p text:style-name="P230"/>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oft-page-break/><text:span text:style-name="T287"><text:s text:c="3"/></text:span><text:span text:style-name="T290">end</text:span></text:p>
      <text:p text:style-name="P50"><text:span text:style-name="T287"><text:s text:c="3"/></text:span><text:span text:style-name="T332"># define to_s method</text:span></text:p>
      <text:p text:style-name="P50"><text:span text:style-name="T287"><text:s text:c="3"/></text:span><text:span text:style-name="T290">def</text:span><text:span text:style-name="T334"> to_s</text:span></text:p>
      <text:p text:style-name="P50"><text:span text:style-name="T287"><text:s text:c="6"/></text:span><text:span text:style-name="T321">"(w:#@width,h:#@height)"</text:span><text:span text:style-name="T334"> <text:s/></text:span><text:span text:style-name="T332"># string formatting of the object.</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to_s method will be called in reference of string automatically.</text:p>
      <text:p text:style-name="P49"><text:span text:style-name="T287">puts </text:span><text:span text:style-name="T320">"String representation of box is : #{box}"</text:span></text:p>
      <text:p text:style-name="P103">When the above code is executed, it produces the following result −</text:p>
      <text:p text:style-name="P93">String representation of box is : (w:10,h:20)</text:p>
      <text:p text:style-name="P287"/>
      <text:p text:style-name="P323">#Access control</text:p>
      <text:p text:style-name="P288"><text:span text:style-name="T287">Ruby gives you three levels of protection at instance methods level, which may be </text:span><text:span text:style-name="T371">public, private, or protected</text:span><text:span text:style-name="T287">. Ruby does not apply any access control over instance and class variables.</text:span></text:p>
      <text:list xml:id="list2205669071" text:style-name="L12">
        <text:list-item>
          <text:p text:style-name="P397"><text:span text:style-name="T371">Public Methods </text:span>− Public methods can be called by anyone. Methods are public by default except for initialize, which is always private.</text:p>
        </text:list-item>
        <text:list-item>
          <text:p text:style-name="P397"><text:span text:style-name="T371">Private Methods </text:span>− Private methods cannot be accessed, or even viewed from outside the class. Only the class methods can access private members.</text:p>
        </text:list-item>
        <text:list-item>
          <text:p text:style-name="P397"><text:span text:style-name="T371">Protected Methods </text:span>− A protected method can be invoked only by objects of the defining class and its subclasses. Access is kept within the family.</text:p>
        </text:list-item>
      </text:list>
      <text:p text:style-name="P96"># 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332"># instance method by default it is public</text:span></text:p>
      <text:p text:style-name="P50"><text:span text:style-name="T287"><text:s text:c="3"/></text:span><text:span text:style-name="T290">def</text:span><text:span text:style-name="T334"> getArea</text:span></text:p>
      <text:p text:style-name="P50"><text:span text:style-name="T287"><text:s text:c="6"/></text:span><text:span text:style-name="T334">getWidth</text:span><text:span text:style-name="T303">()</text:span><text:span text:style-name="T334"> </text:span><text:span text:style-name="T303">*</text:span><text:span text:style-name="T334"> getHeight</text:span></text:p>
      <text:p text:style-name="P50"><text:span text:style-name="T287"><text:s text:c="3"/></text:span><text:span text:style-name="T290">end</text:span></text:p>
      <text:p text:style-name="P230"/>
      <text:p text:style-name="P50"><text:span text:style-name="T287"><text:s text:c="3"/></text:span><text:span text:style-name="T332"># define private accessor methods</text:span></text:p>
      <text:p text:style-name="P50"><text:span text:style-name="T287"><text:s text:c="3"/></text:span><text:span text:style-name="T290">def</text:span><text:span text:style-name="T334"> getWidth</text:span></text:p>
      <text:p text:style-name="P50"><text:span text:style-name="T287"><text:s text:c="6"/></text:span><text:span text:style-name="T356">@width</text:span></text:p>
      <text:p text:style-name="P50"><text:span text:style-name="T287"><text:s text:c="3"/></text:span><text:span text:style-name="T290">end</text:span></text:p>
      <text:p text:style-name="P50"><text:span text:style-name="T287"><text:s text:c="3"/></text:span><text:span text:style-name="T290">def</text:span><text:span text:style-name="T334"> getHeight</text:span></text:p>
      <text:p text:style-name="P50"><text:span text:style-name="T287"><text:s text:c="6"/></text:span><text:span text:style-name="T356">@height</text:span></text:p>
      <text:p text:style-name="P50"><text:span text:style-name="T287"><text:s text:c="3"/></text:span><text:span text:style-name="T290">end</text:span></text:p>
      <text:p text:style-name="P50"><text:span text:style-name="T287"><text:s text:c="3"/></text:span><text:span text:style-name="T332"># make them private</text:span></text:p>
      <text:p text:style-name="P50"><text:span text:style-name="T287"><text:s text:c="3"/></text:span><text:span text:style-name="T290">private</text:span><text:span text:style-name="T334"> </text:span><text:span text:style-name="T303">:</text:span><text:span text:style-name="T334">getWidth</text:span><text:span text:style-name="T303">,</text:span><text:span text:style-name="T334"> </text:span><text:span text:style-name="T303">:</text:span><text:span text:style-name="T334">getHeight</text:span></text:p>
      <text:p text:style-name="P230"><text:soft-page-break/></text:p>
      <text:p text:style-name="P50"><text:span text:style-name="T287"><text:s text:c="3"/></text:span><text:span text:style-name="T332"># instance method to print area</text:span></text:p>
      <text:p text:style-name="P50"><text:span text:style-name="T287"><text:s text:c="3"/></text:span><text:span text:style-name="T290">def</text:span><text:span text:style-name="T334"> printArea</text:span></text:p>
      <text:p text:style-name="P50"><text:span text:style-name="T287"><text:s text:c="6"/></text:span><text:span text:style-name="T356">@area</text:span><text:span text:style-name="T334"> </text:span><text:span text:style-name="T303">=</text:span><text:span text:style-name="T334"> getWidth</text:span><text:span text:style-name="T303">()</text:span><text:span text:style-name="T334"> </text:span><text:span text:style-name="T303">*</text:span><text:span text:style-name="T334"> getHeight</text:span></text:p>
      <text:p text:style-name="P50"><text:span text:style-name="T287"><text:s text:c="6"/></text:span><text:span text:style-name="T334">puts </text:span><text:span text:style-name="T321">"Big box area is : #@area"</text:span></text:p>
      <text:p text:style-name="P50"><text:span text:style-name="T287"><text:s text:c="3"/></text:span><text:span text:style-name="T290">end</text:span></text:p>
      <text:p text:style-name="P50"><text:span text:style-name="T287"><text:s text:c="3"/></text:span><text:span text:style-name="T332"># make it protected</text:span></text:p>
      <text:p text:style-name="P50"><text:span text:style-name="T287"><text:s text:c="3"/></text:span><text:span text:style-name="T290">protected</text:span><text:span text:style-name="T334"> </text:span><text:span text:style-name="T303">:</text:span><text:span text:style-name="T334">printArea</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call instance methods</text:p>
      <text:p text:style-name="P49"><text:span text:style-name="T287">a </text:span><text:span text:style-name="T302">=</text:span><text:span text:style-name="T287"> box</text:span><text:span text:style-name="T302">.</text:span><text:span text:style-name="T287">getArea</text:span><text:span text:style-name="T302">()</text:span></text:p>
      <text:p text:style-name="P49"><text:span text:style-name="T287">puts </text:span><text:span text:style-name="T320">"Area of the box is : #{a}"</text:span></text:p>
      <text:p text:style-name="P230"/>
      <text:p text:style-name="P56"># try to call protected or methods</text:p>
      <text:p text:style-name="P49"><text:span text:style-name="T287">box</text:span><text:span text:style-name="T302">.</text:span><text:span text:style-name="T287">printArea</text:span><text:span text:style-name="T302">()</text:span></text:p>
      <text:p text:style-name="P103">When the above code is executed, it produces the following result. Here, first method is called successfully but second method gave a problem.</text:p>
      <text:p text:style-name="P93">Area of the box is : 200</text:p>
      <text:p text:style-name="P233">test.rb:42: protected method `printArea' called for #</text:p>
      <text:p text:style-name="P233">&lt;Box:0xb7f11280 @height = 20, @width = 10&gt; (NoMethodError)</text:p>
      <text:p text:style-name="P233"/>
      <text:p text:style-name="P237">#class inheritance</text:p>
      <text:p text:style-name="P237"/>
      <text:p text:style-name="P242"><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50"><text:span text:style-name="T287"><text:s text:c="3"/></text:span><text:span text:style-name="T332"># instance method</text:span></text:p>
      <text:p text:style-name="P50"><text:span text:style-name="T287"><text:s text:c="3"/></text:span><text:span text:style-name="T290">def</text:span><text:span text:style-name="T334"> getArea</text:span></text:p>
      <text:p text:style-name="P50"><text:span text:style-name="T287"><text:s text:c="6"/></text:span><text:span text:style-name="T356">@width</text:span><text:span text:style-name="T334"> </text:span><text:span text:style-name="T303">*</text:span><text:span text:style-name="T334"> </text:span><text:span text:style-name="T356">@height</text:span></text:p>
      <text:p text:style-name="P50"><text:span text:style-name="T287"><text:s text:c="3"/></text:span><text:span text:style-name="T290">end</text:span></text:p>
      <text:p text:style-name="P55">end</text:p>
      <text:p text:style-name="P230"/>
      <text:p text:style-name="P56"># define a subclass</text:p>
      <text:p text:style-name="P49"><text:span text:style-name="T289">class</text:span><text:span text:style-name="T287"> </text:span><text:span text:style-name="T351">BigBox</text:span><text:span text:style-name="T287"> </text:span><text:span text:style-name="T302">&lt;</text:span><text:span text:style-name="T287"> </text:span><text:span text:style-name="T351">Box</text:span></text:p>
      <text:p text:style-name="P230"/>
      <text:p text:style-name="P50"><text:span text:style-name="T287"><text:s text:c="3"/></text:span><text:span text:style-name="T332"># add a new instance method</text:span></text:p>
      <text:p text:style-name="P50"><text:span text:style-name="T287"><text:s text:c="3"/></text:span><text:span text:style-name="T290">def</text:span><text:span text:style-name="T334"> printArea</text:span></text:p>
      <text:p text:style-name="P50"><text:span text:style-name="T287"><text:s text:c="6"/></text:span><text:span text:style-name="T356">@area</text:span><text:span text:style-name="T334"> </text:span><text:span text:style-name="T303">=</text:span><text:span text:style-name="T334"> </text:span><text:span text:style-name="T356">@width</text:span><text:span text:style-name="T334"> </text:span><text:span text:style-name="T303">*</text:span><text:span text:style-name="T334"> </text:span><text:span text:style-name="T356">@height</text:span></text:p>
      <text:p text:style-name="P50"><text:span text:style-name="T287"><text:s text:c="6"/></text:span><text:span text:style-name="T334">puts </text:span><text:span text:style-name="T321">"Big box area is : #@area"</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ig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text:soft-page-break/></text:p>
      <text:p text:style-name="P56"># print the area</text:p>
      <text:p text:style-name="P49"><text:span text:style-name="T287">box</text:span><text:span text:style-name="T302">.</text:span><text:span text:style-name="T287">printArea</text:span><text:span text:style-name="T302">()</text:span></text:p>
      <text:p text:style-name="P233"/>
      <text:p text:style-name="Text_20_body"><text:line-break/></text:p>
      <text:p text:style-name="P324">#Method overriding</text:p>
      <text:p text:style-name="P25">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50"><text:span text:style-name="T287"><text:s text:c="3"/></text:span><text:span text:style-name="T332"># instance method</text:span></text:p>
      <text:p text:style-name="P50"><text:span text:style-name="T287"><text:s text:c="3"/></text:span><text:span text:style-name="T290">def</text:span><text:span text:style-name="T334"> getArea</text:span></text:p>
      <text:p text:style-name="P50"><text:span text:style-name="T287"><text:s text:c="6"/></text:span><text:span text:style-name="T356">@width</text:span><text:span text:style-name="T334"> </text:span><text:span text:style-name="T303">*</text:span><text:span text:style-name="T334"> </text:span><text:span text:style-name="T356">@height</text:span></text:p>
      <text:p text:style-name="P50"><text:span text:style-name="T287"><text:s text:c="3"/></text:span><text:span text:style-name="T290">end</text:span></text:p>
      <text:p text:style-name="P55">end</text:p>
      <text:p text:style-name="P230"/>
      <text:p text:style-name="P56"># define a subclass</text:p>
      <text:p text:style-name="P49"><text:span text:style-name="T289">class</text:span><text:span text:style-name="T287"> </text:span><text:span text:style-name="T351">BigBox</text:span><text:span text:style-name="T287"> </text:span><text:span text:style-name="T302">&lt;</text:span><text:span text:style-name="T287"> </text:span><text:span text:style-name="T351">Box</text:span></text:p>
      <text:p text:style-name="P230"/>
      <text:p text:style-name="P50"><text:span text:style-name="T287"><text:s text:c="3"/></text:span><text:span text:style-name="T332"># change existing getArea method as follows</text:span></text:p>
      <text:p text:style-name="P50"><text:span text:style-name="T287"><text:s text:c="3"/></text:span><text:span text:style-name="T290">def</text:span><text:span text:style-name="T334"> getArea</text:span></text:p>
      <text:p text:style-name="P50"><text:span text:style-name="T287"><text:s text:c="6"/></text:span><text:span text:style-name="T356">@area</text:span><text:span text:style-name="T334"> </text:span><text:span text:style-name="T303">=</text:span><text:span text:style-name="T334"> </text:span><text:span text:style-name="T356">@width</text:span><text:span text:style-name="T334"> </text:span><text:span text:style-name="T303">*</text:span><text:span text:style-name="T334"> </text:span><text:span text:style-name="T356">@height</text:span></text:p>
      <text:p text:style-name="P50"><text:span text:style-name="T287"><text:s text:c="6"/></text:span><text:span text:style-name="T334">puts </text:span><text:span text:style-name="T321">"Big box area is : #@area"</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ig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print the area using overriden method.</text:p>
      <text:p text:style-name="P49"><text:span text:style-name="T287">box</text:span><text:span text:style-name="T302">.</text:span><text:span text:style-name="T287">getArea</text:span><text:span text:style-name="T302">()</text:span></text:p>
      <text:p text:style-name="P324"/>
      <text:p text:style-name="P325">#operator overloading</text:p>
      <text:p text:style-name="P290">We'd like the + operator to perform vector addition of two Box objects using +, the * operator to multiply a Box width and height by a scalar, and the unary - operator to do negate the width and height of the Box. Here is a version of the Box class with mathematical operators defined −</text:p>
      <text:p text:style-name="P49"><text:span text:style-name="T289">class</text:span><text:span text:style-name="T287"> </text:span><text:span text:style-name="T351">Box</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span text:style-name="T334"> <text:s text:c="4"/></text:span><text:span text:style-name="T332"># Initialize the width and height</text:span></text:p>
      <text:p text:style-name="P50"><text:span text:style-name="T287"><text:s text:c="6"/></text:span><text:span text:style-name="T356">@width</text:span><text:span text:style-name="T303">,</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290">def</text:span><text:span text:style-name="T334"> </text:span><text:span text:style-name="T303">+(</text:span><text:span text:style-name="T334">other</text:span><text:span text:style-name="T303">)</text:span><text:span text:style-name="T334"> <text:s text:c="6"/></text:span><text:span text:style-name="T332"># Define + to do vector addition</text:span></text:p>
      <text:p text:style-name="P50"><text:span text:style-name="T287"><text:s text:c="6"/></text:span><text:span text:style-name="T347">Box</text:span><text:span text:style-name="T303">.</text:span><text:span text:style-name="T290">new</text:span><text:span text:style-name="T303">(</text:span><text:span text:style-name="T356">@width</text:span><text:span text:style-name="T334"> </text:span><text:span text:style-name="T303">+</text:span><text:span text:style-name="T334"> other</text:span><text:span text:style-name="T303">.</text:span><text:span text:style-name="T334">width</text:span><text:span text:style-name="T303">,</text:span><text:span text:style-name="T334"> </text:span><text:span text:style-name="T356">@height</text:span><text:span text:style-name="T334"> </text:span><text:span text:style-name="T303">+</text:span><text:span text:style-name="T334"> other</text:span><text:span text:style-name="T303">.</text:span><text:span text:style-name="T334">height</text:span><text:span text:style-name="T303">)</text:span></text:p>
      <text:p text:style-name="P50"><text:span text:style-name="T287"><text:s text:c="3"/></text:span><text:span text:style-name="T290">end</text:span></text:p>
      <text:p text:style-name="P230"><text:soft-page-break/></text:p>
      <text:p text:style-name="P50"><text:span text:style-name="T287"><text:s text:c="3"/></text:span><text:span text:style-name="T290">def</text:span><text:span text:style-name="T334"> </text:span><text:span text:style-name="T303">-@</text:span><text:span text:style-name="T334"> <text:s text:c="10"/></text:span><text:span text:style-name="T332"># Define unary minus to negate width and height</text:span></text:p>
      <text:p text:style-name="P50"><text:span text:style-name="T287"><text:s text:c="6"/></text:span><text:span text:style-name="T347">Box</text:span><text:span text:style-name="T303">.</text:span><text:span text:style-name="T290">new</text:span><text:span text:style-name="T303">(-</text:span><text:span text:style-name="T356">@width</text:span><text:span text:style-name="T303">,</text:span><text:span text:style-name="T334"> </text:span><text:span text:style-name="T303">-</text:span><text:span text:style-name="T356">@height</text:span><text:span text:style-name="T303">)</text:span></text:p>
      <text:p text:style-name="P50"><text:span text:style-name="T287"><text:s text:c="3"/></text:span><text:span text:style-name="T290">end</text:span></text:p>
      <text:p text:style-name="P230"/>
      <text:p text:style-name="P50"><text:span text:style-name="T287"><text:s text:c="3"/></text:span><text:span text:style-name="T290">def</text:span><text:span text:style-name="T334"> </text:span><text:span text:style-name="T303">*(</text:span><text:span text:style-name="T334">scalar</text:span><text:span text:style-name="T303">)</text:span><text:span text:style-name="T334"> <text:s text:c="10"/></text:span><text:span text:style-name="T332"># To perform scalar multiplication</text:span></text:p>
      <text:p text:style-name="P50"><text:span text:style-name="T287"><text:s text:c="6"/></text:span><text:span text:style-name="T347">Box</text:span><text:span text:style-name="T303">.</text:span><text:span text:style-name="T290">new</text:span><text:span text:style-name="T303">(</text:span><text:span text:style-name="T356">@width</text:span><text:span text:style-name="T303">*</text:span><text:span text:style-name="T334">scalar</text:span><text:span text:style-name="T303">,</text:span><text:span text:style-name="T334"> </text:span><text:span text:style-name="T356">@height</text:span><text:span text:style-name="T303">*</text:span><text:span text:style-name="T334">scalar</text:span><text:span text:style-name="T303">)</text:span></text:p>
      <text:p text:style-name="P50"><text:span text:style-name="T287"><text:s text:c="3"/></text:span><text:span text:style-name="T290">end</text:span></text:p>
      <text:p text:style-name="P55">end</text:p>
      <text:h text:style-name="P361" text:outline-level="2"/>
      <text:h text:style-name="P362" text:outline-level="2"><text:span text:style-name="T286">#</text:span><text:span text:style-name="T287">Freezing Objects</text:span></text:h>
      <text:p text:style-name="P103">Sometimes, we want to prevent an object from being changed. The freeze method in Object allows us to do this, effectively turning an object into a constant. Any object can be frozen by invoking <text:span text:style-name="T371">Object.freeze</text:span>. A frozen object may not be modified: you can't change its instance variables.</text:p>
      <text:p text:style-name="P103">You can check if a given object is already frozen or not using <text:span text:style-name="T371">Object.frozen? </text:span>method, which returns true in case the object is frozen otherwise a false value is return. Following example clears the concept −</text:p>
      <text:p text:style-name="P360"><text:a xlink:type="simple" xlink:href="http://tpcg.io/Tl8e9z" office:target-frame-name="_blank" xlink:show="new" text:style-name="Internet_20_link" text:visited-style-name="Visited_20_Internet_20_Link"><text:span text:style-name="T271">Live Demo</text:span></text:a></text:p>
      <text:p text:style-name="P56">#!/usr/bin/ruby -w</text:p>
      <text:p text:style-name="P230"/>
      <text:p text:style-name="P56"># define a class</text:p>
      <text:p text:style-name="P49"><text:span text:style-name="T289">class</text:span><text:span text:style-name="T287"> </text:span><text:span text:style-name="T351">Box</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332"># accessor methods</text:span></text:p>
      <text:p text:style-name="P50"><text:span text:style-name="T287"><text:s text:c="3"/></text:span><text:span text:style-name="T290">def</text:span><text:span text:style-name="T334"> getWidth</text:span></text:p>
      <text:p text:style-name="P50"><text:span text:style-name="T287"><text:s text:c="6"/></text:span><text:span text:style-name="T356">@width</text:span></text:p>
      <text:p text:style-name="P50"><text:span text:style-name="T287"><text:s text:c="3"/></text:span><text:span text:style-name="T290">end</text:span></text:p>
      <text:p text:style-name="P50"><text:span text:style-name="T287"><text:s text:c="3"/></text:span><text:span text:style-name="T290">def</text:span><text:span text:style-name="T334"> getHeight</text:span></text:p>
      <text:p text:style-name="P50"><text:span text:style-name="T287"><text:s text:c="6"/></text:span><text:span text:style-name="T356">@height</text:span></text:p>
      <text:p text:style-name="P50"><text:span text:style-name="T287"><text:s text:c="3"/></text:span><text:span text:style-name="T290">end</text:span></text:p>
      <text:p text:style-name="P230"/>
      <text:p text:style-name="P50"><text:span text:style-name="T287"><text:s text:c="3"/></text:span><text:span text:style-name="T332"># setter methods</text:span></text:p>
      <text:p text:style-name="P50"><text:span text:style-name="T287"><text:s text:c="3"/></text:span><text:span text:style-name="T290">def</text:span><text:span text:style-name="T334"> setWidth</text:span><text:span text:style-name="T303">=(</text:span><text:span text:style-name="T290">value</text:span><text:span text:style-name="T303">)</text:span></text:p>
      <text:p text:style-name="P50"><text:span text:style-name="T287"><text:s text:c="6"/></text:span><text:span text:style-name="T356">@width</text:span><text:span text:style-name="T334"> </text:span><text:span text:style-name="T303">=</text:span><text:span text:style-name="T334"> </text:span><text:span text:style-name="T290">value</text:span></text:p>
      <text:p text:style-name="P50"><text:span text:style-name="T287"><text:s text:c="3"/></text:span><text:span text:style-name="T290">end</text:span></text:p>
      <text:p text:style-name="P50"><text:span text:style-name="T287"><text:s text:c="3"/></text:span><text:span text:style-name="T290">def</text:span><text:span text:style-name="T334"> setHeight</text:span><text:span text:style-name="T303">=(</text:span><text:span text:style-name="T290">value</text:span><text:span text:style-name="T303">)</text:span></text:p>
      <text:p text:style-name="P50"><text:span text:style-name="T287"><text:s text:c="6"/></text:span><text:span text:style-name="T356">@height</text:span><text:span text:style-name="T334"> </text:span><text:span text:style-name="T303">=</text:span><text:span text:style-name="T334"> </text:span><text:span text:style-name="T290">value</text:span></text:p>
      <text:p text:style-name="P50"><text:span text:style-name="T287"><text:s text:c="3"/></text:span><text:span text:style-name="T290">end</text:span></text:p>
      <text:p text:style-name="P55">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text:soft-page-break/></text:p>
      <text:p text:style-name="P56"># let us freez this object</text:p>
      <text:p text:style-name="P49"><text:span text:style-name="T287">box</text:span><text:span text:style-name="T302">.</text:span><text:span text:style-name="T287">freeze</text:span></text:p>
      <text:p text:style-name="P49"><text:span text:style-name="T289">if</text:span><text:span text:style-name="T302">(</text:span><text:span text:style-name="T287"> box</text:span><text:span text:style-name="T302">.</text:span><text:span text:style-name="T287">frozen</text:span><text:span text:style-name="T302">?</text:span><text:span text:style-name="T287"> </text:span><text:span text:style-name="T302">)</text:span></text:p>
      <text:p text:style-name="P50"><text:span text:style-name="T287"><text:s text:c="3"/></text:span><text:span text:style-name="T334">puts </text:span><text:span text:style-name="T321">"Box object is frozen object"</text:span></text:p>
      <text:p text:style-name="P55">else</text:p>
      <text:p text:style-name="P50"><text:span text:style-name="T287"><text:s text:c="3"/></text:span><text:span text:style-name="T334">puts </text:span><text:span text:style-name="T321">"Box object is normal object"</text:span></text:p>
      <text:p text:style-name="P55">end</text:p>
      <text:p text:style-name="P230"/>
      <text:p text:style-name="P56"># now try using setter methods</text:p>
      <text:p text:style-name="P49"><text:span text:style-name="T287">box</text:span><text:span text:style-name="T302">.</text:span><text:span text:style-name="T287">setWidth </text:span><text:span text:style-name="T302">=</text:span><text:span text:style-name="T287"> </text:span><text:span text:style-name="T359">30</text:span></text:p>
      <text:p text:style-name="P49"><text:span text:style-name="T287">box</text:span><text:span text:style-name="T302">.</text:span><text:span text:style-name="T287">setHeight </text:span><text:span text:style-name="T302">=</text:span><text:span text:style-name="T287"> </text:span><text:span text:style-name="T359">50</text:span></text:p>
      <text:p text:style-name="P230"/>
      <text:p text:style-name="P56"># use accessor methods</text:p>
      <text:p text:style-name="P49"><text:span text:style-name="T287">x </text:span><text:span text:style-name="T302">=</text:span><text:span text:style-name="T287"> box</text:span><text:span text:style-name="T302">.</text:span><text:span text:style-name="T287">getWidth</text:span><text:span text:style-name="T302">()</text:span></text:p>
      <text:p text:style-name="P49"><text:span text:style-name="T287">y </text:span><text:span text:style-name="T302">=</text:span><text:span text:style-name="T287"> box</text:span><text:span text:style-name="T302">.</text:span><text:span text:style-name="T287">getHeight</text:span><text:span text:style-name="T302">()</text:span></text:p>
      <text:p text:style-name="P230"/>
      <text:p text:style-name="P49"><text:span text:style-name="T287">puts </text:span><text:span text:style-name="T320">"Width of the box is : #{x}"</text:span></text:p>
      <text:p text:style-name="P49"><text:span text:style-name="T287">puts </text:span><text:span text:style-name="T320">"Height of the box is : #{y}"</text:span></text:p>
      <text:p text:style-name="P103">When the above code is executed, it produces the following result −</text:p>
      <text:p text:style-name="P93">Box object is frozen object</text:p>
      <text:p text:style-name="P233">test.rb:20:in `setWidth=': can't modify frozen object (TypeError)</text:p>
      <text:p text:style-name="P244"><text:s text:c="3"/><text:span text:style-name="T374">from test.rb:39</text:span></text:p>
      <text:p text:style-name="P233"/>
      <text:p text:style-name="P238">#class constant</text:p>
      <text:p text:style-name="P238"/>
      <text:p text:style-name="P251">You can define a constant inside a class by assigning a direct numeric or string value to a variable, which is defined without using either @ or @@. By convention, we keep constant names in upper case.</text:p>
      <text:p text:style-name="P103">Once a constant is defined, you cannot change its value but you can access a constant directly inside a class much like a variable but if you want to access a constant outside of the class then you would have to use <text:span text:style-name="T371">classname::constant</text:span> as shown in the below example.</text:p>
      <text:p text:style-name="P360"><text:a xlink:type="simple" xlink:href="http://tpcg.io/LLXuhD" office:target-frame-name="_blank" xlink:show="new" text:style-name="Internet_20_link" text:visited-style-name="Visited_20_Internet_20_Link"><text:span text:style-name="T271">Live Demo</text:span></text:a></text:p>
      <text:p text:style-name="P56">#!/usr/bin/ruby -w</text:p>
      <text:p text:style-name="P230"/>
      <text:p text:style-name="P56"># define a class</text:p>
      <text:p text:style-name="P49"><text:span text:style-name="T289">class</text:span><text:span text:style-name="T287"> </text:span><text:span text:style-name="T351">Box</text:span></text:p>
      <text:p text:style-name="P50"><text:span text:style-name="T287"><text:s text:c="3"/></text:span><text:span text:style-name="T334">BOX_COMPANY </text:span><text:span text:style-name="T303">=</text:span><text:span text:style-name="T334"> </text:span><text:span text:style-name="T321">"TATA Inc"</text:span></text:p>
      <text:p text:style-name="P50"><text:span text:style-name="T287"><text:s text:c="3"/></text:span><text:span text:style-name="T334">BOXWEIGHT </text:span><text:span text:style-name="T303">=</text:span><text:span text:style-name="T334"> </text:span><text:span text:style-name="T356">10</text:span></text:p>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50"><text:span text:style-name="T287"><text:s text:c="3"/></text:span><text:span text:style-name="T332"># instance method</text:span></text:p>
      <text:p text:style-name="P50"><text:span text:style-name="T287"><text:s text:c="3"/></text:span><text:span text:style-name="T290">def</text:span><text:span text:style-name="T334"> getArea</text:span></text:p>
      <text:p text:style-name="P50"><text:span text:style-name="T287"><text:s text:c="6"/></text:span><text:span text:style-name="T356">@width</text:span><text:span text:style-name="T334"> </text:span><text:span text:style-name="T303">*</text:span><text:span text:style-name="T334"> </text:span><text:span text:style-name="T356">@height</text:span></text:p>
      <text:p text:style-name="P50"><text:span text:style-name="T287"><text:s text:c="3"/></text:span><text:span text:style-name="T290">end</text:span></text:p>
      <text:p text:style-name="P55"><text:soft-page-break/>end</text:p>
      <text:p text:style-name="P230"/>
      <text:p text:style-name="P56"># create an object</text:p>
      <text:p text:style-name="P49"><text:span text:style-name="T287">box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call instance methods</text:p>
      <text:p text:style-name="P49"><text:span text:style-name="T287">a </text:span><text:span text:style-name="T302">=</text:span><text:span text:style-name="T287"> box</text:span><text:span text:style-name="T302">.</text:span><text:span text:style-name="T287">getArea</text:span><text:span text:style-name="T302">()</text:span></text:p>
      <text:p text:style-name="P49"><text:span text:style-name="T287">puts </text:span><text:span text:style-name="T320">"Area of the box is : #{a}"</text:span></text:p>
      <text:p text:style-name="P49"><text:span text:style-name="T287">puts </text:span><text:span text:style-name="T351">Box</text:span><text:span text:style-name="T302">::</text:span><text:span text:style-name="T287">BOX_COMPANY</text:span></text:p>
      <text:p text:style-name="P49"><text:span text:style-name="T287">puts </text:span><text:span text:style-name="T320">"Box weight is: #{Box::BOXWEIGHT}"</text:span></text:p>
      <text:p text:style-name="P103">When the above code is executed, it produces the following result −</text:p>
      <text:p text:style-name="P93">Area of the box is : 200</text:p>
      <text:p text:style-name="P233">TATA Inc</text:p>
      <text:p text:style-name="P233">Box weight is: 10</text:p>
      <text:p text:style-name="P104">Class constants are inherited and can be overridden like instance methods.</text:p>
      <text:p text:style-name="P109"/>
      <text:p text:style-name="P111"><text:span text:style-name="T375">#</text:span><text:span text:style-name="T450">Create Object Using Allocate</text:span></text:p>
      <text:p text:style-name="P103">There may be a situation when you want to create an object without calling its constructor <text:span text:style-name="T371">initialize</text:span> i.e. using new method, in such case you can call <text:span text:style-name="T415">allocate</text:span>, which will create an uninitialized object for you as in the following example −</text:p>
      <text:p text:style-name="P360"><text:a xlink:type="simple" xlink:href="http://tpcg.io/ga18Rj" office:target-frame-name="_blank" xlink:show="new" text:style-name="Internet_20_link" text:visited-style-name="Visited_20_Internet_20_Link"><text:span text:style-name="T271">Live Demo</text:span></text:a></text:p>
      <text:p text:style-name="P56">#!/usr/bin/ruby -w</text:p>
      <text:p text:style-name="P230"/>
      <text:p text:style-name="P56"># define a class</text:p>
      <text:p text:style-name="P49"><text:span text:style-name="T289">class</text:span><text:span text:style-name="T287"> </text:span><text:span text:style-name="T351">Box</text:span></text:p>
      <text:p text:style-name="P50"><text:span text:style-name="T287"><text:s text:c="3"/></text:span><text:span text:style-name="T334">attr_accessor </text:span><text:span text:style-name="T303">:</text:span><text:span text:style-name="T334">width</text:span><text:span text:style-name="T303">,</text:span><text:span text:style-name="T334"> </text:span><text:span text:style-name="T303">:</text:span><text:span text:style-name="T334">height</text:span></text:p>
      <text:p text:style-name="P230"/>
      <text:p text:style-name="P50"><text:span text:style-name="T287"><text:s text:c="3"/></text:span><text:span text:style-name="T332"># constructor method</text:span></text:p>
      <text:p text:style-name="P50"><text:span text:style-name="T287"><text:s text:c="3"/></text:span><text:span text:style-name="T290">def</text:span><text:span text:style-name="T334"> initialize</text:span><text:span text:style-name="T303">(</text:span><text:span text:style-name="T334">w</text:span><text:span text:style-name="T303">,</text:span><text:span text:style-name="T334">h</text:span><text:span text:style-name="T303">)</text:span></text:p>
      <text:p text:style-name="P50"><text:span text:style-name="T287"><text:s text:c="6"/></text:span><text:span text:style-name="T356">@width</text:span><text:span text:style-name="T303">,</text:span><text:span text:style-name="T334"> </text:span><text:span text:style-name="T356">@height</text:span><text:span text:style-name="T334"> </text:span><text:span text:style-name="T303">=</text:span><text:span text:style-name="T334"> w</text:span><text:span text:style-name="T303">,</text:span><text:span text:style-name="T334"> h</text:span></text:p>
      <text:p text:style-name="P50"><text:span text:style-name="T287"><text:s text:c="3"/></text:span><text:span text:style-name="T290">end</text:span></text:p>
      <text:p text:style-name="P230"/>
      <text:p text:style-name="P50"><text:span text:style-name="T287"><text:s text:c="3"/></text:span><text:span text:style-name="T332"># instance method</text:span></text:p>
      <text:p text:style-name="P50"><text:span text:style-name="T287"><text:s text:c="3"/></text:span><text:span text:style-name="T290">def</text:span><text:span text:style-name="T334"> getArea</text:span></text:p>
      <text:p text:style-name="P50"><text:span text:style-name="T287"><text:s text:c="6"/></text:span><text:span text:style-name="T356">@width</text:span><text:span text:style-name="T334"> </text:span><text:span text:style-name="T303">*</text:span><text:span text:style-name="T334"> </text:span><text:span text:style-name="T356">@height</text:span></text:p>
      <text:p text:style-name="P50"><text:span text:style-name="T287"><text:s text:c="3"/></text:span><text:span text:style-name="T290">end</text:span></text:p>
      <text:p text:style-name="P55">end</text:p>
      <text:p text:style-name="P230"/>
      <text:p text:style-name="P56"># create an object using new</text:p>
      <text:p text:style-name="P49"><text:span text:style-name="T287">box1 </text:span><text:span text:style-name="T302">=</text:span><text:span text:style-name="T287"> </text:span><text:span text:style-name="T351">Box</text:span><text:span text:style-name="T302">.</text:span><text:span text:style-name="T289">new</text:span><text:span text:style-name="T302">(</text:span><text:span text:style-name="T359">10</text:span><text:span text:style-name="T302">,</text:span><text:span text:style-name="T287"> </text:span><text:span text:style-name="T359">20</text:span><text:span text:style-name="T302">)</text:span></text:p>
      <text:p text:style-name="P230"/>
      <text:p text:style-name="P56"># create another object using allocate</text:p>
      <text:p text:style-name="P49"><text:span text:style-name="T287">box2 </text:span><text:span text:style-name="T302">=</text:span><text:span text:style-name="T287"> </text:span><text:span text:style-name="T351">Box</text:span><text:span text:style-name="T302">.</text:span><text:span text:style-name="T287">allocate</text:span></text:p>
      <text:p text:style-name="P230"/>
      <text:p text:style-name="P56"># call instance method using box1</text:p>
      <text:p text:style-name="P49"><text:span text:style-name="T287">a </text:span><text:span text:style-name="T302">=</text:span><text:span text:style-name="T287"> box1</text:span><text:span text:style-name="T302">.</text:span><text:span text:style-name="T287">getArea</text:span><text:span text:style-name="T302">()</text:span></text:p>
      <text:p text:style-name="P49"><text:span text:style-name="T287">puts </text:span><text:span text:style-name="T320">"Area of the box is : #{a}"</text:span></text:p>
      <text:p text:style-name="P230"/>
      <text:p text:style-name="P56"># call instance method using box2</text:p>
      <text:p text:style-name="P49"><text:span text:style-name="T287">a </text:span><text:span text:style-name="T302">=</text:span><text:span text:style-name="T287"> box2</text:span><text:span text:style-name="T302">.</text:span><text:span text:style-name="T287">getArea</text:span><text:span text:style-name="T302">()</text:span></text:p>
      <text:p text:style-name="P49"><text:soft-page-break/><text:span text:style-name="T287">puts </text:span><text:span text:style-name="T320">"Area of the box is : #{a}"</text:span></text:p>
      <text:p text:style-name="P103">When the above code is executed, it produces the following result −</text:p>
      <text:p text:style-name="P93">Area of the box is : 200</text:p>
      <text:p text:style-name="P233">test.rb:14: warning: instance variable @width not initialized</text:p>
      <text:p text:style-name="P233">test.rb:14: warning: instance variable @height not initialized</text:p>
      <text:p text:style-name="P233">test.rb:14:in `getArea': undefined method `*' </text:p>
      <text:p text:style-name="P244"><text:s text:c="3"/><text:span text:style-name="T374">for nil:NilClass (NoMethodError) from test.rb:29</text:span></text:p>
      <text:p text:style-name="P233"/>
      <text:p text:style-name="P239">#class information</text:p>
      <text:p text:style-name="P233"/>
      <text:p text:style-name="P250">If class definitions are executable code, this implies that they execute in the context of some object: self must reference something. Let's find out what it is.</text:p>
      <text:p text:style-name="P56">#!/usr/bin/ruby -w</text:p>
      <text:p text:style-name="P230"/>
      <text:p text:style-name="P49"><text:span text:style-name="T289">class</text:span><text:span text:style-name="T287"> </text:span><text:span text:style-name="T351">Box</text:span></text:p>
      <text:p text:style-name="P50"><text:span text:style-name="T287"><text:s text:c="3"/></text:span><text:span text:style-name="T332"># print class information</text:span></text:p>
      <text:p text:style-name="P50"><text:span text:style-name="T287"><text:s text:c="3"/></text:span><text:span text:style-name="T334">puts </text:span><text:span text:style-name="T321">"Type of self = #{self.type}"</text:span></text:p>
      <text:p text:style-name="P50"><text:span text:style-name="T287"><text:s text:c="3"/></text:span><text:span text:style-name="T334">puts </text:span><text:span text:style-name="T321">"Name of self = #{self.name}"</text:span></text:p>
      <text:p text:style-name="P55">end</text:p>
      <text:p text:style-name="P103">When the above code is executed, it produces the following result −</text:p>
      <text:p text:style-name="P93">Type of self = Class</text:p>
      <text:p text:style-name="P233">Name of self = Box</text:p>
      <text:p text:style-name="P103">This means that a class definition is executed with that class as the current object. This means that methods in the metaclass and its superclasses will be available during the execution of the method definition.</text:p>
      <text:p text:style-name="P244"/>
      <text:p text:style-name="P246">#Regular expression</text:p>
      <text:p text:style-name="P245"/>
      <table:table table:name="Table10" table:style-name="Table10">
        <table:table-column table:style-name="Table10.A"/>
        <table:table-column table:style-name="Table10.B"/>
        <table:table-row table:style-name="TableLine94641279189216">
          <table:table-cell table:style-name="Table10.A1" office:value-type="string">
            <text:p text:style-name="P64">Sr.No.</text:p>
          </table:table-cell>
          <table:table-cell table:style-name="Table10.A1" office:value-type="string">
            <text:p text:style-name="P63">Modifier &amp; Description</text:p>
          </table:table-cell>
        </table:table-row>
        <table:table-row table:style-name="TableLine94641279216112">
          <table:table-cell table:style-name="Table10.A1" office:value-type="string">
            <text:p text:style-name="P62">1</text:p>
          </table:table-cell>
          <table:table-cell table:style-name="Table10.A1" office:value-type="string">
            <text:p text:style-name="P97">i</text:p>
            <text:p text:style-name="P99">Ignores case when matching text.</text:p>
          </table:table-cell>
        </table:table-row>
        <table:table-row table:style-name="TableLine94641279217392">
          <table:table-cell table:style-name="Table10.A1" office:value-type="string">
            <text:p text:style-name="P62">2</text:p>
          </table:table-cell>
          <table:table-cell table:style-name="Table10.A1" office:value-type="string">
            <text:p text:style-name="P97">o</text:p>
            <text:p text:style-name="P99">Performs #{} interpolations only once, the first time the regexp literal is evaluated.</text:p>
          </table:table-cell>
        </table:table-row>
        <table:table-row table:style-name="TableLine94641279219904">
          <table:table-cell table:style-name="Table10.A1" office:value-type="string">
            <text:p text:style-name="P62">3</text:p>
          </table:table-cell>
          <table:table-cell table:style-name="Table10.A1" office:value-type="string">
            <text:p text:style-name="P97">x</text:p>
            <text:p text:style-name="P99">Ignores whitespace and allows comments in regular expressions.</text:p>
          </table:table-cell>
        </table:table-row>
        <table:table-row table:style-name="TableLine94641279223920">
          <table:table-cell table:style-name="Table10.A1" office:value-type="string">
            <text:p text:style-name="P62">4</text:p>
          </table:table-cell>
          <table:table-cell table:style-name="Table10.A1" office:value-type="string">
            <text:p text:style-name="P97">m</text:p>
            <text:p text:style-name="P99">Matches multiple lines, recognizing newlines as normal characters.</text:p>
          </table:table-cell>
        </table:table-row>
        <table:table-row table:style-name="TableLine94641279225200">
          <table:table-cell table:style-name="Table10.A1" office:value-type="string">
            <text:p text:style-name="P62">5</text:p>
          </table:table-cell>
          <table:table-cell table:style-name="Table10.A1" office:value-type="string">
            <text:p text:style-name="P97">u,e,s,n</text:p>
            <text:p text:style-name="P99">Interprets the regexp as Unicode (UTF-8), EUC, SJIS, or ASCII. If none of these modifiers is specified, the regular expression is assumed to use the source encoding.</text:p>
          </table:table-cell>
        </table:table-row>
      </table:table>
      <text:p text:style-name="P103"><text:soft-page-break/>Like string literals delimited with %Q, Ruby allows you to begin your regular expressions with %r followed by a delimiter of your choice. This is useful when the pattern you are describing contains a lot of forward slash characters that you don't want to escape</text:p>
      <text:p text:style-name="P245"/>
      <text:p text:style-name="P326">#filters in ruby</text:p>
      <text:p text:style-name="P326"/>
      <text:p text:style-name="P326"><text:span text:style-name="Strong_20_Emphasis"><text:span text:style-name="Source_20_Text">select</text:span></text:span>: Filter elements based on a condition.</text:p>
      <text:list xml:id="list2690909604" text:style-name="L13">
        <text:list-item>
          <text:p text:style-name="P406"><text:span text:style-name="Strong_20_Emphasis"><text:span text:style-name="Source_20_Text">reject</text:span></text:span>: Filter out elements based on a condition.</text:p>
        </text:list-item>
        <text:list-item>
          <text:p text:style-name="P406"><text:span text:style-name="Strong_20_Emphasis"><text:span text:style-name="Source_20_Text">find</text:span></text:span>: Retrieve the first element that matches a condition.</text:p>
        </text:list-item>
        <text:list-item>
          <text:p text:style-name="P406"><text:span text:style-name="Strong_20_Emphasis"><text:span text:style-name="Source_20_Text">grep</text:span></text:span>: Filter elements based on a pattern.</text:p>
        </text:list-item>
        <text:list-item>
          <text:p text:style-name="P406"><text:span text:style-name="Strong_20_Emphasis"><text:span text:style-name="Source_20_Text">filter_map</text:span></text:span>: Combine filtering and mapping operations.</text:p>
        </text:list-item>
        <text:list-item>
          <text:p text:style-name="P406"><text:span text:style-name="Strong_20_Emphasis"><text:span text:style-name="Source_20_Text">partition</text:span></text:span>: Split an array into two arrays based on a condition.</text:p>
        </text:list-item>
        <text:list-item>
          <text:p text:style-name="P374"><text:span text:style-name="Strong_20_Emphasis"><text:span text:style-name="Source_20_Text">reject!</text:span></text:span>: Modify the original array in place by filtering out elements.</text:p>
        </text:list-item>
      </text:list>
      <text:p text:style-name="Text_20_body">These methods provide a flexible way to process and analyze data in Ruby.</text:p>
      <text:p text:style-name="P326"/>
      <text:p text:style-name="P376">#difference between instance variable and instance method</text:p>
      <text:h text:style-name="P363" text:outline-level="3">Instance Variable</text:h>
      <text:list xml:id="list2929884458" text:style-name="L14">
        <text:list-item>
          <text:p text:style-name="P407"><text:span text:style-name="Strong_20_Emphasis">Purpose:</text:span> Stores data for an object.</text:p>
        </text:list-item>
        <text:list-item>
          <text:p text:style-name="P407"><text:span text:style-name="Strong_20_Emphasis">Syntax:</text:span> Prefixed with <text:span text:style-name="Source_20_Text">@</text:span> (e.g., <text:span text:style-name="Source_20_Text">@name</text:span>).</text:p>
        </text:list-item>
        <text:list-item>
          <text:p text:style-name="P391"><text:span text:style-name="Strong_20_Emphasis">Scope:</text:span> Accessible only within instance methods of the same object.</text:p>
        </text:list-item>
      </text:list>
      <text:h text:style-name="Heading_20_3" text:outline-level="3">Instance Method</text:h>
      <text:list xml:id="list2636397190" text:style-name="L15">
        <text:list-item>
          <text:p text:style-name="P408"><text:span text:style-name="Strong_20_Emphasis">Purpose:</text:span> Defines actions or behaviors an object can perform.</text:p>
        </text:list-item>
        <text:list-item>
          <text:p text:style-name="P408"><text:span text:style-name="Strong_20_Emphasis">Syntax:</text:span> Defined without any special prefix (e.g., <text:span text:style-name="Source_20_Text">def display_info</text:span>).</text:p>
        </text:list-item>
        <text:list-item>
          <text:p text:style-name="P392"><text:span text:style-name="Strong_20_Emphasis">Scope:</text:span> Can access and modify instance variables, and can be called on instances of the class.</text:p>
        </text:list-item>
      </text:list>
      <text:p text:style-name="P377">#getter and setter method</text:p>
      <text:p text:style-name="P381">gets value of instance variable outside the class</text:p>
      <text:p text:style-name="P382">def name</text:p>
      <text:p text:style-name="P382"><text:s/>puts @name</text:p>
      <text:p text:style-name="P382">end</text:p>
      <text:p text:style-name="P378">setter method</text:p>
      <text:p text:style-name="P383">sets value of instance variable outside the class</text:p>
      <text:p text:style-name="P383">def name=(name)</text:p>
      <text:p text:style-name="P383"><text:tab/>@name = name</text:p>
      <text:p text:style-name="P383"><text:soft-page-break/>end</text:p>
      <text:p text:style-name="P384">obj.name = “sam”</text:p>
      <text:p text:style-name="P384"/>
      <text:p text:style-name="P384"/>
      <text:p text:style-name="P379">#Acessor methods</text:p>
      <text:p text:style-name="P385">accessor are a way to create getter and setter methods without explicitly defining them in a class.It autogenerate it</text:p>
      <text:p text:style-name="P380">type of <text:s/>accessor</text:p>
      <text:p text:style-name="P386">1.<text:span text:style-name="T361">attr_reader</text:span><text:span text:style-name="T451">(generates a getter method for each given attribute automatically)</text:span><text:span text:style-name="T452">(used only inside class)</text:span></text:p>
      <text:p text:style-name="P388">(u can only access those instance variables which you have passed to attr_reader)</text:p>
      <text:p text:style-name="P389">(without argument attr_reader will create getter for all)</text:p>
      <text:p text:style-name="P387">attr_reader :name, :email</text:p>
      <text:p text:style-name="P386">2.<text:span text:style-name="T361">attr_writer </text:span></text:p>
      <text:p text:style-name="P390"><text:span text:style-name="T364">(</text:span><text:span text:style-name="T361">same as reader but it generates setter method)</text:span></text:p>
      <text:p text:style-name="P386">3.<text:span text:style-name="T361">attr_accessor </text:span><text:span text:style-name="T365">(it works for bot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6T13:04:29.033945649</meta:creation-date>
    <dc:date>2024-08-05T14:15:18.466141439</dc:date>
    <meta:editing-duration>P5DT16H27M37S</meta:editing-duration>
    <meta:editing-cycles>382</meta:editing-cycles>
    <meta:generator>LibreOffice/6.4.7.2$Linux_X86_64 LibreOffice_project/40$Build-2</meta:generator>
    <meta:document-statistic meta:table-count="10" meta:image-count="0" meta:object-count="0" meta:page-count="58" meta:paragraph-count="2104" meta:word-count="12811" meta:character-count="75912" meta:non-whitespace-character-count="63816"/>
  </office:meta>
</office:document-meta>
</file>